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3" style:family="table-column">
      <style:table-column-properties fo:break-before="auto" style:column-width="7.251cm"/>
    </style:style>
    <style:style style:name="co114" style:family="table-column">
      <style:table-column-properties fo:break-before="auto" style:column-width="4.44cm"/>
    </style:style>
    <style:style style:name="co115" style:family="table-column">
      <style:table-column-properties fo:break-before="auto" style:column-width="7.44cm"/>
    </style:style>
    <style:style style:name="co116" style:family="table-column">
      <style:table-column-properties fo:break-before="auto" style:column-width="8.867cm"/>
    </style:style>
    <style:style style:name="co117" style:family="table-column">
      <style:table-column-properties fo:break-before="auto" style:column-width="6.881cm"/>
    </style:style>
    <style:style style:name="co128" style:family="table-column">
      <style:table-column-properties fo:break-before="auto" style:column-width="4.882cm"/>
    </style:style>
    <style:style style:name="co129" style:family="table-column">
      <style:table-column-properties fo:break-before="auto" style:column-width="4.733cm"/>
    </style:style>
    <style:style style:name="co130" style:family="table-column">
      <style:table-column-properties fo:break-before="auto" style:column-width="4.771cm"/>
    </style:style>
    <style:style style:name="co131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87" style:family="table-column">
      <style:table-column-properties fo:break-before="auto" style:column-width="6.105cm"/>
    </style:style>
    <style:style style:name="co88" style:family="table-column">
      <style:table-column-properties fo:break-before="auto" style:column-width="6.399cm"/>
    </style:style>
    <style:style style:name="co132" style:family="table-column">
      <style:table-column-properties fo:break-before="auto" style:column-width="5.179cm"/>
    </style:style>
    <style:style style:name="co133" style:family="table-column">
      <style:table-column-properties fo:break-before="auto" style:column-width="5.142cm"/>
    </style:style>
    <style:style style:name="co91" style:family="table-column">
      <style:table-column-properties fo:break-before="auto" style:column-width="5.771cm"/>
    </style:style>
    <style:style style:name="co134" style:family="table-column">
      <style:table-column-properties fo:break-before="auto" style:column-width="5.734cm"/>
    </style:style>
    <style:style style:name="co135" style:family="table-column">
      <style:table-column-properties fo:break-before="auto" style:column-width="7.936cm"/>
    </style:style>
    <style:style style:name="co35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co94" style:family="table-column">
      <style:table-column-properties fo:break-before="auto" style:column-width="8.546cm"/>
    </style:style>
    <style:style style:name="co40" style:family="table-column">
      <style:table-column-properties fo:break-before="auto" style:column-width="3.071cm"/>
    </style:style>
    <style:style style:name="co95" style:family="table-column">
      <style:table-column-properties fo:break-before="auto" style:column-width="6.807cm"/>
    </style:style>
    <style:style style:name="co96" style:family="table-column">
      <style:table-column-properties fo:break-before="auto" style:column-width="6.152cm"/>
    </style:style>
    <style:style style:name="co97" style:family="table-column">
      <style:table-column-properties fo:break-before="auto" style:column-width="6.126cm"/>
    </style:style>
    <style:style style:name="co98" style:family="table-column">
      <style:table-column-properties fo:break-before="auto" style:column-width="6.796cm"/>
    </style:style>
    <style:style style:name="co99" style:family="table-column">
      <style:table-column-properties fo:break-before="auto" style:column-width="6.824cm"/>
    </style:style>
    <style:style style:name="co100" style:family="table-column">
      <style:table-column-properties fo:break-before="auto" style:column-width="7.437cm"/>
    </style:style>
    <style:style style:name="co101" style:family="table-column">
      <style:table-column-properties fo:break-before="auto" style:column-width="6.511cm"/>
    </style:style>
    <style:style style:name="co102" style:family="table-column">
      <style:table-column-properties fo:break-before="auto" style:column-width="4.919cm"/>
    </style:style>
    <style:style style:name="co103" style:family="table-column">
      <style:table-column-properties fo:break-before="auto" style:column-width="6.142cm"/>
    </style:style>
    <style:style style:name="co46" style:family="table-column">
      <style:table-column-properties fo:break-before="auto" style:column-width="7.733cm"/>
    </style:style>
    <style:style style:name="co104" style:family="table-column">
      <style:table-column-properties fo:break-before="auto" style:column-width="4.831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85" style:family="table-column">
      <style:table-column-properties fo:break-before="auto" style:column-width="7.14cm"/>
    </style:style>
    <style:style style:name="co89" style:family="table-column">
      <style:table-column-properties fo:break-before="auto" style:column-width="3.44cm"/>
    </style:style>
    <style:style style:name="co90" style:family="table-column">
      <style:table-column-properties fo:break-before="auto" style:column-width="3.217cm"/>
    </style:style>
    <style:style style:name="co92" style:family="table-column">
      <style:table-column-properties fo:break-before="auto" style:column-width="3.366cm"/>
    </style:style>
    <style:style style:name="co93" style:family="table-column">
      <style:table-column-properties fo:break-before="auto" style:column-width="4.514cm"/>
    </style:style>
    <style:style style:name="co105" style:family="table-column">
      <style:table-column-properties fo:break-before="auto" style:column-width="3.773cm"/>
    </style:style>
    <style:style style:name="co106" style:family="table-column">
      <style:table-column-properties fo:break-before="auto" style:column-width="3.736cm"/>
    </style:style>
    <style:style style:name="co107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4.551cm"/>
    </style:style>
    <style:style style:name="co109" style:family="table-column">
      <style:table-column-properties fo:break-before="auto" style:column-width="2.96cm"/>
    </style:style>
    <style:style style:name="co110" style:family="table-column">
      <style:table-column-properties fo:break-before="auto" style:column-width="3.403cm"/>
    </style:style>
    <style:style style:name="co111" style:family="table-column">
      <style:table-column-properties fo:break-before="auto" style:column-width="3.921cm"/>
    </style:style>
    <style:style style:name="co112" style:family="table-column">
      <style:table-column-properties fo:break-before="auto" style:column-width="3.427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55" style:family="table-row">
      <style:table-row-properties style:row-height="1.894cm" fo:break-before="auto" style:use-optimal-row-height="false"/>
    </style:style>
    <style:style style:name="ro34" style:family="table-row">
      <style:table-row-properties style:row-height="1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332cm" fo:break-before="auto" style:use-optimal-row-height="true"/>
    </style:style>
    <style:style style:name="ro22" style:family="table-row">
      <style:table-row-properties style:row-height="0.898cm" fo:break-before="auto" style:use-optimal-row-height="true"/>
    </style:style>
    <style:style style:name="ro23" style:family="table-row">
      <style:table-row-properties style:row-height="1.734cm" fo:break-before="auto" style:use-optimal-row-height="true"/>
    </style:style>
    <style:style style:name="ro28" style:family="table-row">
      <style:table-row-properties style:row-height="2.16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21" style:family="table-row">
      <style:table-row-properties style:row-height="0.478cm" fo:break-before="auto" style:use-optimal-row-height="true"/>
    </style:style>
    <style:style style:name="ro24" style:family="table-row">
      <style:table-row-properties style:row-height="0.736cm" fo:break-before="auto" style:use-optimal-row-height="false"/>
    </style:style>
    <style:style style:name="ro25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192cm" fo:break-before="auto" style:use-optimal-row-height="false"/>
    </style:style>
    <style:style style:name="ro37" style:family="table-row">
      <style:table-row-properties style:row-height="1.473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157cm" fo:break-before="auto" style:use-optimal-row-height="true"/>
    </style:style>
    <style:style style:name="ro40" style:family="table-row">
      <style:table-row-properties style:row-height="1.947cm" fo:break-before="auto" style:use-optimal-row-height="tru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ta10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6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0" style:family="table-cell" style:parent-style-name="Default">
      <style:table-cell-properties fo:background-color="transparent" fo:wrap-option="wrap"/>
      <style:text-properties fo:language="it" fo:country="IT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language="nb" fo:country="NO"/>
    </style:style>
    <style:style style:name="ce230" style:family="table-cell" style:parent-style-name="Default">
      <style:table-cell-properties fo:wrap-option="wrap"/>
      <style:text-properties fo:language="nb" fo:country="NO"/>
    </style:style>
    <style:style style:name="ce231" style:family="table-cell" style:parent-style-name="Default">
      <style:table-cell-properties fo:background-color="#ffd320" fo:wrap-option="wrap"/>
      <style:text-properties fo:language="nb" fo:country="NO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3" style:family="table-cell" style:parent-style-name="Default">
      <style:table-cell-properties fo:background-color="#ffcc99" fo:wrap-option="wrap"/>
      <style:text-properties fo:language="nb" fo:country="NO"/>
    </style:style>
    <style:style style:name="ce23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ackground-color="#ffd320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3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63" style:family="table-cell" style:parent-style-name="Default" style:data-style-name="N15000">
      <style:text-properties fo:language="zxx" fo:country="none"/>
    </style:style>
    <style:style style:name="ce46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6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utch" style:data-style-name="N20037">
      <style:text-properties fo:language="en" fo:country="US"/>
    </style:style>
    <style:style style:name="ce468" style:family="table-cell" style:parent-style-name="dutch" style:data-style-name="N20037">
      <style:table-cell-properties fo:background-color="#ffd320"/>
      <style:text-properties fo:language="en" fo:country="US"/>
    </style:style>
    <style:style style:name="ce46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70" style:family="table-cell" style:parent-style-name="Default" style:data-style-name="N20037">
      <style:text-properties fo:language="zxx" fo:country="none"/>
    </style:style>
    <style:style style:name="ce47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2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9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 style:data-style-name="N25041">
      <style:text-properties fo:language="zxx" fo:country="none"/>
    </style:style>
    <style:style style:name="ce481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3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4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6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7" style:family="table-cell" style:parent-style-name="Default">
      <style:table-cell-properties fo:background-color="transparent"/>
      <style:text-properties fo:language="pl" fo:country="PL"/>
    </style:style>
    <style:style style:name="ce488" style:family="table-cell" style:parent-style-name="Default">
      <style:table-cell-properties fo:background-color="#ffcc99"/>
      <style:text-properties fo:language="pl" fo:country="PL"/>
    </style:style>
    <style:style style:name="ce489" style:family="table-cell" style:parent-style-name="Default">
      <style:table-cell-properties fo:background-color="#ffd320"/>
      <style:text-properties fo:language="it" fo:country="IT"/>
    </style:style>
    <style:style style:name="ce490" style:family="table-cell" style:parent-style-name="Default">
      <style:table-cell-properties fo:background-color="transparent"/>
      <style:text-properties fo:language="fi" fo:country="FI"/>
    </style:style>
    <style:style style:name="ce49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9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0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wrap-option="wrap"/>
      <style:text-properties fo:language="lt" fo:country="LT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0" style:family="table-cell" style:parent-style-name="Default">
      <style:text-properties fo:language="pl" fo:country="PL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90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0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30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1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1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ackground-color="transparent" fo:wrap-option="wrap"/>
      <style:text-properties fo:language="zxx" fo:country="none"/>
    </style:style>
    <style:style style:name="ce32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wrap-option="wrap"/>
      <style:text-properties fo:language="zxx" fo:country="none"/>
    </style:style>
    <style:style style:name="ce331" style:family="table-cell" style:parent-style-name="Default">
      <style:table-cell-properties fo:background-color="#ffd320" fo:wrap-option="wrap"/>
      <style:text-properties fo:language="zxx" fo:country="none"/>
    </style:style>
    <style:style style:name="ce332" style:family="table-cell" style:parent-style-name="Default">
      <style:table-cell-properties fo:background-color="#ffcc99" fo:wrap-option="wrap"/>
      <style:text-properties fo:language="zxx" fo:country="none"/>
    </style:style>
    <style:style style:name="ce33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35" style:family="table-cell" style:parent-style-name="Default">
      <style:table-cell-properties fo:background-color="#b3b3b3" fo:wrap-option="wrap"/>
      <style:text-properties fo:language="zxx" fo:country="none"/>
    </style:style>
    <style:style style:name="ce336" style:family="table-cell" style:parent-style-name="Default">
      <style:table-cell-properties fo:background-color="#ffffcc" fo:wrap-option="wrap"/>
      <style:text-properties fo:language="zxx" fo:country="none"/>
    </style:style>
    <style:style style:name="ce337" style:family="table-cell" style:parent-style-name="Default">
      <style:table-cell-properties fo:wrap-option="wrap"/>
    </style:style>
    <style:style style:name="ce3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transparent" fo:wrap-option="wrap"/>
      <style:text-properties fo:language="en" fo:country="US"/>
    </style:style>
    <style:style style:name="ce34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7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8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59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fo:wrap-option="wrap"/>
      <style:text-properties fo:language="pl" fo:country="PL"/>
    </style:style>
    <style:style style:name="ce3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ackground-color="#ffcc99" fo:wrap-option="wrap"/>
      <style:text-properties fo:language="pl" fo:country="PL"/>
    </style:style>
    <style:style style:name="ce368" style:family="table-cell" style:parent-style-name="Default">
      <style:table-cell-properties fo:background-color="transparent" fo:wrap-option="wrap"/>
      <style:text-properties fo:language="pl" fo:country="PL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75" style:family="table-cell" style:parent-style-name="Default">
      <style:table-cell-properties fo:background-color="#e6e6e6" fo:wrap-option="wrap"/>
      <style:text-properties fo:language="it" fo:country="IT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ackground-color="#ffd320" fo:wrap-option="wrap"/>
      <style:text-properties fo:language="it" fo:country="IT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79" style:family="table-cell" style:parent-style-name="Default">
      <style:table-cell-properties fo:background-color="#ffd320" fo:wrap-option="wrap"/>
      <style:text-properties fo:language="en" fo:country="US"/>
    </style:style>
    <style:style style:name="ce38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4" style:family="table-cell" style:parent-style-name="Default">
      <style:table-cell-properties fo:background-color="transparent" fo:wrap-option="wrap"/>
      <style:text-properties fo:language="ro" fo:country="RO"/>
    </style:style>
    <style:style style:name="ce3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ackground-color="transparent" fo:wrap-option="wrap"/>
      <style:text-properties fo:language="fi" fo:country="FI"/>
    </style:style>
    <style:style style:name="ce39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94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fo:background-color="#b3b3b3" fo:wrap-option="wrap"/>
      <style:text-properties fo:language="nb" fo:country="NO"/>
    </style:style>
    <style:style style:name="ce397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9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0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0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ackground-color="transparent" fo:wrap-option="wrap"/>
    </style:style>
    <style:style style:name="ce411" style:family="table-cell" style:parent-style-name="Default">
      <style:table-cell-properties fo:background-color="#ffd320" fo:wrap-option="wrap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ackground-color="#ffcc99" fo:wrap-option="wrap"/>
    </style:style>
    <style:style style:name="ce414" style:family="table-cell" style:parent-style-name="Default">
      <style:table-cell-properties fo:background-color="#b3b3b3" fo:wrap-option="wrap"/>
    </style:style>
    <style:style style:name="ce415" style:family="table-cell" style:parent-style-name="Default">
      <style:table-cell-properties fo:background-color="#ffcc99" fo:wrap-option="wrap"/>
      <style:text-properties style:use-window-font-color="true"/>
    </style:style>
    <style:style style:name="ce416" style:family="table-cell" style:parent-style-name="Default">
      <style:table-cell-properties fo:background-color="#ffffcc" fo:wrap-option="wrap"/>
    </style:style>
    <style:style style:name="ce417" style:family="table-cell" style:parent-style-name="Default">
      <style:table-cell-properties fo:background-color="#b3b3b3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85" table:default-cell-style-name="ce1"/>
        <table:table-column table:style-name="co89" table:default-cell-style-name="ce1"/>
        <table:table-column table:style-name="co90" table:default-cell-style-name="ce1"/>
        <table:table-column table:style-name="co92" table:default-cell-style-name="ce1"/>
        <table:table-column table:style-name="co93" table:default-cell-style-name="ce1"/>
        <table:table-column table:style-name="co6" table:default-cell-style-name="ce1"/>
        <table:table-column table:style-name="co7" table:default-cell-style-name="Default"/>
        <table:table-column table:style-name="co40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7" table:number-columns-repeated="1005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4">
          <table:table-cell table:style-name="ce287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5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5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5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5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5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5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5" table:number-rows-repeated="3">
          <table:table-cell table:number-columns-repeated="1022"/>
        </table:table-row>
        <table:table-row table:style-name="ro25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88" office:value-type="string">
            <text:p>Total number of strings:</text:p>
          </table:table-cell>
          <table:table-cell table:style-name="ce305" table:formula="of:=(COUNTA([RootLang.A3:.A89]))+(COUNTA([UpdaterLang.A3:.A18]))+(COUNTA([FileBrowserLang.A3:.A9]))+(COUNTA([ScreenManagerLang.A3:.A324]))+(COUNTA([Installer.A3:.A7]))" office:value-type="float" office:value="437">
            <text:p>437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88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16" office:value-type="string">
            <text:p>Lietuvių</text:p>
          </table:table-cell>
          <table:table-cell table:style-name="ce316" office:value-type="string">
            <text:p>Svenska</text:p>
          </table:table-cell>
          <table:table-cell table:number-columns-repeated="1005"/>
        </table:table-row>
        <table:table-row table:style-name="ro21">
          <table:table-cell table:style-name="ce289" office:value-type="string">
            <text:p>Progress (%)</text:p>
          </table:table-cell>
          <table:table-cell table:style-name="ce306" table:formula="of:=100 - (((COUNTBLANK([RootLang.C$3:.C$89])+COUNTBLANK([UpdaterLang.C$3:.C$18])+COUNTBLANK([FileBrowserLang.C$3:.C$9])+COUNTBLANK([ScreenManagerLang.C$3:.C$324])+COUNTBLANK([Installer.C$3:.C$7])) / [.$B$14])*100)" office:value-type="float" office:value="100">
            <text:p>100</text:p>
          </table:table-cell>
          <table:table-cell table:style-name="ce306" table:formula="of:=100 - (((COUNTBLANK([RootLang.D$3:.D$89])+COUNTBLANK([UpdaterLang.D$3:.D$18])+COUNTBLANK([FileBrowserLang.D$3:.D$9])+COUNTBLANK([ScreenManagerLang.D$3:.D$324])+COUNTBLANK([Installer.D$3:.D$7])) / [.$B$14])*100)" office:value-type="float" office:value="100">
            <text:p>100</text:p>
          </table:table-cell>
          <table:table-cell table:style-name="ce306" table:formula="of:=100 - (((COUNTBLANK([RootLang.E$3:.E$89])+COUNTBLANK([UpdaterLang.E$3:.E$18])+COUNTBLANK([FileBrowserLang.E$3:.E$9])+COUNTBLANK([ScreenManagerLang.E$3:.E$324])+COUNTBLANK([Installer.E$3:.E$7])) / [.$B$14])*100)" office:value-type="float" office:value="98.1693363844394">
            <text:p>98,17</text:p>
          </table:table-cell>
          <table:table-cell table:style-name="ce306" table:formula="of:=100 - (((COUNTBLANK([RootLang.F$3:.F$89])+COUNTBLANK([UpdaterLang.F$3:.F$18])+COUNTBLANK([FileBrowserLang.F$3:.F$9])+COUNTBLANK([ScreenManagerLang.F$3:.F$324])+COUNTBLANK([Installer.F$3:.F$7])) / [.$B$14])*100)" office:value-type="float" office:value="98.1693363844394">
            <text:p>98,17</text:p>
          </table:table-cell>
          <table:table-cell table:style-name="ce306" table:formula="of:=100 - (((COUNTBLANK([RootLang.G$3:.G$89])+COUNTBLANK([UpdaterLang.G$3:.G$18])+COUNTBLANK([FileBrowserLang.G$3:.G$9])+COUNTBLANK([ScreenManagerLang.G$3:.G$324])+COUNTBLANK([Installer.G$3:.G$7])) / [.$B$14])*100)" office:value-type="float" office:value="98.1693363844394">
            <text:p>98,17</text:p>
          </table:table-cell>
          <table:table-cell table:style-name="ce306" table:formula="of:=100 - (((COUNTBLANK([RootLang.H$3:.H$89])+COUNTBLANK([UpdaterLang.H$3:.H$18])+COUNTBLANK([FileBrowserLang.H$3:.H$9])+COUNTBLANK([ScreenManagerLang.H$3:.H$324])+COUNTBLANK([Installer.H$3:.H$7])) / [.$B$14])*100)" office:value-type="float" office:value="98.1693363844394">
            <text:p>98,17</text:p>
          </table:table-cell>
          <table:table-cell table:style-name="ce306" table:formula="of:=100 - (((COUNTBLANK([RootLang.I$3:.I$89])+COUNTBLANK([UpdaterLang.I$3:.I$18])+COUNTBLANK([FileBrowserLang.I$3:.I$9])+COUNTBLANK([ScreenManagerLang.I$3:.I$324])+COUNTBLANK([Installer.I$3:.I$7])) / [.$B$14])*100)" office:value-type="float" office:value="51.9450800915332">
            <text:p>51,95</text:p>
          </table:table-cell>
          <table:table-cell table:style-name="ce306" table:formula="of:=100 - (((COUNTBLANK([RootLang.J$3:.J$89])+COUNTBLANK([UpdaterLang.J$3:.J$18])+COUNTBLANK([FileBrowserLang.J$3:.J$9])+COUNTBLANK([ScreenManagerLang.J$3:.J$324])+COUNTBLANK([Installer.J$3:.J$7])) / [.$B$14])*100)" office:value-type="float" office:value="98.1693363844394">
            <text:p>98,17</text:p>
          </table:table-cell>
          <table:table-cell table:style-name="ce306" table:formula="of:=100 - (((COUNTBLANK([RootLang.K$3:.K$89])+COUNTBLANK([UpdaterLang.K$3:.K$18])+COUNTBLANK([FileBrowserLang.K$3:.K$9])+COUNTBLANK([ScreenManagerLang.K$3:.K$324])+COUNTBLANK([Installer.K$3:.K$7])) / [.$B$14])*100)" office:value-type="float" office:value="98.1693363844394">
            <text:p>98,17</text:p>
          </table:table-cell>
          <table:table-cell table:style-name="ce306" table:formula="of:=100 - (((COUNTBLANK([RootLang.L$3:.L$89])+COUNTBLANK([UpdaterLang.L$3:.L$18])+COUNTBLANK([FileBrowserLang.L$3:.L$9])+COUNTBLANK([ScreenManagerLang.L$3:.L$324])+COUNTBLANK([Installer.L$3:.L$7])) / [.$B$14])*100)" office:value-type="float" office:value="98.1693363844394">
            <text:p>98,17</text:p>
          </table:table-cell>
          <table:table-cell table:style-name="ce306" table:formula="of:=100 - (((COUNTBLANK([RootLang.M$3:.M$89])+COUNTBLANK([UpdaterLang.M$3:.M$18])+COUNTBLANK([FileBrowserLang.M$3:.M$9])+COUNTBLANK([ScreenManagerLang.M$3:.M$324])+COUNTBLANK([Installer.M$3:.M$7])) / [.$B$14])*100)" office:value-type="float" office:value="81.6933638443936">
            <text:p>81,69</text:p>
          </table:table-cell>
          <table:table-cell table:style-name="ce306" table:formula="of:=100 - (((COUNTBLANK([RootLang.N$3:.N$89])+COUNTBLANK([UpdaterLang.N$3:.N$18])+COUNTBLANK([FileBrowserLang.N$3:.N$9])+COUNTBLANK([ScreenManagerLang.N$3:.N$324])+COUNTBLANK([Installer.N$3:.N$7])) / [.$B$14])*100)" office:value-type="float" office:value="80.3203661327231">
            <text:p>80,32</text:p>
          </table:table-cell>
          <table:table-cell table:style-name="ce306" table:formula="of:=100 - (((COUNTBLANK([RootLang.O$3:.O$89])+COUNTBLANK([UpdaterLang.O$3:.O$18])+COUNTBLANK([FileBrowserLang.O$3:.O$9])+COUNTBLANK([ScreenManagerLang.O$3:.O$324])+COUNTBLANK([Installer.O$3:.O$7])) / [.$B$14])*100)" office:value-type="float" office:value="98.1693363844394">
            <text:p>98,17</text:p>
          </table:table-cell>
          <table:table-cell table:style-name="ce306" table:formula="of:=100 - (((COUNTBLANK([RootLang.P$3:.P$89])+COUNTBLANK([UpdaterLang.P$3:.P$18])+COUNTBLANK([FileBrowserLang.P$3:.P$9])+COUNTBLANK([ScreenManagerLang.P$3:.P$324])+COUNTBLANK([Installer.P$3:.P$7])) / [.$B$14])*100)" office:value-type="float" office:value="98.1693363844394">
            <text:p>98,17</text:p>
          </table:table-cell>
          <table:table-cell table:style-name="ce306" table:formula="of:=100 - (((COUNTBLANK([RootLang.Q$3:.Q$89])+COUNTBLANK([UpdaterLang.Q$3:.Q$18])+COUNTBLANK([FileBrowserLang.Q$3:.Q$9])+COUNTBLANK([ScreenManagerLang.Q$3:.Q$324])+COUNTBLANK([Installer.Q$3:.Q$7])) / [.$B$14])*100)" office:value-type="float" office:value="98.1693363844394">
            <text:p>98,17</text:p>
          </table:table-cell>
          <table:table-cell table:style-name="ce306" table:formula="of:=100 - (((COUNTBLANK([RootLang.R$3:.R$89])+COUNTBLANK([UpdaterLang.R$3:.R$18])+COUNTBLANK([FileBrowserLang.R$3:.R$9])+COUNTBLANK([ScreenManagerLang.R$3:.R$324])+COUNTBLANK([Installer.R$3:.R$7])) / [.$B$14])*100)" office:value-type="float" office:value="98.1693363844394">
            <text:p>98,17</text:p>
          </table:table-cell>
          <table:table-cell table:number-columns-repeated="1005"/>
        </table:table-row>
        <table:table-row table:style-name="ro21">
          <table:table-cell table:style-name="ce290" office:value-type="string">
            <text:p>Contributor</text:p>
          </table:table-cell>
          <table:table-cell table:style-name="ce289" office:value-type="string">
            <text:p>Joan Charmant</text:p>
          </table:table-cell>
          <table:table-cell table:style-name="ce289" office:value-type="string">
            <text:p>Joan Charmant</text:p>
          </table:table-cell>
          <table:table-cell table:style-name="ce289" office:value-type="string">
            <text:p>Peter Strikwerda</text:p>
          </table:table-cell>
          <table:table-cell table:style-name="ce289" office:value-type="string">
            <text:p>Stephan Frost</text:p>
          </table:table-cell>
          <table:table-cell table:style-name="ce289" office:value-type="string">
            <text:p>Lionel Sosa Estrada</text:p>
          </table:table-cell>
          <table:table-cell table:style-name="ce312" office:value-type="string">
            <text:p>Fernando Jorge </text:p>
          </table:table-cell>
          <table:table-cell table:style-name="ce289" office:value-type="string">
            <text:p>Kuba Zamojski</text:p>
          </table:table-cell>
          <table:table-cell table:style-name="ce289" office:value-type="string">
            <text:p>Giorgio Biancuzzi</text:p>
          </table:table-cell>
          <table:table-cell table:style-name="ce313" office:value-type="string">
            <text:p>Bogdan Paul Frăţilă</text:p>
          </table:table-cell>
          <table:table-cell table:style-name="ce289" office:value-type="string">
            <text:p>Alexander Holthoer</text:p>
          </table:table-cell>
          <table:table-cell table:style-name="ce289" office:value-type="string">
            <text:p>Espen Kolderup</text:p>
          </table:table-cell>
          <table:table-cell table:style-name="ce314" office:value-type="string">
            <text:p>Nicko Deng</text:p>
          </table:table-cell>
          <table:table-cell table:style-name="ce314" office:value-type="string">
            <text:p>Eray Kıranoğlu</text:p>
          </table:table-cell>
          <table:table-cell table:style-name="ce315" office:value-type="string">
            <text:p>Nikos Sklavounos</text:p>
          </table:table-cell>
          <table:table-cell table:style-name="ce317" office:value-type="string">
            <text:p>Mindaugas Slavikas</text:p>
          </table:table-cell>
          <table:table-cell table:style-name="ce319" office:value-type="string">
            <text:p>Thomas Buska</text:p>
          </table:table-cell>
          <table:table-cell table:style-name="ce288" table:number-columns-repeated="1005"/>
        </table:table-row>
        <table:table-row table:style-name="ro21">
          <table:table-cell table:style-name="ce290" office:value-type="string">
            <text:p>Contributor</text:p>
          </table:table-cell>
          <table:table-cell table:style-name="ce307" office:value-type="string">
            <text:p>Mike Herbert</text:p>
          </table:table-cell>
          <table:table-cell table:style-name="ce289"/>
          <table:table-cell table:style-name="ce310" office:value-type="string">
            <text:p>Bart Kerkvliet</text:p>
          </table:table-cell>
          <table:table-cell table:style-name="ce289" office:value-type="string">
            <text:p>Dominique Saussereau</text:p>
          </table:table-cell>
          <table:table-cell table:style-name="ce289" office:value-type="string">
            <text:p>Rafael Gonzalez</text:p>
          </table:table-cell>
          <table:table-cell table:style-name="ce289" office:value-type="string">
            <text:p>Rafael Fernandes </text:p>
          </table:table-cell>
          <table:table-cell table:style-name="ce289" table:number-columns-repeated="8"/>
          <table:table-cell table:style-name="ce318"/>
          <table:table-cell table:style-name="ce289" office:value-type="string">
            <text:p>Alexander Holthoer</text:p>
          </table:table-cell>
          <table:table-cell table:style-name="ce288" table:number-columns-repeated="1005"/>
        </table:table-row>
        <table:table-row table:style-name="ro25">
          <table:table-cell table:style-name="ce290" office:value-type="string">
            <text:p>Contributor</text:p>
          </table:table-cell>
          <table:table-cell table:style-name="ce308" table:number-columns-repeated="2"/>
          <table:table-cell table:style-name="ce289"/>
          <table:table-cell table:style-name="ce289" office:value-type="string">
            <text:p>Jonathan Boder</text:p>
          </table:table-cell>
          <table:table-cell table:style-name="ce289" office:value-type="string">
            <text:p>Andoni Morales Alastruey</text:p>
          </table:table-cell>
          <table:table-cell table:style-name="ce289" table:number-columns-repeated="9"/>
          <table:table-cell table:style-name="ce318" table:number-columns-repeated="2"/>
          <table:table-cell table:style-name="ce288" table:number-columns-repeated="1005"/>
        </table:table-row>
        <table:table-row table:style-name="ro21">
          <table:table-cell table:style-name="ce290" office:value-type="string">
            <text:p>Contributor</text:p>
          </table:table-cell>
          <table:table-cell table:style-name="ce308" table:number-columns-repeated="2"/>
          <table:table-cell table:style-name="ce289"/>
          <table:table-cell table:style-name="ce289" office:value-type="string">
            <text:p>Stephan Peuckert</text:p>
          </table:table-cell>
          <table:table-cell table:style-name="ce308" table:number-columns-repeated="10"/>
          <table:table-cell table:style-name="ce318" table:number-columns-repeated="2"/>
          <table:table-cell table:number-columns-repeated="1005"/>
        </table:table-row>
        <table:table-row table:style-name="ro21">
          <table:table-cell table:style-name="ce291"/>
          <table:table-cell table:style-name="ce309" table:number-columns-repeated="3"/>
          <table:table-cell table:style-name="ce311"/>
          <table:table-cell table:style-name="ce309" table:number-columns-repeated="6"/>
          <table:table-cell table:style-name="ce1" table:number-columns-repeated="1011"/>
        </table:table-row>
        <table:table-row table:style-name="ro21">
          <table:table-cell table:style-name="ce291" office:value-type="string">
            <text:p><text:s/></text:p>
          </table:table-cell>
          <table:table-cell table:style-name="ce309" table:number-columns-repeated="3"/>
          <table:table-cell table:style-name="ce311"/>
          <table:table-cell table:style-name="ce309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91"/>
          <table:table-cell table:style-name="ce309" table:number-columns-repeated="3"/>
          <table:table-cell table:style-name="ce311"/>
          <table:table-cell table:style-name="ce309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4">
          <table:table-cell table:style-name="ce299" office:value-type="string">
            <text:p>Keys</text:p>
          </table:table-cell>
          <table:table-cell table:style-name="ce288" table:number-columns-repeated="1021"/>
        </table:table-row>
        <table:table-row table:style-name="ro29">
          <table:table-cell table:style-name="ce300" office:value-type="string">
            <text:p>Translation is missing !</text:p>
          </table:table-cell>
          <table:table-cell table:style-name="ce304" office:value-type="string" table:number-columns-spanned="2" table:number-rows-spanned="1">
            <text:p>Please add the translation</text:p>
          </table:table-cell>
          <table:covered-table-cell table:style-name="ce304"/>
          <table:table-cell table:style-name="ce288" table:number-columns-repeated="1019"/>
        </table:table-row>
        <table:table-row table:style-name="ro30">
          <table:table-cell table:style-name="ce301" office:value-type="string">
            <text:p>Added in this revision !</text:p>
          </table:table-cell>
          <table:table-cell table:style-name="ce304" office:value-type="string" table:number-columns-spanned="2" table:number-rows-spanned="1">
            <text:p>Please add the translation</text:p>
          </table:table-cell>
          <table:covered-table-cell table:style-name="ce304"/>
          <table:table-cell table:style-name="ce288" table:number-columns-repeated="1019"/>
        </table:table-row>
        <table:table-row table:style-name="ro31">
          <table:table-cell table:style-name="ce302" office:value-type="string">
            <text:p>English ref has changed significantly</text:p>
          </table:table-cell>
          <table:table-cell table:style-name="ce304" office:value-type="string" table:number-columns-spanned="2" table:number-rows-spanned="1">
            <text:p>Please update the translation</text:p>
          </table:table-cell>
          <table:covered-table-cell table:style-name="ce304"/>
          <table:table-cell table:style-name="ce288" table:number-columns-repeated="1019"/>
        </table:table-row>
        <table:table-row table:style-name="ro31">
          <table:table-cell table:style-name="ce303" office:value-type="string">
            <text:p>You changed a translation</text:p>
          </table:table-cell>
          <table:table-cell table:style-name="ce304" office:value-type="string" table:number-columns-spanned="2" table:number-rows-spanned="1">
            <text:p>Thanks for pointing it out</text:p>
          </table:table-cell>
          <table:covered-table-cell table:style-name="ce304"/>
          <table:table-cell table:style-name="ce288" table:number-columns-repeated="1019"/>
        </table:table-row>
        <table:table-row table:style-name="ro32">
          <table:table-cell table:style-name="ce304" office:value-type="string">
            <office:annotation draw:style-name="gr7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04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10" table:print="false">
        <office:forms form:automatic-focus="false" form:apply-design-mode="false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91" table:default-cell-style-name="Default"/>
        <table:table-column table:style-name="co134" table:default-cell-style-name="Default"/>
        <table:table-column table:style-name="co135" table:number-columns-repeated="2" table:default-cell-style-name="ce502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463"/>
          <table:table-cell table:style-name="ce465" office:value-type="string">
            <text:p>Change Language</text:p>
          </table:table-cell>
          <table:table-cell table:style-name="ce471" office:value-type="string">
            <text:p>Changer la Langue</text:p>
          </table:table-cell>
          <table:table-cell table:style-name="ce475" office:value-type="string">
            <text:p>Wijzig de taal</text:p>
          </table:table-cell>
          <table:table-cell table:style-name="ce66" office:value-type="string">
            <text:p>Sprache ändern</text:p>
          </table:table-cell>
          <table:table-cell table:style-name="ce176" office:value-type="string">
            <text:p>Cambiar Idioma</text:p>
          </table:table-cell>
          <table:table-cell table:style-name="ce183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492" office:value-type="string">
            <text:p>改变语言</text:p>
          </table:table-cell>
          <table:table-cell table:style-name="ce238" office:value-type="string">
            <text:p>Dili Değiştir</text:p>
          </table:table-cell>
          <table:table-cell table:style-name="ce496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ToggleFileExplorer_FriendlyName</text:p>
          </table:table-cell>
          <table:table-cell table:style-name="ce463"/>
          <table:table-cell table:style-name="ce465" office:value-type="string">
            <text:p>Show/Hide File Explorer</text:p>
          </table:table-cell>
          <table:table-cell table:style-name="ce471" office:value-type="string">
            <text:p>Montrer/Cacher l'Explorateur de Fichiers</text:p>
          </table:table-cell>
          <table:table-cell table:style-name="ce475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176" office:value-type="string">
            <text:p>Mostrar/Ocultar Explorador de Archivos</text:p>
          </table:table-cell>
          <table:table-cell table:style-name="ce184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492" office:value-type="string">
            <text:p>显示/隐藏 文件浏览器</text:p>
          </table:table-cell>
          <table:table-cell table:style-name="ce239" office:value-type="string">
            <text:p>Dosya Yöneticisini Göster/Gizle</text:p>
          </table:table-cell>
          <table:table-cell table:style-name="ce496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About_Info1</text:p>
          </table:table-cell>
          <table:table-cell table:style-name="ce464"/>
          <table:table-cell table:style-name="ce466" office:value-type="string">
            <text:p>Kinovea is subject to the terms of the Gnu General Public License version 2.</text:p>
          </table:table-cell>
          <table:table-cell table:style-name="ce472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66" office:value-type="string">
            <text:p>Kinovea unterliegt den Bestimmungen der Gnu General Public License version 2.</text:p>
          </table:table-cell>
          <table:table-cell table:style-name="ce176" office:value-type="string">
            <text:p>Kinovea está sujeto a los términos de la licencia GNU General Public License versión 2.</text:p>
          </table:table-cell>
          <table:table-cell table:style-name="ce185" office:value-type="string">
            <text:p>Kinovea está sujeito aos termos da Gnu General Public License versão 2.</text:p>
          </table:table-cell>
          <table:table-cell table:style-name="ce213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3" office:value-type="string">
            <text:p>Kinovea on Gnu General Public License versio 2:n alainen</text:p>
          </table:table-cell>
          <table:table-cell table:style-name="ce229" office:value-type="string">
            <text:p>Kinovea er underlagt bestemmelsene for Gnu General Public License version 2.</text:p>
          </table:table-cell>
          <table:table-cell table:style-name="ce492" office:value-type="string">
            <text:p>本软件遵守 Gnu General Public License version 2 开源标准.</text:p>
          </table:table-cell>
          <table:table-cell table:style-name="ce183" office:value-type="string">
            <text:p>Kinovea Gnu Genel Kamu Lisansı sürüm 2 maddelerine tabidir.</text:p>
          </table:table-cell>
          <table:table-cell table:style-name="ce242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12">
          <table:table-cell table:style-name="ce36" office:value-type="string">
            <text:p>dlgAbout_Info2</text:p>
          </table:table-cell>
          <table:table-cell table:style-name="ce464"/>
          <table:table-cell table:style-name="ce466" office:value-type="string">
            <text:p>Kinovea uses the following software components:</text:p>
          </table:table-cell>
          <table:table-cell table:style-name="ce472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66" office:value-type="string">
            <text:p>Kinovea arbeitet mit den folgenden Softwarekomponenten zusammen:</text:p>
          </table:table-cell>
          <table:table-cell table:style-name="ce176" office:value-type="string">
            <text:p>Kinovea trabaja en cooperación con los siguientes componentes:</text:p>
          </table:table-cell>
          <table:table-cell table:style-name="ce183" office:value-type="string">
            <text:p>Kinovea trabalha em cooperação com os seguintes componentes:</text:p>
          </table:table-cell>
          <table:table-cell table:style-name="ce213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3" office:value-type="string">
            <text:p>Kinovea on yhteensopiva seuraavien ohjelmistojen kanssa:</text:p>
          </table:table-cell>
          <table:table-cell table:style-name="ce229" office:value-type="string">
            <text:p>Kinovea benytter seg av følgende programvarekomponenter :</text:p>
          </table:table-cell>
          <table:table-cell table:style-name="ce492" office:value-type="string">
            <text:p>本软件包含以下几个功能模块:</text:p>
          </table:table-cell>
          <table:table-cell table:style-name="ce183" office:value-type="string">
            <text:p>Kinovea aşağıda belirtilen yazılım bileşenleriyle beraber çalışır:</text:p>
          </table:table-cell>
          <table:table-cell table:style-name="ce242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55">
          <table:table-cell table:style-name="ce36" office:value-type="string">
            <text:p>dlgAbout_Info3</text:p>
          </table:table-cell>
          <table:table-cell table:style-name="ce464"/>
          <table:table-cell table:style-name="ce466" office:value-type="string">
            <text:p>You are welcome to help translate, test, debug, improve or otherwise support Kinovea.</text:p>
          </table:table-cell>
          <table:table-cell table:style-name="ce472" office:value-type="string">
            <text:p>Vous êtes cordialement invités à contribuer à la traduction, aux tests, au débuggage, à l'amélioration, ou à supporter Kinovea.</text:p>
          </table:table-cell>
          <table:table-cell table:style-name="ce476" office:value-type="string">
            <text:p>U bent welkom om mee te werken aan vertalingen, testen, debuggen, verbeteringen of anderszins te helpen bij Kinovea.</text:p>
          </table:table-cell>
          <table:table-cell table:style-name="ce66" office:value-type="string">
            <text:p>Gerne nehmen wir Verbesserungsvorschläge bezüglich der Übersetzung, der Fehlerbehebung oder andere Anregungen von Ihren entgegen.</text:p>
          </table:table-cell>
          <table:table-cell table:style-name="ce176" office:value-type="string">
            <text:p>Usted es bienvenido a ayudar a traducir, probar, depurar, mejorar o cualquier otro tipo de soporte para Kinovea.</text:p>
          </table:table-cell>
          <table:table-cell table:style-name="ce183" office:value-type="string">
            <text:p>Você é bem vindo a ajudar a traduzir, testar, depurar, melhorar ou qualquer outro tipo de suporte ao Kinovea.</text:p>
          </table:table-cell>
          <table:table-cell table:style-name="ce213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3" office:value-type="string">
            <text:p>Tervetuloa osallistumaan Kinovean kehittämiseen kielikäännösten, testaamisen, virheraportoinnin ja muun tuen kautta</text:p>
          </table:table-cell>
          <table:table-cell table:style-name="ce229" office:value-type="string">
            <text:p>Du er velkommen til å oversette, teste, debugge, forbedre eller på andre måter hjelpe Kinovea.</text:p>
          </table:table-cell>
          <table:table-cell table:style-name="ce492" office:value-type="string">
            <text:p>非常欢迎帮助我们翻译, 测试, 调试, 改进 或者支持我们.</text:p>
          </table:table-cell>
          <table:table-cell table:style-name="ce183" office:value-type="string">
            <text:p>Kinovea'nın çeviri, test, hatalardan arındırma, geliştirme süreçlerine yardımınızdan ya da desteğinizden memnuniyet duyarız.</text:p>
          </table:table-cell>
          <table:table-cell table:style-name="ce2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464"/>
          <table:table-cell table:style-name="ce466" office:value-type="string">
            <text:p>Translations:</text:p>
          </table:table-cell>
          <table:table-cell table:style-name="ce472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114" office:value-type="string">
            <text:p>Übersetzung:</text:p>
          </table:table-cell>
          <table:table-cell table:style-name="ce176" office:value-type="string">
            <text:p>Traducciones:</text:p>
          </table:table-cell>
          <table:table-cell table:style-name="ce183" office:value-type="string">
            <text:p>Traduções:</text:p>
          </table:table-cell>
          <table:table-cell table:style-name="ce487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3" office:value-type="string">
            <text:p>Käännökset:</text:p>
          </table:table-cell>
          <table:table-cell table:style-name="ce229" office:value-type="string">
            <text:p>Lokalisering :</text:p>
          </table:table-cell>
          <table:table-cell table:style-name="ce492" office:value-type="string">
            <text:p>本地化语言:</text:p>
          </table:table-cell>
          <table:table-cell table:style-name="ce183" office:value-type="string">
            <text:p>Yerelleştirmeler:</text:p>
          </table:table-cell>
          <table:table-cell table:style-name="ce242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463"/>
          <table:table-cell table:style-name="ce465" office:value-type="string">
            <text:p>All files (*.*)|*.*</text:p>
          </table:table-cell>
          <table:table-cell table:style-name="ce471" office:value-type="string">
            <text:p>Tous les fichiers (*.*)|*.*</text:p>
          </table:table-cell>
          <table:table-cell table:style-name="ce475" office:value-type="string">
            <text:p>Alle bestanden (*.*)|*.*</text:p>
          </table:table-cell>
          <table:table-cell table:style-name="ce66" office:value-type="string">
            <text:p>Alle Dateien (*.*)|*.*</text:p>
          </table:table-cell>
          <table:table-cell table:style-name="ce482" office:value-type="string">
            <text:p>Todos los archivos (*.*)|*.*</text:p>
          </table:table-cell>
          <table:table-cell table:style-name="ce183" office:value-type="string">
            <text:p>Todos os arquivos (*.*)|*.*</text:p>
          </table:table-cell>
          <table:table-cell table:style-name="ce215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30" office:value-type="string">
            <text:p>Alle filer (*.*)|*.*</text:p>
          </table:table-cell>
          <table:table-cell table:style-name="ce492" office:value-type="string">
            <text:p>所有文件 (*.*)|*.*</text:p>
          </table:table-cell>
          <table:table-cell table:style-name="ce239" office:value-type="string">
            <text:p>Tüm Dosyalar (*.*)|*.*</text:p>
          </table:table-cell>
          <table:table-cell table:style-name="ce496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463"/>
          <table:table-cell table:style-name="ce465" office:value-type="string">
            <text:p>Open Video File</text:p>
          </table:table-cell>
          <table:table-cell table:style-name="ce471" office:value-type="string">
            <text:p>Ouvrir un Fichier Vidéo</text:p>
          </table:table-cell>
          <table:table-cell table:style-name="ce475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482" office:value-type="string">
            <text:p>Abrir un Video</text:p>
          </table:table-cell>
          <table:table-cell table:style-name="ce183" office:value-type="string">
            <text:p>Abrir arquivo de vídeo</text:p>
          </table:table-cell>
          <table:table-cell table:style-name="ce215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</text:p>
          </table:table-cell>
          <table:table-cell table:style-name="ce492" office:value-type="string">
            <text:p>打开视频文件</text:p>
          </table:table-cell>
          <table:table-cell table:style-name="ce239" office:value-type="string">
            <text:p>Video Dosyasını Aç</text:p>
          </table:table-cell>
          <table:table-cell table:style-name="ce496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btnCapture</text:p>
          </table:table-cell>
          <table:table-cell table:style-name="ce134"/>
          <table:table-cell table:style-name="ce139" office:value-type="string">
            <text:p>Capture</text:p>
          </table:table-cell>
          <table:table-cell table:style-name="ce152" office:value-type="string">
            <text:p>Capture</text:p>
          </table:table-cell>
          <table:table-cell table:style-name="ce477" office:value-type="string">
            <text:p>Opnemen</text:p>
          </table:table-cell>
          <table:table-cell table:style-name="ce169" office:value-type="string">
            <text:p>Aufnahme</text:p>
          </table:table-cell>
          <table:table-cell table:style-name="ce483" office:value-type="string">
            <text:p>Captura</text:p>
          </table:table-cell>
          <table:table-cell table:style-name="ce485" office:value-type="string">
            <text:p>Capturar</text:p>
          </table:table-cell>
          <table:table-cell table:style-name="ce216"/>
          <table:table-cell table:style-name="ce219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4" office:value-type="string">
            <text:p>Videotallennus</text:p>
          </table:table-cell>
          <table:table-cell table:style-name="ce231"/>
          <table:table-cell table:style-name="ce235"/>
          <table:table-cell table:style-name="ce187" office:value-type="string">
            <text:p>Capture</text:p>
          </table:table-cell>
          <table:table-cell table:style-name="ce497" office:value-type="string">
            <text:p>Αποτύπωση</text:p>
          </table:table-cell>
          <table:table-cell table:style-name="ce169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249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464"/>
          <table:table-cell table:style-name="ce466" office:value-type="string">
            <text:p>Drawings</text:p>
          </table:table-cell>
          <table:table-cell table:style-name="ce472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482" office:value-type="string">
            <text:p>Dibujos</text:p>
          </table:table-cell>
          <table:table-cell table:style-name="ce183" office:value-type="string">
            <text:p>Desenhos</text:p>
          </table:table-cell>
          <table:table-cell table:style-name="ce217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3" office:value-type="string">
            <text:p>Piirrokset</text:p>
          </table:table-cell>
          <table:table-cell table:style-name="ce229" office:value-type="string">
            <text:p>Tegninger</text:p>
          </table:table-cell>
          <table:table-cell table:style-name="ce492" office:value-type="string">
            <text:p>绘制</text:p>
          </table:table-cell>
          <table:table-cell table:style-name="ce183" office:value-type="string">
            <text:p>Çizimler</text:p>
          </table:table-cell>
          <table:table-cell table:style-name="ce242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463"/>
          <table:table-cell table:style-name="ce465" office:value-type="string">
            <text:p>General</text:p>
          </table:table-cell>
          <table:table-cell table:style-name="ce471" office:value-type="string">
            <text:p>Général</text:p>
          </table:table-cell>
          <table:table-cell table:style-name="ce475" office:value-type="string">
            <text:p>Algemeen</text:p>
          </table:table-cell>
          <table:table-cell table:style-name="ce66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3" office:value-type="string">
            <text:p>Geral</text:p>
          </table:table-cell>
          <table:table-cell table:style-name="ce215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30" office:value-type="string">
            <text:p>Generelt</text:p>
          </table:table-cell>
          <table:table-cell table:style-name="ce492" office:value-type="string">
            <text:p>常规</text:p>
          </table:table-cell>
          <table:table-cell table:style-name="ce239" office:value-type="string">
            <text:p>Genel</text:p>
          </table:table-cell>
          <table:table-cell table:style-name="ce496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464" office:value-type="string">
            <office:annotation draw:style-name="gr12" draw:text-style-name="P1" svg:width="4.47cm" svg:height="3.415cm" svg:x="12.247cm" svg:y="9.83cm" draw:caption-point-x="-0.61cm" draw:caption-point-y="1.532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7" office:value-type="string">
            <text:p>Playback</text:p>
          </table:table-cell>
          <table:table-cell table:style-name="ce471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66" office:value-type="string">
            <text:p>Wiedergabe</text:p>
          </table:table-cell>
          <table:table-cell table:style-name="ce482" office:value-type="string">
            <text:p>Lectura</text:p>
          </table:table-cell>
          <table:table-cell table:style-name="ce183" office:value-type="string">
            <text:p>Reproduzir</text:p>
          </table:table-cell>
          <table:table-cell table:style-name="ce215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pill av</text:p>
          </table:table-cell>
          <table:table-cell table:style-name="ce492" office:value-type="string">
            <text:p>播放</text:p>
          </table:table-cell>
          <table:table-cell table:style-name="ce239" office:value-type="string">
            <text:p>İzle</text:p>
          </table:table-cell>
          <table:table-cell table:style-name="ce496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Capture_lblImageDirectory</text:p>
          </table:table-cell>
          <table:table-cell table:style-name="ce134"/>
          <table:table-cell table:style-name="ce468" office:value-type="string">
            <text:p>Image directory:</text:p>
          </table:table-cell>
          <table:table-cell table:style-name="ce152" office:value-type="string">
            <text:p>Dossier images :</text:p>
          </table:table-cell>
          <table:table-cell table:style-name="ce477" office:value-type="string">
            <text:p>Afbeeldingen map :</text:p>
          </table:table-cell>
          <table:table-cell table:style-name="ce169" office:value-type="string">
            <text:p>Bild Verzeichnis</text:p>
          </table:table-cell>
          <table:table-cell table:style-name="ce483" office:value-type="string">
            <text:p>Carpeta de imágenes :</text:p>
          </table:table-cell>
          <table:table-cell table:style-name="ce187" office:value-type="string">
            <text:p>Pasta de Imagens:</text:p>
          </table:table-cell>
          <table:table-cell table:style-name="ce216"/>
          <table:table-cell table:style-name="ce219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4" office:value-type="string">
            <text:p>Kuvahakemisto :</text:p>
          </table:table-cell>
          <table:table-cell table:style-name="ce231"/>
          <table:table-cell table:style-name="ce235"/>
          <table:table-cell table:style-name="ce187" office:value-type="string">
            <text:p>İmaj klasörü:</text:p>
          </table:table-cell>
          <table:table-cell table:style-name="ce497" office:value-type="string">
            <text:p>Κατεύθυνση προορισμού εικόνας:</text:p>
          </table:table-cell>
          <table:table-cell table:style-name="ce169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Directory</text:p>
          </table:table-cell>
          <table:table-cell table:style-name="ce134"/>
          <table:table-cell table:style-name="ce468" office:value-type="string">
            <text:p>Video directory:</text:p>
          </table:table-cell>
          <table:table-cell table:style-name="ce152" office:value-type="string">
            <text:p>Dossier vidéos :</text:p>
          </table:table-cell>
          <table:table-cell table:style-name="ce477" office:value-type="string">
            <text:p>Videobeelden map :</text:p>
          </table:table-cell>
          <table:table-cell table:style-name="ce169" office:value-type="string">
            <text:p>Video Verzeichnis</text:p>
          </table:table-cell>
          <table:table-cell table:style-name="ce483" office:value-type="string">
            <text:p>Carpeta de videos :</text:p>
          </table:table-cell>
          <table:table-cell table:style-name="ce187" office:value-type="string">
            <text:p>Pasta de Videos:</text:p>
          </table:table-cell>
          <table:table-cell table:style-name="ce216"/>
          <table:table-cell table:style-name="ce219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4" office:value-type="string">
            <text:p>Videohakemisto :</text:p>
          </table:table-cell>
          <table:table-cell table:style-name="ce231"/>
          <table:table-cell table:style-name="ce235"/>
          <table:table-cell table:style-name="ce187" office:value-type="string">
            <text:p>Video klasörü:</text:p>
          </table:table-cell>
          <table:table-cell table:style-name="ce497" office:value-type="string">
            <text:p>Κατεύθυνση προορισμού βίντεο:</text:p>
          </table:table-cell>
          <table:table-cell table:style-name="ce169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ImageFormat</text:p>
          </table:table-cell>
          <table:table-cell table:style-name="ce134"/>
          <table:table-cell table:style-name="ce468" office:value-type="string">
            <text:p>Image format:</text:p>
          </table:table-cell>
          <table:table-cell table:style-name="ce152" office:value-type="string">
            <text:p>Format image :</text:p>
          </table:table-cell>
          <table:table-cell table:style-name="ce477" office:value-type="string">
            <text:p>Afbeeldingstype :</text:p>
          </table:table-cell>
          <table:table-cell table:style-name="ce169" office:value-type="string">
            <text:p>Bildformat</text:p>
          </table:table-cell>
          <table:table-cell table:style-name="ce483" office:value-type="string">
            <text:p>Formato de imagen :</text:p>
          </table:table-cell>
          <table:table-cell table:style-name="ce187" office:value-type="string">
            <text:p>Formato da Imagem:</text:p>
          </table:table-cell>
          <table:table-cell table:style-name="ce216"/>
          <table:table-cell table:style-name="ce219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4" office:value-type="string">
            <text:p>Kuvamuoto :</text:p>
          </table:table-cell>
          <table:table-cell table:style-name="ce231"/>
          <table:table-cell table:style-name="ce235"/>
          <table:table-cell table:style-name="ce187" office:value-type="string">
            <text:p>İmaj formatı:</text:p>
          </table:table-cell>
          <table:table-cell table:style-name="ce497" office:value-type="string">
            <text:p>Μορφή εικονας:</text:p>
          </table:table-cell>
          <table:table-cell table:style-name="ce169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Format</text:p>
          </table:table-cell>
          <table:table-cell table:style-name="ce134"/>
          <table:table-cell table:style-name="ce468" office:value-type="string">
            <text:p>Video format:</text:p>
          </table:table-cell>
          <table:table-cell table:style-name="ce152" office:value-type="string">
            <text:p>Format vidéo :</text:p>
          </table:table-cell>
          <table:table-cell table:style-name="ce477" office:value-type="string">
            <text:p>Videotype :</text:p>
          </table:table-cell>
          <table:table-cell table:style-name="ce169" office:value-type="string">
            <text:p>Videoformat</text:p>
          </table:table-cell>
          <table:table-cell table:style-name="ce483" office:value-type="string">
            <text:p>Formato de video :</text:p>
          </table:table-cell>
          <table:table-cell table:style-name="ce187" office:value-type="string">
            <text:p>Formato do Video:</text:p>
          </table:table-cell>
          <table:table-cell table:style-name="ce216"/>
          <table:table-cell table:style-name="ce219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4" office:value-type="string">
            <text:p>Videomuoto :</text:p>
          </table:table-cell>
          <table:table-cell table:style-name="ce231"/>
          <table:table-cell table:style-name="ce235"/>
          <table:table-cell table:style-name="ce187" office:value-type="string">
            <text:p>Video formatı:</text:p>
          </table:table-cell>
          <table:table-cell table:style-name="ce497" office:value-type="string">
            <text:p>Μορφή βίντεο:</text:p>
          </table:table-cell>
          <table:table-cell table:style-name="ce169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Naming</text:p>
          </table:table-cell>
          <table:table-cell table:style-name="ce134"/>
          <table:table-cell table:style-name="ce139" office:value-type="string">
            <text:p>File naming</text:p>
          </table:table-cell>
          <table:table-cell table:style-name="ce152" office:value-type="string">
            <text:p>Nommage des fichiers</text:p>
          </table:table-cell>
          <table:table-cell table:style-name="ce478" office:value-type="string">
            <text:p>Bestandsnaam</text:p>
          </table:table-cell>
          <table:table-cell table:style-name="ce170" office:value-type="string">
            <text:p>Dateibenennung</text:p>
          </table:table-cell>
          <table:table-cell table:style-name="ce179" office:value-type="string">
            <text:p>Nombrado de archivos</text:p>
          </table:table-cell>
          <table:table-cell table:style-name="ce187" office:value-type="string">
            <text:p>Nome dos arquivos</text:p>
          </table:table-cell>
          <table:table-cell table:style-name="ce216"/>
          <table:table-cell table:style-name="ce139" office:value-type="string">
            <text:p><text:span text:style-name="T4">Denominazione</text:span> file</text:p>
          </table:table-cell>
          <table:table-cell table:style-name="ce466" office:value-type="string">
            <text:p>Denumire fişiere</text:p>
          </table:table-cell>
          <table:table-cell table:style-name="ce139" office:value-type="string">
            <text:p>Tiedoston nimeäminen</text:p>
          </table:table-cell>
          <table:table-cell table:style-name="ce232"/>
          <table:table-cell table:style-name="ce235"/>
          <table:table-cell table:style-name="ce481" office:value-type="string">
            <text:p>Dosya isimlendirme</text:p>
          </table:table-cell>
          <table:table-cell table:style-name="ce187" office:value-type="string">
            <text:p>Ονοματοδοσία αρχείου</text:p>
          </table:table-cell>
          <table:table-cell table:style-name="ce169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249" table:number-columns-repeated="1006"/>
        </table:table-row>
        <table:table-row table:style-name="ro11">
          <table:table-cell table:style-name="ce129" office:value-type="string">
            <text:p>dlgPreferences_Capture_rbFreeText</text:p>
          </table:table-cell>
          <table:table-cell table:style-name="ce134"/>
          <table:table-cell table:style-name="ce139" office:value-type="string">
            <text:p>Free text with automatic counter</text:p>
          </table:table-cell>
          <table:table-cell table:style-name="ce152" office:value-type="string">
            <text:p>Texte libre avec compteur automatique</text:p>
          </table:table-cell>
          <table:table-cell table:style-name="ce478" office:value-type="string">
            <text:p>Vrije tekst met automatische teller</text:p>
          </table:table-cell>
          <table:table-cell table:style-name="ce170" office:value-type="string">
            <text:p>Freier Text mit automatischer Zählung</text:p>
          </table:table-cell>
          <table:table-cell table:style-name="ce179" office:value-type="string">
            <text:p>Texto libre con contador automático</text:p>
          </table:table-cell>
          <table:table-cell table:style-name="ce187" office:value-type="string">
            <text:p>Texto livre com contador automático</text:p>
          </table:table-cell>
          <table:table-cell table:style-name="ce216"/>
          <table:table-cell table:style-name="ce139" office:value-type="string">
            <text:p>Testo libero con contatore automatico</text:p>
          </table:table-cell>
          <table:table-cell table:style-name="ce466" office:value-type="string">
            <text:p>Text autonom cu contor automat</text:p>
          </table:table-cell>
          <table:table-cell table:style-name="ce139" office:value-type="string">
            <text:p>Vapaa teksti automaattisella numeroinnilla</text:p>
          </table:table-cell>
          <table:table-cell table:style-name="ce232"/>
          <table:table-cell table:style-name="ce235"/>
          <table:table-cell table:style-name="ce481" office:value-type="string">
            <text:p>Otomatik sayaçlı boş metin</text:p>
          </table:table-cell>
          <table:table-cell table:style-name="ce187" office:value-type="string">
            <text:p>Ελεύθερο κείμενο με αυτόματο μετρητή</text:p>
          </table:table-cell>
          <table:table-cell table:style-name="ce169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rbPattern</text:p>
          </table:table-cell>
          <table:table-cell table:style-name="ce134"/>
          <table:table-cell table:style-name="ce139" office:value-type="string">
            <text:p>Naming pattern</text:p>
          </table:table-cell>
          <table:table-cell table:style-name="ce152" office:value-type="string">
            <text:p>Modèle de nommage</text:p>
          </table:table-cell>
          <table:table-cell table:style-name="ce478" office:value-type="string">
            <text:p>Vormgeving naam</text:p>
          </table:table-cell>
          <table:table-cell table:style-name="ce170" office:value-type="string">
            <text:p>Muster für Namensgebung</text:p>
          </table:table-cell>
          <table:table-cell table:style-name="ce179" office:value-type="string">
            <text:p>Modelo de nomenclatura</text:p>
          </table:table-cell>
          <table:table-cell table:style-name="ce187" office:value-type="string">
            <text:p>Padrão de nomeação</text:p>
          </table:table-cell>
          <table:table-cell table:style-name="ce216"/>
          <table:table-cell table:style-name="ce139" office:value-type="string">
            <text:p>Esempio di denominazione</text:p>
          </table:table-cell>
          <table:table-cell table:style-name="ce466" office:value-type="string">
            <text:p>Model de denumire</text:p>
          </table:table-cell>
          <table:table-cell table:style-name="ce139" office:value-type="string">
            <text:p>Nimeämisasetukset</text:p>
          </table:table-cell>
          <table:table-cell table:style-name="ce232"/>
          <table:table-cell table:style-name="ce235"/>
          <table:table-cell table:style-name="ce481" office:value-type="string">
            <text:p>İsimlendirme şablonu</text:p>
          </table:table-cell>
          <table:table-cell table:style-name="ce187" office:value-type="string">
            <text:p>Σχέδιο ονοματοδοσίας</text:p>
          </table:table-cell>
          <table:table-cell table:style-name="ce169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Year</text:p>
          </table:table-cell>
          <table:table-cell table:style-name="ce134"/>
          <table:table-cell table:style-name="ce139" office:value-type="string">
            <text:p>Year</text:p>
          </table:table-cell>
          <table:table-cell table:style-name="ce152" office:value-type="string">
            <text:p>Année</text:p>
          </table:table-cell>
          <table:table-cell table:style-name="ce478" office:value-type="string">
            <text:p>Jaar</text:p>
          </table:table-cell>
          <table:table-cell table:style-name="ce170" office:value-type="string">
            <text:p>Jahr</text:p>
          </table:table-cell>
          <table:table-cell table:style-name="ce179" office:value-type="string">
            <text:p>Año</text:p>
          </table:table-cell>
          <table:table-cell table:style-name="ce187" office:value-type="string">
            <text:p>Ano</text:p>
          </table:table-cell>
          <table:table-cell table:style-name="ce216"/>
          <table:table-cell table:style-name="ce139" office:value-type="string">
            <text:p>Anno</text:p>
          </table:table-cell>
          <table:table-cell table:style-name="ce466" office:value-type="string">
            <text:p>Anul</text:p>
          </table:table-cell>
          <table:table-cell table:style-name="ce139" office:value-type="string">
            <text:p>Vuosi</text:p>
          </table:table-cell>
          <table:table-cell table:style-name="ce232"/>
          <table:table-cell table:style-name="ce235"/>
          <table:table-cell table:style-name="ce481" office:value-type="string">
            <text:p>Yıl</text:p>
          </table:table-cell>
          <table:table-cell table:style-name="ce187" office:value-type="string">
            <text:p>Έτος</text:p>
          </table:table-cell>
          <table:table-cell table:style-name="ce169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onth</text:p>
          </table:table-cell>
          <table:table-cell table:style-name="ce134"/>
          <table:table-cell table:style-name="ce139" office:value-type="string">
            <text:p>Month</text:p>
          </table:table-cell>
          <table:table-cell table:style-name="ce152" office:value-type="string">
            <text:p>Mois</text:p>
          </table:table-cell>
          <table:table-cell table:style-name="ce478" office:value-type="string">
            <text:p>Maand</text:p>
          </table:table-cell>
          <table:table-cell table:style-name="ce170" office:value-type="string">
            <text:p>Monat</text:p>
          </table:table-cell>
          <table:table-cell table:style-name="ce179" office:value-type="string">
            <text:p>Mes</text:p>
          </table:table-cell>
          <table:table-cell table:style-name="ce187" office:value-type="string">
            <text:p>Mês</text:p>
          </table:table-cell>
          <table:table-cell table:style-name="ce216"/>
          <table:table-cell table:style-name="ce139" office:value-type="string">
            <text:p>Mese</text:p>
          </table:table-cell>
          <table:table-cell table:style-name="ce466" office:value-type="string">
            <text:p>Luna</text:p>
          </table:table-cell>
          <table:table-cell table:style-name="ce139" office:value-type="string">
            <text:p>Kuukausi</text:p>
          </table:table-cell>
          <table:table-cell table:style-name="ce232"/>
          <table:table-cell table:style-name="ce235"/>
          <table:table-cell table:style-name="ce481" office:value-type="string">
            <text:p>Ay</text:p>
          </table:table-cell>
          <table:table-cell table:style-name="ce187" office:value-type="string">
            <text:p>Μήνας</text:p>
          </table:table-cell>
          <table:table-cell table:style-name="ce169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Day</text:p>
          </table:table-cell>
          <table:table-cell table:style-name="ce134"/>
          <table:table-cell table:style-name="ce139" office:value-type="string">
            <text:p>Day</text:p>
          </table:table-cell>
          <table:table-cell table:style-name="ce152" office:value-type="string">
            <text:p>Jour</text:p>
          </table:table-cell>
          <table:table-cell table:style-name="ce478" office:value-type="string">
            <text:p>Dag</text:p>
          </table:table-cell>
          <table:table-cell table:style-name="ce170" office:value-type="string">
            <text:p>Tag</text:p>
          </table:table-cell>
          <table:table-cell table:style-name="ce179" office:value-type="string">
            <text:p>Día</text:p>
          </table:table-cell>
          <table:table-cell table:style-name="ce187" office:value-type="string">
            <text:p>Dia</text:p>
          </table:table-cell>
          <table:table-cell table:style-name="ce216"/>
          <table:table-cell table:style-name="ce139" office:value-type="string">
            <text:p>Giorno</text:p>
          </table:table-cell>
          <table:table-cell table:style-name="ce466" office:value-type="string">
            <text:p>Ziua</text:p>
          </table:table-cell>
          <table:table-cell table:style-name="ce139" office:value-type="string">
            <text:p>Päivä</text:p>
          </table:table-cell>
          <table:table-cell table:style-name="ce232"/>
          <table:table-cell table:style-name="ce235"/>
          <table:table-cell table:style-name="ce481" office:value-type="string">
            <text:p>Gün</text:p>
          </table:table-cell>
          <table:table-cell table:style-name="ce187" office:value-type="string">
            <text:p>Ημέρα</text:p>
          </table:table-cell>
          <table:table-cell table:style-name="ce169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Hour</text:p>
          </table:table-cell>
          <table:table-cell table:style-name="ce134"/>
          <table:table-cell table:style-name="ce139" office:value-type="string">
            <text:p>Hour</text:p>
          </table:table-cell>
          <table:table-cell table:style-name="ce152" office:value-type="string">
            <text:p>Heure</text:p>
          </table:table-cell>
          <table:table-cell table:style-name="ce478" office:value-type="string">
            <text:p>Uur</text:p>
          </table:table-cell>
          <table:table-cell table:style-name="ce170" office:value-type="string">
            <text:p>Stunde</text:p>
          </table:table-cell>
          <table:table-cell table:style-name="ce179" office:value-type="string">
            <text:p>Horas</text:p>
          </table:table-cell>
          <table:table-cell table:style-name="ce187" office:value-type="string">
            <text:p>Hora</text:p>
          </table:table-cell>
          <table:table-cell table:style-name="ce216"/>
          <table:table-cell table:style-name="ce139" office:value-type="string">
            <text:p>Ora</text:p>
          </table:table-cell>
          <table:table-cell table:style-name="ce466" office:value-type="string">
            <text:p>Ora</text:p>
          </table:table-cell>
          <table:table-cell table:style-name="ce139" office:value-type="string">
            <text:p>Tunti</text:p>
          </table:table-cell>
          <table:table-cell table:style-name="ce232"/>
          <table:table-cell table:style-name="ce235"/>
          <table:table-cell table:style-name="ce481" office:value-type="string">
            <text:p>Saat</text:p>
          </table:table-cell>
          <table:table-cell table:style-name="ce187" office:value-type="string">
            <text:p>Ώρα</text:p>
          </table:table-cell>
          <table:table-cell table:style-name="ce169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inute</text:p>
          </table:table-cell>
          <table:table-cell table:style-name="ce134"/>
          <table:table-cell table:style-name="ce139" office:value-type="string">
            <text:p>Minute</text:p>
          </table:table-cell>
          <table:table-cell table:style-name="ce152" office:value-type="string">
            <text:p>Minute</text:p>
          </table:table-cell>
          <table:table-cell table:style-name="ce478" office:value-type="string">
            <text:p>Minuut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tos</text:p>
          </table:table-cell>
          <table:table-cell table:style-name="ce187" office:value-type="string">
            <text:p>Minuto</text:p>
          </table:table-cell>
          <table:table-cell table:style-name="ce216"/>
          <table:table-cell table:style-name="ce139" office:value-type="string">
            <text:p>Minuto</text:p>
          </table:table-cell>
          <table:table-cell table:style-name="ce466" office:value-type="string">
            <text:p>Minutul</text:p>
          </table:table-cell>
          <table:table-cell table:style-name="ce139" office:value-type="string">
            <text:p>Minuutti</text:p>
          </table:table-cell>
          <table:table-cell table:style-name="ce232"/>
          <table:table-cell table:style-name="ce235"/>
          <table:table-cell table:style-name="ce481" office:value-type="string">
            <text:p>Dakika</text:p>
          </table:table-cell>
          <table:table-cell table:style-name="ce187" office:value-type="string">
            <text:p>Λεπτό</text:p>
          </table:table-cell>
          <table:table-cell table:style-name="ce169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Second</text:p>
          </table:table-cell>
          <table:table-cell table:style-name="ce134"/>
          <table:table-cell table:style-name="ce139" office:value-type="string">
            <text:p>Second</text:p>
          </table:table-cell>
          <table:table-cell table:style-name="ce152" office:value-type="string">
            <text:p>Seconde</text:p>
          </table:table-cell>
          <table:table-cell table:style-name="ce478" office:value-type="string">
            <text:p>Seconde</text:p>
          </table:table-cell>
          <table:table-cell table:style-name="ce170" office:value-type="string">
            <text:p>Sekunde</text:p>
          </table:table-cell>
          <table:table-cell table:style-name="ce179" office:value-type="string">
            <text:p>Segundo</text:p>
          </table:table-cell>
          <table:table-cell table:style-name="ce187" office:value-type="string">
            <text:p>Segundo</text:p>
          </table:table-cell>
          <table:table-cell table:style-name="ce216"/>
          <table:table-cell table:style-name="ce139" office:value-type="string">
            <text:p>Secondo</text:p>
          </table:table-cell>
          <table:table-cell table:style-name="ce466" office:value-type="string">
            <text:p>Secunda</text:p>
          </table:table-cell>
          <table:table-cell table:style-name="ce139" office:value-type="string">
            <text:p>Sekunti</text:p>
          </table:table-cell>
          <table:table-cell table:style-name="ce232"/>
          <table:table-cell table:style-name="ce235"/>
          <table:table-cell table:style-name="ce481" office:value-type="string">
            <text:p>Saniye</text:p>
          </table:table-cell>
          <table:table-cell table:style-name="ce187" office:value-type="string">
            <text:p>Δευτερόλεπτο</text:p>
          </table:table-cell>
          <table:table-cell table:style-name="ce169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Counter</text:p>
          </table:table-cell>
          <table:table-cell table:style-name="ce134"/>
          <table:table-cell table:style-name="ce139" office:value-type="string">
            <text:p>Counter</text:p>
          </table:table-cell>
          <table:table-cell table:style-name="ce152" office:value-type="string">
            <text:p>Compteur</text:p>
          </table:table-cell>
          <table:table-cell table:style-name="ce478" office:value-type="string">
            <text:p>Teller</text:p>
          </table:table-cell>
          <table:table-cell table:style-name="ce170" office:value-type="string">
            <text:p>Zähler</text:p>
          </table:table-cell>
          <table:table-cell table:style-name="ce179" office:value-type="string">
            <text:p>Contador</text:p>
          </table:table-cell>
          <table:table-cell table:style-name="ce187" office:value-type="string">
            <text:p>Contador</text:p>
          </table:table-cell>
          <table:table-cell table:style-name="ce216"/>
          <table:table-cell table:style-name="ce139" office:value-type="string">
            <text:p>Contatore</text:p>
          </table:table-cell>
          <table:table-cell table:style-name="ce466" office:value-type="string">
            <text:p>Contor</text:p>
          </table:table-cell>
          <table:table-cell table:style-name="ce139" office:value-type="string">
            <text:p>Laskuri</text:p>
          </table:table-cell>
          <table:table-cell table:style-name="ce232"/>
          <table:table-cell table:style-name="ce235"/>
          <table:table-cell table:style-name="ce481" office:value-type="string">
            <text:p>Sayaç</text:p>
          </table:table-cell>
          <table:table-cell table:style-name="ce187" office:value-type="string">
            <text:p>Μετρητής</text:p>
          </table:table-cell>
          <table:table-cell table:style-name="ce169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btnResetCounter</text:p>
          </table:table-cell>
          <table:table-cell table:style-name="ce134">
            <office:annotation draw:style-name="gr13" draw:text-style-name="P1" svg:width="4.47cm" svg:height="1.562cm" svg:x="12.247cm" svg:y="18.57cm" draw:caption-point-x="-0.61cm" draw:caption-point-y="1.53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39" office:value-type="string">
            <text:p>Reset counters</text:p>
          </table:table-cell>
          <table:table-cell table:style-name="ce152" office:value-type="string">
            <text:p>Reset des compteurs</text:p>
          </table:table-cell>
          <table:table-cell table:style-name="ce478" office:value-type="string">
            <text:p>Herstart teller</text:p>
          </table:table-cell>
          <table:table-cell table:style-name="ce170" office:value-type="string">
            <text:p>Zähler zurücksetzen</text:p>
          </table:table-cell>
          <table:table-cell table:style-name="ce179" office:value-type="string">
            <text:p>Reiniciar contadores</text:p>
          </table:table-cell>
          <table:table-cell table:style-name="ce187" office:value-type="string">
            <text:p>Resetar contadores</text:p>
          </table:table-cell>
          <table:table-cell table:style-name="ce216"/>
          <table:table-cell table:style-name="ce139" office:value-type="string">
            <text:p>Azzera contatori</text:p>
          </table:table-cell>
          <table:table-cell table:style-name="ce466" office:value-type="string">
            <text:p>Resetare contoare</text:p>
          </table:table-cell>
          <table:table-cell table:style-name="ce139" office:value-type="string">
            <text:p>Laskurin nollaus</text:p>
          </table:table-cell>
          <table:table-cell table:style-name="ce232"/>
          <table:table-cell table:style-name="ce235"/>
          <table:table-cell table:style-name="ce481" office:value-type="string">
            <text:p>Sayaçları sıfırla</text:p>
          </table:table-cell>
          <table:table-cell table:style-name="ce187" office:value-type="string">
            <text:p>Μηδενισμός μετρητών</text:p>
          </table:table-cell>
          <table:table-cell table:style-name="ce169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Memory</text:p>
          </table:table-cell>
          <table:table-cell table:style-name="ce134"/>
          <table:table-cell table:style-name="ce139" office:value-type="string">
            <text:p>Memory</text:p>
          </table:table-cell>
          <table:table-cell table:style-name="ce152" office:value-type="string">
            <text:p>Mémoire</text:p>
          </table:table-cell>
          <table:table-cell table:style-name="ce478" office:value-type="string">
            <text:p>Geheugen</text:p>
          </table:table-cell>
          <table:table-cell table:style-name="ce170" office:value-type="string">
            <text:p>Speicher</text:p>
          </table:table-cell>
          <table:table-cell table:style-name="ce179" office:value-type="string">
            <text:p>Memoria</text:p>
          </table:table-cell>
          <table:table-cell table:style-name="ce187" office:value-type="string">
            <text:p>Memória</text:p>
          </table:table-cell>
          <table:table-cell table:style-name="ce216"/>
          <table:table-cell table:style-name="ce139" office:value-type="string">
            <text:p>Memoria</text:p>
          </table:table-cell>
          <table:table-cell table:style-name="ce466" office:value-type="string">
            <text:p>Memorie</text:p>
          </table:table-cell>
          <table:table-cell table:style-name="ce139" office:value-type="string">
            <text:p>Muisti</text:p>
          </table:table-cell>
          <table:table-cell table:style-name="ce232"/>
          <table:table-cell table:style-name="ce235"/>
          <table:table-cell table:style-name="ce481" office:value-type="string">
            <text:p>Bellek</text:p>
          </table:table-cell>
          <table:table-cell table:style-name="ce187" office:value-type="string">
            <text:p>Μνήμη</text:p>
          </table:table-cell>
          <table:table-cell table:style-name="ce169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249" table:number-columns-repeated="1006"/>
        </table:table-row>
        <table:table-row table:style-name="ro11">
          <table:table-cell table:style-name="ce129" office:value-type="string">
            <text:p>dlgPreferences_Capture_lblMemoryBuffer</text:p>
          </table:table-cell>
          <table:table-cell table:style-name="ce134"/>
          <table:table-cell table:style-name="ce139" office:value-type="string">
            <text:p>Memory allocated for capture buffers: {0} MB.</text:p>
          </table:table-cell>
          <table:table-cell table:style-name="ce152" office:value-type="string">
            <text:p>Mémoire allouée pour la mémoire tampon : {0} Mo.</text:p>
          </table:table-cell>
          <table:table-cell table:style-name="ce478" office:value-type="string">
            <text:p>Toegewezen geheugen voor buffering van opname: {0} MB.</text:p>
          </table:table-cell>
          <table:table-cell table:style-name="ce481" office:value-type="string">
            <text:p>Pufferspeicher für Aufnahme: {0} MB.</text:p>
          </table:table-cell>
          <table:table-cell table:style-name="ce179" office:value-type="string">
            <text:p>Memoria asignada al buffer : {0} MB.</text:p>
          </table:table-cell>
          <table:table-cell table:style-name="ce481" office:value-type="string">
            <text:p>Memória usada para captura de buffers: {0} MB.</text:p>
          </table:table-cell>
          <table:table-cell table:style-name="ce216"/>
          <table:table-cell table:style-name="ce139" office:value-type="string">
            <text:p>Memoria allocata per buffer di cattura: {0} MB.</text:p>
          </table:table-cell>
          <table:table-cell table:style-name="ce466" office:value-type="string">
            <text:p>Memorie alocată bufferelor de captură: {0} MB.</text:p>
          </table:table-cell>
          <table:table-cell table:style-name="ce139" office:value-type="string">
            <text:p>Tallennukseen varattu muistimäärä : {0} Mb.</text:p>
          </table:table-cell>
          <table:table-cell table:style-name="ce232"/>
          <table:table-cell table:style-name="ce235"/>
          <table:table-cell table:style-name="ce481" office:value-type="string">
            <text:p>Capture tamponu için ayrılmış bellek: {0} MB.</text:p>
          </table:table-cell>
          <table:table-cell table:style-name="ce187" office:value-type="string">
            <text:p>Προσδιορισμένη ενδιάμεση μνήμη αποτύπωσης: {0} MB.</text:p>
          </table:table-cell>
          <table:table-cell table:style-name="ce481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249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463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34">
          <table:table-cell table:style-name="ce36" office:value-type="string">
            <text:p>dlgPreferences_chkDrawOnPlay</text:p>
          </table:table-cell>
          <table:table-cell table:style-name="ce464"/>
          <table:table-cell table:style-name="ce466" office:value-type="string">
            <text:p>Show drawings when video is playing</text:p>
          </table:table-cell>
          <table:table-cell table:style-name="ce472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66" office:value-type="string">
            <text:p>Zeige Zeichenelemente bei Wiedergabe</text:p>
          </table:table-cell>
          <table:table-cell table:style-name="ce482" office:value-type="string">
            <text:p>Mostrar los dibujos durante la reproducción del vídeo</text:p>
          </table:table-cell>
          <table:table-cell table:style-name="ce184" office:value-type="string">
            <text:p>Mostrar desenhos enquanto o vídeo estiver reproduzindo</text:p>
          </table:table-cell>
          <table:table-cell table:style-name="ce217"/>
          <table:table-cell table:style-name="ce220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3" office:value-type="string">
            <text:p>Näytä piirrustukset videon aikana</text:p>
          </table:table-cell>
          <table:table-cell table:style-name="ce229" office:value-type="string">
            <text:p>Vis tegninger samtidig meg videoavspilling</text:p>
          </table:table-cell>
          <table:table-cell table:style-name="ce492" office:value-type="string">
            <text:p>当播放视频的时候显示绘制信息</text:p>
          </table:table-cell>
          <table:table-cell table:style-name="ce183" office:value-type="string">
            <text:p>Video oynatılırken çizimleri göster</text:p>
          </table:table-cell>
          <table:table-cell table:style-name="ce242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464"/>
          <table:table-cell table:style-name="ce466" office:value-type="string">
            <text:p>Enable persistence</text:p>
          </table:table-cell>
          <table:table-cell table:style-name="ce472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3" office:value-type="string">
            <text:p>Nachleuchten aktivieren</text:p>
          </table:table-cell>
          <table:table-cell table:style-name="ce482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3" office:value-type="string">
            <text:p>Aktivoi pysyvyys</text:p>
          </table:table-cell>
          <table:table-cell table:style-name="ce229" office:value-type="string">
            <text:p>Start likevekt</text:p>
          </table:table-cell>
          <table:table-cell table:style-name="ce492" office:value-type="string">
            <text:p>允许持久性</text:p>
          </table:table-cell>
          <table:table-cell table:style-name="ce183" office:value-type="string">
            <text:p>Kalıcılığı aktive et</text:p>
          </table:table-cell>
          <table:table-cell table:style-name="ce242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26">
          <table:table-cell table:style-name="ce36" office:value-type="string">
            <text:p>dlgPreferences_DeinterlaceByDefault</text:p>
          </table:table-cell>
          <table:table-cell table:style-name="ce464"/>
          <table:table-cell table:style-name="ce466" office:value-type="string">
            <text:p>Always deinterlace when opening a new video.</text:p>
          </table:table-cell>
          <table:table-cell table:style-name="ce472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3" office:value-type="string">
            <text:p>Beim Öffnen eines neuen Videos Deinterlace verwenden</text:p>
          </table:table-cell>
          <table:table-cell table:style-name="ce482" office:value-type="string">
            <text:p>Siempre desentrelazar al abrir un vídeo nuevo</text:p>
          </table:table-cell>
          <table:table-cell table:style-name="ce183" office:value-type="string">
            <text:p>Sempre desentrelaçar ao abrir um novo vídeo.</text:p>
          </table:table-cell>
          <table:table-cell table:style-name="ce217"/>
          <table:table-cell table:style-name="ce220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3" office:value-type="string">
            <text:p>Poista aina kuvien limitykset avattaessa uusi video.</text:p>
          </table:table-cell>
          <table:table-cell table:style-name="ce229" office:value-type="string">
            <text:p>Alltid deinterlace ved åpning av ny video</text:p>
          </table:table-cell>
          <table:table-cell table:style-name="ce492" office:value-type="string">
            <text:p>当打开一个新视频的时候使用反交错.</text:p>
          </table:table-cell>
          <table:table-cell table:style-name="ce183" office:value-type="string">
            <text:p>Yeni bir video açarken her zaman deinterlace et</text:p>
          </table:table-cell>
          <table:table-cell table:style-name="ce242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464" office:value-type="string">
            <text:p>also on ScreenManagerLang</text:p>
          </table:table-cell>
          <table:table-cell table:style-name="ce466" office:value-type="string">
            <text:p>Force 16:9</text:p>
          </table:table-cell>
          <table:table-cell table:style-name="ce472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3" office:value-type="string">
            <text:p>16:9 erzwingen</text:p>
          </table:table-cell>
          <table:table-cell table:style-name="ce482" office:value-type="string">
            <text:p>Forzar 16:9</text:p>
          </table:table-cell>
          <table:table-cell table:style-name="ce183" office:value-type="string">
            <text:p>Forçar formato 16:9</text:p>
          </table:table-cell>
          <table:table-cell table:style-name="ce217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492" office:value-type="string">
            <text:p>强制 16:9</text:p>
          </table:table-cell>
          <table:table-cell table:style-name="ce183" office:value-type="string">
            <text:p>16:9'u Zorla</text:p>
          </table:table-cell>
          <table:table-cell table:style-name="ce242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464" office:value-type="string">
            <text:p>also on ScreenManagerLang</text:p>
          </table:table-cell>
          <table:table-cell table:style-name="ce466" office:value-type="string">
            <text:p>Force 4:3</text:p>
          </table:table-cell>
          <table:table-cell table:style-name="ce472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3" office:value-type="string">
            <text:p>4:3 erzwingen</text:p>
          </table:table-cell>
          <table:table-cell table:style-name="ce482" office:value-type="string">
            <text:p>Forzar 4:3</text:p>
          </table:table-cell>
          <table:table-cell table:style-name="ce183" office:value-type="string">
            <text:p>Forçar formato 4:3</text:p>
          </table:table-cell>
          <table:table-cell table:style-name="ce217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492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2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464" office:value-type="string">
            <text:p>also on ScreenManagerLang</text:p>
          </table:table-cell>
          <table:table-cell table:style-name="ce466" office:value-type="string">
            <text:p>Auto Detection</text:p>
          </table:table-cell>
          <table:table-cell table:style-name="ce472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3" office:value-type="string">
            <text:p>Automatisch erkennen</text:p>
          </table:table-cell>
          <table:table-cell table:style-name="ce482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492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2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34">
          <table:table-cell table:style-name="ce35" office:value-type="string">
            <text:p>dlgPreferences_GroupAnalysisMode</text:p>
          </table:table-cell>
          <table:table-cell table:style-name="ce463"/>
          <table:table-cell table:style-name="ce465" office:value-type="string">
            <text:p>Switch To Analysis Mode</text:p>
          </table:table-cell>
          <table:table-cell table:style-name="ce471" office:value-type="string">
            <text:p>Bascule en mode Analyse</text:p>
          </table:table-cell>
          <table:table-cell table:style-name="ce475" office:value-type="string">
            <text:p>Schakel naar Analyse functie</text:p>
          </table:table-cell>
          <table:table-cell table:style-name="ce66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4" office:value-type="string">
            <text:p>Mudar para o Módulo de Análise</text:p>
          </table:table-cell>
          <table:table-cell table:style-name="ce215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30" office:value-type="string">
            <text:p>Bytt til Analyse modus</text:p>
          </table:table-cell>
          <table:table-cell table:style-name="ce492" office:value-type="string">
            <text:p>当以下情况切换至分析模式</text:p>
          </table:table-cell>
          <table:table-cell table:style-name="ce239" office:value-type="string">
            <text:p>Analiz Moduna Geç</text:p>
          </table:table-cell>
          <table:table-cell table:style-name="ce242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463"/>
          <table:table-cell table:style-name="ce465" office:value-type="string">
            <text:p>Colors</text:p>
          </table:table-cell>
          <table:table-cell table:style-name="ce471" office:value-type="string">
            <text:p>Couleurs</text:p>
          </table:table-cell>
          <table:table-cell table:style-name="ce475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482" office:value-type="string">
            <text:p>Colores</text:p>
          </table:table-cell>
          <table:table-cell table:style-name="ce183" office:value-type="string">
            <text:p>Cores</text:p>
          </table:table-cell>
          <table:table-cell table:style-name="ce215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30" office:value-type="string">
            <text:p>Farger</text:p>
          </table:table-cell>
          <table:table-cell table:style-name="ce492" office:value-type="string">
            <text:p>颜色</text:p>
          </table:table-cell>
          <table:table-cell table:style-name="ce239" office:value-type="string">
            <text:p>Renkler</text:p>
          </table:table-cell>
          <table:table-cell table:style-name="ce242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464"/>
          <table:table-cell table:style-name="ce466" office:value-type="string">
            <text:p>Persistence</text:p>
          </table:table-cell>
          <table:table-cell table:style-name="ce472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3" office:value-type="string">
            <text:p>Nachleuchten</text:p>
          </table:table-cell>
          <table:table-cell table:style-name="ce482" office:value-type="string">
            <text:p>Persistencia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492" office:value-type="string">
            <text:p>持久性</text:p>
          </table:table-cell>
          <table:table-cell table:style-name="ce183" office:value-type="string">
            <text:p>Kalıcılık</text:p>
          </table:table-cell>
          <table:table-cell table:style-name="ce242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463"/>
          <table:table-cell table:style-name="ce465" office:value-type="string">
            <text:p>Grid:</text:p>
          </table:table-cell>
          <table:table-cell table:style-name="ce471" office:value-type="string">
            <text:p>Grille :</text:p>
          </table:table-cell>
          <table:table-cell table:style-name="ce475" office:value-type="string">
            <text:p>Raster:</text:p>
          </table:table-cell>
          <table:table-cell table:style-name="ce66" office:value-type="string">
            <text:p>Raster :</text:p>
          </table:table-cell>
          <table:table-cell table:style-name="ce482" office:value-type="string">
            <text:p>Cuadrícula :</text:p>
          </table:table-cell>
          <table:table-cell table:style-name="ce183" office:value-type="string">
            <text:p>Grade:</text:p>
          </table:table-cell>
          <table:table-cell table:style-name="ce215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30" office:value-type="string">
            <text:p>Rutenett:</text:p>
          </table:table-cell>
          <table:table-cell table:style-name="ce492" office:value-type="string">
            <text:p>网格:</text:p>
          </table:table-cell>
          <table:table-cell table:style-name="ce239" office:value-type="string">
            <text:p>Izgara:</text:p>
          </table:table-cell>
          <table:table-cell table:style-name="ce242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HistoryCount</text:p>
          </table:table-cell>
          <table:table-cell table:style-name="ce463"/>
          <table:table-cell table:style-name="ce465" office:value-type="string">
            <text:p>Number of files in history:</text:p>
          </table:table-cell>
          <table:table-cell table:style-name="ce471" office:value-type="string">
            <text:p>Nombre de fichiers dans l'historique :</text:p>
          </table:table-cell>
          <table:table-cell table:style-name="ce475" office:value-type="string">
            <text:p>Aantal bestanden in historie:</text:p>
          </table:table-cell>
          <table:table-cell table:style-name="ce66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3" office:value-type="string">
            <text:p>Número de arquivos no histórico:</text:p>
          </table:table-cell>
          <table:table-cell table:style-name="ce215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30" office:value-type="string">
            <text:p>Antall filer i historielisten:</text:p>
          </table:table-cell>
          <table:table-cell table:style-name="ce492" office:value-type="string">
            <text:p>历史文件显示个数:</text:p>
          </table:table-cell>
          <table:table-cell table:style-name="ce239" office:value-type="string">
            <text:p>Geçmişteki dosya sayısı:</text:p>
          </table:table-cell>
          <table:table-cell table:style-name="ce242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Preferences_LabelImageFormat</text:p>
          </table:table-cell>
          <table:table-cell table:style-name="ce464"/>
          <table:table-cell table:style-name="ce466" office:value-type="string">
            <text:p>Default image format:</text:p>
          </table:table-cell>
          <table:table-cell table:style-name="ce472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66" office:value-type="string">
            <text:p>Standard Bildformat</text:p>
          </table:table-cell>
          <table:table-cell table:style-name="ce176" office:value-type="string">
            <text:p>Formato de imagen por defecto</text:p>
          </table:table-cell>
          <table:table-cell table:style-name="ce185" office:value-type="string">
            <text:p>Formato padrão de imagem:</text:p>
          </table:table-cell>
          <table:table-cell table:style-name="ce217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3" office:value-type="string">
            <text:p>Kuvien oletusformaatti:</text:p>
          </table:table-cell>
          <table:table-cell table:style-name="ce229" office:value-type="string">
            <text:p>Standard bildeformat:</text:p>
          </table:table-cell>
          <table:table-cell table:style-name="ce492" office:value-type="string">
            <text:p>默认图像显示格式:</text:p>
          </table:table-cell>
          <table:table-cell table:style-name="ce183" office:value-type="string">
            <text:p>Öntanımlı imaj formatı:</text:p>
          </table:table-cell>
          <table:table-cell table:style-name="ce242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463"/>
          <table:table-cell table:style-name="ce465" office:value-type="string">
            <text:p>Language:</text:p>
          </table:table-cell>
          <table:table-cell table:style-name="ce471" office:value-type="string">
            <text:p>Langue :</text:p>
          </table:table-cell>
          <table:table-cell table:style-name="ce475" office:value-type="string">
            <text:p>Taal:</text:p>
          </table:table-cell>
          <table:table-cell table:style-name="ce66" office:value-type="string">
            <text:p>Sprache :</text:p>
          </table:table-cell>
          <table:table-cell table:style-name="ce482" office:value-type="string">
            <text:p>Idioma:</text:p>
          </table:table-cell>
          <table:table-cell table:style-name="ce183" office:value-type="string">
            <text:p>Idioma:</text:p>
          </table:table-cell>
          <table:table-cell table:style-name="ce215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30" office:value-type="string">
            <text:p>Språk:</text:p>
          </table:table-cell>
          <table:table-cell table:style-name="ce492" office:value-type="string">
            <text:p>语言:</text:p>
          </table:table-cell>
          <table:table-cell table:style-name="ce239" office:value-type="string">
            <text:p>Dil:</text:p>
          </table:table-cell>
          <table:table-cell table:style-name="ce496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463"/>
          <table:table-cell table:style-name="ce465" office:value-type="string">
            <text:p>And</text:p>
          </table:table-cell>
          <table:table-cell table:style-name="ce471" office:value-type="string">
            <text:p>Et</text:p>
          </table:table-cell>
          <table:table-cell table:style-name="ce475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176" office:value-type="string">
            <text:p>Y</text:p>
          </table:table-cell>
          <table:table-cell table:style-name="ce183" office:value-type="string">
            <text:p>E</text:p>
          </table:table-cell>
          <table:table-cell table:style-name="ce215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30" office:value-type="string">
            <text:p>Og</text:p>
          </table:table-cell>
          <table:table-cell table:style-name="ce492" office:value-type="string">
            <text:p>和</text:p>
          </table:table-cell>
          <table:table-cell table:style-name="ce239" office:value-type="string">
            <text:p>Ve</text:p>
          </table:table-cell>
          <table:table-cell table:style-name="ce496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463"/>
          <table:table-cell table:style-name="ce465" office:value-type="string">
            <text:p>Perspective Grid:</text:p>
          </table:table-cell>
          <table:table-cell table:style-name="ce471" office:value-type="string">
            <text:p>Grille de Perspective:</text:p>
          </table:table-cell>
          <table:table-cell table:style-name="ce475" office:value-type="string">
            <text:p>Perspectief Vlak:</text:p>
          </table:table-cell>
          <table:table-cell table:style-name="ce66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3" office:value-type="string">
            <text:p>Grade de Perspectiva:</text:p>
          </table:table-cell>
          <table:table-cell table:style-name="ce215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30" office:value-type="string">
            <text:p>Perspektiv Rutenett:</text:p>
          </table:table-cell>
          <table:table-cell table:style-name="ce492" office:value-type="string">
            <text:p>透视网格:</text:p>
          </table:table-cell>
          <table:table-cell table:style-name="ce239" office:value-type="string">
            <text:p>Perspektif Izgarası:</text:p>
          </table:table-cell>
          <table:table-cell table:style-name="ce242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TimeFormat</text:p>
          </table:table-cell>
          <table:table-cell table:style-name="ce463"/>
          <table:table-cell table:style-name="ce465" office:value-type="string">
            <text:p>Time markers format</text:p>
          </table:table-cell>
          <table:table-cell table:style-name="ce471" office:value-type="string">
            <text:p>Format des marqueurs temporels</text:p>
          </table:table-cell>
          <table:table-cell table:style-name="ce475" office:value-type="string">
            <text:p>Tijdmarkeringsvorm</text:p>
          </table:table-cell>
          <table:table-cell table:style-name="ce114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3" office:value-type="string">
            <text:p>Formato de marcação de tempo</text:p>
          </table:table-cell>
          <table:table-cell table:style-name="ce215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30" office:value-type="string">
            <text:p>Tidsmarkør format</text:p>
          </table:table-cell>
          <table:table-cell table:style-name="ce492" office:value-type="string">
            <text:p>时间标记格式</text:p>
          </table:table-cell>
          <table:table-cell table:style-name="ce239" office:value-type="string">
            <text:p>Zaman işaretleyicisi formatı</text:p>
          </table:table-cell>
          <table:table-cell table:style-name="ce496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Preferences_LabelWorkingZoneMemory</text:p>
          </table:table-cell>
          <table:table-cell table:style-name="ce463"/>
          <table:table-cell table:style-name="ce465" office:value-type="string">
            <text:p>Working Zone will take less than {0} MB of Memory.</text:p>
          </table:table-cell>
          <table:table-cell table:style-name="ce471" office:value-type="string">
            <text:p>La Zone de Travail prend moins de {0} Mo de mémoire.</text:p>
          </table:table-cell>
          <table:table-cell table:style-name="ce476" office:value-type="string">
            <text:p>Werkgebied zal minder dan {0} MB van het geheugen innemen.</text:p>
          </table:table-cell>
          <table:table-cell table:style-name="ce66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3" office:value-type="string">
            <text:p>Zona de Trabalho usará menos que {0} MB de Memória.</text:p>
          </table:table-cell>
          <table:table-cell table:style-name="ce215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30" office:value-type="string">
            <text:p>Arbeidsfelt vil benytte seg av mindre enn {0} MB minne.</text:p>
          </table:table-cell>
          <table:table-cell table:style-name="ce492" office:value-type="string">
            <text:p>工作区文件占用内存少于 {0} MB.</text:p>
          </table:table-cell>
          <table:table-cell table:style-name="ce239" office:value-type="string">
            <text:p>Çalışma Alanı Hafızanın {0} MB'ından daha azını kullanacaktır.</text:p>
          </table:table-cell>
          <table:table-cell table:style-name="ce242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Preferences_LabelWorkingZoneSeconds</text:p>
          </table:table-cell>
          <table:table-cell table:style-name="ce463"/>
          <table:table-cell table:style-name="ce465" office:value-type="string">
            <text:p>Working Zone is less than {0} seconds.</text:p>
          </table:table-cell>
          <table:table-cell table:style-name="ce471" office:value-type="string">
            <text:p>La Zone de Travail fait moins de {0} secondes.</text:p>
          </table:table-cell>
          <table:table-cell table:style-name="ce475" office:value-type="string">
            <text:p>Werkgebied is minder dan {0} seconden.</text:p>
          </table:table-cell>
          <table:table-cell table:style-name="ce66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3" office:value-type="string">
            <text:p>A Zona de Trabalho é menor que {0} segundos.</text:p>
          </table:table-cell>
          <table:table-cell table:style-name="ce215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30" office:value-type="string">
            <text:p>Arbeidsfelt er mindre enn {0} sekunder.</text:p>
          </table:table-cell>
          <table:table-cell table:style-name="ce492" office:value-type="string">
            <text:p>工作区视频文件小于 {0} 秒.</text:p>
          </table:table-cell>
          <table:table-cell table:style-name="ce239" office:value-type="string">
            <text:p>Çalışma Alanı {0} saniyeden daha az.</text:p>
          </table:table-cell>
          <table:table-cell table:style-name="ce242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Preferences_lblFading</text:p>
          </table:table-cell>
          <table:table-cell table:style-name="ce464"/>
          <table:table-cell table:style-name="ce466" office:value-type="string">
            <text:p>By default, drawings will stay visible for {0} images around the Key Image.</text:p>
          </table:table-cell>
          <table:table-cell table:style-name="ce472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3" office:value-type="string">
            <text:p>Standardmäßig bleiben Zeichenelemente für {0} Einzelbilder um ein Schlüsselbild sichtbar.</text:p>
          </table:table-cell>
          <table:table-cell table:style-name="ce176" office:value-type="string">
            <text:p>Por defecto, los dibujos permanecerán visibles durante {0} imágenes alrededor la imagen clave</text:p>
          </table:table-cell>
          <table:table-cell table:style-name="ce183" office:value-type="string">
            <text:p>Por padrão os desenhos permanecerão {0} imagens ao redor do Quadro de Imagem.</text:p>
          </table:table-cell>
          <table:table-cell table:style-name="ce217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3" office:value-type="string">
            <text:p>Oletuksena piirrokset pysyvät näkyvissä {0} kuvaa ennen ja jälkeen avainkuvan.</text:p>
          </table:table-cell>
          <table:table-cell table:style-name="ce229" office:value-type="string">
            <text:p>Tegninger vil være synlige I {0} enkeltbilder rundt nøkkelbildet.</text:p>
          </table:table-cell>
          <table:table-cell table:style-name="ce492" office:value-type="string">
            <text:p>默认情况下，从关键图像开始绘制信息将被保持 {0} 次.</text:p>
          </table:table-cell>
          <table:table-cell table:style-name="ce183" office:value-type="string">
            <text:p>Öntanımlı değer olarak, çizimler Anahtar İmajın etrafındaki {0} imaj boyunca görülebilir kalacaktır.</text:p>
          </table:table-cell>
          <table:table-cell table:style-name="ce2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464"/>
          <table:table-cell table:style-name="ce466" office:value-type="string">
            <text:p>Speed unit:</text:p>
          </table:table-cell>
          <table:table-cell table:style-name="ce472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3" office:value-type="string">
            <text:p>Geschwindigkeitseinheit:</text:p>
          </table:table-cell>
          <table:table-cell table:style-name="ce181" office:value-type="string">
            <text:p>Unidad de velocidad :</text:p>
          </table:table-cell>
          <table:table-cell table:style-name="ce188" office:value-type="string">
            <text:p>Unidade de Velocidade:</text:p>
          </table:table-cell>
          <table:table-cell table:style-name="ce217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466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493" office:value-type="string">
            <text:p>速度单位:</text:p>
          </table:table-cell>
          <table:table-cell table:style-name="ce495" office:value-type="string">
            <text:p>Hız birimi:</text:p>
          </table:table-cell>
          <table:table-cell table:style-name="ce183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464" office:value-type="string">
            <office:annotation draw:style-name="gr14" draw:text-style-name="P1" svg:width="6.62cm" svg:height="2.094cm" svg:x="12.247cm" svg:y="37.371cm" draw:caption-point-x="-0.61cm" draw:caption-point-y="1.536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66" office:value-type="string">
            <text:p>Meters per second ({0})</text:p>
          </table:table-cell>
          <table:table-cell table:style-name="ce472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3" office:value-type="string">
            <text:p>Meter pro Sekunde ({0})</text:p>
          </table:table-cell>
          <table:table-cell table:style-name="ce181" office:value-type="string">
            <text:p>Metros por segundo ({0})</text:p>
          </table:table-cell>
          <table:table-cell table:style-name="ce486" office:value-type="string">
            <text:p>Metros por segundo ({0})</text:p>
          </table:table-cell>
          <table:table-cell table:style-name="ce217"/>
          <table:table-cell table:style-name="ce466" office:value-type="string">
            <text:p>Metri al secondo ({0})</text:p>
          </table:table-cell>
          <table:table-cell table:style-name="ce466" office:value-type="string">
            <text:p>Metri pe secondă ({0})</text:p>
          </table:table-cell>
          <table:table-cell table:style-name="ce466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493" office:value-type="string">
            <text:p>米/秒 ({0})</text:p>
          </table:table-cell>
          <table:table-cell table:style-name="ce495" office:value-type="string">
            <text:p>Metre bölü saniye ({0})</text:p>
          </table:table-cell>
          <table:table-cell table:style-name="ce183" office:value-type="string">
            <text:p>Μέτρα ανά δευτερόλεπτο ({0})</text:p>
          </table:table-cell>
          <table:table-cell table:style-name="ce495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464"/>
          <table:table-cell table:style-name="ce466" office:value-type="string">
            <text:p>Kilometers per hour ({0})</text:p>
          </table:table-cell>
          <table:table-cell table:style-name="ce472" office:value-type="string">
            <text:p>Kilomètres / heure ({0})</text:p>
          </table:table-cell>
          <table:table-cell table:style-name="ce476" office:value-type="string">
            <text:p>Kilometer per uur ({0})</text:p>
          </table:table-cell>
          <table:table-cell table:style-name="ce173" office:value-type="string">
            <text:p>Kilometer pro Stunde ({0})</text:p>
          </table:table-cell>
          <table:table-cell table:style-name="ce181" office:value-type="string">
            <text:p>Kilómetros por hora ({0})</text:p>
          </table:table-cell>
          <table:table-cell table:style-name="ce188" office:value-type="string">
            <text:p>Kilomêtros por hora ({0})</text:p>
          </table:table-cell>
          <table:table-cell table:style-name="ce217"/>
          <table:table-cell table:style-name="ce466" office:value-type="string">
            <text:p>Chilometri all'ora ({0})</text:p>
          </table:table-cell>
          <table:table-cell table:style-name="ce466" office:value-type="string">
            <text:p>Kilometri pe oră ({0})</text:p>
          </table:table-cell>
          <table:table-cell table:style-name="ce466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493" office:value-type="string">
            <text:p>千米/小时 ({0})</text:p>
          </table:table-cell>
          <table:table-cell table:style-name="ce495" office:value-type="string">
            <text:p>Kilometre bölü saat ({0})</text:p>
          </table:table-cell>
          <table:table-cell table:style-name="ce183" office:value-type="string">
            <text:p>Χιλιόμετρα ανά ώρα ({0})</text:p>
          </table:table-cell>
          <table:table-cell table:style-name="ce495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464"/>
          <table:table-cell table:style-name="ce466" office:value-type="string">
            <text:p>Feet per second ({0})</text:p>
          </table:table-cell>
          <table:table-cell table:style-name="ce472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3" office:value-type="string">
            <text:p>Fuß pro Sekunde ({0})</text:p>
          </table:table-cell>
          <table:table-cell table:style-name="ce181" office:value-type="string">
            <text:p>Pies por segundo ({0})</text:p>
          </table:table-cell>
          <table:table-cell table:style-name="ce188" office:value-type="string">
            <text:p>Pés por segundo ({0})</text:p>
          </table:table-cell>
          <table:table-cell table:style-name="ce217"/>
          <table:table-cell table:style-name="ce466" office:value-type="string">
            <text:p>Piedi al secondo ({0})</text:p>
          </table:table-cell>
          <table:table-cell table:style-name="ce466" office:value-type="string">
            <text:p>Picioare (30.5 cm) <text:s/>pe secundă ({0})</text:p>
          </table:table-cell>
          <table:table-cell table:style-name="ce466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493" office:value-type="string">
            <text:p>英尺/秒 ({0})</text:p>
          </table:table-cell>
          <table:table-cell table:style-name="ce495" office:value-type="string">
            <text:p>Ayak bölü saniye({0})</text:p>
          </table:table-cell>
          <table:table-cell table:style-name="ce183" office:value-type="string">
            <text:p>Πόδια ανά δευτερόλεπτο ({0})</text:p>
          </table:table-cell>
          <table:table-cell table:style-name="ce495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464"/>
          <table:table-cell table:style-name="ce466" office:value-type="string">
            <text:p>Miles per hour ({0})</text:p>
          </table:table-cell>
          <table:table-cell table:style-name="ce472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3" office:value-type="string">
            <text:p>Meilen pro Stunde ({0})</text:p>
          </table:table-cell>
          <table:table-cell table:style-name="ce181" office:value-type="string">
            <text:p>Millas por hora ({0})</text:p>
          </table:table-cell>
          <table:table-cell table:style-name="ce188" office:value-type="string">
            <text:p>Milhas por hora ({0})</text:p>
          </table:table-cell>
          <table:table-cell table:style-name="ce217"/>
          <table:table-cell table:style-name="ce466" office:value-type="string">
            <text:p>Miglia all'ora ({0})</text:p>
          </table:table-cell>
          <table:table-cell table:style-name="ce466" office:value-type="string">
            <text:p>Mile (1609 m) pe oră ({0})</text:p>
          </table:table-cell>
          <table:table-cell table:style-name="ce466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493" office:value-type="string">
            <text:p>英里/小时 ({0})</text:p>
          </table:table-cell>
          <table:table-cell table:style-name="ce495" office:value-type="string">
            <text:p>Mil bölü saat ({0})</text:p>
          </table:table-cell>
          <table:table-cell table:style-name="ce183" office:value-type="string">
            <text:p>Μίλια ανά δευτερόλεπτο ({0})</text:p>
          </table:table-cell>
          <table:table-cell table:style-name="ce495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464"/>
          <table:table-cell table:style-name="ce466" office:value-type="string">
            <text:p>Knots ({0})</text:p>
          </table:table-cell>
          <table:table-cell table:style-name="ce472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3" office:value-type="string">
            <text:p>Knoten ({0})</text:p>
          </table:table-cell>
          <table:table-cell table:style-name="ce181" office:value-type="string">
            <text:p>Nudos ({0})</text:p>
          </table:table-cell>
          <table:table-cell table:style-name="ce188" office:value-type="string">
            <text:p>Nós ({0})</text:p>
          </table:table-cell>
          <table:table-cell table:style-name="ce217"/>
          <table:table-cell table:style-name="ce466" office:value-type="string">
            <text:p>Nodi ({0})</text:p>
          </table:table-cell>
          <table:table-cell table:style-name="ce466" office:value-type="string">
            <text:p>Noduri (milă pe oră) ({0})</text:p>
          </table:table-cell>
          <table:table-cell table:style-name="ce466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493" office:value-type="string">
            <text:p>结 ({0})</text:p>
          </table:table-cell>
          <table:table-cell table:style-name="ce495" office:value-type="string">
            <text:p>Deniz mili ({0})</text:p>
          </table:table-cell>
          <table:table-cell table:style-name="ce183" office:value-type="string">
            <text:p>Κόμβοι ({0})</text:p>
          </table:table-cell>
          <table:table-cell table:style-name="ce495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463"/>
          <table:table-cell table:style-name="ce465" office:value-type="string">
            <text:p>Preferences…</text:p>
          </table:table-cell>
          <table:table-cell table:style-name="ce471" office:value-type="string">
            <text:p>Préférences...</text:p>
          </table:table-cell>
          <table:table-cell table:style-name="ce475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</text:p>
          </table:table-cell>
          <table:table-cell table:style-name="ce492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495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plash_LoadInfos</text:p>
          </table:table-cell>
          <table:table-cell table:style-name="ce463"/>
          <table:table-cell table:style-name="ce465" office:value-type="string">
            <text:p>Loading User Interface…</text:p>
          </table:table-cell>
          <table:table-cell table:style-name="ce471" office:value-type="string">
            <text:p>Chargement de l'Interface Graphique...</text:p>
          </table:table-cell>
          <table:table-cell table:style-name="ce475" office:value-type="string">
            <text:p>Laden Gebruikers Interface...</text:p>
          </table:table-cell>
          <table:table-cell table:style-name="ce114" office:value-type="string">
            <text:p>Laden der Benutzeroberfläche ...</text:p>
          </table:table-cell>
          <table:table-cell table:style-name="ce482" office:value-type="string">
            <text:p>Cargando la Interfaz Gráfica ...</text:p>
          </table:table-cell>
          <table:table-cell table:style-name="ce184" office:value-type="string">
            <text:p>Carregando a Interface de Usuário... </text:p>
          </table:table-cell>
          <table:table-cell table:style-name="ce215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30" office:value-type="string">
            <text:p>Laster brukerinstillinger</text:p>
          </table:table-cell>
          <table:table-cell table:style-name="ce492" office:value-type="string">
            <text:p>载入用户界面...</text:p>
          </table:table-cell>
          <table:table-cell table:style-name="ce239" office:value-type="string">
            <text:p>Kullanıcı Arayüzünü Yüklüyor...</text:p>
          </table:table-cell>
          <table:table-cell table:style-name="ce242" office:value-type="string">
            <text:p>Φόρτωση Διεπαφής/Διασύνδεσης Χρήστη</text:p>
          </table:table-cell>
          <table:table-cell table:style-name="ce495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463"/>
          <table:table-cell table:style-name="ce465" office:value-type="string">
            <text:p>Cancel</text:p>
          </table:table-cell>
          <table:table-cell table:style-name="ce471" office:value-type="string">
            <text:p>Annuler</text:p>
          </table:table-cell>
          <table:table-cell table:style-name="ce475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482" office:value-type="string">
            <text:p>Cance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492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2" office:value-type="string">
            <text:p>Άκυρο</text:p>
          </table:table-cell>
          <table:table-cell table:style-name="ce495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463"/>
          <table:table-cell table:style-name="ce465" office:value-type="string">
            <text:p>Quit</text:p>
          </table:table-cell>
          <table:table-cell table:style-name="ce471" office:value-type="string">
            <text:p>Quitter</text:p>
          </table:table-cell>
          <table:table-cell table:style-name="ce475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3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30" office:value-type="string">
            <text:p>End </text:p>
          </table:table-cell>
          <table:table-cell table:style-name="ce492" office:value-type="string">
            <text:p>退出</text:p>
          </table:table-cell>
          <table:table-cell table:style-name="ce239" office:value-type="string">
            <text:p>Çık</text:p>
          </table:table-cell>
          <table:table-cell table:style-name="ce242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463"/>
          <table:table-cell table:style-name="ce465" office:value-type="string">
            <text:p>Save</text:p>
          </table:table-cell>
          <table:table-cell table:style-name="ce471" office:value-type="string">
            <text:p>Enregistrer</text:p>
          </table:table-cell>
          <table:table-cell table:style-name="ce475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492" office:value-type="string">
            <text:p>保存...</text:p>
          </table:table-cell>
          <table:table-cell table:style-name="ce239" office:value-type="string">
            <text:p>Kaydet</text:p>
          </table:table-cell>
          <table:table-cell table:style-name="ce242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463"/>
          <table:table-cell table:style-name="ce465" office:value-type="string">
            <text:p>About Kinovea…</text:p>
          </table:table-cell>
          <table:table-cell table:style-name="ce471" office:value-type="string">
            <text:p>À Propos de Kinovea…</text:p>
          </table:table-cell>
          <table:table-cell table:style-name="ce475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3" office:value-type="string">
            <text:p>Sobre o Kinovea...</text:p>
          </table:table-cell>
          <table:table-cell table:style-name="ce215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30" office:value-type="string">
            <text:p>Om Kinovea...</text:p>
          </table:table-cell>
          <table:table-cell table:style-name="ce492" office:value-type="string">
            <text:p>关于本软件...</text:p>
          </table:table-cell>
          <table:table-cell table:style-name="ce239" office:value-type="string">
            <text:p>Kinovea Hakkında...</text:p>
          </table:table-cell>
          <table:table-cell table:style-name="ce242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464"/>
          <table:table-cell table:style-name="ce466" office:value-type="string">
            <text:p>Open log folder…</text:p>
          </table:table-cell>
          <table:table-cell table:style-name="ce472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176" office:value-type="string">
            <text:p>Abrir el archivo de logs</text:p>
          </table:table-cell>
          <table:table-cell table:style-name="ce183" office:value-type="string">
            <text:p>Abrir pasta de log...</text:p>
          </table:table-cell>
          <table:table-cell table:style-name="ce217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3" office:value-type="string">
            <text:p>Avaa lokitiedosto...</text:p>
          </table:table-cell>
          <table:table-cell table:style-name="ce229" office:value-type="string">
            <text:p>Åpne logfil</text:p>
          </table:table-cell>
          <table:table-cell table:style-name="ce492" office:value-type="string">
            <text:p>上传视频分析...</text:p>
          </table:table-cell>
          <table:table-cell table:style-name="ce183" office:value-type="string">
            <text:p>Log klasörünü aç...</text:p>
          </table:table-cell>
          <table:table-cell table:style-name="ce242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463"/>
          <table:table-cell table:style-name="ce465" office:value-type="string">
            <text:p>Edit</text:p>
          </table:table-cell>
          <table:table-cell table:style-name="ce471" office:value-type="string">
            <text:p>Édition</text:p>
          </table:table-cell>
          <table:table-cell table:style-name="ce475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3" office:value-type="string">
            <text:p>Editar</text:p>
          </table:table-cell>
          <table:table-cell table:style-name="ce215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30" office:value-type="string">
            <text:p>Edit</text:p>
          </table:table-cell>
          <table:table-cell table:style-name="ce492" office:value-type="string">
            <text:p>编辑</text:p>
          </table:table-cell>
          <table:table-cell table:style-name="ce239" office:value-type="string">
            <text:p>Düzenle</text:p>
          </table:table-cell>
          <table:table-cell table:style-name="ce242" office:value-type="string">
            <text:p>Σύνταξη</text:p>
          </table:table-cell>
          <table:table-cell table:style-name="ce500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463"/>
          <table:table-cell table:style-name="ce465" office:value-type="string">
            <text:p>File</text:p>
          </table:table-cell>
          <table:table-cell table:style-name="ce471" office:value-type="string">
            <text:p>Fichier</text:p>
          </table:table-cell>
          <table:table-cell table:style-name="ce475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3" office:value-type="string">
            <text:p>Arquivo</text:p>
          </table:table-cell>
          <table:table-cell table:style-name="ce215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30" office:value-type="string">
            <text:p>Fil</text:p>
          </table:table-cell>
          <table:table-cell table:style-name="ce492" office:value-type="string">
            <text:p>文件</text:p>
          </table:table-cell>
          <table:table-cell table:style-name="ce239" office:value-type="string">
            <text:p>Dosya</text:p>
          </table:table-cell>
          <table:table-cell table:style-name="ce242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FullScreen</text:p>
          </table:table-cell>
          <table:table-cell table:style-name="ce134"/>
          <table:table-cell table:style-name="ce139" office:value-type="string">
            <text:p>Full screen</text:p>
          </table:table-cell>
          <table:table-cell table:style-name="ce152" office:value-type="string">
            <text:p>Plein écran</text:p>
          </table:table-cell>
          <table:table-cell table:style-name="ce477"/>
          <table:table-cell table:style-name="ce365"/>
          <table:table-cell table:style-name="ce179"/>
          <table:table-cell table:style-name="ce374"/>
          <table:table-cell table:style-name="ce216"/>
          <table:table-cell table:style-name="ce489"/>
          <table:table-cell table:style-name="ce398"/>
          <table:table-cell table:style-name="ce224"/>
          <table:table-cell table:style-name="ce231"/>
          <table:table-cell table:style-name="ce235"/>
          <table:table-cell table:style-name="ce374"/>
          <table:table-cell table:style-name="ce498"/>
          <table:table-cell table:style-name="ce365"/>
          <table:table-cell table:style-name="ce249" table:number-columns-repeated="1007"/>
        </table:table-row>
        <table:table-row table:style-name="ro10">
          <table:table-cell table:style-name="ce35" office:value-type="string">
            <text:p>mnuHelp</text:p>
          </table:table-cell>
          <table:table-cell table:style-name="ce463"/>
          <table:table-cell table:style-name="ce465" office:value-type="string">
            <text:p>Help</text:p>
          </table:table-cell>
          <table:table-cell table:style-name="ce471" office:value-type="string">
            <text:p>Aide</text:p>
          </table:table-cell>
          <table:table-cell table:style-name="ce475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3" office:value-type="string">
            <text:p>Ajuda</text:p>
          </table:table-cell>
          <table:table-cell table:style-name="ce215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30" office:value-type="string">
            <text:p>Hjelp</text:p>
          </table:table-cell>
          <table:table-cell table:style-name="ce492" office:value-type="string">
            <text:p>帮助</text:p>
          </table:table-cell>
          <table:table-cell table:style-name="ce239" office:value-type="string">
            <text:p>Yardım</text:p>
          </table:table-cell>
          <table:table-cell table:style-name="ce242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463"/>
          <table:table-cell table:style-name="ce465" office:value-type="string">
            <text:p>Kinovea Help...</text:p>
          </table:table-cell>
          <table:table-cell table:style-name="ce471" office:value-type="string">
            <text:p>Aide de Kinovea…</text:p>
          </table:table-cell>
          <table:table-cell table:style-name="ce475" office:value-type="string">
            <text:p>Kinovea Help…</text:p>
          </table:table-cell>
          <table:table-cell table:style-name="ce66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3" office:value-type="string">
            <text:p>Ajuda do Kinovea...</text:p>
          </table:table-cell>
          <table:table-cell table:style-name="ce215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30" office:value-type="string">
            <text:p>Kinovea hjelp</text:p>
          </table:table-cell>
          <table:table-cell table:style-name="ce492" office:value-type="string">
            <text:p>帮助...</text:p>
          </table:table-cell>
          <table:table-cell table:style-name="ce239" office:value-type="string">
            <text:p>Kinovea Yardımı...</text:p>
          </table:table-cell>
          <table:table-cell table:style-name="ce242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463"/>
          <table:table-cell table:style-name="ce465" office:value-type="string">
            <text:p>Recent</text:p>
          </table:table-cell>
          <table:table-cell table:style-name="ce471" office:value-type="string">
            <text:p>Récents</text:p>
          </table:table-cell>
          <table:table-cell table:style-name="ce475" office:value-type="string">
            <text:p>Recent</text:p>
          </table:table-cell>
          <table:table-cell table:style-name="ce66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3" office:value-type="string">
            <text:p>Recentes</text:p>
          </table:table-cell>
          <table:table-cell table:style-name="ce215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30" office:value-type="string">
            <text:p>Sist benyttet</text:p>
          </table:table-cell>
          <table:table-cell table:style-name="ce492" office:value-type="string">
            <text:p>最近文件...</text:p>
          </table:table-cell>
          <table:table-cell table:style-name="ce239" office:value-type="string">
            <text:p>Son Kullanılan</text:p>
          </table:table-cell>
          <table:table-cell table:style-name="ce242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463"/>
          <table:table-cell table:style-name="ce465" office:value-type="string">
            <text:p>Reset History</text:p>
          </table:table-cell>
          <table:table-cell table:style-name="ce471" office:value-type="string">
            <text:p>Effacer l'Historique</text:p>
          </table:table-cell>
          <table:table-cell table:style-name="ce475" office:value-type="string">
            <text:p>Herstel historie</text:p>
          </table:table-cell>
          <table:table-cell table:style-name="ce66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3" office:value-type="string">
            <text:p>Zerar Histórico</text:p>
          </table:table-cell>
          <table:table-cell table:style-name="ce215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30" office:value-type="string">
            <text:p>Sist benyttet historikk</text:p>
          </table:table-cell>
          <table:table-cell table:style-name="ce492" office:value-type="string">
            <text:p>重设历史文件</text:p>
          </table:table-cell>
          <table:table-cell table:style-name="ce239" office:value-type="string">
            <text:p>Geçmişi Sıfırla</text:p>
          </table:table-cell>
          <table:table-cell table:style-name="ce242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463"/>
          <table:table-cell table:style-name="ce465" office:value-type="string">
            <text:p>Image</text:p>
          </table:table-cell>
          <table:table-cell table:style-name="ce471" office:value-type="string">
            <text:p>Image</text:p>
          </table:table-cell>
          <table:table-cell table:style-name="ce475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3" office:value-type="string">
            <text:p>Imagem</text:p>
          </table:table-cell>
          <table:table-cell table:style-name="ce215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30" office:value-type="string">
            <text:p>Bilde</text:p>
          </table:table-cell>
          <table:table-cell table:style-name="ce492" office:value-type="string">
            <text:p>图像</text:p>
          </table:table-cell>
          <table:table-cell table:style-name="ce239" office:value-type="string">
            <text:p>İmaj</text:p>
          </table:table-cell>
          <table:table-cell table:style-name="ce242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463"/>
          <table:table-cell table:style-name="ce465" office:value-type="string">
            <text:p>Language</text:p>
          </table:table-cell>
          <table:table-cell table:style-name="ce471" office:value-type="string">
            <text:p>Langue</text:p>
          </table:table-cell>
          <table:table-cell table:style-name="ce475" office:value-type="string">
            <text:p>Taal</text:p>
          </table:table-cell>
          <table:table-cell table:style-name="ce66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3" office:value-type="string">
            <text:p>Idioma</text:p>
          </table:table-cell>
          <table:table-cell table:style-name="ce215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30" office:value-type="string">
            <text:p>Språk</text:p>
          </table:table-cell>
          <table:table-cell table:style-name="ce492" office:value-type="string">
            <text:p>语言</text:p>
          </table:table-cell>
          <table:table-cell table:style-name="ce239" office:value-type="string">
            <text:p>Dil</text:p>
          </table:table-cell>
          <table:table-cell table:style-name="ce242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463"/>
          <table:table-cell table:style-name="ce465" office:value-type="string">
            <text:p>Motion</text:p>
          </table:table-cell>
          <table:table-cell table:style-name="ce471" office:value-type="string">
            <text:p>Mouvement</text:p>
          </table:table-cell>
          <table:table-cell table:style-name="ce475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3" office:value-type="string">
            <text:p>Movimento</text:p>
          </table:table-cell>
          <table:table-cell table:style-name="ce215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30" office:value-type="string">
            <text:p>Bevegelse</text:p>
          </table:table-cell>
          <table:table-cell table:style-name="ce492" office:value-type="string">
            <text:p>动作</text:p>
          </table:table-cell>
          <table:table-cell table:style-name="ce239" office:value-type="string">
            <text:p>Hareket</text:p>
          </table:table-cell>
          <table:table-cell table:style-name="ce242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463"/>
          <table:table-cell table:style-name="ce465" office:value-type="string">
            <text:p>Open Video File…</text:p>
          </table:table-cell>
          <table:table-cell table:style-name="ce471" office:value-type="string">
            <text:p>Ouvrir un Fichier Video…</text:p>
          </table:table-cell>
          <table:table-cell table:style-name="ce475" office:value-type="string">
            <text:p>Open een video bestand...</text:p>
          </table:table-cell>
          <table:table-cell table:style-name="ce66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3" office:value-type="string">
            <text:p>Abrir Arquivo de Vídeo...</text:p>
          </table:table-cell>
          <table:table-cell table:style-name="ce215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...</text:p>
          </table:table-cell>
          <table:table-cell table:style-name="ce492" office:value-type="string">
            <text:p>打开视频文件...</text:p>
          </table:table-cell>
          <table:table-cell table:style-name="ce239" office:value-type="string">
            <text:p>Video Dosyasını Aç...</text:p>
          </table:table-cell>
          <table:table-cell table:style-name="ce242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463"/>
          <table:table-cell table:style-name="ce465" office:value-type="string">
            <text:p>Options</text:p>
          </table:table-cell>
          <table:table-cell table:style-name="ce471" office:value-type="string">
            <text:p>Options</text:p>
          </table:table-cell>
          <table:table-cell table:style-name="ce475" office:value-type="string">
            <text:p>Opties</text:p>
          </table:table-cell>
          <table:table-cell table:style-name="ce114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492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2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463"/>
          <table:table-cell table:style-name="ce465" office:value-type="string">
            <text:p>Preferences…</text:p>
          </table:table-cell>
          <table:table-cell table:style-name="ce471" office:value-type="string">
            <text:p>Préférences…</text:p>
          </table:table-cell>
          <table:table-cell table:style-name="ce475" office:value-type="string">
            <text:p>Voorkeuren…</text:p>
          </table:table-cell>
          <table:table-cell table:style-name="ce114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...</text:p>
          </table:table-cell>
          <table:table-cell table:style-name="ce492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463"/>
          <table:table-cell table:style-name="ce465" office:value-type="string">
            <text:p>Redo</text:p>
          </table:table-cell>
          <table:table-cell table:style-name="ce471" office:value-type="string">
            <text:p>Refaire</text:p>
          </table:table-cell>
          <table:table-cell table:style-name="ce475" office:value-type="string">
            <text:p>Opnieuw</text:p>
          </table:table-cell>
          <table:table-cell table:style-name="ce173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3" office:value-type="string">
            <text:p>Refazer</text:p>
          </table:table-cell>
          <table:table-cell table:style-name="ce215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30" office:value-type="string">
            <text:p>Gjør om</text:p>
          </table:table-cell>
          <table:table-cell table:style-name="ce492" office:value-type="string">
            <text:p>重做</text:p>
          </table:table-cell>
          <table:table-cell table:style-name="ce239" office:value-type="string">
            <text:p>Yinele</text:p>
          </table:table-cell>
          <table:table-cell table:style-name="ce242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463"/>
          <table:table-cell table:style-name="ce465" office:value-type="string">
            <text:p>View</text:p>
          </table:table-cell>
          <table:table-cell table:style-name="ce471" office:value-type="string">
            <text:p>Affichage</text:p>
          </table:table-cell>
          <table:table-cell table:style-name="ce475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3" office:value-type="string">
            <text:p>Visualizar</text:p>
          </table:table-cell>
          <table:table-cell table:style-name="ce215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e</text:p>
          </table:table-cell>
          <table:table-cell table:style-name="ce492" office:value-type="string">
            <text:p>查看</text:p>
          </table:table-cell>
          <table:table-cell table:style-name="ce239" office:value-type="string">
            <text:p>Görünüm</text:p>
          </table:table-cell>
          <table:table-cell table:style-name="ce242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463"/>
          <table:table-cell table:style-name="ce465" office:value-type="string">
            <text:p>File Explorer</text:p>
          </table:table-cell>
          <table:table-cell table:style-name="ce471" office:value-type="string">
            <text:p>Explorateur de Fichiers</text:p>
          </table:table-cell>
          <table:table-cell table:style-name="ce475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5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0" office:value-type="string">
            <text:p>Utforsk fil</text:p>
          </table:table-cell>
          <table:table-cell table:style-name="ce492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463"/>
          <table:table-cell table:style-name="ce465" office:value-type="string">
            <text:p>Video Tutorials…</text:p>
          </table:table-cell>
          <table:table-cell table:style-name="ce471" office:value-type="string">
            <text:p>Tutoriels Vidéos…</text:p>
          </table:table-cell>
          <table:table-cell table:style-name="ce475" office:value-type="string">
            <text:p>Video Tutorials…</text:p>
          </table:table-cell>
          <table:table-cell table:style-name="ce66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3" office:value-type="string">
            <text:p>Vídeo Tutoriais...</text:p>
          </table:table-cell>
          <table:table-cell table:style-name="ce215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30" office:value-type="string">
            <text:p>Instruksjonsvideoer...</text:p>
          </table:table-cell>
          <table:table-cell table:style-name="ce492" office:value-type="string">
            <text:p>视频教程...</text:p>
          </table:table-cell>
          <table:table-cell table:style-name="ce239" office:value-type="string">
            <text:p>Video Eğitselleri...</text:p>
          </table:table-cell>
          <table:table-cell table:style-name="ce242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463"/>
          <table:table-cell table:style-name="ce465" office:value-type="string">
            <text:p>Undo</text:p>
          </table:table-cell>
          <table:table-cell table:style-name="ce471" office:value-type="string">
            <text:p>Annuler</text:p>
          </table:table-cell>
          <table:table-cell table:style-name="ce475" office:value-type="string">
            <text:p>Annuleer</text:p>
          </table:table-cell>
          <table:table-cell table:style-name="ce173" office:value-type="string">
            <text:p>Rückgängig</text:p>
          </table:table-cell>
          <table:table-cell table:style-name="ce482" office:value-type="string">
            <text:p>Cancelar</text:p>
          </table:table-cell>
          <table:table-cell table:style-name="ce183" office:value-type="string">
            <text:p>Desfazer</text:p>
          </table:table-cell>
          <table:table-cell table:style-name="ce215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30" office:value-type="string">
            <text:p>Tilbake</text:p>
          </table:table-cell>
          <table:table-cell table:style-name="ce492" office:value-type="string">
            <text:p>撤销</text:p>
          </table:table-cell>
          <table:table-cell table:style-name="ce239" office:value-type="string">
            <text:p>Geri Al</text:p>
          </table:table-cell>
          <table:table-cell table:style-name="ce242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TimeCodeFormat_Classic</text:p>
          </table:table-cell>
          <table:table-cell table:style-name="ce463"/>
          <table:table-cell table:style-name="ce465" office:value-type="string">
            <text:p>Classic (h:mm:ss:hundredth)</text:p>
          </table:table-cell>
          <table:table-cell table:style-name="ce471" office:value-type="string">
            <text:p>Classique (h:mm:ss:centièmes)</text:p>
          </table:table-cell>
          <table:table-cell table:style-name="ce475" office:value-type="string">
            <text:p>Klassiek (h:mm:ss:hondersten)</text:p>
          </table:table-cell>
          <table:table-cell table:style-name="ce66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Standard (h:mm:ss:hundredel)</text:p>
          </table:table-cell>
          <table:table-cell table:style-name="ce492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501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463"/>
          <table:table-cell table:style-name="ce465" office:value-type="string">
            <text:p>Frames numbers</text:p>
          </table:table-cell>
          <table:table-cell table:style-name="ce471" office:value-type="string">
            <text:p>Numéros des images</text:p>
          </table:table-cell>
          <table:table-cell table:style-name="ce475" office:value-type="string">
            <text:p>Frame nummers</text:p>
          </table:table-cell>
          <table:table-cell table:style-name="ce66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5" office:value-type="string">
            <text:p>Número de Quadros</text:p>
          </table:table-cell>
          <table:table-cell table:style-name="ce215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30" office:value-type="string">
            <text:p>Bildenummer</text:p>
          </table:table-cell>
          <table:table-cell table:style-name="ce492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2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463"/>
          <table:table-cell table:style-name="ce465" office:value-type="string">
            <text:p>Total milliseconds</text:p>
          </table:table-cell>
          <table:table-cell table:style-name="ce471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494"/>
          <table:table-cell table:style-name="ce188" office:value-type="string">
            <text:p>Toplam milisaniye</text:p>
          </table:table-cell>
          <table:table-cell table:style-name="ce499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463"/>
          <table:table-cell table:style-name="ce465" office:value-type="string">
            <text:p>Hundredth of a minute</text:p>
          </table:table-cell>
          <table:table-cell table:style-name="ce471" office:value-type="string">
            <text:p>Centièmes de minute</text:p>
          </table:table-cell>
          <table:table-cell table:style-name="ce475" office:value-type="string">
            <text:p>Hondersten van een minuut</text:p>
          </table:table-cell>
          <table:table-cell table:style-name="ce66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4" office:value-type="string">
            <text:p>Centésimos de minuto</text:p>
          </table:table-cell>
          <table:table-cell table:style-name="ce215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30" office:value-type="string">
            <text:p>Hundredels minutt</text:p>
          </table:table-cell>
          <table:table-cell table:style-name="ce492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2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TenThousandthOfHours</text:p>
          </table:table-cell>
          <table:table-cell table:style-name="ce463"/>
          <table:table-cell table:style-name="ce465" office:value-type="string">
            <text:p>Ten thousandth of an hour</text:p>
          </table:table-cell>
          <table:table-cell table:style-name="ce471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30" office:value-type="string">
            <text:p>Titusendedels time</text:p>
          </table:table-cell>
          <table:table-cell table:style-name="ce492" office:value-type="string">
            <text:p>万分之一小时</text:p>
          </table:table-cell>
          <table:table-cell table:style-name="ce239" office:value-type="string">
            <text:p>Bir saatin on bindesi</text:p>
          </table:table-cell>
          <table:table-cell table:style-name="ce242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463"/>
          <table:table-cell table:style-name="ce469" office:value-type="string">
            <text:p>Time Stamps</text:p>
          </table:table-cell>
          <table:table-cell table:style-name="ce473" office:value-type="string">
            <text:p>Time Stamps</text:p>
          </table:table-cell>
          <table:table-cell table:style-name="ce479" office:value-type="string">
            <text:p>Time Stamps</text:p>
          </table:table-cell>
          <table:table-cell table:style-name="ce114" office:value-type="string">
            <text:p>Zeitmarken</text:p>
          </table:table-cell>
          <table:table-cell table:style-name="ce176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487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490" office:value-type="string">
            <text:p>Aikaleimat</text:p>
          </table:table-cell>
          <table:table-cell table:style-name="ce229" office:value-type="string">
            <text:p>Tidsmarkør format:</text:p>
          </table:table-cell>
          <table:table-cell table:style-name="ce492" office:value-type="string">
            <text:p>时间戳</text:p>
          </table:table-cell>
          <table:table-cell table:style-name="ce183" office:value-type="string">
            <text:p>Zaman Etiketleri</text:p>
          </table:table-cell>
          <table:table-cell table:style-name="ce242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464"/>
          <table:table-cell table:style-name="ce469" office:value-type="string">
            <text:p>Classic + Frame numbers</text:p>
          </table:table-cell>
          <table:table-cell table:style-name="ce473" office:value-type="string">
            <text:p>Classique + Numéros des images</text:p>
          </table:table-cell>
          <table:table-cell table:style-name="ce479" office:value-type="string">
            <text:p>Klassiek + Beeldnummers</text:p>
          </table:table-cell>
          <table:table-cell table:style-name="ce114" office:value-type="string">
            <text:p>Klassisch + Framenummer</text:p>
          </table:table-cell>
          <table:table-cell table:style-name="ce484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488"/>
          <table:table-cell table:style-name="ce220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491" office:value-type="string">
            <text:p>Klassinen + kuvanumeroinnit</text:p>
          </table:table-cell>
          <table:table-cell table:style-name="ce229" office:value-type="string">
            <text:p>Standard + Bildenummer</text:p>
          </table:table-cell>
          <table:table-cell table:style-name="ce492" office:value-type="string">
            <text:p>传统 + 帧数</text:p>
          </table:table-cell>
          <table:table-cell table:style-name="ce183" office:value-type="string">
            <text:p>Klasik + Kare sayıları</text:p>
          </table:table-cell>
          <table:table-cell table:style-name="ce242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463"/>
          <table:table-cell table:style-name="ce470"/>
          <table:table-cell table:style-name="ce474"/>
          <table:table-cell table:style-name="ce480"/>
          <table:table-cell table:number-columns-repeated="5"/>
          <table:table-cell table:style-name="ce222" table:number-columns-repeated="2"/>
          <table:table-cell table:number-columns-repeated="1012"/>
        </table:table-row>
        <table:table-row table:style-name="ro10" table:number-rows-repeated="98328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4" table:default-cell-style-name="ce222"/>
        <table:table-column table:style-name="co40" table:default-cell-style-name="ce222"/>
        <table:table-column table:style-name="co95" table:default-cell-style-name="ce222"/>
        <table:table-column table:style-name="co96" table:default-cell-style-name="ce222"/>
        <table:table-column table:style-name="co97" table:default-cell-style-name="ce222"/>
        <table:table-column table:style-name="co94" table:default-cell-style-name="ce222"/>
        <table:table-column table:style-name="co96" table:default-cell-style-name="ce222"/>
        <table:table-column table:style-name="co98" table:default-cell-style-name="ce222"/>
        <table:table-column table:style-name="co99" table:default-cell-style-name="ce222"/>
        <table:table-column table:style-name="co95" table:default-cell-style-name="ce222"/>
        <table:table-column table:style-name="co97" table:default-cell-style-name="ce222"/>
        <table:table-column table:style-name="co100" table:default-cell-style-name="ce222"/>
        <table:table-column table:style-name="co101" table:default-cell-style-name="ce222"/>
        <table:table-column table:style-name="co102" table:default-cell-style-name="ce222"/>
        <table:table-column table:style-name="co103" table:default-cell-style-name="ce222"/>
        <table:table-column table:style-name="co88" table:default-cell-style-name="ce222"/>
        <table:table-column table:style-name="co46" table:default-cell-style-name="Default"/>
        <table:table-column table:style-name="co104" table:default-cell-style-name="ce222"/>
        <table:table-column table:style-name="co35" table:number-columns-repeated="235" table:default-cell-style-name="ce222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50" office:value-type="string">
            <text:p>mnuCheckForUpdates</text:p>
          </table:table-cell>
          <table:table-cell table:style-name="ce251" office:value-type="string">
            <office:annotation draw:style-name="gr5" draw:text-style-name="P1" svg:width="3.044cm" svg:height="1.064cm" svg:x="12.173cm" svg:y="0.089cm" draw:caption-point-x="-0.61cm" draw:caption-point-y="1.10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3" office:value-type="string">
            <text:p>Software Update…</text:p>
          </table:table-cell>
          <table:table-cell table:style-name="ce254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57" office:value-type="string">
            <text:p>Auf Updates prüfen...</text:p>
          </table:table-cell>
          <table:table-cell table:style-name="ce181" office:value-type="string">
            <text:p>Actualización…</text:p>
          </table:table-cell>
          <table:table-cell table:style-name="ce174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261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62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265" office:value-type="string">
            <text:p>检查更新...</text:p>
          </table:table-cell>
          <table:table-cell table:style-name="ce174" office:value-type="string">
            <text:p>Yazılım Güncelleme...</text:p>
          </table:table-cell>
          <table:table-cell table:style-name="ce267" office:value-type="string">
            <text:p>Αναβάθμιση Λογισμικού</text:p>
          </table:table-cell>
          <table:table-cell table:style-name="ce271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272" table:number-columns-repeated="235"/>
          <table:table-cell table:style-name="ce273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252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6" office:value-type="string">
            <text:p>Eine neue Version ist verfügbar ! </text:p>
          </table:table-cell>
          <table:table-cell table:style-name="ce176" office:value-type="string">
            <text:p>¡Una nueva versión está disponible!</text:p>
          </table:table-cell>
          <table:table-cell table:style-name="ce258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63" office:value-type="string">
            <text:p>Uusi versio on saatavilla!</text:p>
          </table:table-cell>
          <table:table-cell table:style-name="ce264" office:value-type="string">
            <text:p>En ny versjon er tilgjengelig !</text:p>
          </table:table-cell>
          <table:table-cell table:style-name="ce266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268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Updater_BrowseFolderDescription</text:p>
          </table:table-cell>
          <table:table-cell table:style-name="ce252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6" office:value-type="string">
            <text:p>Bitte wählen Sie den Ordner, in dem das Programm installiert wird. </text:p>
          </table:table-cell>
          <table:table-cell table:style-name="ce176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215" office:value-type="string">
            <text:p>Wybierz katalog docelowy dla plików instalacyjnych.</text:p>
          </table:table-cell>
          <table:table-cell table:style-name="ce220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63" office:value-type="string">
            <text:p>Valitse asennustiedoston kohdehakemisto.</text:p>
          </table:table-cell>
          <table:table-cell table:style-name="ce264" office:value-type="string">
            <text:p>Vennligst velg målmappe for nedlasting av installasjonsfilen.</text:p>
          </table:table-cell>
          <table:table-cell table:style-name="ce266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269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252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6" office:value-type="string">
            <text:p>Wählen Sie das Zielverzeichnis. </text:p>
          </table:table-cell>
          <table:table-cell table:style-name="ce176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215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63" office:value-type="string">
            <text:p>Valitse päätehakemisto-</text:p>
          </table:table-cell>
          <table:table-cell table:style-name="ce264" office:value-type="string">
            <text:p>Velg installasjonsmappe</text:p>
          </table:table-cell>
          <table:table-cell table:style-name="ce266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268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252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6" office:value-type="string">
            <text:p>Aktuelle Version : </text:p>
          </table:table-cell>
          <table:table-cell table:style-name="ce176" office:value-type="string">
            <text:p>Versión actual:</text:p>
          </table:table-cell>
          <table:table-cell table:style-name="ce259" office:value-type="string">
            <text:p>Versão atual :</text:p>
          </table:table-cell>
          <table:table-cell table:style-name="ce215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63" office:value-type="string">
            <text:p>Nykyinen versio:</text:p>
          </table:table-cell>
          <table:table-cell table:style-name="ce264" office:value-type="string">
            <text:p>Aktuell versjon:</text:p>
          </table:table-cell>
          <table:table-cell table:style-name="ce266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270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252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6" office:value-type="string">
            <text:p>Herunterladen </text:p>
          </table:table-cell>
          <table:table-cell table:style-name="ce176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215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63" office:value-type="string">
            <text:p>Lataa</text:p>
          </table:table-cell>
          <table:table-cell table:style-name="ce264" office:value-type="string">
            <text:p>Last ned</text:p>
          </table:table-cell>
          <table:table-cell table:style-name="ce266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270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Downloading</text:p>
          </table:table-cell>
          <table:table-cell table:style-name="ce252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6" office:value-type="string">
            <text:p>Herunterladen der neuen Version... </text:p>
          </table:table-cell>
          <table:table-cell table:style-name="ce176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215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63" office:value-type="string">
            <text:p>Ladataan uutta versiota...</text:p>
          </table:table-cell>
          <table:table-cell table:style-name="ce264" office:value-type="string">
            <text:p>Last ned ny versjon...</text:p>
          </table:table-cell>
          <table:table-cell table:style-name="ce266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270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252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255" office:value-type="string">
            <text:p>Bestandsgrootte :</text:p>
          </table:table-cell>
          <table:table-cell table:style-name="ce66" office:value-type="string">
            <text:p>Größe der Datei: </text:p>
          </table:table-cell>
          <table:table-cell table:style-name="ce176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215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63" office:value-type="string">
            <text:p>Tiedoston koko:</text:p>
          </table:table-cell>
          <table:table-cell table:style-name="ce264" office:value-type="string">
            <text:p>Filstørrelse:</text:p>
          </table:table-cell>
          <table:table-cell table:style-name="ce266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270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InternetError</text:p>
          </table:table-cell>
          <table:table-cell table:style-name="ce252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6" office:value-type="string">
            <text:p>Ein Fehler ist aufgetreten, während der Prüfung. Bitte stellen Sie sicher, dass die Internet-Verbindung betriebsbereit ist. </text:p>
          </table:table-cell>
          <table:table-cell table:style-name="ce176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215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63" office:value-type="string">
            <text:p>Haettaessa päivityksiä tapahtui virhe. Tarkista internetyhteytesi.</text:p>
          </table:table-cell>
          <table:table-cell table:style-name="ce264" office:value-type="string">
            <text:p>En feil oppstod ved sjekk av oppdateringer. Vennligst se etter at du er logget på internett. </text:p>
          </table:table-cell>
          <table:table-cell table:style-name="ce266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27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252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6" office:value-type="string">
            <text:p>Liste der Änderungen: </text:p>
          </table:table-cell>
          <table:table-cell table:style-name="ce176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15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63" office:value-type="string">
            <text:p>Muutosloki:</text:p>
          </table:table-cell>
          <table:table-cell table:style-name="ce264" office:value-type="string">
            <text:p>Endre logg:</text:p>
          </table:table-cell>
          <table:table-cell table:style-name="ce266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270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Updater_mboxDownloadSuccess_Description</text:p>
          </table:table-cell>
          <table:table-cell table:style-name="ce252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6" office:value-type="string">
            <text:p>Die neue Version wurde mit Erfolg heruntergeladen.\n Bitte Kinovea <text:s/>schließen und das Installationsprogramm starten.</text:p>
          </table:table-cell>
          <table:table-cell table:style-name="ce176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215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63" office:value-type="string">
            <text:p>Uusi versio ladattiin onnistuneesti.\n Sulje Kinovea ja käynnistä asennusohjelma tallennuspaikastaan.</text:p>
          </table:table-cell>
          <table:table-cell table:style-name="ce264" office:value-type="string">
            <text:p>Den nye versjonen ble lastet ned. \n Vennligst lukk Kinovea og start installasjonen av ny versjon.</text:p>
          </table:table-cell>
          <table:table-cell table:style-name="ce266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27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252" office:value-type="string">
            <office:annotation draw:style-name="gr6" draw:text-style-name="P1" svg:width="6.784cm" svg:height="0.991cm" svg:x="12.173cm" svg:y="9.634cm" draw:caption-point-x="-0.61cm" draw:caption-point-y="1.5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255" office:value-type="string">
            <text:p>MB</text:p>
          </table:table-cell>
          <table:table-cell table:style-name="ce66" office:value-type="string">
            <text:p>MB </text:p>
          </table:table-cell>
          <table:table-cell table:style-name="ce176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215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4" office:value-type="string">
            <text:p>MB</text:p>
          </table:table-cell>
          <table:table-cell table:style-name="ce266"/>
          <table:table-cell table:style-name="ce150" office:value-type="string">
            <text:p>MB</text:p>
          </table:table-cell>
          <table:table-cell table:style-name="ce270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252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66" office:value-type="string">
            <text:p>Neue Version </text:p>
          </table:table-cell>
          <table:table-cell table:style-name="ce176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260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63" office:value-type="string">
            <text:p>Uusi versio</text:p>
          </table:table-cell>
          <table:table-cell table:style-name="ce264" office:value-type="string">
            <text:p>Ny versjon</text:p>
          </table:table-cell>
          <table:table-cell table:style-name="ce266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270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252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66" office:value-type="string">
            <text:p>Beenden </text:p>
          </table:table-cell>
          <table:table-cell table:style-name="ce176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63" office:value-type="string">
            <text:p>Lopeta</text:p>
          </table:table-cell>
          <table:table-cell table:style-name="ce264" office:value-type="string">
            <text:p>Slutt</text:p>
          </table:table-cell>
          <table:table-cell table:style-name="ce266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270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Title</text:p>
          </table:table-cell>
          <table:table-cell table:style-name="ce252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256" office:value-type="string">
            <text:p>Kinovea - Controleert op een nieuwe versie.</text:p>
          </table:table-cell>
          <table:table-cell table:style-name="ce66" office:value-type="string">
            <text:p>Kinovea - Prüfung auf Updates. </text:p>
          </table:table-cell>
          <table:table-cell table:style-name="ce176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260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63" office:value-type="string">
            <text:p>Kinovea – etsitään uudempaa versiota.</text:p>
          </table:table-cell>
          <table:table-cell table:style-name="ce264" office:value-type="string">
            <text:p>Kinovea – ser etter ny versjon.</text:p>
          </table:table-cell>
          <table:table-cell table:style-name="ce266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268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UpToDate</text:p>
          </table:table-cell>
          <table:table-cell table:style-name="ce252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6" office:value-type="string">
            <text:p>Ihre Version ist auf dem neuesten Stand! </text:p>
          </table:table-cell>
          <table:table-cell table:style-name="ce176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15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63" office:value-type="string">
            <text:p>Ohjelmaversiosi on ajan tasalla!</text:p>
          </table:table-cell>
          <table:table-cell table:style-name="ce264" office:value-type="string">
            <text:p>Din versjon er oppdatert. </text:p>
          </table:table-cell>
          <table:table-cell table:style-name="ce266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268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22" table:number-rows-repeated="6530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9" table:print="false">
        <office:forms form:automatic-focus="false" form:apply-design-mode="false"/>
        <table:table-column table:style-name="co94" table:default-cell-style-name="ce329"/>
        <table:table-column table:style-name="co118" table:default-cell-style-name="ce337"/>
        <table:table-column table:style-name="co119" table:default-cell-style-name="ce329"/>
        <table:table-column table:style-name="co120" table:default-cell-style-name="ce329"/>
        <table:table-column table:style-name="co87" table:default-cell-style-name="ce337"/>
        <table:table-column table:style-name="co121" table:default-cell-style-name="ce337"/>
        <table:table-column table:style-name="co120" table:default-cell-style-name="ce329"/>
        <table:table-column table:style-name="co119" table:default-cell-style-name="ce329"/>
        <table:table-column table:style-name="co122" table:default-cell-style-name="ce337"/>
        <table:table-column table:style-name="co119" table:default-cell-style-name="ce329"/>
        <table:table-column table:style-name="co123" table:default-cell-style-name="ce337"/>
        <table:table-column table:style-name="co119" table:default-cell-style-name="ce329"/>
        <table:table-column table:style-name="co124" table:default-cell-style-name="ce337"/>
        <table:table-column table:style-name="co86" table:default-cell-style-name="ce337"/>
        <table:table-column table:style-name="co125" table:default-cell-style-name="ce337"/>
        <table:table-column table:style-name="co91" table:default-cell-style-name="ce337"/>
        <table:table-column table:style-name="co126" table:default-cell-style-name="Default"/>
        <table:table-column table:style-name="co127" table:default-cell-style-name="ce337"/>
        <table:table-column table:style-name="co35" table:number-columns-repeated="236" table:default-cell-style-name="ce337"/>
        <table:table-column table:style-name="co17" table:number-columns-repeated="769" table:default-cell-style-name="ce337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7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20" office:value-type="string">
            <text:p>btnHideThumbView</text:p>
          </table:table-cell>
          <table:table-cell table:style-name="ce322"/>
          <table:table-cell table:style-name="ce338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350" office:value-type="string">
            <text:p>Verberg Thumbnails</text:p>
          </table:table-cell>
          <table:table-cell table:style-name="ce353" office:value-type="string">
            <text:p>Miniaturansicht verstecken</text:p>
          </table:table-cell>
          <table:table-cell table:style-name="ce176" office:value-type="string">
            <text:p>Ocultar miniaturas</text:p>
          </table:table-cell>
          <table:table-cell table:style-name="ce183" office:value-type="string">
            <text:p>Esconder Miniaturas</text:p>
          </table:table-cell>
          <table:table-cell table:style-name="ce362"/>
          <table:table-cell table:style-name="ce376" office:value-type="string">
            <text:p>Nascondi le miniature</text:p>
          </table:table-cell>
          <table:table-cell table:style-name="ce383" office:value-type="string">
            <text:p>Ascunde miniaturile</text:p>
          </table:table-cell>
          <table:table-cell table:style-name="ce387" office:value-type="string">
            <text:p>Piilota esikatselukuvat</text:p>
          </table:table-cell>
          <table:table-cell table:style-name="ce229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83" office:value-type="string">
            <text:p>Önizleme imajlarını gizle</text:p>
          </table:table-cell>
          <table:table-cell table:style-name="ce244" office:value-type="string">
            <text:p>Απόκρυψη Μικρογραφιών</text:p>
          </table:table-cell>
          <table:table-cell table:style-name="ce222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btnShowThumbView</text:p>
          </table:table-cell>
          <table:table-cell table:style-name="ce322"/>
          <table:table-cell table:style-name="ce338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350" office:value-type="string">
            <text:p>Toon Thumbnails</text:p>
          </table:table-cell>
          <table:table-cell table:style-name="ce353" office:value-type="string">
            <text:p>Miniaturansicht zeigen</text:p>
          </table:table-cell>
          <table:table-cell table:style-name="ce176" office:value-type="string">
            <text:p>Mostrar miniaturas</text:p>
          </table:table-cell>
          <table:table-cell table:style-name="ce183" office:value-type="string">
            <text:p>Mostrar Miniaturas</text:p>
          </table:table-cell>
          <table:table-cell table:style-name="ce362"/>
          <table:table-cell table:style-name="ce376" office:value-type="string">
            <text:p>Mostra le miniature</text:p>
          </table:table-cell>
          <table:table-cell table:style-name="ce383" office:value-type="string">
            <text:p>Arată miniaturile</text:p>
          </table:table-cell>
          <table:table-cell table:style-name="ce387" office:value-type="string">
            <text:p>Näytä esikatselukuvat</text:p>
          </table:table-cell>
          <table:table-cell table:style-name="ce229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83" office:value-type="string">
            <text:p>Önizleme imajlarını göster</text:p>
          </table:table-cell>
          <table:table-cell table:style-name="ce244" office:value-type="string">
            <text:p>Εμφάνιση Μικρογραφιών</text:p>
          </table:table-cell>
          <table:table-cell table:style-name="ce222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330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</text:p>
          </table:table-cell>
          <table:table-cell table:style-name="ce176" office:value-type="string">
            <text:p>Invertir posición de los videos</text:p>
          </table:table-cell>
          <table:table-cell table:style-name="ce183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230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183" office:value-type="string">
            <text:p>Video Konumlarını Ters Çevir</text:p>
          </table:table-cell>
          <table:table-cell table:style-name="ce402" office:value-type="string">
            <text:p>Αναστροφή Θέσεων Video</text:p>
          </table:table-cell>
          <table:table-cell table:style-name="ce222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tnSync_ToolTip</text:p>
          </table:table-cell>
          <table:table-cell table:style-name="ce330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73" office:value-type="string">
            <text:p>Synchronisiere Videos auf die aktuellen Frames</text:p>
          </table:table-cell>
          <table:table-cell table:style-name="ce176" office:value-type="string">
            <text:p>Sincronizar Videos en el cuadro actual.</text:p>
          </table:table-cell>
          <table:table-cell table:style-name="ce183" office:value-type="string">
            <text:p>Sincronizar Vídeos no Quadro atual.</text:p>
          </table:table-cell>
          <table:table-cell table:style-name="ce215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3" office:value-type="string">
            <text:p>Synkronoi videot valituista kuvista</text:p>
          </table:table-cell>
          <table:table-cell table:style-name="ce230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83" office:value-type="string">
            <text:p>Geçerli Karelerdeki Videoları Senkronize Et</text:p>
          </table:table-cell>
          <table:table-cell table:style-name="ce402" office:value-type="string">
            <text:p>Συγχρονισμός Video στα Παρόντα Πλαίσια</text:p>
          </table:table-cell>
          <table:table-cell table:style-name="ce222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First_ToolTip</text:p>
          </table:table-cell>
          <table:table-cell table:style-name="ce330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66" office:value-type="string">
            <text:p>Gehe zurück zum Anfang beider Videos</text:p>
          </table:table-cell>
          <table:table-cell table:style-name="ce176" office:value-type="string">
            <text:p>Retornar al inicio de ambos videos.</text:p>
          </table:table-cell>
          <table:table-cell table:style-name="ce183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3" office:value-type="string">
            <text:p>Palaa kummankin videon alkuun</text:p>
          </table:table-cell>
          <table:table-cell table:style-name="ce230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39" office:value-type="string">
            <text:p>Her İki Video için Başlangıca Geri Dön</text:p>
          </table:table-cell>
          <table:table-cell table:style-name="ce402" office:value-type="string">
            <text:p>Και τα δυο Video πίσω στην αρχή</text:p>
          </table:table-cell>
          <table:table-cell table:style-name="ce222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Last_ToolTip</text:p>
          </table:table-cell>
          <table:table-cell table:style-name="ce330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66" office:value-type="string">
            <text:p>Springe zum Ende beider Videos</text:p>
          </table:table-cell>
          <table:table-cell table:style-name="ce176" office:value-type="string">
            <text:p>Saltar al final de ambos videos.</text:p>
          </table:table-cell>
          <table:table-cell table:style-name="ce183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3" office:value-type="string">
            <text:p>Mene kummankin videon loppuun</text:p>
          </table:table-cell>
          <table:table-cell table:style-name="ce230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39" office:value-type="string">
            <text:p>Her İki Video için Sona Atla</text:p>
          </table:table-cell>
          <table:table-cell table:style-name="ce402" office:value-type="string">
            <text:p>Και τα δυο Video μπροστά στο τέλος</text:p>
          </table:table-cell>
          <table:table-cell table:style-name="ce222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Next_ToolTip</text:p>
          </table:table-cell>
          <table:table-cell table:style-name="ce330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66" office:value-type="string">
            <text:p>Gehe zum nächsten Frame beider Videos</text:p>
          </table:table-cell>
          <table:table-cell table:style-name="ce176" office:value-type="string">
            <text:p>Ir al siguiente cuadro de ambos videos.</text:p>
          </table:table-cell>
          <table:table-cell table:style-name="ce183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3" office:value-type="string">
            <text:p>Mene kummankin videon seuraavaan kuvaan</text:p>
          </table:table-cell>
          <table:table-cell table:style-name="ce230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39" office:value-type="string">
            <text:p>Her İki Video için Bir Sonraki Kareye Git</text:p>
          </table:table-cell>
          <table:table-cell table:style-name="ce402" office:value-type="string">
            <text:p>Και τα δυο Video ένα πλαίσιο μπροστά</text:p>
          </table:table-cell>
          <table:table-cell table:style-name="ce222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Previous_ToolTip</text:p>
          </table:table-cell>
          <table:table-cell table:style-name="ce330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66" office:value-type="string">
            <text:p>Gehe zum vorherigen Frame beider Videos</text:p>
          </table:table-cell>
          <table:table-cell table:style-name="ce176" office:value-type="string">
            <text:p>Ir al cuadro anterior de ambos videos.</text:p>
          </table:table-cell>
          <table:table-cell table:style-name="ce183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3" office:value-type="string">
            <text:p>Palaa kummankin videon edelliseen kuvaan</text:p>
          </table:table-cell>
          <table:table-cell table:style-name="ce230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39" office:value-type="string">
            <text:p>Her İki Video için Bir Önceki Kareye Git</text:p>
          </table:table-cell>
          <table:table-cell table:style-name="ce402" office:value-type="string">
            <text:p>Και τα δυο Video ένα πλαίσιο πίσω</text:p>
          </table:table-cell>
          <table:table-cell table:style-name="ce222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Play_ToolTip</text:p>
          </table:table-cell>
          <table:table-cell table:style-name="ce330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66" office:value-type="string">
            <text:p>Play I Pause beide Videos</text:p>
          </table:table-cell>
          <table:table-cell table:style-name="ce176" office:value-type="string">
            <text:p>Reproducir | Pausar ambos videos</text:p>
          </table:table-cell>
          <table:table-cell table:style-name="ce183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3" office:value-type="string">
            <text:p>Käynnistä | Pysäytä kummatkin videot</text:p>
          </table:table-cell>
          <table:table-cell table:style-name="ce230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39" office:value-type="string">
            <text:p>Her İki Videoyu Oynat | Duraklat</text:p>
          </table:table-cell>
          <table:table-cell table:style-name="ce402" office:value-type="string">
            <text:p>Αναπαραγωγή | Παύση και τα δυο Video</text:p>
          </table:table-cell>
          <table:table-cell table:style-name="ce222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Capture_NextImage</text:p>
          </table:table-cell>
          <table:table-cell table:style-name="ce331"/>
          <table:table-cell table:style-name="ce339" office:value-type="string">
            <text:p>Next image :</text:p>
          </table:table-cell>
          <table:table-cell table:style-name="ce347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169" office:value-type="string">
            <text:p>nächstes Bild</text:p>
          </table:table-cell>
          <table:table-cell table:style-name="ce179" office:value-type="string">
            <text:p>Próxima imagen :</text:p>
          </table:table-cell>
          <table:table-cell table:style-name="ce187" office:value-type="string">
            <text:p>Próxima imagem :</text:p>
          </table:table-cell>
          <table:table-cell table:style-name="ce363"/>
          <table:table-cell table:style-name="ce339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4" office:value-type="string">
            <text:p>Seuraava kuva:</text:p>
          </table:table-cell>
          <table:table-cell table:style-name="ce231"/>
          <table:table-cell table:style-name="ce399"/>
          <table:table-cell table:style-name="ce187" office:value-type="string">
            <text:p>Sonraki imaj:</text:p>
          </table:table-cell>
          <table:table-cell table:style-name="ce403" office:value-type="string">
            <text:p>Επόμενη εικόνα</text:p>
          </table:table-cell>
          <table:table-cell table:style-name="ce249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xtVideo</text:p>
          </table:table-cell>
          <table:table-cell table:style-name="ce331"/>
          <table:table-cell table:style-name="ce339" office:value-type="string">
            <text:p>Next video :</text:p>
          </table:table-cell>
          <table:table-cell table:style-name="ce347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169" office:value-type="string">
            <text:p>nächstes Video</text:p>
          </table:table-cell>
          <table:table-cell table:style-name="ce179" office:value-type="string">
            <text:p>Próximo video :</text:p>
          </table:table-cell>
          <table:table-cell table:style-name="ce187" office:value-type="string">
            <text:p>Próximo video :</text:p>
          </table:table-cell>
          <table:table-cell table:style-name="ce363"/>
          <table:table-cell table:style-name="ce339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4" office:value-type="string">
            <text:p>Seuraava video:</text:p>
          </table:table-cell>
          <table:table-cell table:style-name="ce231"/>
          <table:table-cell table:style-name="ce399"/>
          <table:table-cell table:style-name="ce187" office:value-type="string">
            <text:p>Sonraki video:</text:p>
          </table:table-cell>
          <table:table-cell table:style-name="ce403" office:value-type="string">
            <text:p>Επόμενο Βίντεο</text:p>
          </table:table-cell>
          <table:table-cell table:style-name="ce249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CameraNotFound</text:p>
          </table:table-cell>
          <table:table-cell table:style-name="ce331"/>
          <table:table-cell table:style-name="ce339" office:value-type="string">
            <text:p>Camera not found</text:p>
          </table:table-cell>
          <table:table-cell table:style-name="ce347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169" office:value-type="string">
            <text:p>Kamera nicht gefunden</text:p>
          </table:table-cell>
          <table:table-cell table:style-name="ce179" office:value-type="string">
            <text:p>No se encontró la cámara</text:p>
          </table:table-cell>
          <table:table-cell table:style-name="ce187" office:value-type="string">
            <text:p>Câmera não encontrada :</text:p>
          </table:table-cell>
          <table:table-cell table:style-name="ce363"/>
          <table:table-cell table:style-name="ce219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4" office:value-type="string">
            <text:p>Kameraa ei löydy</text:p>
          </table:table-cell>
          <table:table-cell table:style-name="ce231"/>
          <table:table-cell table:style-name="ce399"/>
          <table:table-cell table:style-name="ce187" office:value-type="string">
            <text:p>Kamera bulunamadı</text:p>
          </table:table-cell>
          <table:table-cell table:style-name="ce403" office:value-type="string">
            <text:p>Δεν βρέθηκε κάμερα</text:p>
          </table:table-cell>
          <table:table-cell table:style-name="ce249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tworkCamera</text:p>
          </table:table-cell>
          <table:table-cell table:style-name="ce331"/>
          <table:table-cell table:style-name="ce339" office:value-type="string">
            <text:p>Network camera</text:p>
          </table:table-cell>
          <table:table-cell table:style-name="ce347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169" office:value-type="string">
            <text:p>Netzwerkkamera</text:p>
          </table:table-cell>
          <table:table-cell table:style-name="ce179" office:value-type="string">
            <text:p>Cámara de red</text:p>
          </table:table-cell>
          <table:table-cell table:style-name="ce187" office:value-type="string">
            <text:p>Câmera de rede :</text:p>
          </table:table-cell>
          <table:table-cell table:style-name="ce363"/>
          <table:table-cell table:style-name="ce219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4" office:value-type="string">
            <text:p>Verkkokamera</text:p>
          </table:table-cell>
          <table:table-cell table:style-name="ce231"/>
          <table:table-cell table:style-name="ce399"/>
          <table:table-cell table:style-name="ce187" office:value-type="string">
            <text:p>Ağ kamerası</text:p>
          </table:table-cell>
          <table:table-cell table:style-name="ce403" office:value-type="string">
            <text:p>Κάμερα δικτύου</text:p>
          </table:table-cell>
          <table:table-cell table:style-name="ce249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322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66" office:value-type="string">
            <text:p>Aufnahmebildschirm einfügen</text:p>
          </table:table-cell>
          <table:table-cell table:style-name="ce176" office:value-type="string">
            <text:p>Añadir Pantalla de Captura</text:p>
          </table:table-cell>
          <table:table-cell table:style-name="ce183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3" office:value-type="string">
            <text:p>Lisää näyttö kuvaukseen</text:p>
          </table:table-cell>
          <table:table-cell table:style-name="ce229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83" office:value-type="string">
            <text:p>Görüntü Yakalama için Ekran Ekle</text:p>
          </table:table-cell>
          <table:table-cell table:style-name="ce244" office:value-type="string">
            <text:p>Προσθήκη οθόνης για αποτύπωση</text:p>
          </table:table-cell>
          <table:table-cell table:style-name="ce222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CommandAddChrono_FriendlyName</text:p>
          </table:table-cell>
          <table:table-cell table:style-name="ce322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73" office:value-type="string">
            <text:p>Stoppuhr einfügen</text:p>
          </table:table-cell>
          <table:table-cell table:style-name="ce176" office:value-type="string">
            <text:p>Añadir un Cronómetro</text:p>
          </table:table-cell>
          <table:table-cell table:style-name="ce183" office:value-type="string">
            <text:p>Adicionar Cronômetro</text:p>
          </table:table-cell>
          <table:table-cell table:style-name="ce175"/>
          <table:table-cell table:style-name="ce220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3" office:value-type="string">
            <text:p>Lisää ajanotto</text:p>
          </table:table-cell>
          <table:table-cell table:style-name="ce229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83" office:value-type="string">
            <text:p>Kronometre Ekle</text:p>
          </table:table-cell>
          <table:table-cell table:style-name="ce244" office:value-type="string">
            <text:p>Προσθήκη Χρονομέτρου</text:p>
          </table:table-cell>
          <table:table-cell table:style-name="ce222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330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66" office:value-type="string">
            <text:p>Zeichnung einfügen</text:p>
          </table:table-cell>
          <table:table-cell table:style-name="ce176" office:value-type="string">
            <text:p>Añadir Diseño</text:p>
          </table:table-cell>
          <table:table-cell table:style-name="ce183" office:value-type="string">
            <text:p>Adicionar Desenho</text:p>
          </table:table-cell>
          <table:table-cell table:style-name="ce364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3" office:value-type="string">
            <text:p>Lisää piirros</text:p>
          </table:table-cell>
          <table:table-cell table:style-name="ce229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83" office:value-type="string">
            <text:p>Çizim Ekle</text:p>
          </table:table-cell>
          <table:table-cell table:style-name="ce244" office:value-type="string">
            <text:p>Προσθήκη Σχεδίου</text:p>
          </table:table-cell>
          <table:table-cell table:style-name="ce222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410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AddPlayerScreen_FriendlyName</text:p>
          </table:table-cell>
          <table:table-cell table:style-name="ce330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66" office:value-type="string">
            <text:p>Zusätzlicher Bildschirm zum Abspielen/Analyse</text:p>
          </table:table-cell>
          <table:table-cell table:style-name="ce176" office:value-type="string">
            <text:p>Añadir Pantalla para Reproducir | Analizar</text:p>
          </table:table-cell>
          <table:table-cell table:style-name="ce183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3" office:value-type="string">
            <text:p>Lisää näyttö Katseluun/Analyysiin</text:p>
          </table:table-cell>
          <table:table-cell table:style-name="ce230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39" office:value-type="string">
            <text:p>Oynatma için Ekran Ekle</text:p>
          </table:table-cell>
          <table:table-cell table:style-name="ce402" office:value-type="string">
            <text:p>Προσθήκη Οθόνης για αναπαραγωγή</text:p>
          </table:table-cell>
          <table:table-cell table:style-name="ce222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330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66" office:value-type="string">
            <text:p>Lösche Zeichnung</text:p>
          </table:table-cell>
          <table:table-cell table:style-name="ce176" office:value-type="string">
            <text:p>Borrar Diseño</text:p>
          </table:table-cell>
          <table:table-cell table:style-name="ce183" office:value-type="string">
            <text:p>Apagar Desenho</text:p>
          </table:table-cell>
          <table:table-cell table:style-name="ce364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3" office:value-type="string">
            <text:p>Poista piirros</text:p>
          </table:table-cell>
          <table:table-cell table:style-name="ce395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83" office:value-type="string">
            <text:p>Çizim Sil</text:p>
          </table:table-cell>
          <table:table-cell table:style-name="ce244" office:value-type="string">
            <text:p>Διαγραφή Σχεδίου</text:p>
          </table:table-cell>
          <table:table-cell table:style-name="ce222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412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330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66" office:value-type="string">
            <text:p>Entferne ein Key Image</text:p>
          </table:table-cell>
          <table:table-cell table:style-name="ce176" office:value-type="string">
            <text:p>Remover Imagen Clave</text:p>
          </table:table-cell>
          <table:table-cell table:style-name="ce184" office:value-type="string">
            <text:p>Remover um Quadro de Imagem</text:p>
          </table:table-cell>
          <table:table-cell table:style-name="ce364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3" office:value-type="string">
            <text:p>Poista Avainkuva</text:p>
          </table:table-cell>
          <table:table-cell table:style-name="ce395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83" office:value-type="string">
            <text:p>Bir Anahtar İmajı Kaldır </text:p>
          </table:table-cell>
          <table:table-cell table:style-name="ce244" office:value-type="string">
            <text:p>Κατάργηση Εικόνας "Κλειδί"</text:p>
          </table:table-cell>
          <table:table-cell table:style-name="ce222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412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330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02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330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02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330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Video</text:p>
          </table:table-cell>
          <table:table-cell table:style-name="ce183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3" office:value-type="string">
            <text:p>Käynnistä video</text:p>
          </table:table-cell>
          <table:table-cell table:style-name="ce230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39" office:value-type="string">
            <text:p>Video Oynat</text:p>
          </table:table-cell>
          <table:table-cell table:style-name="ce402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330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66" office:value-type="string">
            <text:p>Schließe Bildschirm</text:p>
          </table:table-cell>
          <table:table-cell table:style-name="ce176" office:value-type="string">
            <text:p>Cerrar Video</text:p>
          </table:table-cell>
          <table:table-cell table:style-name="ce183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3" office:value-type="string">
            <text:p>Sulje katselunäyttö</text:p>
          </table:table-cell>
          <table:table-cell table:style-name="ce230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39" office:value-type="string">
            <text:p>Ekran Kapat</text:p>
          </table:table-cell>
          <table:table-cell table:style-name="ce402" office:value-type="string">
            <text:p>Κλείσιμο Οθόνης</text:p>
          </table:table-cell>
          <table:table-cell table:style-name="ce222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330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5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402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330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66" office:value-type="string">
            <text:p>Zeige Bildschirme</text:p>
          </table:table-cell>
          <table:table-cell table:style-name="ce176" office:value-type="string">
            <text:p>Mostrar Pantallas</text:p>
          </table:table-cell>
          <table:table-cell table:style-name="ce183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3" office:value-type="string">
            <text:p>Näytä katselunäytöt</text:p>
          </table:table-cell>
          <table:table-cell table:style-name="ce230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39" office:value-type="string">
            <text:p>Ekranları Göster</text:p>
          </table:table-cell>
          <table:table-cell table:style-name="ce402" office:value-type="string">
            <text:p>Εμφάνιση Οθονών</text:p>
          </table:table-cell>
          <table:table-cell table:style-name="ce222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330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66" office:value-type="string">
            <text:p>Tausche Bildschirme</text:p>
          </table:table-cell>
          <table:table-cell table:style-name="ce176" office:value-type="string">
            <text:p>Cambiar Pantallas</text:p>
          </table:table-cell>
          <table:table-cell table:style-name="ce183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3" office:value-type="string">
            <text:p>Vaihda katselunäytöt</text:p>
          </table:table-cell>
          <table:table-cell table:style-name="ce230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39" office:value-type="string">
            <text:p>Ekranları Karşılıklı Değiştir</text:p>
          </table:table-cell>
          <table:table-cell table:style-name="ce402" office:value-type="string">
            <text:p>Εναλλαγή Οθονών</text:p>
          </table:table-cell>
          <table:table-cell table:style-name="ce222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33">
          <table:table-cell table:style-name="ce35" office:value-type="string">
            <text:p>CommandToggleCommonControls_FriendlyName</text:p>
          </table:table-cell>
          <table:table-cell table:style-name="ce330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66" office:value-type="string">
            <text:p>Öffne Standardwerkzeuge</text:p>
          </table:table-cell>
          <table:table-cell table:style-name="ce176" office:value-type="string">
            <text:p>Mostrar/Ocultar Controles Comunes</text:p>
          </table:table-cell>
          <table:table-cell table:style-name="ce183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3" office:value-type="string">
            <text:p>Avaa yleiset työkalut</text:p>
          </table:table-cell>
          <table:table-cell table:style-name="ce230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39" office:value-type="string">
            <text:p>Ortak Kontrollere Geç</text:p>
          </table:table-cell>
          <table:table-cell table:style-name="ce402" office:value-type="string">
            <text:p>Κοινές Λειτουργίες On/Off</text:p>
          </table:table-cell>
          <table:table-cell table:style-name="ce222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321" office:value-type="string">
            <text:p>dlgColorPicker_Title</text:p>
          </table:table-cell>
          <table:table-cell table:style-name="ce331"/>
          <table:table-cell table:style-name="ce339" office:value-type="string">
            <text:p>Colors</text:p>
          </table:table-cell>
          <table:table-cell table:style-name="ce348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169" office:value-type="string">
            <text:p>Farben</text:p>
          </table:table-cell>
          <table:table-cell table:style-name="ce179" office:value-type="string">
            <text:p>Colores</text:p>
          </table:table-cell>
          <table:table-cell table:style-name="ce187" office:value-type="string">
            <text:p>Cores</text:p>
          </table:table-cell>
          <table:table-cell table:style-name="ce216"/>
          <table:table-cell table:style-name="ce377" office:value-type="string">
            <text:p>Colori</text:p>
          </table:table-cell>
          <table:table-cell table:style-name="ce383" office:value-type="string">
            <text:p>Culori</text:p>
          </table:table-cell>
          <table:table-cell table:style-name="ce224" office:value-type="string">
            <text:p>Värit</text:p>
          </table:table-cell>
          <table:table-cell table:style-name="ce231"/>
          <table:table-cell table:style-name="ce399"/>
          <table:table-cell table:style-name="ce187" office:value-type="string">
            <text:p>Renkler</text:p>
          </table:table-cell>
          <table:table-cell table:style-name="ce403" office:value-type="string">
            <text:p>Χρώματα</text:p>
          </table:table-cell>
          <table:table-cell table:style-name="ce408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330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183" office:value-type="string">
            <text:p>XML (*.xml)|*.xml;</text:p>
          </table:table-cell>
          <table:table-cell table:style-name="ce366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135"/>
          <table:table-cell table:style-name="ce183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410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330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6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3" office:value-type="string">
            <text:p>Perfil de Cores...</text:p>
          </table:table-cell>
          <table:table-cell table:style-name="ce215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3" office:value-type="string">
            <text:p>Väriprofiili...</text:p>
          </table:table-cell>
          <table:table-cell table:style-name="ce230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39" office:value-type="string">
            <text:p>Renk Profili...</text:p>
          </table:table-cell>
          <table:table-cell table:style-name="ce402" office:value-type="string">
            <text:p>Προφίλ Χρώματος…</text:p>
          </table:table-cell>
          <table:table-cell table:style-name="ce222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11">
          <table:table-cell table:style-name="ce250" office:value-type="string">
            <text:p>dlgColorProfile_ToolTip_DefaultProfile</text:p>
          </table:table-cell>
          <table:table-cell table:style-name="ce332" office:value-type="string">
            <office:annotation draw:style-name="gr6" draw:text-style-name="P1" svg:width="5.683cm" svg:height="0.991cm" svg:x="12.245cm" svg:y="18.841cm" draw:caption-point-x="-0.61cm" draw:caption-point-y="1.555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3" office:value-type="string">
            <text:p>Reset to default Color Profile</text:p>
          </table:table-cell>
          <table:table-cell table:style-name="ce254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174" office:value-type="string">
            <text:p>Standardprofil zurücksetzen</text:p>
          </table:table-cell>
          <table:table-cell table:style-name="ce181" office:value-type="string">
            <text:p>Perfil de Color Predeterminado</text:p>
          </table:table-cell>
          <table:table-cell table:style-name="ce188" office:value-type="string">
            <text:p>Voltar ao Perfil de Cores padrão.</text:p>
          </table:table-cell>
          <table:table-cell table:style-name="ce367" office:value-type="string">
            <text:p>Domyślny profil kolorów</text:p>
          </table:table-cell>
          <table:table-cell table:style-name="ce261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26" office:value-type="string">
            <text:p>Palauta väriprofiilin oletukset</text:p>
          </table:table-cell>
          <table:table-cell table:style-name="ce233" office:value-type="string">
            <text:p>Standard fargeprofil</text:p>
          </table:table-cell>
          <table:table-cell table:style-name="ce400" office:value-type="string">
            <text:p>默认颜色配置</text:p>
          </table:table-cell>
          <table:table-cell table:style-name="ce188" office:value-type="string">
            <text:p>Varsayılan Renk Profiline Dön</text:p>
          </table:table-cell>
          <table:table-cell table:style-name="ce404" office:value-type="string">
            <text:p>Επανάθεση στο προκαθορισμένο Προφίλ Χρώματος</text:p>
          </table:table-cell>
          <table:table-cell table:style-name="ce222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413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330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66" office:value-type="string">
            <text:p>Lade Farbprofil</text:p>
          </table:table-cell>
          <table:table-cell table:style-name="ce176" office:value-type="string">
            <text:p>Cargar Perfil de Color</text:p>
          </table:table-cell>
          <table:table-cell table:style-name="ce183" office:value-type="string">
            <text:p>Carregar Perfil de Cores</text:p>
          </table:table-cell>
          <table:table-cell table:style-name="ce215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3" office:value-type="string">
            <text:p>Lataa väriprofiili</text:p>
          </table:table-cell>
          <table:table-cell table:style-name="ce230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39" office:value-type="string">
            <text:p>Renk Profili Yükle</text:p>
          </table:table-cell>
          <table:table-cell table:style-name="ce402" office:value-type="string">
            <text:p>Φόρτωση Προφίλ Χρώματος</text:p>
          </table:table-cell>
          <table:table-cell table:style-name="ce222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330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66" office:value-type="string">
            <text:p>Speichere Farbprofil</text:p>
          </table:table-cell>
          <table:table-cell table:style-name="ce176" office:value-type="string">
            <text:p>Guardar Perfil de Color</text:p>
          </table:table-cell>
          <table:table-cell table:style-name="ce183" office:value-type="string">
            <text:p>Salvar Perfil de Cores</text:p>
          </table:table-cell>
          <table:table-cell table:style-name="ce215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3" office:value-type="string">
            <text:p>Tallenna väriprofiili</text:p>
          </table:table-cell>
          <table:table-cell table:style-name="ce230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39" office:value-type="string">
            <text:p>Renk Profili Kaydet</text:p>
          </table:table-cell>
          <table:table-cell table:style-name="ce402" office:value-type="string">
            <text:p>Αποθήκευση Προφίλ Χρώματος</text:p>
          </table:table-cell>
          <table:table-cell table:style-name="ce222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320" office:value-type="string">
            <text:p>dlgConfigureChrono_chkShowLabel</text:p>
          </table:table-cell>
          <table:table-cell table:style-name="ce322"/>
          <table:table-cell table:style-name="ce338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66" office:value-type="string">
            <text:p>Beschriftung dauernd anzeigen</text:p>
          </table:table-cell>
          <table:table-cell table:style-name="ce176" office:value-type="string">
            <text:p>Mostrar siempre la etiqueta</text:p>
          </table:table-cell>
          <table:table-cell table:style-name="ce183" office:value-type="string">
            <text:p>Sempre Mostrar Identificador</text:p>
          </table:table-cell>
          <table:table-cell table:style-name="ce217"/>
          <table:table-cell table:style-name="ce220" office:value-type="string">
            <text:p>Mostra sempre le etichette</text:p>
          </table:table-cell>
          <table:table-cell table:style-name="ce383" office:value-type="string">
            <text:p>Arată întotdeauna eticheta</text:p>
          </table:table-cell>
          <table:table-cell table:style-name="ce387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83" office:value-type="string">
            <text:p>Etiketi Her Zaman Göster</text:p>
          </table:table-cell>
          <table:table-cell table:style-name="ce244" office:value-type="string">
            <text:p>Εμφάνιση Ετικέτας Πάντα</text:p>
          </table:table-cell>
          <table:table-cell table:style-name="ce222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Chrono_Label</text:p>
          </table:table-cell>
          <table:table-cell table:style-name="ce322"/>
          <table:table-cell table:style-name="ce338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66" office:value-type="string">
            <text:p>Beschriftung:</text:p>
          </table:table-cell>
          <table:table-cell table:style-name="ce176" office:value-type="string">
            <text:p>Etiqueta :</text:p>
          </table:table-cell>
          <table:table-cell table:style-name="ce183" office:value-type="string">
            <text:p>Identificador :</text:p>
          </table:table-cell>
          <table:table-cell table:style-name="ce217"/>
          <table:table-cell table:style-name="ce220" office:value-type="string">
            <text:p>Etichetta :</text:p>
          </table:table-cell>
          <table:table-cell table:style-name="ce383" office:value-type="string">
            <text:p>Eticheta :</text:p>
          </table:table-cell>
          <table:table-cell table:style-name="ce387" office:value-type="string">
            <text:p>Leima:</text:p>
          </table:table-cell>
          <table:table-cell table:style-name="ce229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83" office:value-type="string">
            <text:p>Etiket :</text:p>
          </table:table-cell>
          <table:table-cell table:style-name="ce244" office:value-type="string">
            <text:p>Ετικέτα :</text:p>
          </table:table-cell>
          <table:table-cell table:style-name="ce222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Chrono_Title</text:p>
          </table:table-cell>
          <table:table-cell table:style-name="ce322"/>
          <table:table-cell table:style-name="ce164" office:value-type="string">
            <text:p>Configure Stopwatch</text:p>
          </table:table-cell>
          <table:table-cell table:style-name="ce153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66" office:value-type="string">
            <text:p>Stoppuhr einstellen</text:p>
          </table:table-cell>
          <table:table-cell table:style-name="ce176" office:value-type="string">
            <text:p>Configurar el cronòmetro</text:p>
          </table:table-cell>
          <table:table-cell table:style-name="ce183" office:value-type="string">
            <text:p>Configurar Cronômetro</text:p>
          </table:table-cell>
          <table:table-cell table:style-name="ce217"/>
          <table:table-cell table:style-name="ce220" office:value-type="string">
            <text:p>Configura Cronometro</text:p>
          </table:table-cell>
          <table:table-cell table:style-name="ce383" office:value-type="string">
            <text:p>Configurează Cronometru</text:p>
          </table:table-cell>
          <table:table-cell table:style-name="ce223" office:value-type="string">
            <text:p>Konfiguroi ajanottokello</text:p>
          </table:table-cell>
          <table:table-cell table:style-name="ce229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83" office:value-type="string">
            <text:p>Kronometreyi Ayarla</text:p>
          </table:table-cell>
          <table:table-cell table:style-name="ce244" office:value-type="string">
            <text:p>Διευθέτηση Χρονομέτρου</text:p>
          </table:table-cell>
          <table:table-cell table:style-name="ce222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Drawing_Title</text:p>
          </table:table-cell>
          <table:table-cell table:style-name="ce322"/>
          <table:table-cell table:style-name="ce338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66" office:value-type="string">
            <text:p>Zeichnung konfigurieren</text:p>
          </table:table-cell>
          <table:table-cell table:style-name="ce176" office:value-type="string">
            <text:p>Configurar el dibujo</text:p>
          </table:table-cell>
          <table:table-cell table:style-name="ce183" office:value-type="string">
            <text:p>Configurar Desenho</text:p>
          </table:table-cell>
          <table:table-cell table:style-name="ce217"/>
          <table:table-cell table:style-name="ce220" office:value-type="string">
            <text:p>Configura Disegno</text:p>
          </table:table-cell>
          <table:table-cell table:style-name="ce383" office:value-type="string">
            <text:p>Configurează desen</text:p>
          </table:table-cell>
          <table:table-cell table:style-name="ce387" office:value-type="string">
            <text:p>Konfiguroi piirros</text:p>
          </table:table-cell>
          <table:table-cell table:style-name="ce229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83" office:value-type="string">
            <text:p>Çizimi Ayarla</text:p>
          </table:table-cell>
          <table:table-cell table:style-name="ce244" office:value-type="string">
            <text:p>Διευθέτηση Σχεδίου</text:p>
          </table:table-cell>
          <table:table-cell table:style-name="ce222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Fading_chkAlwaysVisible</text:p>
          </table:table-cell>
          <table:table-cell table:style-name="ce322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222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Fading_chkDefault</text:p>
          </table:table-cell>
          <table:table-cell table:style-name="ce322"/>
          <table:table-cell table:style-name="ce143" office:value-type="string">
            <text:p>Use default value</text:p>
          </table:table-cell>
          <table:table-cell table:style-name="ce153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73" office:value-type="string">
            <text:p>Standardwerte verwenden</text:p>
          </table:table-cell>
          <table:table-cell table:style-name="ce176" office:value-type="string">
            <text:p>Utilizar el valor por defecto</text:p>
          </table:table-cell>
          <table:table-cell table:style-name="ce183" office:value-type="string">
            <text:p>Usar valor padrão</text:p>
          </table:table-cell>
          <table:table-cell table:style-name="ce217"/>
          <table:table-cell table:style-name="ce220" office:value-type="string">
            <text:p>Utilizza valore standard preimpostato</text:p>
          </table:table-cell>
          <table:table-cell table:style-name="ce221" office:value-type="string">
            <text:p>Utilizează valoarea implicită</text:p>
          </table:table-cell>
          <table:table-cell table:style-name="ce225" office:value-type="string">
            <text:p>Käytä oletusarvoa</text:p>
          </table:table-cell>
          <table:table-cell table:style-name="ce229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83" office:value-type="string">
            <text:p>Öntanımlı değeri kullan</text:p>
          </table:table-cell>
          <table:table-cell table:style-name="ce244" office:value-type="string">
            <text:p>Χρήση προκαθορισμένης τιμής</text:p>
          </table:table-cell>
          <table:table-cell table:style-name="ce222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Fading_chkEnable</text:p>
          </table:table-cell>
          <table:table-cell table:style-name="ce322"/>
          <table:table-cell table:style-name="ce143" office:value-type="string">
            <text:p>Enable persistence</text:p>
          </table:table-cell>
          <table:table-cell table:style-name="ce153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73" office:value-type="string">
            <text:p>Nachleuchten aktivieren</text:p>
          </table:table-cell>
          <table:table-cell table:style-name="ce176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220" office:value-type="string">
            <text:p>Attiva la persistenza</text:p>
          </table:table-cell>
          <table:table-cell table:style-name="ce221" office:value-type="string">
            <text:p>Activează persistenţa</text:p>
          </table:table-cell>
          <table:table-cell table:style-name="ce225" office:value-type="string">
            <text:p>Mahdollista pysyvyys</text:p>
          </table:table-cell>
          <table:table-cell table:style-name="ce229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83" office:value-type="string">
            <text:p>Kalıcılığı Aktive Et</text:p>
          </table:table-cell>
          <table:table-cell table:style-name="ce244" office:value-type="string">
            <text:p>Ενεργοποίηση Επιμονής</text:p>
          </table:table-cell>
          <table:table-cell table:style-name="ce222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Fading_lblValue</text:p>
          </table:table-cell>
          <table:table-cell table:style-name="ce322"/>
          <table:table-cell table:style-name="ce143" office:value-type="string">
            <text:p>{0} images.</text:p>
          </table:table-cell>
          <table:table-cell table:style-name="ce153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73" office:value-type="string">
            <text:p>{0} Bilder.</text:p>
          </table:table-cell>
          <table:table-cell table:style-name="ce176" office:value-type="string">
            <text:p>{0} imágenes</text:p>
          </table:table-cell>
          <table:table-cell table:style-name="ce183" office:value-type="string">
            <text:p>{0} imagens.</text:p>
          </table:table-cell>
          <table:table-cell table:style-name="ce217"/>
          <table:table-cell table:style-name="ce378" office:value-type="string">
            <text:p>{0} immagini.</text:p>
          </table:table-cell>
          <table:table-cell table:style-name="ce221" office:value-type="string">
            <text:p>{0} cadre.</text:p>
          </table:table-cell>
          <table:table-cell table:style-name="ce225" office:value-type="string">
            <text:p><text:s/>{0} kuvaa</text:p>
          </table:table-cell>
          <table:table-cell table:style-name="ce229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83" office:value-type="string">
            <text:p>{0} imaj.</text:p>
          </table:table-cell>
          <table:table-cell table:style-name="ce244" office:value-type="string">
            <text:p>{0} εικόνες.</text:p>
          </table:table-cell>
          <table:table-cell table:style-name="ce222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Fading_Title</text:p>
          </table:table-cell>
          <table:table-cell table:style-name="ce322"/>
          <table:table-cell table:style-name="ce143" office:value-type="string">
            <text:p>Configure Persistence</text:p>
          </table:table-cell>
          <table:table-cell table:style-name="ce153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73" office:value-type="string">
            <text:p>Nachleuchten konfigurieren</text:p>
          </table:table-cell>
          <table:table-cell table:style-name="ce176" office:value-type="string">
            <text:p>Configurar Persistencia</text:p>
          </table:table-cell>
          <table:table-cell table:style-name="ce183" office:value-type="string">
            <text:p>Configurar Persistência</text:p>
          </table:table-cell>
          <table:table-cell table:style-name="ce217"/>
          <table:table-cell table:style-name="ce220" office:value-type="string">
            <text:p>Configura la persistenza</text:p>
          </table:table-cell>
          <table:table-cell table:style-name="ce221" office:value-type="string">
            <text:p>Configurează Persistenţa</text:p>
          </table:table-cell>
          <table:table-cell table:style-name="ce225" office:value-type="string">
            <text:p>Konfiguroi pysyvyys</text:p>
          </table:table-cell>
          <table:table-cell table:style-name="ce229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83" office:value-type="string">
            <text:p>Kalıcılığı Ayarla</text:p>
          </table:table-cell>
          <table:table-cell table:style-name="ce244" office:value-type="string">
            <text:p>Διευθέτηση Επιμονής</text:p>
          </table:table-cell>
          <table:table-cell table:style-name="ce222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Grids_Divisions</text:p>
          </table:table-cell>
          <table:table-cell table:style-name="ce322"/>
          <table:table-cell table:style-name="ce338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66" office:value-type="string">
            <text:p>Anzahl der Kategorien:</text:p>
          </table:table-cell>
          <table:table-cell table:style-name="ce176" office:value-type="string">
            <text:p>Numero de Divisiones :</text:p>
          </table:table-cell>
          <table:table-cell table:style-name="ce183" office:value-type="string">
            <text:p>Número de Divisões:</text:p>
          </table:table-cell>
          <table:table-cell table:style-name="ce217"/>
          <table:table-cell table:style-name="ce220" office:value-type="string">
            <text:p>Numero di suddivisioni :</text:p>
          </table:table-cell>
          <table:table-cell table:style-name="ce383" office:value-type="string">
            <text:p>Numărul de diviziuni :</text:p>
          </table:table-cell>
          <table:table-cell table:style-name="ce387" office:value-type="string">
            <text:p>Jakojen lukumäärä:</text:p>
          </table:table-cell>
          <table:table-cell table:style-name="ce229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83" office:value-type="string">
            <text:p>Bölüm Sayısı :</text:p>
          </table:table-cell>
          <table:table-cell table:style-name="ce244" office:value-type="string">
            <text:p>Αριθμός Διαιρέσεων:</text:p>
          </table:table-cell>
          <table:table-cell table:style-name="ce222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Grids_Title</text:p>
          </table:table-cell>
          <table:table-cell table:style-name="ce322"/>
          <table:table-cell table:style-name="ce338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66" office:value-type="string">
            <text:p>Gitter einrichten</text:p>
          </table:table-cell>
          <table:table-cell table:style-name="ce176" office:value-type="string">
            <text:p>Configurar la cuadricula</text:p>
          </table:table-cell>
          <table:table-cell table:style-name="ce183" office:value-type="string">
            <text:p>Configurar Grade</text:p>
          </table:table-cell>
          <table:table-cell table:style-name="ce217"/>
          <table:table-cell table:style-name="ce220" office:value-type="string">
            <text:p>Configura Griglia</text:p>
          </table:table-cell>
          <table:table-cell table:style-name="ce383" office:value-type="string">
            <text:p>Configurează grila</text:p>
          </table:table-cell>
          <table:table-cell table:style-name="ce387" office:value-type="string">
            <text:p>Konfiguroi ruudukkoa</text:p>
          </table:table-cell>
          <table:table-cell table:style-name="ce229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83" office:value-type="string">
            <text:p>Izgarayı Ayarla</text:p>
          </table:table-cell>
          <table:table-cell table:style-name="ce244" office:value-type="string">
            <text:p>Διευθέτηση Πλέγματος</text:p>
          </table:table-cell>
          <table:table-cell table:style-name="ce222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1" office:value-type="string">
            <text:p>dlgConfigureOpacity_Title</text:p>
          </table:table-cell>
          <table:table-cell table:style-name="ce331"/>
          <table:table-cell table:style-name="ce340" office:value-type="string">
            <text:p>Configure Opacity</text:p>
          </table:table-cell>
          <table:table-cell table:style-name="ce348" office:value-type="string">
            <text:p>Configurer l'opacité</text:p>
          </table:table-cell>
          <table:table-cell table:style-name="ce351" office:value-type="string">
            <text:p>Configureer 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Configurar la opacidad</text:p>
          </table:table-cell>
          <table:table-cell table:style-name="ce187" office:value-type="string">
            <text:p>Configurar opacidade</text:p>
          </table:table-cell>
          <table:table-cell table:style-name="ce216"/>
          <table:table-cell table:style-name="ce377" office:value-type="string">
            <text:p>Configura l'opacita'</text:p>
          </table:table-cell>
          <table:table-cell table:style-name="ce383" office:value-type="string">
            <text:p>Configurează opacitatea</text:p>
          </table:table-cell>
          <table:table-cell table:style-name="ce388" office:value-type="string">
            <text:p>Säädä läpinäkyvyys</text:p>
          </table:table-cell>
          <table:table-cell table:style-name="ce231"/>
          <table:table-cell table:style-name="ce399"/>
          <table:table-cell table:style-name="ce187" office:value-type="string">
            <text:p>Opaklığı Ayarla</text:p>
          </table:table-cell>
          <table:table-cell table:style-name="ce403" office:value-type="string">
            <text:p>Διευθέτηση Αδιαφάνειας</text:p>
          </table:table-cell>
          <table:table-cell table:style-name="ce249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dlgConfigureOpacity_lblValue</text:p>
          </table:table-cell>
          <table:table-cell table:style-name="ce331"/>
          <table:table-cell table:style-name="ce340" office:value-type="string">
            <text:p>Opacity: {0:0}%</text:p>
          </table:table-cell>
          <table:table-cell table:style-name="ce348" office:value-type="string">
            <text:p>Opacité : {0:0}%</text:p>
          </table:table-cell>
          <table:table-cell table:style-name="ce351" office:value-type="string">
            <text:p>Doorzichtigheid: {0:0}%</text:p>
          </table:table-cell>
          <table:table-cell table:style-name="ce169" office:value-type="string">
            <text:p>Deckkraft: {0:0}%</text:p>
          </table:table-cell>
          <table:table-cell table:style-name="ce179" office:value-type="string">
            <text:p>Opacidad : {0:0}%</text:p>
          </table:table-cell>
          <table:table-cell table:style-name="ce187" office:value-type="string">
            <text:p>Opacidade: {0:0}%</text:p>
          </table:table-cell>
          <table:table-cell table:style-name="ce216"/>
          <table:table-cell table:style-name="ce379" office:value-type="string">
            <text:p>Opacita': {0:0}%</text:p>
          </table:table-cell>
          <table:table-cell table:style-name="ce383" office:value-type="string">
            <text:p>Opacitate : {0:0}%</text:p>
          </table:table-cell>
          <table:table-cell table:style-name="ce388" office:value-type="string">
            <text:p>Läpinäkyvyys : {0:0}%</text:p>
          </table:table-cell>
          <table:table-cell table:style-name="ce231"/>
          <table:table-cell table:style-name="ce399"/>
          <table:table-cell table:style-name="ce187" office:value-type="string">
            <text:p>Opaklık: {0:0}%</text:p>
          </table:table-cell>
          <table:table-cell table:style-name="ce169" office:value-type="string">
            <text:p>Αδιαφάνεια: {0:0}%</text:p>
          </table:table-cell>
          <table:table-cell table:style-name="ce169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411" table:number-columns-repeated="1005"/>
          <table:table-cell table:style-name="ce249"/>
        </table:table-row>
        <table:table-row table:style-name="ro16">
          <table:table-cell table:style-name="ce322" office:value-type="string">
            <text:p>dlgConfigureSpeed_lblFPSCaptureTime</text:p>
          </table:table-cell>
          <table:table-cell table:style-name="ce322"/>
          <table:table-cell table:style-name="ce341" office:value-type="string">
            <text:p>Number of frames per second at capture time :\n(ex: 300)</text:p>
          </table:table-cell>
          <table:table-cell table:style-name="ce153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73" office:value-type="string">
            <text:p>Anzahl der Frames pro Sekunde bei Aufnahme :\n(ex: 300)</text:p>
          </table:table-cell>
          <table:table-cell table:style-name="ce181" office:value-type="string">
            <text:p>Número de imagenes por segundo en tiempo de captura : \n(ex: 300)</text:p>
          </table:table-cell>
          <table:table-cell table:style-name="ce183" office:value-type="string">
            <text:p>Número de quadros por segundo no tempo de captura :\n(ex: 300)</text:p>
          </table:table-cell>
          <table:table-cell table:style-name="ce217"/>
          <table:table-cell table:style-name="ce220" office:value-type="string">
            <text:p>Numero di fotogrammi al secondo nella cattura :\n(ex: 300)</text:p>
          </table:table-cell>
          <table:table-cell table:style-name="ce384" office:value-type="string">
            <text:p>Numărul de cadre pe secundă în timpul capturii :\n(ex: 300)</text:p>
          </table:table-cell>
          <table:table-cell table:style-name="ce389" office:value-type="string">
            <text:p>Kuvia sekunnissa kuvaushetkellä :\n(esim: 300)</text:p>
          </table:table-cell>
          <table:table-cell table:style-name="ce229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83" office:value-type="string">
            <text:p>Görüntü Yakalama sürecindeki saniye başına düşen kare sayısı :\n(ex: 300)</text:p>
          </table:table-cell>
          <table:table-cell table:style-name="ce244" office:value-type="string">
            <text:p>Αριθμός πλαισίων ανά δευτερόλεπτο στον χρόνο αποτύπωσης :\n(ex: 300)</text:p>
          </table:table-cell>
          <table:table-cell table:style-name="ce222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410" table:number-columns-repeated="1005"/>
          <table:table-cell/>
        </table:table-row>
        <table:table-row table:style-name="ro16">
          <table:table-cell table:style-name="ce322" office:value-type="string">
            <text:p>dlgConfigureSpeed_lblFPSDisplayTime</text:p>
          </table:table-cell>
          <table:table-cell table:style-name="ce322"/>
          <table:table-cell table:style-name="ce341" office:value-type="string">
            <text:p>Number of frames per seconds at display time : {0:0.00} fps.</text:p>
          </table:table-cell>
          <table:table-cell table:style-name="ce153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73" office:value-type="string">
            <text:p>Anzahl der Frames pro Sekunde bei Wiedergabe : {0:0.00} fps.</text:p>
          </table:table-cell>
          <table:table-cell table:style-name="ce181" office:value-type="string">
            <text:p>Número de imagenes por segundo en tiempo de reprodución : {0:0,00} ips.</text:p>
          </table:table-cell>
          <table:table-cell table:style-name="ce183" office:value-type="string">
            <text:p>Número de quadros por segundo no tempo de exibição: {0:0.00} fps.</text:p>
          </table:table-cell>
          <table:table-cell table:style-name="ce217"/>
          <table:table-cell table:style-name="ce220" office:value-type="string">
            <text:p>Numero di fotogrammi al secondo nella riproduzione : {0:0.00} fps.</text:p>
          </table:table-cell>
          <table:table-cell table:style-name="ce384" office:value-type="string">
            <text:p>Numărul de cadre pe secundă în timpul rulării : {0:0.00} fps.</text:p>
          </table:table-cell>
          <table:table-cell table:style-name="ce389" office:value-type="string">
            <text:p>Kuvia sekunnissa näyttöhetkellä : {0:0.00} fps.</text:p>
          </table:table-cell>
          <table:table-cell table:style-name="ce229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83" office:value-type="string">
            <text:p>Görüntüleme sürecindeki saniye başına düşen kare sayısı : {0:0.00} fps</text:p>
          </table:table-cell>
          <table:table-cell table:style-name="ce244" office:value-type="string">
            <text:p>Αριθμός πλαισίων ανά δευτερόλεπτο στον χρόνο απεικόνισης : {0:0.00} fps.</text:p>
          </table:table-cell>
          <table:table-cell table:style-name="ce222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2" office:value-type="string">
            <text:p>dlgConfigureSpeed_lblSlowFactor</text:p>
          </table:table-cell>
          <table:table-cell table:style-name="ce322"/>
          <table:table-cell table:style-name="ce341" office:value-type="string">
            <text:p>Video is {0:0} times slower than original.</text:p>
          </table:table-cell>
          <table:table-cell table:style-name="ce153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73" office:value-type="string">
            <text:p>Video ist {0:0} mal langsamer als das Original.</text:p>
          </table:table-cell>
          <table:table-cell table:style-name="ce181" office:value-type="string">
            <text:p>El vídeo es {0:0} veces más lento que el original.</text:p>
          </table:table-cell>
          <table:table-cell table:style-name="ce183" office:value-type="string">
            <text:p>O vídeo é {0:0} vezes menor que o original.</text:p>
          </table:table-cell>
          <table:table-cell table:style-name="ce217"/>
          <table:table-cell table:style-name="ce220" office:value-type="string">
            <text:p>Il Video e' {0:0} volte piu' lento dell'originale.</text:p>
          </table:table-cell>
          <table:table-cell table:style-name="ce384" office:value-type="string">
            <text:p>Fişierul video este de {0:0} ori mai lent decât originalul.</text:p>
          </table:table-cell>
          <table:table-cell table:style-name="ce389" office:value-type="string">
            <text:p>Video on {0:0} kertaa alkuperäistä hitaampi.</text:p>
          </table:table-cell>
          <table:table-cell table:style-name="ce229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83" office:value-type="string">
            <text:p>Video orijinalden {0:0} kat daha yavaş.</text:p>
          </table:table-cell>
          <table:table-cell table:style-name="ce244" office:value-type="string">
            <text:p>Το Video είναι {0:0} φορές πιο αργό από το αρχικό.</text:p>
          </table:table-cell>
          <table:table-cell table:style-name="ce222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2" office:value-type="string">
            <text:p>dlgConfigureSpeed_Title</text:p>
          </table:table-cell>
          <table:table-cell table:style-name="ce322"/>
          <table:table-cell table:style-name="ce341" office:value-type="string">
            <text:p>Configure original speed</text:p>
          </table:table-cell>
          <table:table-cell table:style-name="ce153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73" office:value-type="string">
            <text:p>Ausgangsgeschwindigkeit konfigurieren</text:p>
          </table:table-cell>
          <table:table-cell table:style-name="ce176" office:value-type="string">
            <text:p>Configurar la velocidad de origen</text:p>
          </table:table-cell>
          <table:table-cell table:style-name="ce183" office:value-type="string">
            <text:p>Configurar velocidade original</text:p>
          </table:table-cell>
          <table:table-cell table:style-name="ce217"/>
          <table:table-cell table:style-name="ce220" office:value-type="string">
            <text:p>Configura velocita' originale</text:p>
          </table:table-cell>
          <table:table-cell table:style-name="ce384" office:value-type="string">
            <text:p>Configurează viteza originală</text:p>
          </table:table-cell>
          <table:table-cell table:style-name="ce389" office:value-type="string">
            <text:p>Konfiguroi alkuperäistä nopeutta.</text:p>
          </table:table-cell>
          <table:table-cell table:style-name="ce229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83" office:value-type="string">
            <text:p>Orijinal hızı ayarla</text:p>
          </table:table-cell>
          <table:table-cell table:style-name="ce244" office:value-type="string">
            <text:p>Διευθέτηση αρχικής ταχύτητας</text:p>
          </table:table-cell>
          <table:table-cell table:style-name="ce222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2" office:value-type="string">
            <text:p>dlgConfigureSpeed_ToolTip_Reset</text:p>
          </table:table-cell>
          <table:table-cell table:style-name="ce322"/>
          <table:table-cell table:style-name="ce341" office:value-type="string">
            <text:p>Reset</text:p>
          </table:table-cell>
          <table:table-cell table:style-name="ce153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73" office:value-type="string">
            <text:p>Zurücksetzen</text:p>
          </table:table-cell>
          <table:table-cell table:style-name="ce176" office:value-type="string">
            <text:p>Restaurar</text:p>
          </table:table-cell>
          <table:table-cell table:style-name="ce183" office:value-type="string">
            <text:p>Resetar</text:p>
          </table:table-cell>
          <table:table-cell table:style-name="ce217"/>
          <table:table-cell table:style-name="ce220" office:value-type="string">
            <text:p>Azzera</text:p>
          </table:table-cell>
          <table:table-cell table:style-name="ce384" office:value-type="string">
            <text:p>Reseteză</text:p>
          </table:table-cell>
          <table:table-cell table:style-name="ce389" office:value-type="string">
            <text:p>Palauta</text:p>
          </table:table-cell>
          <table:table-cell table:style-name="ce229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83" office:value-type="string">
            <text:p>Baştaki Konuma Getir</text:p>
          </table:table-cell>
          <table:table-cell table:style-name="ce244" office:value-type="string">
            <text:p>Επανάθεση</text:p>
          </table:table-cell>
          <table:table-cell table:style-name="ce222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0" office:value-type="string">
            <text:p>dlgConfigureTrajectory_chkShowTarget</text:p>
          </table:table-cell>
          <table:table-cell table:style-name="ce322"/>
          <table:table-cell table:style-name="ce338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66" office:value-type="string">
            <text:p>Zielmarkierungswerzeug anzeigen</text:p>
          </table:table-cell>
          <table:table-cell table:style-name="ce176" office:value-type="string">
            <text:p>Mostrar el marcador de diana</text:p>
          </table:table-cell>
          <table:table-cell table:style-name="ce183" office:value-type="string">
            <text:p>Mostrar Marcador Alvo</text:p>
          </table:table-cell>
          <table:table-cell table:style-name="ce217"/>
          <table:table-cell table:style-name="ce220" office:value-type="string">
            <text:p>Mostra riquadro marcatore bersaglio</text:p>
          </table:table-cell>
          <table:table-cell table:style-name="ce383" office:value-type="string">
            <text:p>Arată markerul ţintă</text:p>
          </table:table-cell>
          <table:table-cell table:style-name="ce387" office:value-type="string">
            <text:p>Näytä kohdemerkki</text:p>
          </table:table-cell>
          <table:table-cell table:style-name="ce229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83" office:value-type="string">
            <text:p>Hedef İşaretleyicisini Göster</text:p>
          </table:table-cell>
          <table:table-cell table:style-name="ce244" office:value-type="string">
            <text:p>Εμφάνιση Σελιδοδείκτη Προορισμού</text:p>
          </table:table-cell>
          <table:table-cell table:style-name="ce222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Trajectory_chkShowTitles</text:p>
          </table:table-cell>
          <table:table-cell table:style-name="ce322"/>
          <table:table-cell table:style-name="ce338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66" office:value-type="string">
            <text:p>Zeige Schlüsselbild Titel</text:p>
          </table:table-cell>
          <table:table-cell table:style-name="ce176" office:value-type="string">
            <text:p>Mostrar títulos de las imàgenes clave</text:p>
          </table:table-cell>
          <table:table-cell table:style-name="ce183" office:value-type="string">
            <text:p>Mostrar Título dos Quadros de Imagens</text:p>
          </table:table-cell>
          <table:table-cell table:style-name="ce217"/>
          <table:table-cell table:style-name="ce220" office:value-type="string">
            <text:p>Mostra Titoli delle Immagini Chiave</text:p>
          </table:table-cell>
          <table:table-cell table:style-name="ce383" office:value-type="string">
            <text:p>Arată numele cadrelor cheie </text:p>
          </table:table-cell>
          <table:table-cell table:style-name="ce387" office:value-type="string">
            <text:p>Näytä avainkuvien nimet</text:p>
          </table:table-cell>
          <table:table-cell table:style-name="ce229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83" office:value-type="string">
            <text:p>Anahtar İmaj Başlıklarını Göster</text:p>
          </table:table-cell>
          <table:table-cell table:style-name="ce244" office:value-type="string">
            <text:p>Εμφάνιση Τίτλων εικόνων κλειδιά</text:p>
          </table:table-cell>
          <table:table-cell table:style-name="ce222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322"/>
          <table:table-cell table:style-name="ce164" office:value-type="string">
            <text:p>Show Path</text:p>
          </table:table-cell>
          <table:table-cell table:style-name="ce153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73" office:value-type="string">
            <text:p>Zeige Trajektorie</text:p>
          </table:table-cell>
          <table:table-cell table:style-name="ce176" office:value-type="string">
            <text:p>Mostrar la trayectoria</text:p>
          </table:table-cell>
          <table:table-cell table:style-name="ce183" office:value-type="string">
            <text:p>Mostrar Caminho</text:p>
          </table:table-cell>
          <table:table-cell table:style-name="ce217"/>
          <table:table-cell table:style-name="ce220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3" office:value-type="string">
            <text:p>Näytä liikerata</text:p>
          </table:table-cell>
          <table:table-cell table:style-name="ce229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83" office:value-type="string">
            <text:p>Yolu Göster</text:p>
          </table:table-cell>
          <table:table-cell table:style-name="ce244" office:value-type="string">
            <text:p>Εμφάνιση Διαδρομής</text:p>
          </table:table-cell>
          <table:table-cell table:style-name="ce222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322"/>
          <table:table-cell table:style-name="ce164" office:value-type="string">
            <text:p>Measurement:</text:p>
          </table:table-cell>
          <table:table-cell table:style-name="ce153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73" office:value-type="string">
            <text:p>Messung :</text:p>
          </table:table-cell>
          <table:table-cell table:style-name="ce176" office:value-type="string">
            <text:p>Medición :</text:p>
          </table:table-cell>
          <table:table-cell table:style-name="ce188" office:value-type="string">
            <text:p>Medida:</text:p>
          </table:table-cell>
          <table:table-cell table:style-name="ce217"/>
          <table:table-cell table:style-name="ce220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83" office:value-type="string">
            <text:p>Μέτρηση:</text:p>
          </table:table-cell>
          <table:table-cell table:style-name="ce222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322"/>
          <table:table-cell table:style-name="ce164" office:value-type="string">
            <text:p>None</text:p>
          </table:table-cell>
          <table:table-cell table:style-name="ce153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73" office:value-type="string">
            <text:p>Keine Messung </text:p>
          </table:table-cell>
          <table:table-cell table:style-name="ce181" office:value-type="string">
            <text:p>Ninguna</text:p>
          </table:table-cell>
          <table:table-cell table:style-name="ce188" office:value-type="string">
            <text:p>Nenhum(a)</text:p>
          </table:table-cell>
          <table:table-cell table:style-name="ce217"/>
          <table:table-cell table:style-name="ce220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83" office:value-type="string">
            <text:p>Καμμία</text:p>
          </table:table-cell>
          <table:table-cell table:style-name="ce222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322"/>
          <table:table-cell table:style-name="ce164" office:value-type="string">
            <text:p>Distance</text:p>
          </table:table-cell>
          <table:table-cell table:style-name="ce153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73" office:value-type="string">
            <text:p>Länge</text:p>
          </table:table-cell>
          <table:table-cell table:style-name="ce181" office:value-type="string">
            <text:p>Distancia</text:p>
          </table:table-cell>
          <table:table-cell table:style-name="ce188" office:value-type="string">
            <text:p>Distância</text:p>
          </table:table-cell>
          <table:table-cell table:style-name="ce217"/>
          <table:table-cell table:style-name="ce220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83" office:value-type="string">
            <text:p>Απόσταση</text:p>
          </table:table-cell>
          <table:table-cell table:style-name="ce222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322"/>
          <table:table-cell table:style-name="ce164" office:value-type="string">
            <text:p>Speed</text:p>
          </table:table-cell>
          <table:table-cell table:style-name="ce153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73" office:value-type="string">
            <text:p>Geschwindigkeit</text:p>
          </table:table-cell>
          <table:table-cell table:style-name="ce181" office:value-type="string">
            <text:p>Velocidad</text:p>
          </table:table-cell>
          <table:table-cell table:style-name="ce188" office:value-type="string">
            <text:p>Velocidade</text:p>
          </table:table-cell>
          <table:table-cell table:style-name="ce217"/>
          <table:table-cell table:style-name="ce220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83" office:value-type="string">
            <text:p>Ταχύτητα</text:p>
          </table:table-cell>
          <table:table-cell table:style-name="ce222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322"/>
          <table:table-cell table:style-name="ce143" office:value-type="string">
            <text:p>Mode :</text:p>
          </table:table-cell>
          <table:table-cell table:style-name="ce153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73" office:value-type="string">
            <text:p>Modus</text:p>
          </table:table-cell>
          <table:table-cell table:style-name="ce176" office:value-type="string">
            <text:p>Modo :</text:p>
          </table:table-cell>
          <table:table-cell table:style-name="ce183" office:value-type="string">
            <text:p>Modo:</text:p>
          </table:table-cell>
          <table:table-cell table:style-name="ce217"/>
          <table:table-cell table:style-name="ce220" office:value-type="string">
            <text:p>Modalita' :</text:p>
          </table:table-cell>
          <table:table-cell table:style-name="ce221" office:value-type="string">
            <text:p>Mod :</text:p>
          </table:table-cell>
          <table:table-cell table:style-name="ce225" office:value-type="string">
            <text:p>Tila:</text:p>
          </table:table-cell>
          <table:table-cell table:style-name="ce229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83" office:value-type="string">
            <text:p>Mod:</text:p>
          </table:table-cell>
          <table:table-cell table:style-name="ce244" office:value-type="string">
            <text:p>Τρόπος :</text:p>
          </table:table-cell>
          <table:table-cell table:style-name="ce222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322"/>
          <table:table-cell table:style-name="ce164" office:value-type="string">
            <text:p>Path</text:p>
          </table:table-cell>
          <table:table-cell table:style-name="ce153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73" office:value-type="string">
            <text:p>Trajektorie</text:p>
          </table:table-cell>
          <table:table-cell table:style-name="ce176" office:value-type="string">
            <text:p>Trayectoria</text:p>
          </table:table-cell>
          <table:table-cell table:style-name="ce183" office:value-type="string">
            <text:p>Caminho</text:p>
          </table:table-cell>
          <table:table-cell table:style-name="ce217"/>
          <table:table-cell table:style-name="ce220" office:value-type="string">
            <text:p>Traiettoria</text:p>
          </table:table-cell>
          <table:table-cell table:style-name="ce221" office:value-type="string">
            <text:p>Traiectorie</text:p>
          </table:table-cell>
          <table:table-cell table:style-name="ce223" office:value-type="string">
            <text:p>Liikerata</text:p>
          </table:table-cell>
          <table:table-cell table:style-name="ce229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83" office:value-type="string">
            <text:p>Yol</text:p>
          </table:table-cell>
          <table:table-cell table:style-name="ce244" office:value-type="string">
            <text:p>Διαδρομή</text:p>
          </table:table-cell>
          <table:table-cell table:style-name="ce222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Trajectory_Style</text:p>
          </table:table-cell>
          <table:table-cell table:style-name="ce322"/>
          <table:table-cell table:style-name="ce338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66" office:value-type="string">
            <text:p>Stil:</text:p>
          </table:table-cell>
          <table:table-cell table:style-name="ce176" office:value-type="string">
            <text:p>Stilo :</text:p>
          </table:table-cell>
          <table:table-cell table:style-name="ce183" office:value-type="string">
            <text:p>Estilo:</text:p>
          </table:table-cell>
          <table:table-cell table:style-name="ce217"/>
          <table:table-cell table:style-name="ce220" office:value-type="string">
            <text:p>Stile :</text:p>
          </table:table-cell>
          <table:table-cell table:style-name="ce383" office:value-type="string">
            <text:p>Stil :</text:p>
          </table:table-cell>
          <table:table-cell table:style-name="ce387" office:value-type="string">
            <text:p>Tyyli:</text:p>
          </table:table-cell>
          <table:table-cell table:style-name="ce229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83" office:value-type="string">
            <text:p>Stil:</text:p>
          </table:table-cell>
          <table:table-cell table:style-name="ce244" office:value-type="string">
            <text:p>Στυλ :</text:p>
          </table:table-cell>
          <table:table-cell table:style-name="ce222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Trajectory_Title</text:p>
          </table:table-cell>
          <table:table-cell table:style-name="ce322"/>
          <table:table-cell table:style-name="ce164" office:value-type="string">
            <text:p>Configure Path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73" office:value-type="string">
            <text:p>Trajektorie konfigurieren</text:p>
          </table:table-cell>
          <table:table-cell table:style-name="ce176" office:value-type="string">
            <text:p>Configurar la Trayectoria</text:p>
          </table:table-cell>
          <table:table-cell table:style-name="ce184" office:value-type="string">
            <text:p>Configurar Trajetória</text:p>
          </table:table-cell>
          <table:table-cell table:style-name="ce217"/>
          <table:table-cell table:style-name="ce220" office:value-type="string">
            <text:p>Configura la Traiettoria</text:p>
          </table:table-cell>
          <table:table-cell table:style-name="ce383" office:value-type="string">
            <text:p>Configurează afişarea traiectoriei</text:p>
          </table:table-cell>
          <table:table-cell table:style-name="ce223" office:value-type="string">
            <text:p>Konfiguroi liikerata</text:p>
          </table:table-cell>
          <table:table-cell table:style-name="ce229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83" office:value-type="string">
            <text:p>Yolu Ayarla</text:p>
          </table:table-cell>
          <table:table-cell table:style-name="ce244" office:value-type="string">
            <text:p>Διευθέτηση Διαδρομής</text:p>
          </table:table-cell>
          <table:table-cell table:style-name="ce222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Trajectory_RadioComplete</text:p>
          </table:table-cell>
          <table:table-cell table:style-name="ce322"/>
          <table:table-cell table:style-name="ce164" office:value-type="string">
            <text:p>Complete Path</text:p>
          </table:table-cell>
          <table:table-cell table:style-name="ce153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66" office:value-type="string">
            <text:p>Komplette Spur</text:p>
          </table:table-cell>
          <table:table-cell table:style-name="ce176" office:value-type="string">
            <text:p>Trayectoria completa</text:p>
          </table:table-cell>
          <table:table-cell table:style-name="ce184" office:value-type="string">
            <text:p>Trajetória Completa</text:p>
          </table:table-cell>
          <table:table-cell table:style-name="ce217"/>
          <table:table-cell table:style-name="ce220" office:value-type="string">
            <text:p>Traiettoria completa</text:p>
          </table:table-cell>
          <table:table-cell table:style-name="ce383" office:value-type="string">
            <text:p>Traiectorie completa</text:p>
          </table:table-cell>
          <table:table-cell table:style-name="ce223" office:value-type="string">
            <text:p>Koko liikerata</text:p>
          </table:table-cell>
          <table:table-cell table:style-name="ce229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83" office:value-type="string">
            <text:p>Yolu Tamamla</text:p>
          </table:table-cell>
          <table:table-cell table:style-name="ce244" office:value-type="string">
            <text:p>Ολοκλήρωση Διαδρομής</text:p>
          </table:table-cell>
          <table:table-cell table:style-name="ce222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0" office:value-type="string">
            <text:p>dlgConfigureTrajectory_RadioFocus</text:p>
          </table:table-cell>
          <table:table-cell table:style-name="ce322"/>
          <table:table-cell table:style-name="ce164" office:value-type="string">
            <text:p>Path section around current image</text:p>
          </table:table-cell>
          <table:table-cell table:style-name="ce153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66" office:value-type="string">
            <text:p>Teilspur um das aktuelle Bild</text:p>
          </table:table-cell>
          <table:table-cell table:style-name="ce176" office:value-type="string">
            <text:p>Selección de trayectoria alrededor de la imagen en curso</text:p>
          </table:table-cell>
          <table:table-cell table:style-name="ce184" office:value-type="string">
            <text:p>Seleção da trajetória ao redor da imagem atual</text:p>
          </table:table-cell>
          <table:table-cell table:style-name="ce217"/>
          <table:table-cell table:style-name="ce220" office:value-type="string">
            <text:p>Segmento di traiettoria intorno all'immagine attuale</text:p>
          </table:table-cell>
          <table:table-cell table:style-name="ce383" office:value-type="string">
            <text:p>Sectiune de traiectorie in jurul cadrului curent</text:p>
          </table:table-cell>
          <table:table-cell table:style-name="ce223" office:value-type="string">
            <text:p>Nykyisen kuvan ympärillä oleva liikeradan osuus</text:p>
          </table:table-cell>
          <table:table-cell table:style-name="ce229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83" office:value-type="string">
            <text:p>Geçerli imajın etrafındaki yol kesiti</text:p>
          </table:table-cell>
          <table:table-cell table:style-name="ce244" office:value-type="string">
            <text:p>Επιλογή διαδρομής γύρω από την παρούσα εικόνα</text:p>
          </table:table-cell>
          <table:table-cell table:style-name="ce222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0" office:value-type="string">
            <text:p>dlgConfigureTrajectory_RadioLabel</text:p>
          </table:table-cell>
          <table:table-cell table:style-name="ce322"/>
          <table:table-cell table:style-name="ce164" office:value-type="string">
            <text:p>Label following the Path</text:p>
          </table:table-cell>
          <table:table-cell table:style-name="ce153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66" office:value-type="string">
            <text:p>Beschriftung folgt der Spur</text:p>
          </table:table-cell>
          <table:table-cell table:style-name="ce176" office:value-type="string">
            <text:p>Etiqueta según la trayectoria</text:p>
          </table:table-cell>
          <table:table-cell table:style-name="ce184" office:value-type="string">
            <text:p>Informação seguindo a Trajetória</text:p>
          </table:table-cell>
          <table:table-cell table:style-name="ce217"/>
          <table:table-cell table:style-name="ce220" office:value-type="string">
            <text:p>Etichetta che segue la traiettoria</text:p>
          </table:table-cell>
          <table:table-cell table:style-name="ce383" office:value-type="string">
            <text:p>Eticheta de-a lungul traiectoriei</text:p>
          </table:table-cell>
          <table:table-cell table:style-name="ce223" office:value-type="string">
            <text:p>Liikeradan otsikot</text:p>
          </table:table-cell>
          <table:table-cell table:style-name="ce229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83" office:value-type="string">
            <text:p>Yolu takip eden etiket</text:p>
          </table:table-cell>
          <table:table-cell table:style-name="ce244" office:value-type="string">
            <text:p>Ετικέτα ακολουθούμενη την διαδρομή</text:p>
          </table:table-cell>
          <table:table-cell table:style-name="ce222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0" office:value-type="string">
            <text:p>dlgConfigureTrajectory_SetOrigin</text:p>
          </table:table-cell>
          <table:table-cell table:style-name="ce322"/>
          <table:table-cell table:style-name="ce164" office:value-type="string">
            <text:p>Coordinates system origin</text:p>
          </table:table-cell>
          <table:table-cell table:style-name="ce153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Origen de coordenadas</text:p>
          </table:table-cell>
          <table:table-cell table:style-name="ce184" office:value-type="string">
            <text:p>Coordenadas do sitema de origem</text:p>
          </table:table-cell>
          <table:table-cell table:style-name="ce217"/>
          <table:table-cell table:style-name="ce376" office:value-type="string">
            <text:p>Coordinate di origine</text:p>
          </table:table-cell>
          <table:table-cell table:style-name="ce383" office:value-type="string">
            <text:p>Originea sistemului de coordonate</text:p>
          </table:table-cell>
          <table:table-cell table:style-name="ce223" office:value-type="string">
            <text:p>Koordinaatiojärjestelmän origo</text:p>
          </table:table-cell>
          <table:table-cell table:style-name="ce229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83" office:value-type="string">
            <text:p>Sistem orijini koordinatları</text:p>
          </table:table-cell>
          <table:table-cell table:style-name="ce244" office:value-type="string">
            <text:p>Σημείο μηδέν, συστήματος συντεταγμένων</text:p>
          </table:table-cell>
          <table:table-cell table:style-name="ce222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Mosaic_cbRightToLeft</text:p>
          </table:table-cell>
          <table:table-cell table:style-name="ce322"/>
          <table:table-cell table:style-name="ce338" office:value-type="string">
            <text:p>Right-to-left motion</text:p>
          </table:table-cell>
          <table:table-cell table:style-name="ce153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66" office:value-type="string">
            <text:p>Bewegung rechts nach links</text:p>
          </table:table-cell>
          <table:table-cell table:style-name="ce176" office:value-type="string">
            <text:p>Movimiento de izquierda a derecha</text:p>
          </table:table-cell>
          <table:table-cell table:style-name="ce183" office:value-type="string">
            <text:p>Movimento da Direita para esquerda</text:p>
          </table:table-cell>
          <table:table-cell table:style-name="ce217"/>
          <table:table-cell table:style-name="ce220" office:value-type="string">
            <text:p>Movimento da destra verso sinistra</text:p>
          </table:table-cell>
          <table:table-cell table:style-name="ce383" office:value-type="string">
            <text:p>Miscare de la dreapta la stanga</text:p>
          </table:table-cell>
          <table:table-cell table:style-name="ce387" office:value-type="string">
            <text:p>Liike oikealta vasemmalle</text:p>
          </table:table-cell>
          <table:table-cell table:style-name="ce229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83" office:value-type="string">
            <text:p>Sağdan sola hareket</text:p>
          </table:table-cell>
          <table:table-cell table:style-name="ce244" office:value-type="string">
            <text:p>Αριστερά-προς-Δεξιά κίνηση</text:p>
          </table:table-cell>
          <table:table-cell table:style-name="ce222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0" office:value-type="string">
            <text:p>dlgConfigureMeasure_lblRealSize</text:p>
          </table:table-cell>
          <table:table-cell table:style-name="ce322"/>
          <table:table-cell table:style-name="ce338" office:value-type="string">
            <text:p>Real size of the segment :</text:p>
          </table:table-cell>
          <table:table-cell table:style-name="ce153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66" office:value-type="string">
            <text:p>Tatsächliche Länge der Strecke</text:p>
          </table:table-cell>
          <table:table-cell table:style-name="ce176" office:value-type="string">
            <text:p>Medida real del segmento :</text:p>
          </table:table-cell>
          <table:table-cell table:style-name="ce183" office:value-type="string">
            <text:p>Tamanho real do segmento:</text:p>
          </table:table-cell>
          <table:table-cell table:style-name="ce217"/>
          <table:table-cell table:style-name="ce220" office:value-type="string">
            <text:p>Dimensione reale del segmento :</text:p>
          </table:table-cell>
          <table:table-cell table:style-name="ce383" office:value-type="string">
            <text:p>Marimea reala a segmentului :</text:p>
          </table:table-cell>
          <table:table-cell table:style-name="ce387" office:value-type="string">
            <text:p>Segmentin oikea koko:</text:p>
          </table:table-cell>
          <table:table-cell table:style-name="ce229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83" office:value-type="string">
            <text:p>Segmentin gerçek büyüklüğü :</text:p>
          </table:table-cell>
          <table:table-cell table:style-name="ce244" office:value-type="string">
            <text:p>Πραγματικό μέγεθος του τμήματος</text:p>
          </table:table-cell>
          <table:table-cell table:style-name="ce222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dlgConfigureMeasure_Title</text:p>
          </table:table-cell>
          <table:table-cell table:style-name="ce322"/>
          <table:table-cell table:style-name="ce338" office:value-type="string">
            <text:p>Calibrate measure</text:p>
          </table:table-cell>
          <table:table-cell table:style-name="ce153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alibrar la medida</text:p>
          </table:table-cell>
          <table:table-cell table:style-name="ce184" office:value-type="string">
            <text:p>Calibrar medida</text:p>
          </table:table-cell>
          <table:table-cell table:style-name="ce217"/>
          <table:table-cell table:style-name="ce220" office:value-type="string">
            <text:p>Misura stabilita</text:p>
          </table:table-cell>
          <table:table-cell table:style-name="ce383" office:value-type="string">
            <text:p>Calibrare</text:p>
          </table:table-cell>
          <table:table-cell table:style-name="ce387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83" office:value-type="string">
            <text:p>Ölçümü Kalibre Et</text:p>
          </table:table-cell>
          <table:table-cell table:style-name="ce244" office:value-type="string">
            <text:p>Μέτρηση σφραγίδας</text:p>
          </table:table-cell>
          <table:table-cell table:style-name="ce222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1" office:value-type="string">
            <text:p>dlgDevicePicker_CurrentDevice</text:p>
          </table:table-cell>
          <table:table-cell table:style-name="ce331"/>
          <table:table-cell table:style-name="ce340" office:value-type="string">
            <text:p>Current device</text:p>
          </table:table-cell>
          <table:table-cell table:style-name="ce348" office:value-type="string">
            <text:p>Source en cours</text:p>
          </table:table-cell>
          <table:table-cell table:style-name="ce351" office:value-type="string">
            <text:p>Huidige selectie:</text:p>
          </table:table-cell>
          <table:table-cell table:style-name="ce169" office:value-type="string">
            <text:p>Gerät</text:p>
          </table:table-cell>
          <table:table-cell table:style-name="ce179" office:value-type="string">
            <text:p>Cámara de vídeo actual</text:p>
          </table:table-cell>
          <table:table-cell table:style-name="ce187" office:value-type="string">
            <text:p>Dispositivo atual</text:p>
          </table:table-cell>
          <table:table-cell table:style-name="ce216"/>
          <table:table-cell table:style-name="ce377" office:value-type="string">
            <text:p>Dispositivo corrente</text:p>
          </table:table-cell>
          <table:table-cell table:style-name="ce383" office:value-type="string">
            <text:p>Sursa curentă</text:p>
          </table:table-cell>
          <table:table-cell table:style-name="ce388" office:value-type="string">
            <text:p>Käytössä oleva laite</text:p>
          </table:table-cell>
          <table:table-cell table:style-name="ce232"/>
          <table:table-cell table:style-name="ce399"/>
          <table:table-cell table:style-name="ce187" office:value-type="string">
            <text:p>Geçerli aygıt</text:p>
          </table:table-cell>
          <table:table-cell table:style-name="ce403" office:value-type="string">
            <text:p>Παρούσα συσκευή</text:p>
          </table:table-cell>
          <table:table-cell table:style-name="ce408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dlgDevicePicker_DeviceProperties</text:p>
          </table:table-cell>
          <table:table-cell table:style-name="ce331"/>
          <table:table-cell table:style-name="ce340" office:value-type="string">
            <text:p>Properties</text:p>
          </table:table-cell>
          <table:table-cell table:style-name="ce348" office:value-type="string">
            <text:p>Propriétés</text:p>
          </table:table-cell>
          <table:table-cell table:style-name="ce351" office:value-type="string">
            <text:p>Eigenschappen</text:p>
          </table:table-cell>
          <table:table-cell table:style-name="ce169" office:value-type="string">
            <text:p>Eigenschaften</text:p>
          </table:table-cell>
          <table:table-cell table:style-name="ce179" office:value-type="string">
            <text:p>Propriedades</text:p>
          </table:table-cell>
          <table:table-cell table:style-name="ce187" office:value-type="string">
            <text:p>Propriedades</text:p>
          </table:table-cell>
          <table:table-cell table:style-name="ce216"/>
          <table:table-cell table:style-name="ce377" office:value-type="string">
            <text:p>Proprieta'</text:p>
          </table:table-cell>
          <table:table-cell table:style-name="ce383" office:value-type="string">
            <text:p>Proprietăţi</text:p>
          </table:table-cell>
          <table:table-cell table:style-name="ce388" office:value-type="string">
            <text:p>Ominaisuudet</text:p>
          </table:table-cell>
          <table:table-cell table:style-name="ce232"/>
          <table:table-cell table:style-name="ce399"/>
          <table:table-cell table:style-name="ce187" office:value-type="string">
            <text:p>Özellikler</text:p>
          </table:table-cell>
          <table:table-cell table:style-name="ce403" office:value-type="string">
            <text:p>Ιδιότητες</text:p>
          </table:table-cell>
          <table:table-cell table:style-name="ce249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dlgDevicePicker_NoConf</text:p>
          </table:table-cell>
          <table:table-cell table:style-name="ce331"/>
          <table:table-cell table:style-name="ce340" office:value-type="string">
            <text:p>No other option available</text:p>
          </table:table-cell>
          <table:table-cell table:style-name="ce348" office:value-type="string">
            <text:p>Pas d'autre option disponible</text:p>
          </table:table-cell>
          <table:table-cell table:style-name="ce351" office:value-type="string">
            <text:p>Geen andere optie beschikbaar</text:p>
          </table:table-cell>
          <table:table-cell table:style-name="ce169" office:value-type="string">
            <text:p>Keine weitere Option verfügbar</text:p>
          </table:table-cell>
          <table:table-cell table:style-name="ce179" office:value-type="string">
            <text:p>No hay otras opciones disponibles</text:p>
          </table:table-cell>
          <table:table-cell table:style-name="ce187" office:value-type="string">
            <text:p>Nehuma outra opção disponível</text:p>
          </table:table-cell>
          <table:table-cell table:style-name="ce216"/>
          <table:table-cell table:style-name="ce377" office:value-type="string">
            <text:p>Nessun'altra opzione disponibile</text:p>
          </table:table-cell>
          <table:table-cell table:style-name="ce383" office:value-type="string">
            <text:p>Nu există altă opţiune</text:p>
          </table:table-cell>
          <table:table-cell table:style-name="ce388" office:value-type="string">
            <text:p>Ei muuta vaihtoehtoa käytettävissä</text:p>
          </table:table-cell>
          <table:table-cell table:style-name="ce232"/>
          <table:table-cell table:style-name="ce399"/>
          <table:table-cell table:style-name="ce187" office:value-type="string">
            <text:p>Başka bir seçenek yok</text:p>
          </table:table-cell>
          <table:table-cell table:style-name="ce403" office:value-type="string">
            <text:p>Καμμία άλλη επιλογή διθέσιμη</text:p>
          </table:table-cell>
          <table:table-cell table:style-name="ce408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dlgDevicePicker_SelectAnother</text:p>
          </table:table-cell>
          <table:table-cell table:style-name="ce331"/>
          <table:table-cell table:style-name="ce340" office:value-type="string">
            <text:p>Select another device</text:p>
          </table:table-cell>
          <table:table-cell table:style-name="ce348" office:value-type="string">
            <text:p>Choisir une autre source</text:p>
          </table:table-cell>
          <table:table-cell table:style-name="ce351" office:value-type="string">
            <text:p>Kies een ander apparaat</text:p>
          </table:table-cell>
          <table:table-cell table:style-name="ce169" office:value-type="string">
            <text:p>anderes Gerät wählen</text:p>
          </table:table-cell>
          <table:table-cell table:style-name="ce179" office:value-type="string">
            <text:p>Seleccione otra cámara</text:p>
          </table:table-cell>
          <table:table-cell table:style-name="ce187" office:value-type="string">
            <text:p>Selecionar outro dispositivo</text:p>
          </table:table-cell>
          <table:table-cell table:style-name="ce216"/>
          <table:table-cell table:style-name="ce377" office:value-type="string">
            <text:p>Scegli un altro dispositivo</text:p>
          </table:table-cell>
          <table:table-cell table:style-name="ce383" office:value-type="string">
            <text:p>Selectaţi altă sursă</text:p>
          </table:table-cell>
          <table:table-cell table:style-name="ce388" office:value-type="string">
            <text:p>Valitse muu laite</text:p>
          </table:table-cell>
          <table:table-cell table:style-name="ce232"/>
          <table:table-cell table:style-name="ce399"/>
          <table:table-cell table:style-name="ce187" office:value-type="string">
            <text:p>Başka bir aygıt seç</text:p>
          </table:table-cell>
          <table:table-cell table:style-name="ce403" office:value-type="string">
            <text:p>Επιλογή άλλης συσκευής</text:p>
          </table:table-cell>
          <table:table-cell table:style-name="ce408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dlgDevicePicker_Url</text:p>
          </table:table-cell>
          <table:table-cell table:style-name="ce331" office:value-type="string">
            <text:p>cam address</text:p>
          </table:table-cell>
          <table:table-cell table:style-name="ce340" office:value-type="string">
            <text:p>URL :</text:p>
          </table:table-cell>
          <table:table-cell table:style-name="ce348" office:value-type="string">
            <text:p>URL :</text:p>
          </table:table-cell>
          <table:table-cell table:style-name="ce351" office:value-type="string">
            <text:p>URL:</text:p>
          </table:table-cell>
          <table:table-cell table:style-name="ce169" office:value-type="string">
            <text:p>URL:</text:p>
          </table:table-cell>
          <table:table-cell table:style-name="ce179" office:value-type="string">
            <text:p>URL :</text:p>
          </table:table-cell>
          <table:table-cell table:style-name="ce187" office:value-type="string">
            <text:p>URL :</text:p>
          </table:table-cell>
          <table:table-cell table:style-name="ce216"/>
          <table:table-cell table:style-name="ce340" office:value-type="string">
            <text:p>URL :</text:p>
          </table:table-cell>
          <table:table-cell table:style-name="ce383" office:value-type="string">
            <text:p>URL :</text:p>
          </table:table-cell>
          <table:table-cell table:style-name="ce388" office:value-type="string">
            <text:p>URL:</text:p>
          </table:table-cell>
          <table:table-cell table:style-name="ce232"/>
          <table:table-cell table:style-name="ce399"/>
          <table:table-cell table:style-name="ce187" office:value-type="string">
            <text:p>URL :</text:p>
          </table:table-cell>
          <table:table-cell table:style-name="ce403" office:value-type="string">
            <text:p>URL :</text:p>
          </table:table-cell>
          <table:table-cell table:style-name="ce249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411" table:number-columns-repeated="1005"/>
          <table:table-cell table:style-name="ce249"/>
        </table:table-row>
        <table:table-row table:style-name="ro11">
          <table:table-cell table:style-name="ce321" office:value-type="string">
            <text:p>dlgDevicePicker_Type</text:p>
          </table:table-cell>
          <table:table-cell table:style-name="ce331" office:value-type="string">
            <text:p>(stream type, jpeg/mjpeg)</text:p>
          </table:table-cell>
          <table:table-cell table:style-name="ce340" office:value-type="string">
            <text:p>Type :</text:p>
          </table:table-cell>
          <table:table-cell table:style-name="ce348" office:value-type="string">
            <text:p>Type :</text:p>
          </table:table-cell>
          <table:table-cell table:style-name="ce351" office:value-type="string">
            <text:p>Type:</text:p>
          </table:table-cell>
          <table:table-cell table:style-name="ce169" office:value-type="string">
            <text:p>Typ:</text:p>
          </table:table-cell>
          <table:table-cell table:style-name="ce179" office:value-type="string">
            <text:p>Tipo :</text:p>
          </table:table-cell>
          <table:table-cell table:style-name="ce187" office:value-type="string">
            <text:p>Tipo :</text:p>
          </table:table-cell>
          <table:table-cell table:style-name="ce216"/>
          <table:table-cell table:style-name="ce340" office:value-type="string">
            <text:p>Tipo :</text:p>
          </table:table-cell>
          <table:table-cell table:style-name="ce383" office:value-type="string">
            <text:p>Tip :</text:p>
          </table:table-cell>
          <table:table-cell table:style-name="ce388" office:value-type="string">
            <text:p>Tyyppi:</text:p>
          </table:table-cell>
          <table:table-cell table:style-name="ce232"/>
          <table:table-cell table:style-name="ce399"/>
          <table:table-cell table:style-name="ce187" office:value-type="string">
            <text:p>Tip :</text:p>
          </table:table-cell>
          <table:table-cell table:style-name="ce403" office:value-type="string">
            <text:p>Τύπος :</text:p>
          </table:table-cell>
          <table:table-cell table:style-name="ce249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411" table:number-columns-repeated="1005"/>
          <table:table-cell table:style-name="ce249"/>
        </table:table-row>
        <table:table-row table:style-name="ro34">
          <table:table-cell table:style-name="ce36" office:value-type="string">
            <text:p>dlgDiapoExport_LabelFrequencyHundredth</text:p>
          </table:table-cell>
          <table:table-cell table:style-name="ce322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66" office:value-type="string">
            <text:p>Anzeigedauer jedes Bildes : {0} Hundertstelsekunden</text:p>
          </table:table-cell>
          <table:table-cell table:style-name="ce176" office:value-type="string">
            <text:p>Duración de cada diapositiva: {0} centésimas de segundo.</text:p>
          </table:table-cell>
          <table:table-cell table:style-name="ce183" office:value-type="string">
            <text:p>Duração de cada Quadro de Imagem: {0} centésimos de segundos.</text:p>
          </table:table-cell>
          <table:table-cell table:style-name="ce368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3" office:value-type="string">
            <text:p>Erilliskuvan kesto : {0} sadasosa sekuntia</text:p>
          </table:table-cell>
          <table:table-cell table:style-name="ce229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83" office:value-type="string">
            <text:p>Her bir Anahtar İmaj üzerinde geçen süre: <text:s/>saniyenin yüzde {0} sı.</text:p>
          </table:table-cell>
          <table:table-cell table:style-name="ce244" office:value-type="string">
            <text:p>Διάρκεια κάθε Βασικής εικόνας : {0} εκατοστά του δευτερολέπτου.</text:p>
          </table:table-cell>
          <table:table-cell table:style-name="ce222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410" table:number-columns-repeated="1005"/>
          <table:table-cell/>
        </table:table-row>
        <table:table-row table:style-name="ro34">
          <table:table-cell table:style-name="ce36" office:value-type="string">
            <text:p>dlgDiapoExport_LabelFrequencySeconds</text:p>
          </table:table-cell>
          <table:table-cell table:style-name="ce322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66" office:value-type="string">
            <text:p>Anzeigedauer jedes Bildes : {0:0.00} Sekunden</text:p>
          </table:table-cell>
          <table:table-cell table:style-name="ce176" office:value-type="string">
            <text:p>Duración de cada diapositiva: {0:0.00} segundos.</text:p>
          </table:table-cell>
          <table:table-cell table:style-name="ce183" office:value-type="string">
            <text:p>Duração de cada Quadro de Imagem: {0:0.00} segundos.</text:p>
          </table:table-cell>
          <table:table-cell table:style-name="ce368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3" office:value-type="string">
            <text:p>Erilliskuvan kesto: {0:0.00} sekuntia.</text:p>
          </table:table-cell>
          <table:table-cell table:style-name="ce229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83" office:value-type="string">
            <text:p>Her bir Anahtar İmaj üzerinde geçen süre : {0:0.00} saniye.</text:p>
          </table:table-cell>
          <table:table-cell table:style-name="ce244" office:value-type="string">
            <text:p>Διάρκεια κάθε Βασικής εικόνας : {0:0.00} δευτερόλεπτα.</text:p>
          </table:table-cell>
          <table:table-cell table:style-name="ce222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322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3" office:value-type="string">
            <text:p>Salvar o Vídeo</text:p>
          </table:table-cell>
          <table:table-cell table:style-name="ce369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83" office:value-type="string">
            <text:p>Videoyu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410" table:number-columns-repeated="1005"/>
          <table:table-cell/>
        </table:table-row>
        <table:table-row table:style-name="ro34">
          <table:table-cell table:style-name="ce36" office:value-type="string">
            <text:p>dlgDiapoExport_RadioPausedVideo</text:p>
          </table:table-cell>
          <table:table-cell table:style-name="ce322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66" office:value-type="string">
            <text:p>Speichere ein Video mit Pause zwischen jedem Schlüsselbild</text:p>
          </table:table-cell>
          <table:table-cell table:style-name="ce176" office:value-type="string">
            <text:p>Video inicial con una pausa en cada Imagen Clave</text:p>
          </table:table-cell>
          <table:table-cell table:style-name="ce183" office:value-type="string">
            <text:p>Video original com pausa em cada Quadro de Imagem.</text:p>
          </table:table-cell>
          <table:table-cell table:style-name="ce367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3" office:value-type="string">
            <text:p>Alkuperäinen video tauotettuna jokaisen avainkuvan kohdalla</text:p>
          </table:table-cell>
          <table:table-cell table:style-name="ce229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83" office:value-type="string">
            <text:p>Her bir Anahtar İmaj üzerinde duraklatma olan orijinal video</text:p>
          </table:table-cell>
          <table:table-cell table:style-name="ce244" office:value-type="string">
            <text:p>Αρχικό video με παύση σε κάθε Βασική Εικόνα</text:p>
          </table:table-cell>
          <table:table-cell table:style-name="ce222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6" office:value-type="string">
            <text:p>dlgDiapoExport_RadioSlideshow</text:p>
          </table:table-cell>
          <table:table-cell table:style-name="ce322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66" office:value-type="string">
            <text:p>Speichere eine Diashow aus den Schlüsselbildern</text:p>
          </table:table-cell>
          <table:table-cell table:style-name="ce176" office:value-type="string">
            <text:p>Presentación de Diapositivas con las Imágenes Clave</text:p>
          </table:table-cell>
          <table:table-cell table:style-name="ce183" office:value-type="string">
            <text:p>Apresentação em slides apenas com os Quadros de Imagem.</text:p>
          </table:table-cell>
          <table:table-cell table:style-name="ce367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3" office:value-type="string">
            <text:p>Videodiaesitys vain avainkuvista.</text:p>
          </table:table-cell>
          <table:table-cell table:style-name="ce229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83" office:value-type="string">
            <text:p>Sadece Anahtar İmajları içeren Video slayt gösterisi</text:p>
          </table:table-cell>
          <table:table-cell table:style-name="ce244" office:value-type="string">
            <text:p>Προβολή-διαφανειών video με μόνο τις Βασικές εικόνες</text:p>
          </table:table-cell>
          <table:table-cell table:style-name="ce222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322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66" office:value-type="string">
            <text:p>Videotyp</text:p>
          </table:table-cell>
          <table:table-cell table:style-name="ce176" office:value-type="string">
            <text:p>Tipo de vídeo</text:p>
          </table:table-cell>
          <table:table-cell table:style-name="ce183" office:value-type="string">
            <text:p>Tipo de video</text:p>
          </table:table-cell>
          <table:table-cell table:style-name="ce367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3" office:value-type="string">
            <text:p>Videon tyyppi</text:p>
          </table:table-cell>
          <table:table-cell table:style-name="ce229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83" office:value-type="string">
            <text:p>Video tipi</text:p>
          </table:table-cell>
          <table:table-cell table:style-name="ce244" office:value-type="string">
            <text:p>Τύπος Video</text:p>
          </table:table-cell>
          <table:table-cell table:style-name="ce222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6" office:value-type="string">
            <text:p>dlgExportSpreadsheet_Title</text:p>
          </table:table-cell>
          <table:table-cell table:style-name="ce322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66" office:value-type="string">
            <text:p>Daten als Tabellendokument speichern</text:p>
          </table:table-cell>
          <table:table-cell table:style-name="ce176" office:value-type="string">
            <text:p>Guardar los Datos en una Hoja de Cálculo</text:p>
          </table:table-cell>
          <table:table-cell table:style-name="ce183" office:value-type="string">
            <text:p>Salvar dados como uma Planilha</text:p>
          </table:table-cell>
          <table:table-cell table:style-name="ce217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3" office:value-type="string">
            <text:p>Tallenna PDF asiakirja avainkuvista</text:p>
          </table:table-cell>
          <table:table-cell table:style-name="ce229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83" office:value-type="string">
            <text:p>Veriyi Spreadsheet Dökümanı olarak Kaydet </text:p>
          </table:table-cell>
          <table:table-cell table:style-name="ce244" office:value-type="string">
            <text:p>Αποθήκευση Δεδομένων ως αρχείο Λογιστικού Φύλλου</text:p>
          </table:table-cell>
          <table:table-cell table:style-name="ce222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410" table:number-columns-repeated="1005"/>
          <table:table-cell/>
        </table:table-row>
        <table:table-row table:style-name="ro35">
          <table:table-cell table:style-name="ce36" office:value-type="string">
            <text:p>dlgExportSpreadsheet_Filter</text:p>
          </table:table-cell>
          <table:table-cell table:style-name="ce333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17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223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44" office:value-type="string">
            <text:p>OpenOffice Calc (*.ods)|*.ods|Microsoft Excel (*.xml)|*.xml|XHTML (*.html)|*.html|Text (*.txt)|*.txt</text:p>
          </table:table-cell>
          <table:table-cell table:style-name="ce222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129" office:value-type="string">
            <text:p>dlgImportReference_Title</text:p>
          </table:table-cell>
          <table:table-cell table:style-name="ce334"/>
          <table:table-cell table:style-name="ce339" office:value-type="string">
            <text:p>Import an image as reference</text:p>
          </table:table-cell>
          <table:table-cell table:style-name="ce347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169" office:value-type="string">
            <text:p>Import Referenzbild</text:p>
          </table:table-cell>
          <table:table-cell table:style-name="ce179" office:value-type="string">
            <text:p>Importar un imagen como referencia</text:p>
          </table:table-cell>
          <table:table-cell table:style-name="ce187" office:value-type="string">
            <text:p>Importar uma imagem como referência</text:p>
          </table:table-cell>
          <table:table-cell table:style-name="ce216"/>
          <table:table-cell table:style-name="ce219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224" office:value-type="string">
            <text:p>Tuo kuva referenssinä</text:p>
          </table:table-cell>
          <table:table-cell table:style-name="ce231"/>
          <table:table-cell table:style-name="ce399"/>
          <table:table-cell table:style-name="ce187" office:value-type="string">
            <text:p>Bir imajı referans olarak import et</text:p>
          </table:table-cell>
          <table:table-cell table:style-name="ce403" office:value-type="string">
            <text:p>Εισαγωγή εικόνας αναφορας</text:p>
          </table:table-cell>
          <table:table-cell table:style-name="ce249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411" table:number-columns-repeated="1005"/>
          <table:table-cell table:style-name="ce249"/>
        </table:table-row>
        <table:table-row table:style-name="ro36">
          <table:table-cell table:style-name="ce129" office:value-type="string">
            <text:p>dlgImportReference_Filter</text:p>
          </table:table-cell>
          <table:table-cell table:style-name="ce334"/>
          <table:table-cell table:style-name="ce339" office:value-type="string">
            <text:p>All supported files (*.SVG;*.JPG;*.PNG;*.BMP;*.GIF)|*.SVG;*.JPG;*.PNG;*.BMP;*.GIF</text:p>
          </table:table-cell>
          <table:table-cell table:style-name="ce347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169" office:value-type="string">
            <text:p>Alle unterstützten Formate (*.SVG;*.JPG;*.PNG;*.BMP;*.GIF)|*.SVG;*.JPG;*.PNG;*.BMP;*.GIF</text:p>
          </table:table-cell>
          <table:table-cell table:style-name="ce179" office:value-type="string">
            <text:p>Todos los archivos soportados (*.SVG;*.JPG;*.PNG;*.BMP;*.GIF)|*.SVG;*.JPG;*.PNG;*.BMP;*.GIF</text:p>
          </table:table-cell>
          <table:table-cell table:style-name="ce169" office:value-type="string">
            <text:p>Todos os formatos suportados (*.SVG;*.JPG;*.PNG;*.BMP;*.GIF)|*.SVG;*.JPG;*.PNG;*.BMP;*.GIF</text:p>
          </table:table-cell>
          <table:table-cell table:style-name="ce216"/>
          <table:table-cell table:style-name="ce339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224" office:value-type="string">
            <text:p>Kaikki tuetut kuvamuodot (*.SVG;*.JPG;*.PNG;*.BMP;*.GIF)|*.SVG;*.JPG;*.PNG;*.BMP;*.GIF</text:p>
          </table:table-cell>
          <table:table-cell table:style-name="ce231"/>
          <table:table-cell table:style-name="ce399"/>
          <table:table-cell table:style-name="ce187" office:value-type="string">
            <text:p>Desteklenen tüm dosyalar (*.SVG;*.JPG;*.PNG;*.BMP;*.GIF)|*.SVG;*.JPG;*.PNG;*.BMP;*.GIF</text:p>
          </table:table-cell>
          <table:table-cell table:style-name="ce169" office:value-type="string">
            <text:p>Όλα τα υποστηριζόμενα αρχεία (*.SVG;*.JPG;*.PNG;*.BMP;*.GIF)|*.SVG;*.JPG;*.PNG;*.BMP;*.GIF</text:p>
          </table:table-cell>
          <table:table-cell table:style-name="ce169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330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6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3" office:value-type="string">
            <text:p>Comentários...</text:p>
          </table:table-cell>
          <table:table-cell table:style-name="ce215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3" office:value-type="string">
            <text:p>Kommentit...</text:p>
          </table:table-cell>
          <table:table-cell table:style-name="ce230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39" office:value-type="string">
            <text:p>Yorumlar...</text:p>
          </table:table-cell>
          <table:table-cell table:style-name="ce244" office:value-type="string">
            <text:p>Σχόλια</text:p>
          </table:table-cell>
          <table:table-cell table:style-name="ce222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LoadAnalysis_Filter</text:p>
          </table:table-cell>
          <table:table-cell table:style-name="ce330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6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Video Kinovea (*.kva)|*.kva|XML (*.xml)|*.xml|Todos los archivos (*.*)|*.*;</text:p>
          </table:table-cell>
          <table:table-cell table:style-name="ce183" office:value-type="string">
            <text:p>Kinovea Video Analysis (*.kva)|*.kva|XML (*.xml)|*.xml|Todos os Arquivos (*.*)|*.*;</text:p>
          </table:table-cell>
          <table:table-cell table:style-name="ce215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3" office:value-type="string">
            <text:p>Kinovea videoanalyysi (*.kva)|*.kva|XML (*.xml)|*.xml|Kaikki tiedostot (*.*)|*.*;</text:p>
          </table:table-cell>
          <table:table-cell table:style-name="ce230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39" office:value-type="string">
            <text:p>Kinovea Video Analizi (*.kva)|*.kva|XML (*.xml)|*.xml|All Files (*.*)|*.*;</text:p>
          </table:table-cell>
          <table:table-cell table:style-name="ce244" office:value-type="string">
            <text:p>Kinovea Video Analysis (*.kva)|*.kva|XML (*.xml)|*.xml|Όλα τα αρχεία (*.*)|*.*;</text:p>
          </table:table-cell>
          <table:table-cell table:style-name="ce222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LoadAnalysis_Title</text:p>
          </table:table-cell>
          <table:table-cell table:style-name="ce330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66" office:value-type="string">
            <text:p>Schlüsselbilddatei laden</text:p>
          </table:table-cell>
          <table:table-cell table:style-name="ce176" office:value-type="string">
            <text:p>Cargar datos de las imagenes clave</text:p>
          </table:table-cell>
          <table:table-cell table:style-name="ce183" office:value-type="string">
            <text:p>Carregar Dados dos Quadros de Imagem</text:p>
          </table:table-cell>
          <table:table-cell table:style-name="ce215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3" office:value-type="string">
            <text:p>Lataa avainkuvien tiedot</text:p>
          </table:table-cell>
          <table:table-cell table:style-name="ce230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39" office:value-type="string">
            <text:p>Anahtar İmaj Verisi Yükle</text:p>
          </table:table-cell>
          <table:table-cell table:style-name="ce244" office:value-type="string">
            <text:p>Φόρτωση Δεδομένων Βασικών Εικόνων</text:p>
          </table:table-cell>
          <table:table-cell table:style-name="ce222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330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6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3" office:value-type="string">
            <text:p>Informações</text:p>
          </table:table-cell>
          <table:table-cell table:style-name="ce215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3" office:value-type="string">
            <text:p>Informaatio</text:p>
          </table:table-cell>
          <table:table-cell table:style-name="ce230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39" office:value-type="string">
            <text:p>Bilgiler</text:p>
          </table:table-cell>
          <table:table-cell table:style-name="ce244" office:value-type="string">
            <text:p>Πληροφορίες</text:p>
          </table:table-cell>
          <table:table-cell table:style-name="ce222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330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73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3" office:value-type="string">
            <text:p>Juntar Desenhos às Imagens</text:p>
          </table:table-cell>
          <table:table-cell table:style-name="ce215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3" office:value-type="string">
            <text:p>Sulauta piirrokset kuviin</text:p>
          </table:table-cell>
          <table:table-cell table:style-name="ce230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39" office:value-type="string">
            <text:p>Çizimleri imajların üzerine Kaydet</text:p>
          </table:table-cell>
          <table:table-cell table:style-name="ce244" office:value-type="string">
            <text:p>Μίξη σχεδίων στις εικόνες</text:p>
          </table:table-cell>
          <table:table-cell table:style-name="ce222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Hundredth</text:p>
          </table:table-cell>
          <table:table-cell table:style-name="ce330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255" office:value-type="string">
            <text:p>Enkel frame iedere {0} honderdste van een seconde</text:p>
          </table:table-cell>
          <table:table-cell table:style-name="ce6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3" office:value-type="string">
            <text:p>um quadro a cada {0} centésimo de segundos.</text:p>
          </table:table-cell>
          <table:table-cell table:style-name="ce215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3" office:value-type="string">
            <text:p>Yksi kuva {0} sadasosa sekunnin välein.</text:p>
          </table:table-cell>
          <table:table-cell table:style-name="ce230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39" office:value-type="string">
            <text:p>Her bir saniyenin yüzde {0} si için bir kare.</text:p>
          </table:table-cell>
          <table:table-cell table:style-name="ce244" office:value-type="string">
            <text:p>ένα πλαίσιο κάθε {0} εκατοστά του δευτερολέπτου</text:p>
          </table:table-cell>
          <table:table-cell table:style-name="ce222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330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6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3" office:value-type="string">
            <text:p>Frequência de exportação de imagens:</text:p>
          </table:table-cell>
          <table:table-cell table:style-name="ce215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3" office:value-type="string">
            <text:p>Kuvaviennin taajuus:</text:p>
          </table:table-cell>
          <table:table-cell table:style-name="ce230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38" office:value-type="string">
            <text:p>İmaj export frekansı:</text:p>
          </table:table-cell>
          <table:table-cell table:style-name="ce244" office:value-type="string">
            <text:p>Συχνότητα εξαγωγής εικόνων :</text:p>
          </table:table-cell>
          <table:table-cell table:style-name="ce222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Seconds</text:p>
          </table:table-cell>
          <table:table-cell table:style-name="ce330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6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3" office:value-type="string">
            <text:p>um quadro a cada {0:0.00} segundos.</text:p>
          </table:table-cell>
          <table:table-cell table:style-name="ce215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3" office:value-type="string">
            <text:p>Yksi kuva {0:0.00} sekunnin välein.</text:p>
          </table:table-cell>
          <table:table-cell table:style-name="ce230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39" office:value-type="string">
            <text:p>Her bir saniye {0:0.00} için bir kare.</text:p>
          </table:table-cell>
          <table:table-cell table:style-name="ce244" office:value-type="string">
            <text:p>ένα πλαίσιο κάθε {0:0.00} δευτερόλεπτα</text:p>
          </table:table-cell>
          <table:table-cell table:style-name="ce222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InfoSuffix</text:p>
          </table:table-cell>
          <table:table-cell table:style-name="ce330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6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3" office:value-type="string">
            <text:p>O sufixo será automaticamente adicionado ao nome dos arquivos. ( "Arquivo" =&gt; "Arquivo-00.00.jpg")</text:p>
          </table:table-cell>
          <table:table-cell table:style-name="ce215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3" office:value-type="string">
            <text:p>Jälkipääte liitetään automaattisesti kuvatiedostojen nimiin.( "tiedosto" =&gt; "tiedosto-00.00.jpg")</text:p>
          </table:table-cell>
          <table:table-cell table:style-name="ce230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38" office:value-type="string">
            <text:p>Son ek otomatik olarak imaj dosya adlarına eklenecektir.( "dosya" =&gt; "dosya-00.00.jpg")</text:p>
          </table:table-cell>
          <table:table-cell table:style-name="ce24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2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KeyframesOnly</text:p>
          </table:table-cell>
          <table:table-cell table:style-name="ce330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73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3" office:value-type="string">
            <text:p>Exportar apenas Quadros de Imagens.</text:p>
          </table:table-cell>
          <table:table-cell table:style-name="ce215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3" office:value-type="string">
            <text:p>Vie ainoastaan avainkuvat.</text:p>
          </table:table-cell>
          <table:table-cell table:style-name="ce230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38" office:value-type="string">
            <text:p>Sadece Anahtar İmajları Export Et.</text:p>
          </table:table-cell>
          <table:table-cell table:style-name="ce244" office:value-type="string">
            <text:p>Εξαγωγή Βασικών Εικόνων μόνο.</text:p>
          </table:table-cell>
          <table:table-cell table:style-name="ce222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RafaleExport_LabelTotalFrames</text:p>
          </table:table-cell>
          <table:table-cell table:style-name="ce330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255" office:value-type="string">
            <text:p>Totaal aantal beelden te exporteren : {0:0}.</text:p>
          </table:table-cell>
          <table:table-cell table:style-name="ce6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3" office:value-type="string">
            <text:p>Total de imagens para exportar: {0:0} imagens.</text:p>
          </table:table-cell>
          <table:table-cell table:style-name="ce215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3" office:value-type="string">
            <text:p>Vietävien kuvien määrä : {0:0} kuvaa.</text:p>
          </table:table-cell>
          <table:table-cell table:style-name="ce230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38" office:value-type="string">
            <text:p>Export edilecek toplam imaj sayısı: {0:0} imaj.</text:p>
          </table:table-cell>
          <table:table-cell table:style-name="ce244" office:value-type="string">
            <text:p>Συνολικές εικόνες για εξαγωγή: {0:0} εικόνες.</text:p>
          </table:table-cell>
          <table:table-cell table:style-name="ce222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TotalSeconds</text:p>
          </table:table-cell>
          <table:table-cell table:style-name="ce330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6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3" office:value-type="string">
            <text:p>Duração total da sequência de quadros exportada : {0:0.00} seconds.</text:p>
          </table:table-cell>
          <table:table-cell table:style-name="ce215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3" office:value-type="string">
            <text:p>Vietyjen kuvasarjojen kattama aikajakso: {0:0.00} sekuntia.</text:p>
          </table:table-cell>
          <table:table-cell table:style-name="ce230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38" office:value-type="string">
            <text:p>Export edilen imaj sekansı süresi : {0:0.00} saniye.</text:p>
          </table:table-cell>
          <table:table-cell table:style-name="ce244" office:value-type="string">
            <text:p>Διάρκεια της ακολουθίας των εξαγόμενων εικόνων : {0:0.00} δευτερόλεπτα.</text:p>
          </table:table-cell>
          <table:table-cell table:style-name="ce222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330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3" office:value-type="string">
            <text:p><text:s text:c="2"/>Salvar uma Sequência de Imagens</text:p>
          </table:table-cell>
          <table:table-cell table:style-name="ce215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3" office:value-type="string">
            <text:p>Tallenna kuvajakso</text:p>
          </table:table-cell>
          <table:table-cell table:style-name="ce230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SaveAnalysisFilter</text:p>
          </table:table-cell>
          <table:table-cell table:style-name="ce330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3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3" office:value-type="string">
            <text:p>Kinovea videoanalyysi (*.kva)|*.kva|XML (*.xml)|*.xml;</text:p>
          </table:table-cell>
          <table:table-cell table:style-name="ce230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39" office:value-type="string">
            <text:p>Kinovea Video Analizi (*.kva)|*.kva|XML (*.xml)|*.xml;</text:p>
          </table:table-cell>
          <table:table-cell table:style-name="ce244" office:value-type="string">
            <text:p>Kinovea Video Analysis (*.kva)|*.kva|XML (*.xml)|*.xml;</text:p>
          </table:table-cell>
          <table:table-cell table:style-name="ce222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CheckSlow</text:p>
          </table:table-cell>
          <table:table-cell table:style-name="ce330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66" office:value-type="string">
            <text:p>Berücksichtige Slow-Motion (Aktuell =</text:p>
          </table:table-cell>
          <table:table-cell table:style-name="ce176" office:value-type="string">
            <text:p>Guardar con el ralentizado (Actual = </text:p>
          </table:table-cell>
          <table:table-cell table:style-name="ce183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3" office:value-type="string">
            <text:p>Huomioi videon hidastus. (Nykyinen:</text:p>
          </table:table-cell>
          <table:table-cell table:style-name="ce230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39" office:value-type="string">
            <text:p>Slow Motion'ı hesaba kat. (Geçerli = </text:p>
          </table:table-cell>
          <table:table-cell table:style-name="ce244" office:value-type="string">
            <text:p>Υπολογισμός και της Αργής Κίνησης. (Current = </text:p>
          </table:table-cell>
          <table:table-cell table:style-name="ce222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330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3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4" office:value-type="string">
            <text:p>Επιλογές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330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6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3" office:value-type="string">
            <text:p>Salvar Método</text:p>
          </table:table-cell>
          <table:table-cell table:style-name="ce215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3" office:value-type="string">
            <text:p>Tallennustapa</text:p>
          </table:table-cell>
          <table:table-cell table:style-name="ce230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39" office:value-type="string">
            <text:p>Kaydetme Yöntemi</text:p>
          </table:table-cell>
          <table:table-cell table:style-name="ce244" office:value-type="string">
            <text:p>Αποθήκευση Μεθόδου</text:p>
          </table:table-cell>
          <table:table-cell table:style-name="ce222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SaveAnalysisOrVideo_RadioAnalysis</text:p>
          </table:table-cell>
          <table:table-cell table:style-name="ce322"/>
          <table:table-cell table:style-name="ce342" office:value-type="string">
            <text:p>Save only the analysis</text:p>
          </table:table-cell>
          <table:table-cell table:style-name="ce167" office:value-type="string">
            <text:p>Enregistrer uniquement l'analyse</text:p>
          </table:table-cell>
          <table:table-cell table:style-name="ce66" office:value-type="string">
            <text:p>Bewaar alleen de Kernbeeldgegevens.</text:p>
          </table:table-cell>
          <table:table-cell table:style-name="ce66" office:value-type="string">
            <text:p>Speichere nur Schlüsselbilddaten</text:p>
          </table:table-cell>
          <table:table-cell table:style-name="ce176" office:value-type="string">
            <text:p>Guardar sólo los datos de las imàgenes clave.</text:p>
          </table:table-cell>
          <table:table-cell table:style-name="ce183" office:value-type="string">
            <text:p>Salvar apenas os dados dos quadros de imagens.</text:p>
          </table:table-cell>
          <table:table-cell table:style-name="ce213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3" office:value-type="string">
            <text:p>Tallenna vain avainkuvien tietoja.</text:p>
          </table:table-cell>
          <table:table-cell table:style-name="ce229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83" office:value-type="string">
            <text:p>Sadece anahtar imaj verisini kaydet.</text:p>
          </table:table-cell>
          <table:table-cell table:style-name="ce244" office:value-type="string">
            <text:p>Αποθήκευση μόνο των δεδομένων των βασικών εικόνων.</text:p>
          </table:table-cell>
          <table:table-cell table:style-name="ce222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410" table:number-columns-repeated="1005"/>
          <table:table-cell/>
        </table:table-row>
        <table:table-row table:style-name="ro12">
          <table:table-cell table:style-name="ce36" office:value-type="string">
            <text:p>dlgSaveAnalysisOrVideo_HintAnalysis</text:p>
          </table:table-cell>
          <table:table-cell table:style-name="ce322" office:value-type="string">
            <text:p># is used to separate lines</text:p>
          </table:table-cell>
          <table:table-cell table:style-name="ce343" office:value-type="string">
            <text:p>Only the description of drawings and other analysis objects will be saved.#The file can be imported in a video later.</text:p>
          </table:table-cell>
          <table:table-cell table:style-name="ce167" office:value-type="string">
            <text:p>Seuls seront sauvés les dessins et autres objets d'analyse, dans un fichier à part.#Le fichier pourra être réimporté sur une vidéo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10" table:number-columns-repeated="1005"/>
          <table:table-cell/>
        </table:table-row>
        <table:table-row table:style-name="ro16">
          <table:table-cell table:style-name="ce36" office:value-type="string">
            <text:p>dlgSaveAnalysisOrVideo_RadioMuxed</text:p>
          </table:table-cell>
          <table:table-cell table:style-name="ce322"/>
          <table:table-cell table:style-name="ce344" office:value-type="string">
            <text:p>Save video with analysis modifiable</text:p>
          </table:table-cell>
          <table:table-cell table:style-name="ce167" office:value-type="string">
            <text:p>Enregistrer la vidéo avec l'analyse modifiable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66" office:value-type="string">
            <text:p>Speichere Video und Schlüsselbilddaten in einer gemeinsamen Datei</text:p>
          </table:table-cell>
          <table:table-cell table:style-name="ce176" office:value-type="string">
            <text:p>Guardar el video y los datos de las imàgenes clave en un solo archivo.</text:p>
          </table:table-cell>
          <table:table-cell table:style-name="ce183" office:value-type="string">
            <text:p>Combinar vídeo e dados dos quadros de imagens em um único arquivo.</text:p>
          </table:table-cell>
          <table:table-cell table:style-name="ce213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3" office:value-type="string">
            <text:p>Tallenna video ja avainkuvien tiedot yhteiseen tiedostoon.</text:p>
          </table:table-cell>
          <table:table-cell table:style-name="ce229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83" office:value-type="string">
            <text:p>Video ve anahtar imaj verisini dosyada birleştir.</text:p>
          </table:table-cell>
          <table:table-cell table:style-name="ce244" office:value-type="string">
            <text:p>Συνδυασμός video και βασικών εικόνων στο αρχείο.</text:p>
          </table:table-cell>
          <table:table-cell table:style-name="ce222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410" table:number-columns-repeated="1005"/>
          <table:table-cell/>
        </table:table-row>
        <table:table-row table:style-name="ro38">
          <table:table-cell table:style-name="ce36" office:value-type="string">
            <text:p>dlgSaveAnalysisOrVideo_HintMuxed</text:p>
          </table:table-cell>
          <table:table-cell table:style-name="ce322" office:value-type="string">
            <text:p># is used to separate lines</text:p>
          </table:table-cell>
          <table:table-cell table:style-name="ce344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67" office:value-type="string">
            <text:p>Dans Kinovea, les dessins et autres objets d'analyse seront modifiables.#Dans les autres logiciels, les dessins ne seront pas visible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10" table:number-columns-repeated="1005"/>
          <table:table-cell/>
        </table:table-row>
        <table:table-row table:style-name="ro34">
          <table:table-cell table:style-name="ce36" office:value-type="string">
            <text:p>dlgSaveAnalysisOrVideo_RadioBlended</text:p>
          </table:table-cell>
          <table:table-cell table:style-name="ce322"/>
          <table:table-cell table:style-name="ce344" office:value-type="string">
            <text:p>Save video with analysis permanently applied on the video</text:p>
          </table:table-cell>
          <table:table-cell table:style-name="ce167" office:value-type="string">
            <text:p>Enregistrer la vidéo avec l'analyse incrustée définitivement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66" office:value-type="string">
            <text:p>Schlüsselbilddaten dauerhaft ins Video zeichnen.</text:p>
          </table:table-cell>
          <table:table-cell table:style-name="ce176" office:value-type="string">
            <text:p>Incrustar permanentemente los datos de las imágenes clave sobre el vídeo</text:p>
          </table:table-cell>
          <table:table-cell table:style-name="ce183" office:value-type="string">
            <text:p>Pintar dados dos quadros de imagens no vídeo permanentemente.</text:p>
          </table:table-cell>
          <table:table-cell table:style-name="ce217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3" office:value-type="string">
            <text:p>Maalaa avainkuvien tiedot pysyvästi videolle.</text:p>
          </table:table-cell>
          <table:table-cell table:style-name="ce229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83" office:value-type="string">
            <text:p>Anahtar imaj verisini video üzerine kalıcı olarak kaydet.</text:p>
          </table:table-cell>
          <table:table-cell table:style-name="ce244" office:value-type="string">
            <text:p>Μόνιμος Χρωματισμός βασικών εικόνων στο video.</text:p>
          </table:table-cell>
          <table:table-cell table:style-name="ce222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410" table:number-columns-repeated="1005"/>
          <table:table-cell/>
        </table:table-row>
        <table:table-row table:style-name="ro39">
          <table:table-cell table:style-name="ce36" office:value-type="string">
            <text:p>dlgSaveAnalysisOrVideo_HintBlended</text:p>
          </table:table-cell>
          <table:table-cell table:style-name="ce322" office:value-type="string">
            <text:p># is used to separate lines</text:p>
          </table:table-cell>
          <table:table-cell table:style-name="ce344" office:value-type="string">
            <text:p>Analysis objects will be visible in all players but not modifiable.#Extra comments attached to key images will not be saved.</text:p>
          </table:table-cell>
          <table:table-cell table:style-name="ce167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7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1"/>
          <table:table-cell table:style-name="ce410" table:number-columns-repeated="1005"/>
          <table:table-cell/>
        </table:table-row>
        <table:table-row table:style-name="ro10">
          <table:table-cell table:style-name="ce323" office:value-type="string">
            <text:p>dlgSaveAnalysisOrVideo_RadioVideo</text:p>
          </table:table-cell>
          <table:table-cell table:style-name="ce335"/>
          <table:table-cell table:style-name="ce345" office:value-type="string">
            <text:p>Save video only.</text:p>
          </table:table-cell>
          <table:table-cell table:style-name="ce349" office:value-type="string">
            <text:p>Enregistrer uniquement la vidéo.</text:p>
          </table:table-cell>
          <table:table-cell table:style-name="ce352" office:value-type="string">
            <text:p>Bewaar alleen video.</text:p>
          </table:table-cell>
          <table:table-cell table:style-name="ce352" office:value-type="string">
            <text:p>Speichere nur das Video</text:p>
          </table:table-cell>
          <table:table-cell table:style-name="ce358" office:value-type="string">
            <text:p>Guardar solo el video.</text:p>
          </table:table-cell>
          <table:table-cell table:style-name="ce360" office:value-type="string">
            <text:p>Salvar apenas o vídeo.</text:p>
          </table:table-cell>
          <table:table-cell table:style-name="ce370" office:value-type="string">
            <text:p>Zapisz tylko wideo.</text:p>
          </table:table-cell>
          <table:table-cell table:style-name="ce380" office:value-type="string">
            <text:p>Salva solo il Video.</text:p>
          </table:table-cell>
          <table:table-cell table:style-name="ce385" office:value-type="string">
            <text:p>Salvează doar video.</text:p>
          </table:table-cell>
          <table:table-cell table:style-name="ce390" office:value-type="string">
            <text:p>Tallenna vain video.</text:p>
          </table:table-cell>
          <table:table-cell table:style-name="ce396" office:value-type="string">
            <text:p>Lagre kun video.</text:p>
          </table:table-cell>
          <table:table-cell table:style-name="ce401" office:value-type="string">
            <text:p>只保存视频.</text:p>
          </table:table-cell>
          <table:table-cell table:style-name="ce360" office:value-type="string">
            <text:p>Sadece videoyu kaydet.</text:p>
          </table:table-cell>
          <table:table-cell table:style-name="ce405" office:value-type="string">
            <text:p>Αποθήκευση video μόνο.</text:p>
          </table:table-cell>
          <table:table-cell table:style-name="ce409" office:value-type="string">
            <text:p>Išsaugoti tik video</text:p>
          </table:table-cell>
          <table:table-cell table:style-name="ce352" office:value-type="string">
            <text:p>Spara endast video.</text:p>
          </table:table-cell>
          <table:table-cell table:style-name="ce414" table:number-columns-repeated="1005"/>
          <table:table-cell table:style-name="ce417"/>
        </table:table-row>
        <table:table-row table:style-name="ro11">
          <table:table-cell table:style-name="ce35" office:value-type="string">
            <text:p>dlgSaveAnalysisOrVideo_Title</text:p>
          </table:table-cell>
          <table:table-cell table:style-name="ce330"/>
          <table:table-cell table:style-name="ce163" office:value-type="string">
            <text:p>Save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y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5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3" office:value-type="string">
            <text:p>Tallenna video tai avainkuvien tiedot...</text:p>
          </table:table-cell>
          <table:table-cell table:style-name="ce230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39" office:value-type="string">
            <text:p>Video veya Anahtar İmaj Verisini Kaydet...</text:p>
          </table:table-cell>
          <table:table-cell table:style-name="ce244" office:value-type="string">
            <text:p>Αποθήκευση video ή δεδομένων Βασικών Εικόνων…</text:p>
          </table:table-cell>
          <table:table-cell table:style-name="ce222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Title</text:p>
          </table:table-cell>
          <table:table-cell table:style-name="ce330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66" office:value-type="string">
            <text:p>Speichere Schlüsselbilddaten</text:p>
          </table:table-cell>
          <table:table-cell table:style-name="ce176" office:value-type="string">
            <text:p>Guardar los datos de las imàgenes clave .</text:p>
          </table:table-cell>
          <table:table-cell table:style-name="ce183" office:value-type="string">
            <text:p>Salvar Dados dos Quadros de Imagens</text:p>
          </table:table-cell>
          <table:table-cell table:style-name="ce215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3" office:value-type="string">
            <text:p>Tallenna avainkuvien tiedot</text:p>
          </table:table-cell>
          <table:table-cell table:style-name="ce230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39" office:value-type="string">
            <text:p>Anahtar İmaj Verisini Kaydet</text:p>
          </table:table-cell>
          <table:table-cell table:style-name="ce244" office:value-type="string">
            <text:p>Αποθήκευση Δεδομένων Βασικών Εικόνων</text:p>
          </table:table-cell>
          <table:table-cell table:style-name="ce222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40">
          <table:table-cell table:style-name="ce35" office:value-type="string">
            <text:p>dlgSaveFilter</text:p>
          </table:table-cell>
          <table:table-cell table:style-name="ce330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3" office:value-type="string">
            <text:p>Imagens JPEG (*.jpg,*.jpeg)|*.jpg;*.jpeg|Imagens PNG (*.png)|*.png|Imagens Bitmap (*.bmp)|*.bmp</text:p>
          </table:table-cell>
          <table:table-cell table:style-name="ce215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3" office:value-type="string">
            <text:p>JPEG kuvat (*.jpg,*.jpeg)|*.jpg;*.jpeg|PNG kuvat (*.png)|*.png|Bitmap kuvat (*.bmp)|*.bmp</text:p>
          </table:table-cell>
          <table:table-cell table:style-name="ce230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39" office:value-type="string">
            <text:p>JPEG İmajları (*.jpg,*.jpeg)|*.jpg;*.jpeg|PNG İmajları (*.png)|*.png|Bitmap İmajları (*.bmp)|*.bmp</text:p>
          </table:table-cell>
          <table:table-cell table:style-name="ce244" office:value-type="string">
            <text:p>JPEG Images (*.jpg,*.jpeg)|*.jpg;*.jpeg|PNG Images (*.png)|*.png|Bitmap Images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330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3" office:value-type="string">
            <text:p>Salvar Sequência</text:p>
          </table:table-cell>
          <table:table-cell table:style-name="ce215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3" office:value-type="string">
            <text:p>Tallenna kuvausjakso</text:p>
          </table:table-cell>
          <table:table-cell table:style-name="ce230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39" office:value-type="string">
            <text:p>Sekans Kaydet</text:p>
          </table:table-cell>
          <table:table-cell table:style-name="ce244" office:value-type="string">
            <text:p>Αποθήκευση Ακολουθίας</text:p>
          </table:table-cell>
          <table:table-cell table:style-name="ce222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SaveVideoFilterAlone</text:p>
          </table:table-cell>
          <table:table-cell table:style-name="ce330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3" office:value-type="string">
            <text:p>Matroska (*.mkv)|*.mkv|MP4 (*.mp4)|*.mp4|AVI (*.avi)|*.avi; </text:p>
          </table:table-cell>
          <table:table-cell table:style-name="ce230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39" office:value-type="string">
            <text:p>Matroska (*.mkv)|*.mkv|MP4 (*.mp4)|*.mp4|AVI (*.avi)|*.avi; </text:p>
          </table:table-cell>
          <table:table-cell table:style-name="ce244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330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3" office:value-type="string">
            <text:p>Matroska (*.mkv)|*.mkv; </text:p>
          </table:table-cell>
          <table:table-cell table:style-name="ce230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39" office:value-type="string">
            <text:p>Matroska (*.mkv)|*.mkv; </text:p>
          </table:table-cell>
          <table:table-cell table:style-name="ce244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330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3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24" office:value-type="string">
            <text:p>dlgSetTrajectoryOrigin_Title</text:p>
          </table:table-cell>
          <table:table-cell table:style-name="ce322"/>
          <table:table-cell table:style-name="ce164" office:value-type="string">
            <text:p>Set coordinates system origin</text:p>
          </table:table-cell>
          <table:table-cell table:style-name="ce153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217"/>
          <table:table-cell table:style-name="ce376" office:value-type="string">
            <text:p>Imposta le coordinate di origine</text:p>
          </table:table-cell>
          <table:table-cell table:style-name="ce383" office:value-type="string">
            <text:p>Specificati originea sistemului de coordonate</text:p>
          </table:table-cell>
          <table:table-cell table:style-name="ce223" office:value-type="string">
            <text:p>Aseta koordinaatiojärjestelmän origo</text:p>
          </table:table-cell>
          <table:table-cell table:style-name="ce229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83" office:value-type="string">
            <text:p>Koordinatları sistem orijini olarak ayarla</text:p>
          </table:table-cell>
          <table:table-cell table:style-name="ce244" office:value-type="string">
            <text:p>Τοποθέτηση σημείου μηδέν, συστήματος συντεταγμένων</text:p>
          </table:table-cell>
          <table:table-cell table:style-name="ce222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5" office:value-type="string">
            <text:p>Error_Capture_CannotConnect_Title</text:p>
          </table:table-cell>
          <table:table-cell table:style-name="ce331"/>
          <table:table-cell table:style-name="ce339" office:value-type="string">
            <text:p>Cannot connect to video device</text:p>
          </table:table-cell>
          <table:table-cell table:style-name="ce348" office:value-type="string">
            <text:p>Impossible de se connecter à la caméra</text:p>
          </table:table-cell>
          <table:table-cell table:style-name="ce351" office:value-type="string">
            <text:p>Kan niet verbinden met video apparaat.</text:p>
          </table:table-cell>
          <table:table-cell table:style-name="ce169" office:value-type="string">
            <text:p>Verbindung fehlgeschlagen</text:p>
          </table:table-cell>
          <table:table-cell table:style-name="ce179" office:value-type="string">
            <text:p>No se puede connectar a la cámara</text:p>
          </table:table-cell>
          <table:table-cell table:style-name="ce169" office:value-type="string">
            <text:p>Não foi possível se conectar a um dispositivo de video.</text:p>
          </table:table-cell>
          <table:table-cell table:style-name="ce216"/>
          <table:table-cell table:style-name="ce381" office:value-type="string">
            <text:p>Impossibile connettersi al dispositivo video</text:p>
          </table:table-cell>
          <table:table-cell table:style-name="ce383" office:value-type="string">
            <text:p>Aparatul video nu poate fi conectat.</text:p>
          </table:table-cell>
          <table:table-cell table:style-name="ce224" office:value-type="string">
            <text:p>Ei voida kytkeä videolaitteeseen</text:p>
          </table:table-cell>
          <table:table-cell table:style-name="ce231"/>
          <table:table-cell table:style-name="ce399"/>
          <table:table-cell table:style-name="ce187" office:value-type="string">
            <text:p>Video aygıtına bağlanamıyor</text:p>
          </table:table-cell>
          <table:table-cell table:style-name="ce403" office:value-type="string">
            <text:p>Αδύνατη η σύνδεση στην συσκευή εικόνας</text:p>
          </table:table-cell>
          <table:table-cell table:style-name="ce408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411" table:number-columns-repeated="1005"/>
          <table:table-cell table:style-name="ce249"/>
        </table:table-row>
        <table:table-row table:style-name="ro26">
          <table:table-cell table:style-name="ce325" office:value-type="string">
            <text:p>Error_Capture_CannotConnect_Text</text:p>
          </table:table-cell>
          <table:table-cell table:style-name="ce331"/>
          <table:table-cell table:style-name="ce339" office:value-type="string">
            <text:p>Couldn't find any device to connect to.\nPlease make sure the device is properly plugged to the computer.</text:p>
          </table:table-cell>
          <table:table-cell table:style-name="ce348" office:value-type="string">
            <text:p>Aucune caméra n'a été trouvée.\nVeuillez vérifier que la caméra est bien connectée à l'ordinateur.</text:p>
          </table:table-cell>
          <table:table-cell table:style-name="ce351" office:value-type="string">
            <text:p>Kan geen apparaat vinden om mee te verbinden.\n Zorg er voor dat het apparaat verbonden is met de computer.</text:p>
          </table:table-cell>
          <table:table-cell table:style-name="ce169" office:value-type="string">
            <text:p>Verbindung konnte nicht hergestellt werden.\nBitte vergewissern Sie sich, ob das Gerät richtig angeschlossen ist. </text:p>
          </table:table-cell>
          <table:table-cell table:style-name="ce179" office:value-type="string">
            <text:p>No se encontró la cámara.\nPor favor compruebe que la cámara está conectada al ordenador.</text:p>
          </table:table-cell>
          <table:table-cell table:style-name="ce169" office:value-type="string">
            <text:p>Não foi possível localizar nenhum dispositivo de video.\nPor favor verifique se o dispositivo está conectado corretamente ao computador.</text:p>
          </table:table-cell>
          <table:table-cell table:style-name="ce216"/>
          <table:table-cell table:style-name="ce219" office:value-type="string">
            <text:p>Impossibile trovare un dispositivo video a cui connettersi.\nAssicurarsi che il dispositivo sia correttamente collegato al computer.</text:p>
          </table:table-cell>
          <table:table-cell table:style-name="ce383" office:value-type="string">
            <text:p>Nu s-a găsit niciun dispozitiv conectat.\nVă rugăm verificaţi ca dispozitivul să fie conectat correspunzător la calculator.</text:p>
          </table:table-cell>
          <table:table-cell table:style-name="ce339" office:value-type="string">
            <text:p>EI löytynyt kytkettävää laitetta.\nVarmista että laite on kytketty tietokoneeseen oikein.</text:p>
          </table:table-cell>
          <table:table-cell table:style-name="ce231"/>
          <table:table-cell table:style-name="ce399"/>
          <table:table-cell table:style-name="ce187" office:value-type="string">
            <text:p>Bağlanacak bir aygıt bulunamadı.\nLütfen aygıtın bilgisayara uygun şekilde bağlı olduğundan emin olun.</text:p>
          </table:table-cell>
          <table:table-cell table:style-name="ce403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08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411" table:number-columns-repeated="1005"/>
          <table:table-cell table:style-name="ce249"/>
        </table:table-row>
        <table:table-row table:style-name="ro41">
          <table:table-cell table:style-name="ce325" office:value-type="string">
            <text:p>Error_Capture_FileExists_Title</text:p>
          </table:table-cell>
          <table:table-cell table:style-name="ce331"/>
          <table:table-cell table:style-name="ce339" office:value-type="string">
            <text:p>File overwrite</text:p>
          </table:table-cell>
          <table:table-cell table:style-name="ce348" office:value-type="string">
            <text:p>Remplacement de fichier</text:p>
          </table:table-cell>
          <table:table-cell table:style-name="ce351" office:value-type="string">
            <text:p>Overschrijf bestand</text:p>
          </table:table-cell>
          <table:table-cell table:style-name="ce169" office:value-type="string">
            <text:p>Datei überschreiben</text:p>
          </table:table-cell>
          <table:table-cell table:style-name="ce179" office:value-type="string">
            <text:p>Sobrescribir archivo</text:p>
          </table:table-cell>
          <table:table-cell table:style-name="ce169" office:value-type="string">
            <text:p>Sobrescrever o arquivo</text:p>
          </table:table-cell>
          <table:table-cell table:style-name="ce216"/>
          <table:table-cell table:style-name="ce381" office:value-type="string">
            <text:p>Sovrascrittura del file</text:p>
          </table:table-cell>
          <table:table-cell table:style-name="ce383" office:value-type="string">
            <text:p>Suprascrie fişierul</text:p>
          </table:table-cell>
          <table:table-cell table:style-name="ce224" office:value-type="string">
            <text:p>Tiedoston korvaaminen</text:p>
          </table:table-cell>
          <table:table-cell table:style-name="ce231"/>
          <table:table-cell table:style-name="ce399"/>
          <table:table-cell table:style-name="ce187" office:value-type="string">
            <text:p>Dosyanın üzerine yaz</text:p>
          </table:table-cell>
          <table:table-cell table:style-name="ce403" office:value-type="string">
            <text:p>Επικάλυψη αρχείου</text:p>
          </table:table-cell>
          <table:table-cell table:style-name="ce408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411" table:number-columns-repeated="1005"/>
          <table:table-cell table:style-name="ce249"/>
        </table:table-row>
        <table:table-row table:style-name="ro42">
          <table:table-cell table:style-name="ce325" office:value-type="string">
            <text:p>Error_Capture_FileExists_Text</text:p>
          </table:table-cell>
          <table:table-cell table:style-name="ce331"/>
          <table:table-cell table:style-name="ce339" office:value-type="string">
            <text:p>The file {0} already exists.\nDo you want to replace it?</text:p>
          </table:table-cell>
          <table:table-cell table:style-name="ce348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169" office:value-type="string">
            <text:p>Die Datei {0} existiert bereits.\nWollen Sie sie überschreiben?</text:p>
          </table:table-cell>
          <table:table-cell table:style-name="ce179" office:value-type="string">
            <text:p>El archivo {0} ya existe.\n¿Desea reemplazarlo ?</text:p>
          </table:table-cell>
          <table:table-cell table:style-name="ce169" office:value-type="string">
            <text:p>O arquivo {0} já existe.\nDeseja substitui-lo?</text:p>
          </table:table-cell>
          <table:table-cell table:style-name="ce216"/>
          <table:table-cell table:style-name="ce339" office:value-type="string">
            <text:p>Il file {0} esiste gia'.\nVuoi sostituirlo?</text:p>
          </table:table-cell>
          <table:table-cell table:style-name="ce383" office:value-type="string">
            <text:p>Fişierul {0} există deja.\nDoriţi să-l înlocuiţi?</text:p>
          </table:table-cell>
          <table:table-cell table:style-name="ce339" office:value-type="string">
            <text:p>Tiedosto {0}on jo olemassa.\nHaluatko korvata sen?</text:p>
          </table:table-cell>
          <table:table-cell table:style-name="ce231"/>
          <table:table-cell table:style-name="ce399"/>
          <table:table-cell table:style-name="ce187" office:value-type="string">
            <text:p>Dosya {0} zaten mevcut.\nDeğiştirmek istiyor musunuz?</text:p>
          </table:table-cell>
          <table:table-cell table:style-name="ce403" office:value-type="string">
            <text:p>Το αρχείο {0} ήδη υπάρχει.\nΘέλετε να το αντικαταστήσετε?</text:p>
          </table:table-cell>
          <table:table-cell table:style-name="ce408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411" table:number-columns-repeated="1005"/>
          <table:table-cell table:style-name="ce249"/>
        </table:table-row>
        <table:table-row table:style-name="ro42">
          <table:table-cell table:style-name="ce325" office:value-type="string">
            <text:p>Error_Capture_InvalidFile_Title</text:p>
          </table:table-cell>
          <table:table-cell table:style-name="ce331"/>
          <table:table-cell table:style-name="ce339" office:value-type="string">
            <text:p>Invalid file name</text:p>
          </table:table-cell>
          <table:table-cell table:style-name="ce348" office:value-type="string">
            <text:p>Nom de fichier invalide</text:p>
          </table:table-cell>
          <table:table-cell table:style-name="ce351" office:value-type="string">
            <text:p>Incorrecte bestandsnaam</text:p>
          </table:table-cell>
          <table:table-cell table:style-name="ce169" office:value-type="string">
            <text:p>Fehler im Dateinamen</text:p>
          </table:table-cell>
          <table:table-cell table:style-name="ce179" office:value-type="string">
            <text:p>Nombre de archivo no válido</text:p>
          </table:table-cell>
          <table:table-cell table:style-name="ce169" office:value-type="string">
            <text:p>Nome de arquivo inválido</text:p>
          </table:table-cell>
          <table:table-cell table:style-name="ce216"/>
          <table:table-cell table:style-name="ce381" office:value-type="string">
            <text:p>Nome file non valido</text:p>
          </table:table-cell>
          <table:table-cell table:style-name="ce383" office:value-type="string">
            <text:p>Nume fişier invalid</text:p>
          </table:table-cell>
          <table:table-cell table:style-name="ce224" office:value-type="string">
            <text:p>Tiedoston nimi ei kelpaa</text:p>
          </table:table-cell>
          <table:table-cell table:style-name="ce231"/>
          <table:table-cell table:style-name="ce399"/>
          <table:table-cell table:style-name="ce187" office:value-type="string">
            <text:p>Geçersiz dosya ismi</text:p>
          </table:table-cell>
          <table:table-cell table:style-name="ce403" office:value-type="string">
            <text:p>Άκυρο όνομα αρχείου</text:p>
          </table:table-cell>
          <table:table-cell table:style-name="ce408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411" table:number-columns-repeated="1005"/>
          <table:table-cell table:style-name="ce249"/>
        </table:table-row>
        <table:table-row table:style-name="ro42">
          <table:table-cell table:style-name="ce325" office:value-type="string">
            <text:p>Error_Capture_InvalidFile_Text</text:p>
          </table:table-cell>
          <table:table-cell table:style-name="ce331"/>
          <table:table-cell table:style-name="ce339" office:value-type="string">
            <text:p>The file name contains invalid characters.\n A file name cannot contain any of the following characters:\n \ / : * ? " &lt; &gt;</text:p>
          </table:table-cell>
          <table:table-cell table:style-name="ce34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1" office:value-type="string">
            <text:p>Een bestandsnaam bevat onjuiste tekens.\n Een bestandsnaam kan geen van de volgende tekens bevatten:\n \ / : * ? " &lt; &gt;</text:p>
          </table:table-cell>
          <table:table-cell table:style-name="ce169" office:value-type="string">
            <text:p>Der Dateiname enthält ungültige Zeichen.\n Folgende Zeichen sind nicht erlaubt:\n \ / : * ? " &lt; &gt;</text:p>
          </table:table-cell>
          <table:table-cell table:style-name="ce17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69" office:value-type="string">
            <text:p>O nome do arquivo não pode conter nenhum dos seguintes caracteres:\n \ / : * ? " &lt; &gt;</text:p>
          </table:table-cell>
          <table:table-cell table:style-name="ce216"/>
          <table:table-cell table:style-name="ce219" office:value-type="string">
            <text:p>Il nome file contiene caratteri non validi.\n Un nome file non puo' contenere alcuno dei caratteri seguenti:\n \ / : * ? " &lt; &gt;</text:p>
          </table:table-cell>
          <table:table-cell table:style-name="ce383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39" office:value-type="string">
            <text:p>Tiedoston nimi sisältää kelpaamattomia symboleja.\n Tiedoston nimi ei voi sisältää seuraavia symboleja:\n \ / : * ? " &lt; &gt;</text:p>
          </table:table-cell>
          <table:table-cell table:style-name="ce231"/>
          <table:table-cell table:style-name="ce399"/>
          <table:table-cell table:style-name="ce187" office:value-type="string">
            <text:p>Dosya ismi geçersiz karakterler içeriyor.\n Dosya ismi şu karakterlerden herhangi birini içeremez:\n \ / : * ? " &lt; &gt;</text:p>
          </table:table-cell>
          <table:table-cell table:style-name="ce403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08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411" table:number-columns-repeated="1005"/>
          <table:table-cell table:style-name="ce249"/>
        </table:table-row>
        <table:table-row table:style-name="ro29">
          <table:table-cell table:style-name="ce36" office:value-type="string">
            <text:p>Error_SaveDiaporama</text:p>
          </table:table-cell>
          <table:table-cell table:style-name="ce330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66" office:value-type="string">
            <text:p>Kinovea – Diashow kann nicht erstellt werden.</text:p>
          </table:table-cell>
          <table:table-cell table:style-name="ce176" office:value-type="string">
            <text:p>Kinovea - Creaciòn de la presentación de diapositivas imposible.</text:p>
          </table:table-cell>
          <table:table-cell table:style-name="ce183" office:value-type="string">
            <text:p>Kinovea - Não pode criar Apresentação de Slides.</text:p>
          </table:table-cell>
          <table:table-cell table:style-name="ce364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3" office:value-type="string">
            <text:p>Kinovea – Ei voi luoda diaesitystä</text:p>
          </table:table-cell>
          <table:table-cell table:style-name="ce229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83" office:value-type="string">
            <text:p>Kinovea - Slayt gösterisi yaratılamıyor.</text:p>
          </table:table-cell>
          <table:table-cell table:style-name="ce244" office:value-type="string">
            <text:p>Kinovea - Αδύνατη η δημιουργία Προβολής Διαφανειών</text:p>
          </table:table-cell>
          <table:table-cell table:style-name="ce222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410" table:number-columns-repeated="234"/>
          <table:table-cell table:number-columns-repeated="772"/>
        </table:table-row>
        <table:table-row table:style-name="ro43">
          <table:table-cell table:style-name="ce36" office:value-type="string">
            <text:p>Error_SaveDiaporama_NoKeyframes</text:p>
          </table:table-cell>
          <table:table-cell table:style-name="ce330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6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7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3" office:value-type="string">
            <text:p>Diaesitys on avainkuvien sarja tallennettuna videomuotoon.\n Lisää avainkuvia luodaksesi diaesityksen.</text:p>
          </table:table-cell>
          <table:table-cell table:style-name="ce229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2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10" table:number-columns-repeated="234"/>
          <table:table-cell table:number-columns-repeated="772"/>
        </table:table-row>
        <table:table-row table:style-name="ro44">
          <table:table-cell table:style-name="ce36" office:value-type="string">
            <text:p>Error_SavePausedVideo</text:p>
          </table:table-cell>
          <table:table-cell table:style-name="ce322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66" office:value-type="string">
            <text:p>Kinovea – Video kann nicht erstellt werden.</text:p>
          </table:table-cell>
          <table:table-cell table:style-name="ce176" office:value-type="string">
            <text:p>Kinovea – Imposible crear el vídeo</text:p>
          </table:table-cell>
          <table:table-cell table:style-name="ce183" office:value-type="string">
            <text:p>Kinovea - Nao pode criar video pausado.</text:p>
          </table:table-cell>
          <table:table-cell table:style-name="ce217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3" office:value-type="string">
            <text:p>Kinovea – Tauotetun videon luonti ei onnistu</text:p>
          </table:table-cell>
          <table:table-cell table:style-name="ce229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83" office:value-type="string">
            <text:p>Kinovea - Duraklatılmış video yaratılamıyor.</text:p>
          </table:table-cell>
          <table:table-cell table:style-name="ce244" office:value-type="string">
            <text:p>Kinovea – Αδύνατη η δημιουργία Video με παύση</text:p>
          </table:table-cell>
          <table:table-cell table:style-name="ce222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410" table:number-columns-repeated="1005"/>
          <table:table-cell/>
        </table:table-row>
        <table:table-row table:style-name="ro45">
          <table:table-cell table:style-name="ce36" office:value-type="string">
            <text:p>Error_SavePausedVideo_NoKeyframes</text:p>
          </table:table-cell>
          <table:table-cell table:style-name="ce322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66" office:value-type="string">
            <text:p>Sie müssen mindestens ein Schlüsselbild hinzufügen, um diese Funktion zu verwenden.</text:p>
          </table:table-cell>
          <table:table-cell table:style-name="ce176" office:value-type="string">
            <text:p>Debe añadir alguna imagen clave antes de usar esta función</text:p>
          </table:table-cell>
          <table:table-cell table:style-name="ce183" office:value-type="string">
            <text:p>Você precisa adicionar alguns Quadros de Imagens antes de usar esta função.</text:p>
          </table:table-cell>
          <table:table-cell table:style-name="ce217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3" office:value-type="string">
            <text:p>Sinun on lisättävä avainkuvia tämän toiminnon suorittamiseksi.</text:p>
          </table:table-cell>
          <table:table-cell table:style-name="ce229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83" office:value-type="string">
            <text:p>Bu fonksiyonu kullanmadan önce bir miktar anahtar imaj eklemelisiniz.</text:p>
          </table:table-cell>
          <table:table-cell table:style-name="ce24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2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410" table:number-columns-repeated="1005"/>
          <table:table-cell/>
        </table:table-row>
        <table:table-row table:style-name="ro46">
          <table:table-cell table:style-name="ce36" office:value-type="string">
            <text:p>Error_SaveMovie_FileError</text:p>
          </table:table-cell>
          <table:table-cell table:style-name="ce322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6" office:value-type="string">
            <text:p>El fichero no ha podido escribirse.\nAsegurese de tener derechos de escritura en la carpeta y que el fichero no está siendo utilizado.</text:p>
          </table:table-cell>
          <table:table-cell table:style-name="ce183" office:value-type="string">
            <text:p>Sem poder salvar o arquivo. \nVerifique se você tem autorização para salvar arquivos na pasta escolhida e se o mesmo nao está em uso.</text:p>
          </table:table-cell>
          <table:table-cell table:style-name="ce217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23" office:value-type="string">
            <text:p>Tiedoston kirjoittaminen ei onnistu.\nVarmista käyttöoikeutesi tähän kohdehakemistoon ja että kyseinen tiedosto ei ole käytössä.</text:p>
          </table:table-cell>
          <table:table-cell table:style-name="ce229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410" table:number-columns-repeated="1005"/>
          <table:table-cell/>
        </table:table-row>
        <table:table-row table:style-name="ro47">
          <table:table-cell table:style-name="ce326" office:value-type="string">
            <text:p>Error_SaveMovie_Title</text:p>
          </table:table-cell>
          <table:table-cell table:style-name="ce322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66" office:value-type="string">
            <text:p>Kinovea – Video kann nicht gespeichert werden.</text:p>
          </table:table-cell>
          <table:table-cell table:style-name="ce176" office:value-type="string">
            <text:p>Kinovea – Fué imposible guardar el vídeo </text:p>
          </table:table-cell>
          <table:table-cell table:style-name="ce183" office:value-type="string">
            <text:p>Kinovea - Sem poder salvar o vídeo.</text:p>
          </table:table-cell>
          <table:table-cell table:style-name="ce217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223" office:value-type="string">
            <text:p>Kinovea – Videon tallennus ei onnistu.</text:p>
          </table:table-cell>
          <table:table-cell table:style-name="ce229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83" office:value-type="string">
            <text:p>Kinovea - Videoyu Kaydedemiyor.</text:p>
          </table:table-cell>
          <table:table-cell table:style-name="ce244" office:value-type="string">
            <text:p>Kinovea - Αδύνατη η αποθήκευση του Video. </text:p>
          </table:table-cell>
          <table:table-cell table:style-name="ce222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410" table:number-columns-repeated="1005"/>
          <table:table-cell/>
        </table:table-row>
        <table:table-row table:style-name="ro26">
          <table:table-cell table:style-name="ce326" office:value-type="string">
            <text:p>Error_SaveMovie_LowLevelError</text:p>
          </table:table-cell>
          <table:table-cell table:style-name="ce322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66" office:value-type="string">
            <text:p>Video kann nicht gespeichert werden.\n Versuchen Sie es mit einem anderen Format.</text:p>
          </table:table-cell>
          <table:table-cell table:style-name="ce176" office:value-type="string">
            <text:p>El vídeo no ha podido guardarse.\nInténtelo de nuevo usando otro formato</text:p>
          </table:table-cell>
          <table:table-cell table:style-name="ce183" office:value-type="string">
            <text:p>Sem poder salvar o vídeo. \nTente denovo com um formato diferente.</text:p>
          </table:table-cell>
          <table:table-cell table:style-name="ce217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23" office:value-type="string">
            <text:p>Videon tallennus ei onnistu.\nKokeile uudestaan toisella formaatilla.</text:p>
          </table:table-cell>
          <table:table-cell table:style-name="ce229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83" office:value-type="string">
            <text:p>Videoyu Kaydedemiyor.\n Başka bir format ile tekrar deneyin.</text:p>
          </table:table-cell>
          <table:table-cell table:style-name="ce244" office:value-type="string">
            <text:p>Αδύνατη η αποθήκευση του Video. \n Ξαναπροσπαθήστε με άλλη μορφή αρχείου.</text:p>
          </table:table-cell>
          <table:table-cell table:style-name="ce222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330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6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3" office:value-type="string">
            <text:p>Progresso:</text:p>
          </table:table-cell>
          <table:table-cell table:style-name="ce215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3" office:value-type="string">
            <text:p>Edistyminen: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39" office:value-type="string">
            <text:p>İlerleme :</text:p>
          </table:table-cell>
          <table:table-cell table:style-name="ce244" office:value-type="string">
            <text:p>Πρόοδος :</text:p>
          </table:table-cell>
          <table:table-cell table:style-name="ce222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330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6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3" office:value-type="string">
            <text:p>Salvando o Vídeo...</text:p>
          </table:table-cell>
          <table:table-cell table:style-name="ce215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3" office:value-type="string">
            <text:p>Video tallennetaan...</text:p>
          </table:table-cell>
          <table:table-cell table:style-name="ce230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39" office:value-type="string">
            <text:p>Videoyu Kaydediyor...</text:p>
          </table:table-cell>
          <table:table-cell table:style-name="ce244" office:value-type="string">
            <text:p>Αποθήκευση Video…</text:p>
          </table:table-cell>
          <table:table-cell table:style-name="ce222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330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255" office:value-type="string">
            <text:p>Geëxporteerde afbeeldingen:</text:p>
          </table:table-cell>
          <table:table-cell table:style-name="ce66" office:value-type="string">
            <text:p>Exportierte Bilder :</text:p>
          </table:table-cell>
          <table:table-cell table:style-name="ce176" office:value-type="string">
            <text:p>Imagenes Exportadas :</text:p>
          </table:table-cell>
          <table:table-cell table:style-name="ce183" office:value-type="string">
            <text:p>Imagens exportadas:</text:p>
          </table:table-cell>
          <table:table-cell table:style-name="ce364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3" office:value-type="string">
            <text:p>Kirkkaus:</text:p>
          </table:table-cell>
          <table:table-cell table:style-name="ce229" office:value-type="string">
            <text:p>Eksporterte bilder:</text:p>
          </table:table-cell>
          <table:table-cell table:style-name="ce135"/>
          <table:table-cell table:style-name="ce185" office:value-type="string">
            <text:p>Export edilen İmajlar :</text:p>
          </table:table-cell>
          <table:table-cell table:style-name="ce244" office:value-type="string">
            <text:p>Εξαγόμενες εικόνες :</text:p>
          </table:table-cell>
          <table:table-cell table:style-name="ce222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410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330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66" office:value-type="string">
            <text:p>Exprotiere Bilder...</text:p>
          </table:table-cell>
          <table:table-cell table:style-name="ce176" office:value-type="string">
            <text:p>Exportar Imagenes...</text:p>
          </table:table-cell>
          <table:table-cell table:style-name="ce183" office:value-type="string">
            <text:p>Exportanto imagens...</text:p>
          </table:table-cell>
          <table:table-cell table:style-name="ce364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3" office:value-type="string">
            <text:p>Värisyvyys:</text:p>
          </table:table-cell>
          <table:table-cell table:style-name="ce229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185" office:value-type="string">
            <text:p>İmajları export ediyor...</text:p>
          </table:table-cell>
          <table:table-cell table:style-name="ce244" office:value-type="string">
            <text:p>Εικόνες Εξάγονται…</text:p>
          </table:table-cell>
          <table:table-cell table:style-name="ce222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410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330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6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3" office:value-type="string">
            <text:p>Quadros descomprimidos:</text:p>
          </table:table-cell>
          <table:table-cell table:style-name="ce215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3" office:value-type="string">
            <text:p>Kontrasti:</text:p>
          </table:table-cell>
          <table:table-cell table:style-name="ce230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39" office:value-type="string">
            <text:p>Açılan Kareler:</text:p>
          </table:table-cell>
          <table:table-cell table:style-name="ce244" office:value-type="string">
            <text:p>Αποσυμπιεσμένα πλαίσια :</text:p>
          </table:table-cell>
          <table:table-cell table:style-name="ce222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330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6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3" office:value-type="string">
            <text:p>Progresso</text:p>
          </table:table-cell>
          <table:table-cell table:style-name="ce215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3" office:value-type="string">
            <text:p>Tarkenna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39" office:value-type="string">
            <text:p>İlerleme</text:p>
          </table:table-cell>
          <table:table-cell table:style-name="ce244" office:value-type="string">
            <text:p>Πρόοδος</text:p>
          </table:table-cell>
          <table:table-cell table:style-name="ce222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330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255" office:value-type="string">
            <text:p>Importeren van frames…</text:p>
          </table:table-cell>
          <table:table-cell table:style-name="ce173" office:value-type="string">
            <text:p>Importiere Bilder...</text:p>
          </table:table-cell>
          <table:table-cell table:style-name="ce176" office:value-type="string">
            <text:p>Importar imagenes...</text:p>
          </table:table-cell>
          <table:table-cell table:style-name="ce183" office:value-type="string">
            <text:p>Importando Quadros...</text:p>
          </table:table-cell>
          <table:table-cell table:style-name="ce215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3" office:value-type="string">
            <text:p>Tuodaan kuvia...</text:p>
          </table:table-cell>
          <table:table-cell table:style-name="ce230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38" office:value-type="string">
            <text:p>Kareleri import ediyor...</text:p>
          </table:table-cell>
          <table:table-cell table:style-name="ce244" office:value-type="string">
            <text:p>Εισαγωγή Πλαισίων…</text:p>
          </table:table-cell>
          <table:table-cell table:style-name="ce222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322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66" office:value-type="string">
            <text:p>Darstellung</text:p>
          </table:table-cell>
          <table:table-cell table:style-name="ce176" office:value-type="string">
            <text:p>Apariencia</text:p>
          </table:table-cell>
          <table:table-cell table:style-name="ce183" office:value-type="string">
            <text:p>Aparência</text:p>
          </table:table-cell>
          <table:table-cell table:style-name="ce217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3" office:value-type="string">
            <text:p>Ulkoasu</text:p>
          </table:table-cell>
          <table:table-cell table:style-name="ce229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83" office:value-type="string">
            <text:p>Görünüm</text:p>
          </table:table-cell>
          <table:table-cell table:style-name="ce244" office:value-type="string">
            <text:p>Εμφάνιση</text:p>
          </table:table-cell>
          <table:table-cell table:style-name="ce222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330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73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3" office:value-type="string">
            <text:p>Aplicar</text:p>
          </table:table-cell>
          <table:table-cell table:style-name="ce215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3" office:value-type="string">
            <text:p>Sovella</text:p>
          </table:table-cell>
          <table:table-cell table:style-name="ce230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39" office:value-type="string">
            <text:p>Uygula</text:p>
          </table:table-cell>
          <table:table-cell table:style-name="ce244" office:value-type="string">
            <text:p>Εφαρμογή</text:p>
          </table:table-cell>
          <table:table-cell table:style-name="ce222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Generic_ArrowPicker</text:p>
          </table:table-cell>
          <table:table-cell table:style-name="ce331"/>
          <table:table-cell table:style-name="ce339" office:value-type="string">
            <text:p>Arrows:</text:p>
          </table:table-cell>
          <table:table-cell table:style-name="ce347" office:value-type="string">
            <text:p>Flèches :</text:p>
          </table:table-cell>
          <table:table-cell table:style-name="ce365"/>
          <table:table-cell table:style-name="ce354"/>
          <table:table-cell table:style-name="ce179"/>
          <table:table-cell table:style-name="ce374"/>
          <table:table-cell table:style-name="ce216"/>
          <table:table-cell table:style-name="ce219"/>
          <table:table-cell table:style-name="ce398"/>
          <table:table-cell table:style-name="ce224"/>
          <table:table-cell table:style-name="ce231"/>
          <table:table-cell table:style-name="ce399"/>
          <table:table-cell table:style-name="ce374"/>
          <table:table-cell table:style-name="ce406"/>
          <table:table-cell table:style-name="ce408"/>
          <table:table-cell table:style-name="ce365"/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330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3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4" office:value-type="string">
            <text:p>Ακύρωση</text:p>
          </table:table-cell>
          <table:table-cell table:style-name="ce222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330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6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3" office:value-type="string">
            <text:p>Fechar</text:p>
          </table:table-cell>
          <table:table-cell table:style-name="ce215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3" office:value-type="string">
            <text:p>Sulje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39" office:value-type="string">
            <text:p>Kapat</text:p>
          </table:table-cell>
          <table:table-cell table:style-name="ce244" office:value-type="string">
            <text:p>Κλείσιμο</text:p>
          </table:table-cell>
          <table:table-cell table:style-name="ce222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320" office:value-type="string">
            <text:p>Generic_ColorPicker</text:p>
          </table:table-cell>
          <table:table-cell table:style-name="ce322"/>
          <table:table-cell table:style-name="ce164" office:value-type="string">
            <text:p>Color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66" office:value-type="string">
            <text:p>Farbe :</text:p>
          </table:table-cell>
          <table:table-cell table:style-name="ce176" office:value-type="string">
            <text:p>Color :</text:p>
          </table:table-cell>
          <table:table-cell table:style-name="ce183" office:value-type="string">
            <text:p>Cor: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3" office:value-type="string">
            <text:p>Väri:</text:p>
          </table:table-cell>
          <table:table-cell table:style-name="ce229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83" office:value-type="string">
            <text:p>Renk :</text:p>
          </table:table-cell>
          <table:table-cell table:style-name="ce244" office:value-type="string">
            <text:p>Χρώμα :</text:p>
          </table:table-cell>
          <table:table-cell table:style-name="ce222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330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66" office:value-type="string">
            <text:p>Konfigurieren</text:p>
          </table:table-cell>
          <table:table-cell table:style-name="ce176" office:value-type="string">
            <text:p>Configuraciòn</text:p>
          </table:table-cell>
          <table:table-cell table:style-name="ce183" office:value-type="string">
            <text:p>Configuração</text:p>
          </table:table-cell>
          <table:table-cell table:style-name="ce215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3" office:value-type="string">
            <text:p>Konfiguraatio</text:p>
          </table:table-cell>
          <table:table-cell table:style-name="ce229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malar</text:p>
          </table:table-cell>
          <table:table-cell table:style-name="ce244" office:value-type="string">
            <text:p>Διευθέτηση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410" table:number-columns-repeated="234"/>
          <table:table-cell table:number-columns-repeated="772"/>
        </table:table-row>
        <table:table-row table:style-name="ro10">
          <table:table-cell table:style-name="ce320" office:value-type="string">
            <text:p>Generic_FontSizePicker</text:p>
          </table:table-cell>
          <table:table-cell table:style-name="ce322"/>
          <table:table-cell table:style-name="ce164" office:value-type="string">
            <text:p>Font size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66" office:value-type="string">
            <text:p>Schriftgröße:</text:p>
          </table:table-cell>
          <table:table-cell table:style-name="ce176" office:value-type="string">
            <text:p>Tamaño de la fuente:</text:p>
          </table:table-cell>
          <table:table-cell table:style-name="ce183" office:value-type="string">
            <text:p>Tamanho da Fonte:</text:p>
          </table:table-cell>
          <table:table-cell table:style-name="ce217"/>
          <table:table-cell table:style-name="ce220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3" office:value-type="string">
            <text:p>Fonttikoko:</text:p>
          </table:table-cell>
          <table:table-cell table:style-name="ce229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83" office:value-type="string">
            <text:p>Yazıtipi Büyüklüğü :</text:p>
          </table:table-cell>
          <table:table-cell table:style-name="ce244" office:value-type="string">
            <text:p>Μέγεθος Γραμματοσειράς :</text:p>
          </table:table-cell>
          <table:table-cell table:style-name="ce222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1" office:value-type="string">
            <text:p>Generic_LineSizePicker</text:p>
          </table:table-cell>
          <table:table-cell table:style-name="ce331"/>
          <table:table-cell table:style-name="ce339" office:value-type="string">
            <text:p>Width:</text:p>
          </table:table-cell>
          <table:table-cell table:style-name="ce347" office:value-type="string">
            <text:p>Épaisseur :</text:p>
          </table:table-cell>
          <table:table-cell table:style-name="ce365" table:number-columns-repeated="2"/>
          <table:table-cell table:style-name="ce179"/>
          <table:table-cell table:style-name="ce374"/>
          <table:table-cell table:style-name="ce216"/>
          <table:table-cell table:style-name="ce377"/>
          <table:table-cell table:style-name="ce398"/>
          <table:table-cell table:style-name="ce224"/>
          <table:table-cell table:style-name="ce231"/>
          <table:table-cell table:style-name="ce399"/>
          <table:table-cell table:style-name="ce374"/>
          <table:table-cell table:style-name="ce406"/>
          <table:table-cell table:style-name="ce408"/>
          <table:table-cell table:style-name="ce365"/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Generic_Opacity</text:p>
          </table:table-cell>
          <table:table-cell table:style-name="ce331"/>
          <table:table-cell table:style-name="ce339" office:value-type="string">
            <text:p>Opacity</text:p>
          </table:table-cell>
          <table:table-cell table:style-name="ce347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Opacidad</text:p>
          </table:table-cell>
          <table:table-cell table:style-name="ce187" office:value-type="string">
            <text:p>Opacidade</text:p>
          </table:table-cell>
          <table:table-cell table:style-name="ce216"/>
          <table:table-cell table:style-name="ce377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4" office:value-type="string">
            <text:p>Läpinäkyvyys</text:p>
          </table:table-cell>
          <table:table-cell table:style-name="ce231"/>
          <table:table-cell table:style-name="ce399"/>
          <table:table-cell table:style-name="ce187" office:value-type="string">
            <text:p>Opaklık</text:p>
          </table:table-cell>
          <table:table-cell table:style-name="ce403" office:value-type="string">
            <text:p>Αδιαφάνεια</text:p>
          </table:table-cell>
          <table:table-cell table:style-name="ce249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Generic_PenSizePicker</text:p>
          </table:table-cell>
          <table:table-cell table:style-name="ce331"/>
          <table:table-cell table:style-name="ce339" office:value-type="string">
            <text:p>Size:</text:p>
          </table:table-cell>
          <table:table-cell table:style-name="ce347" office:value-type="string">
            <text:p>Taille :</text:p>
          </table:table-cell>
          <table:table-cell table:style-name="ce365"/>
          <table:table-cell table:style-name="ce169"/>
          <table:table-cell table:style-name="ce179"/>
          <table:table-cell table:style-name="ce187"/>
          <table:table-cell table:style-name="ce216"/>
          <table:table-cell table:style-name="ce377"/>
          <table:table-cell table:style-name="ce398"/>
          <table:table-cell table:style-name="ce224"/>
          <table:table-cell table:style-name="ce231"/>
          <table:table-cell table:style-name="ce399"/>
          <table:table-cell table:style-name="ce187"/>
          <table:table-cell table:style-name="ce403"/>
          <table:table-cell table:style-name="ce249"/>
          <table:table-cell table:style-name="ce365"/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330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3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39" office:value-type="string">
            <text:p>Kaydet</text:p>
          </table:table-cell>
          <table:table-cell table:style-name="ce244" office:value-type="string">
            <text:p>Αποθήκευση</text:p>
          </table:table-cell>
          <table:table-cell table:style-name="ce222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Generic_TrackShapePicker</text:p>
          </table:table-cell>
          <table:table-cell table:style-name="ce331"/>
          <table:table-cell table:style-name="ce339" office:value-type="string">
            <text:p>Line shape:</text:p>
          </table:table-cell>
          <table:table-cell table:style-name="ce347" office:value-type="string">
            <text:p>Forme de ligne :</text:p>
          </table:table-cell>
          <table:table-cell table:style-name="ce365"/>
          <table:table-cell table:style-name="ce354"/>
          <table:table-cell table:style-name="ce179"/>
          <table:table-cell table:style-name="ce374"/>
          <table:table-cell table:style-name="ce216"/>
          <table:table-cell table:style-name="ce219"/>
          <table:table-cell table:style-name="ce398"/>
          <table:table-cell table:style-name="ce224"/>
          <table:table-cell table:style-name="ce231"/>
          <table:table-cell table:style-name="ce399"/>
          <table:table-cell table:style-name="ce374"/>
          <table:table-cell table:style-name="ce406"/>
          <table:table-cell table:style-name="ce408"/>
          <table:table-cell table:style-name="ce365"/>
          <table:table-cell table:style-name="ce411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322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73" office:value-type="string">
            <text:p>Bild</text:p>
          </table:table-cell>
          <table:table-cell table:style-name="ce176" office:value-type="string">
            <text:p>Imagen </text:p>
          </table:table-cell>
          <table:table-cell table:style-name="ce183" office:value-type="string">
            <text:p>Imagem</text:p>
          </table:table-cell>
          <table:table-cell table:style-name="ce217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3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83" office:value-type="string">
            <text:p>İmaj</text:p>
          </table:table-cell>
          <table:table-cell table:style-name="ce244" office:value-type="string">
            <text:p>Εικόνα</text:p>
          </table:table-cell>
          <table:table-cell table:style-name="ce222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129" office:value-type="string">
            <text:p>Generic_Video</text:p>
          </table:table-cell>
          <table:table-cell table:style-name="ce331"/>
          <table:table-cell table:style-name="ce339" office:value-type="string">
            <text:p>Video</text:p>
          </table:table-cell>
          <table:table-cell table:style-name="ce347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170" office:value-type="string">
            <text:p>Video</text:p>
          </table:table-cell>
          <table:table-cell table:style-name="ce179" office:value-type="string">
            <text:p>Video</text:p>
          </table:table-cell>
          <table:table-cell table:style-name="ce187" office:value-type="string">
            <text:p>Video</text:p>
          </table:table-cell>
          <table:table-cell table:style-name="ce216"/>
          <table:table-cell table:style-name="ce219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4" office:value-type="string">
            <text:p>Video</text:p>
          </table:table-cell>
          <table:table-cell table:style-name="ce231"/>
          <table:table-cell table:style-name="ce399"/>
          <table:table-cell table:style-name="ce187" office:value-type="string">
            <text:p>Video</text:p>
          </table:table-cell>
          <table:table-cell table:style-name="ce403" office:value-type="string">
            <text:p>Βίντεο</text:p>
          </table:table-cell>
          <table:table-cell table:style-name="ce408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322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66" office:value-type="string">
            <text:p>Speichere Einzelbild</text:p>
          </table:table-cell>
          <table:table-cell table:style-name="ce176" office:value-type="string">
            <text:p>Guardar la imagen.</text:p>
          </table:table-cell>
          <table:table-cell table:style-name="ce183" office:value-type="string">
            <text:p>Salvar Imagem</text:p>
          </table:table-cell>
          <table:table-cell table:style-name="ce213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3" office:value-type="string">
            <text:p>Tallenna kuva</text:p>
          </table:table-cell>
          <table:table-cell table:style-name="ce229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83" office:value-type="string">
            <text:p>İmaj Kaydet</text:p>
          </table:table-cell>
          <table:table-cell table:style-name="ce244" office:value-type="string">
            <text:p>Αποθήκευση Εικόνας</text:p>
          </table:table-cell>
          <table:table-cell table:style-name="ce222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410" table:number-columns-repeated="1005"/>
          <table:table-cell/>
        </table:table-row>
        <table:table-row table:style-name="ro12">
          <table:table-cell table:style-name="ce36" office:value-type="string">
            <text:p>InfoBox_MetadataIsDirty_Text</text:p>
          </table:table-cell>
          <table:table-cell table:style-name="ce322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73" office:value-type="string">
            <text:p>Schlüsselbilder wurden geändert.\nWollen Sie die Änderungen speichern?</text:p>
          </table:table-cell>
          <table:table-cell table:style-name="ce181" office:value-type="string">
            <text:p>Imágenes clave han sido modificados.\n ¿Desea guardar los datos antes de cerrar ?</text:p>
          </table:table-cell>
          <table:table-cell table:style-name="ce183" office:value-type="string">
            <text:p>Quadros de imagens foram modificados.\nVocê deseja salvá-los antes de sair?</text:p>
          </table:table-cell>
          <table:table-cell table:style-name="ce217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3" office:value-type="string">
            <text:p>Avainkuvia on muokattu.\nHaluatko tallentaa avainkuvien tiedot ennen sulkemista?</text:p>
          </table:table-cell>
          <table:table-cell table:style-name="ce229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83" office:value-type="string">
            <text:p>Anahtar İmajlar değiştirildi.\n Kapatmadan önce anahtar imaj verisini kaydetmek istiyor musunuz?</text:p>
          </table:table-cell>
          <table:table-cell table:style-name="ce24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2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6" office:value-type="string">
            <text:p>InfoBox_MetadataIsDirty_Title</text:p>
          </table:table-cell>
          <table:table-cell table:style-name="ce322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66" office:value-type="string">
            <text:p>Schlüsselbilddaten wurden nicht gespeichert</text:p>
          </table:table-cell>
          <table:table-cell table:style-name="ce176" office:value-type="string">
            <text:p>Imágenes clave no guardadas</text:p>
          </table:table-cell>
          <table:table-cell table:style-name="ce183" office:value-type="string">
            <text:p>Dados dos quadros de imagens não foram salvos.</text:p>
          </table:table-cell>
          <table:table-cell table:style-name="ce217"/>
          <table:table-cell table:style-name="ce220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3" office:value-type="string">
            <text:p>Avainkuvien tietoja ei tallennettu</text:p>
          </table:table-cell>
          <table:table-cell table:style-name="ce229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83" office:value-type="string">
            <text:p>Anahtar imaj verisi kaydedilmedi</text:p>
          </table:table-cell>
          <table:table-cell table:style-name="ce244" office:value-type="string">
            <text:p>Τα δεδομένα των Βασικών Εικόνων δεν έχουν αποθηκευτεί</text:p>
          </table:table-cell>
          <table:table-cell table:style-name="ce222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129" office:value-type="string">
            <text:p>lblDelay_Text</text:p>
          </table:table-cell>
          <table:table-cell table:style-name="ce331"/>
          <table:table-cell table:style-name="ce339" office:value-type="string">
            <text:p>Delay display by: {0:0} s</text:p>
          </table:table-cell>
          <table:table-cell table:style-name="ce347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169" office:value-type="string">
            <text:p>Verzögerung: {0:0} s</text:p>
          </table:table-cell>
          <table:table-cell table:style-name="ce179" office:value-type="string">
            <text:p>Retraso mostrando imágenes: {0:0} s</text:p>
          </table:table-cell>
          <table:table-cell table:style-name="ce187" office:value-type="string">
            <text:p>Atrasar em: {0:0} s</text:p>
          </table:table-cell>
          <table:table-cell table:style-name="ce216"/>
          <table:table-cell table:style-name="ce339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4" office:value-type="string">
            <text:p>Viivytä näyttöä: {0:0} sekunnilla</text:p>
          </table:table-cell>
          <table:table-cell table:style-name="ce231"/>
          <table:table-cell table:style-name="ce399"/>
          <table:table-cell table:style-name="ce187" office:value-type="string">
            <text:p>Görünümü bu kadar geciktir: {0:0} sn</text:p>
          </table:table-cell>
          <table:table-cell table:style-name="ce403" office:value-type="string">
            <text:p>Καθυστέρηση απεικόνησης κατά {0:0} δευτερόλεπτα</text:p>
          </table:table-cell>
          <table:table-cell table:style-name="ce408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330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6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3" office:value-type="string">
            <text:p>Controles Comuns:</text:p>
          </table:table-cell>
          <table:table-cell table:style-name="ce215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3" office:value-type="string">
            <text:p>Yleiset toiminnot:</text:p>
          </table:table-cell>
          <table:table-cell table:style-name="ce230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39" office:value-type="string">
            <text:p>Ortak Kontroller :</text:p>
          </table:table-cell>
          <table:table-cell table:style-name="ce244" office:value-type="string">
            <text:p>Κοινές Λειτουργίες :</text:p>
          </table:table-cell>
          <table:table-cell table:style-name="ce222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330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6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3" office:value-type="string">
            <text:p>Duração</text:p>
          </table:table-cell>
          <table:table-cell table:style-name="ce215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3" office:value-type="string">
            <text:p>Kesto</text:p>
          </table:table-cell>
          <table:table-cell table:style-name="ce230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39" office:value-type="string">
            <text:p>Süre</text:p>
          </table:table-cell>
          <table:table-cell table:style-name="ce244" office:value-type="string">
            <text:p>Διάρκεια</text:p>
          </table:table-cell>
          <table:table-cell table:style-name="ce222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330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6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3" office:value-type="string">
            <text:p>Início</text:p>
          </table:table-cell>
          <table:table-cell table:style-name="ce215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3" office:value-type="string">
            <text:p>Aloitus</text:p>
          </table:table-cell>
          <table:table-cell table:style-name="ce230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39" office:value-type="string">
            <text:p>Başlat</text:p>
          </table:table-cell>
          <table:table-cell table:style-name="ce244" office:value-type="string">
            <text:p>Αρχή</text:p>
          </table:table-cell>
          <table:table-cell table:style-name="ce222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330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6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3" office:value-type="string">
            <text:p>Velocidade:</text:p>
          </table:table-cell>
          <table:table-cell table:style-name="ce215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3" office:value-type="string">
            <text:p>Nopeus:</text:p>
          </table:table-cell>
          <table:table-cell table:style-name="ce230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39" office:value-type="string">
            <text:p>Hız :</text:p>
          </table:table-cell>
          <table:table-cell table:style-name="ce244" office:value-type="string">
            <text:p>Ταχύτητα :</text:p>
          </table:table-cell>
          <table:table-cell table:style-name="ce222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330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6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3" office:value-type="string">
            <text:p>Posição</text:p>
          </table:table-cell>
          <table:table-cell table:style-name="ce215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3" office:value-type="string">
            <text:p>Järjestys</text:p>
          </table:table-cell>
          <table:table-cell table:style-name="ce230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39" office:value-type="string">
            <text:p>Konum</text:p>
          </table:table-cell>
          <table:table-cell table:style-name="ce244" office:value-type="string">
            <text:p>Θέση</text:p>
          </table:table-cell>
          <table:table-cell table:style-name="ce222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330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6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3" office:value-type="string">
            <text:p>Zona de Trabalho:</text:p>
          </table:table-cell>
          <table:table-cell table:style-name="ce215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3" office:value-type="string">
            <text:p>Työstettävä jakso:</text:p>
          </table:table-cell>
          <table:table-cell table:style-name="ce230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39" office:value-type="string">
            <text:p>Çalışma Alanı:</text:p>
          </table:table-cell>
          <table:table-cell table:style-name="ce244" office:value-type="string">
            <text:p>Ζώνη Εργασίας:</text:p>
          </table:table-cell>
          <table:table-cell table:style-name="ce222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322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66" office:value-type="string">
            <text:p>Zentimeter</text:p>
          </table:table-cell>
          <table:table-cell table:style-name="ce176" office:value-type="string">
            <text:p>Centímetros</text:p>
          </table:table-cell>
          <table:table-cell table:style-name="ce183" office:value-type="string">
            <text:p>Centimetro</text:p>
          </table:table-cell>
          <table:table-cell table:style-name="ce217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3" office:value-type="string">
            <text:p>Senttimetriä</text:p>
          </table:table-cell>
          <table:table-cell table:style-name="ce229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83" office:value-type="string">
            <text:p>Santimetre</text:p>
          </table:table-cell>
          <table:table-cell table:style-name="ce244" office:value-type="string">
            <text:p>Εκατοστά</text:p>
          </table:table-cell>
          <table:table-cell table:style-name="ce222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322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66" office:value-type="string">
            <text:p>Meter</text:p>
          </table:table-cell>
          <table:table-cell table:style-name="ce176" office:value-type="string">
            <text:p>Metros</text:p>
          </table:table-cell>
          <table:table-cell table:style-name="ce183" office:value-type="string">
            <text:p>Metros</text:p>
          </table:table-cell>
          <table:table-cell table:style-name="ce217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3" office:value-type="string">
            <text:p>Metriä</text:p>
          </table:table-cell>
          <table:table-cell table:style-name="ce229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83" office:value-type="string">
            <text:p>Metre</text:p>
          </table:table-cell>
          <table:table-cell table:style-name="ce244" office:value-type="string">
            <text:p>Μέτρα</text:p>
          </table:table-cell>
          <table:table-cell table:style-name="ce222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322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66" office:value-type="string">
            <text:p>Inches</text:p>
          </table:table-cell>
          <table:table-cell table:style-name="ce176" office:value-type="string">
            <text:p>Pulgadas</text:p>
          </table:table-cell>
          <table:table-cell table:style-name="ce183" office:value-type="string">
            <text:p>Polegadas</text:p>
          </table:table-cell>
          <table:table-cell table:style-name="ce217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3" office:value-type="string">
            <text:p>Tuumaa</text:p>
          </table:table-cell>
          <table:table-cell table:style-name="ce229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83" office:value-type="string">
            <text:p>İnç</text:p>
          </table:table-cell>
          <table:table-cell table:style-name="ce244" office:value-type="string">
            <text:p>Ίντσες</text:p>
          </table:table-cell>
          <table:table-cell table:style-name="ce222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322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66" office:value-type="string">
            <text:p>Fuß</text:p>
          </table:table-cell>
          <table:table-cell table:style-name="ce176" office:value-type="string">
            <text:p>Pies</text:p>
          </table:table-cell>
          <table:table-cell table:style-name="ce183" office:value-type="string">
            <text:p>Pés</text:p>
          </table:table-cell>
          <table:table-cell table:style-name="ce217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3" office:value-type="string">
            <text:p>Jalkaa</text:p>
          </table:table-cell>
          <table:table-cell table:style-name="ce229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83" office:value-type="string">
            <text:p>Ayak</text:p>
          </table:table-cell>
          <table:table-cell table:style-name="ce244" office:value-type="string">
            <text:p>Πόδια</text:p>
          </table:table-cell>
          <table:table-cell table:style-name="ce222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322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</text:p>
          </table:table-cell>
          <table:table-cell table:style-name="ce176" office:value-type="string">
            <text:p>Yardas</text:p>
          </table:table-cell>
          <table:table-cell table:style-name="ce183" office:value-type="string">
            <text:p>Jardas</text:p>
          </table:table-cell>
          <table:table-cell table:style-name="ce217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3" office:value-type="string">
            <text:p>Jaardia</text:p>
          </table:table-cell>
          <table:table-cell table:style-name="ce229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83" office:value-type="string">
            <text:p>Yarda</text:p>
          </table:table-cell>
          <table:table-cell table:style-name="ce244" office:value-type="string">
            <text:p>Γιάρδες</text:p>
          </table:table-cell>
          <table:table-cell table:style-name="ce222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410" table:number-columns-repeated="1005"/>
          <table:table-cell/>
        </table:table-row>
        <table:table-row table:style-name="ro16">
          <table:table-cell table:style-name="ce35" office:value-type="string">
            <text:p>LoadMovie_CodecNotFound</text:p>
          </table:table-cell>
          <table:table-cell table:style-name="ce330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73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3" office:value-type="string">
            <text:p>Falha: Erro ao tentar abrir o arquivo: formato de vídeo não suportado.</text:p>
          </table:table-cell>
          <table:table-cell table:style-name="ce215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3" office:value-type="string">
            <text:p>Tiedoston avaus epäonnistui: ei-tuettu videon stream-muoto.</text:p>
          </table:table-cell>
          <table:table-cell table:style-name="ce230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39" office:value-type="string">
            <text:p>Hata: Dosya açılamıyor : desteklenmeyen video akışı.</text:p>
          </table:table-cell>
          <table:table-cell table:style-name="ce244" office:value-type="string">
            <text:p>Αποτυχία: Αδύνατο το άνοιγμα του αρχείου : Μη υποστηριζόμενη ροή video.</text:p>
          </table:table-cell>
          <table:table-cell table:style-name="ce222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CodecNotOpened</text:p>
          </table:table-cell>
          <table:table-cell table:style-name="ce330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6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3" office:value-type="string">
            <text:p>Falha: Erro ao tentar abrir o arquivo: problema durante a inicialização do decodificador.</text:p>
          </table:table-cell>
          <table:table-cell table:style-name="ce215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30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39" office:value-type="string">
            <text:p>Hata: Dosya açılamıyor : çözücüyü başlatırken problem oluştu.</text:p>
          </table:table-cell>
          <table:table-cell table:style-name="ce24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2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CodecNotSupported</text:p>
          </table:table-cell>
          <table:table-cell table:style-name="ce330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73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3" office:value-type="string">
            <text:p>Falha: Erro ao tentar abrir o arquivo: tipo de arquivo não suportado.</text:p>
          </table:table-cell>
          <table:table-cell table:style-name="ce215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3" office:value-type="string">
            <text:p>Tiedoston avaus epäonnistui: ei-tuettu tiedostomuoto.</text:p>
          </table:table-cell>
          <table:table-cell table:style-name="ce230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39" office:value-type="string">
            <text:p>Hata: Dosya açılamıyor : dosya tipi desteklenmiyor.</text:p>
          </table:table-cell>
          <table:table-cell table:style-name="ce244" office:value-type="string">
            <text:p>Αποτυχία: Αδύνατο το άνοιγμα του αρχείου : Μη υποστηριζόμενος τύπος αρχείου.</text:p>
          </table:table-cell>
          <table:table-cell table:style-name="ce222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330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6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3" office:value-type="string">
            <text:p>Kinovea - Erro ao carregar.</text:p>
          </table:table-cell>
          <table:table-cell table:style-name="ce215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3" office:value-type="string">
            <text:p>Kinovea – Latausvirhe.</text:p>
          </table:table-cell>
          <table:table-cell table:style-name="ce230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39" office:value-type="string">
            <text:p>Kinovea - Yükleme Hatası.</text:p>
          </table:table-cell>
          <table:table-cell table:style-name="ce244" office:value-type="string">
            <text:p>Kinovea - Σφάλμα Φόρτωσης.</text:p>
          </table:table-cell>
          <table:table-cell table:style-name="ce222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LoadMovie_FileNotOpened</text:p>
          </table:table-cell>
          <table:table-cell table:style-name="ce322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255" office:value-type="string">
            <text:p>Fout bij openen van bestand ; bestand niet gevonden.</text:p>
          </table:table-cell>
          <table:table-cell table:style-name="ce66" office:value-type="string">
            <text:p>Fehler beim Öffnen der Datei – Datei nicht gefunden.</text:p>
          </table:table-cell>
          <table:table-cell table:style-name="ce176" office:value-type="string">
            <text:p>Imposible cargar el archivo: no se encuentra el archivo. </text:p>
          </table:table-cell>
          <table:table-cell table:style-name="ce183" office:value-type="string">
            <text:p>Falha: Erro ao tentar abrir o arquivo: arquivo não encontrado.</text:p>
          </table:table-cell>
          <table:table-cell table:style-name="ce213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3" office:value-type="string">
            <text:p>Tiedoston avaus epäonnistui: tiedostoa ei löytynyt.</text:p>
          </table:table-cell>
          <table:table-cell table:style-name="ce229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83" office:value-type="string">
            <text:p>Hata: Dosya açılamıyor : dosya bulunamadı veya boş değil.</text:p>
          </table:table-cell>
          <table:table-cell table:style-name="ce244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2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410" table:number-columns-repeated="1005"/>
          <table:table-cell/>
        </table:table-row>
        <table:table-row table:style-name="ro16">
          <table:table-cell table:style-name="ce35" office:value-type="string">
            <text:p>LoadMovie_ImageFormatError</text:p>
          </table:table-cell>
          <table:table-cell table:style-name="ce330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6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formato de las imàgenes no es compatible.</text:p>
          </table:table-cell>
          <table:table-cell table:style-name="ce183" office:value-type="string">
            <text:p>Falha: Erro ao tentar abrir o arquivo: formato de imagem não suportado.</text:p>
          </table:table-cell>
          <table:table-cell table:style-name="ce215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3" office:value-type="string">
            <text:p>Tiedoston avaus epäonnistui: ei-tuettu kuvamuoto.</text:p>
          </table:table-cell>
          <table:table-cell table:style-name="ce230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39" office:value-type="string">
            <text:p>Hata: Dosya açılamıyor : İmaj formatı desteklenmiyor.</text:p>
          </table:table-cell>
          <table:table-cell table:style-name="ce244" office:value-type="string">
            <text:p>Αποτυχία: Αδύνατο το άνοιγμα του αρχείου : Μη υποστηριζόμενη μορφή αρχείου.</text:p>
          </table:table-cell>
          <table:table-cell table:style-name="ce222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InconsistantMovieError</text:p>
          </table:table-cell>
          <table:table-cell table:style-name="ce330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6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incongruencias en el archivo. Por favor, compruebe el proceso de codificación.</text:p>
          </table:table-cell>
          <table:table-cell table:style-name="ce183" office:value-type="string">
            <text:p>Falha: Erro ao tentar abrir o arquivo: encontradas inconsistências. Por favor, verifique o processo de codificação.</text:p>
          </table:table-cell>
          <table:table-cell table:style-name="ce215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3" office:value-type="string">
            <text:p>Tiedoston avaus epäonnistui: epäjohdonmukaisuuksia havaittu. Tarkista koodausprosessi.</text:p>
          </table:table-cell>
          <table:table-cell table:style-name="ce230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39" office:value-type="string">
            <text:p>Hata: Dosya açılamıyor : uyuşmazlıklar bulundu. Lütfen kodlama işlemini kontrol edin.</text:p>
          </table:table-cell>
          <table:table-cell table:style-name="ce24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2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StreamInfoNotFound</text:p>
          </table:table-cell>
          <table:table-cell table:style-name="ce330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6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3" office:value-type="string">
            <text:p>Falha: Erro ao tentar abrir o arquivo: informações do vídeo não encontradas.</text:p>
          </table:table-cell>
          <table:table-cell table:style-name="ce215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3" office:value-type="string">
            <text:p>Tiedoston avaus epäonnistui: stream-tietoja ei löytynyt.</text:p>
          </table:table-cell>
          <table:table-cell table:style-name="ce230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39" office:value-type="string">
            <text:p>Hata: Dosya açılamıyor : akış bilgisi bulunamadı.</text:p>
          </table:table-cell>
          <table:table-cell table:style-name="ce244" office:value-type="string">
            <text:p>Αποτυχία: Αδύνατο το άνοιγμα του αρχείου : Πληροφορία ροής δεν βρέθηκε.</text:p>
          </table:table-cell>
          <table:table-cell table:style-name="ce222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LoadMovie_UnkownError</text:p>
          </table:table-cell>
          <table:table-cell table:style-name="ce330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6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3" office:value-type="string">
            <text:p>Falha: Erro ao tentar abrir o arquivo: erro desconhecido.</text:p>
          </table:table-cell>
          <table:table-cell table:style-name="ce215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3" office:value-type="string">
            <text:p>Tiedoston avaus epäonnistui: tuntematon virhe.</text:p>
          </table:table-cell>
          <table:table-cell table:style-name="ce230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39" office:value-type="string">
            <text:p>Hata: Dosya açılamıyor : bilinmeyen hata.</text:p>
          </table:table-cell>
          <table:table-cell table:style-name="ce244" office:value-type="string">
            <text:p>Αποτυχία: Αδύνατο το άνοιγμα του αρχείου : Άγνωστο σφάλμα.</text:p>
          </table:table-cell>
          <table:table-cell table:style-name="ce222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LoadMovie_VideoStreamNotFound</text:p>
          </table:table-cell>
          <table:table-cell table:style-name="ce330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6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3" office:value-type="string">
            <text:p>Falha: Erro ao tentar abrir o arquivo: vídeo não encontrado.</text:p>
          </table:table-cell>
          <table:table-cell table:style-name="ce215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3" office:value-type="string">
            <text:p>Tiedoston avaus epäonnistui: video stream ei löytynyt.</text:p>
          </table:table-cell>
          <table:table-cell table:style-name="ce230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39" office:value-type="string">
            <text:p>Hata: Dosya açılamıyor : video akışı bulunamadı.</text:p>
          </table:table-cell>
          <table:table-cell table:style-name="ce244" office:value-type="string">
            <text:p>Αποτυχία: Αδύνατο το άνοιγμα του αρχείου : Ροή video δεν βρέθηκε.</text:p>
          </table:table-cell>
          <table:table-cell table:style-name="ce222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330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73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3" office:value-type="string">
            <text:p>Cancelando...</text:p>
          </table:table-cell>
          <table:table-cell table:style-name="ce215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3" office:value-type="string">
            <text:p>Peruutetaan...</text:p>
          </table:table-cell>
          <table:table-cell table:style-name="ce230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39" office:value-type="string">
            <text:p>İptal Ediyor...</text:p>
          </table:table-cell>
          <table:table-cell table:style-name="ce244" office:value-type="string">
            <text:p>Ακύρωση…</text:p>
          </table:table-cell>
          <table:table-cell table:style-name="ce222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330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6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3" office:value-type="string">
            <text:p>Quadros decodificados:</text:p>
          </table:table-cell>
          <table:table-cell table:style-name="ce215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3" office:value-type="string">
            <text:p>Puretut kuvat:</text:p>
          </table:table-cell>
          <table:table-cell table:style-name="ce230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39" office:value-type="string">
            <text:p>Çözülmüş kareler :</text:p>
          </table:table-cell>
          <table:table-cell table:style-name="ce244" office:value-type="string">
            <text:p>Αποκωδικοποιημένα πλαίσια :</text:p>
          </table:table-cell>
          <table:table-cell table:style-name="ce222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330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6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3" office:value-type="string">
            <text:p>Progresso de Carregamento dos Arquivos</text:p>
          </table:table-cell>
          <table:table-cell table:style-name="ce215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3" office:value-type="string">
            <text:p>Tiedoston avauksen eteneminen</text:p>
          </table:table-cell>
          <table:table-cell table:style-name="ce230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39" office:value-type="string">
            <text:p>Dosya Yükleme İlerlemesi</text:p>
          </table:table-cell>
          <table:table-cell table:style-name="ce244" office:value-type="string">
            <text:p>Πρόοδος φόρτωσης Αρχείου</text:p>
          </table:table-cell>
          <table:table-cell table:style-name="ce222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330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6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3" office:value-type="string">
            <text:p>Total desconhecido</text:p>
          </table:table-cell>
          <table:table-cell table:style-name="ce215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3" office:value-type="string">
            <text:p>Kaikki tuntemattomat</text:p>
          </table:table-cell>
          <table:table-cell table:style-name="ce230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39" office:value-type="string">
            <text:p>Toplam bilinmeyen</text:p>
          </table:table-cell>
          <table:table-cell table:style-name="ce244" office:value-type="string">
            <text:p>Συνολικά άγνωστα</text:p>
          </table:table-cell>
          <table:table-cell table:style-name="ce222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Lock</text:p>
          </table:table-cell>
          <table:table-cell table:style-name="ce330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73" office:value-type="string">
            <text:p>Arbeitsbereichsgrenzen sperren</text:p>
          </table:table-cell>
          <table:table-cell table:style-name="ce176" office:value-type="string">
            <text:p>Vérouiller les Bornes de la Zone de Travail</text:p>
          </table:table-cell>
          <table:table-cell table:style-name="ce183" office:value-type="string">
            <text:p>Travar os Limitadores da Zona de Trabalho</text:p>
          </table:table-cell>
          <table:table-cell table:style-name="ce215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3" office:value-type="string">
            <text:p>Lukitse työstöjakson rajat.</text:p>
          </table:table-cell>
          <table:table-cell table:style-name="ce230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39" office:value-type="string">
            <text:p>Çalışma Alanı Sınırlarını Kilitle</text:p>
          </table:table-cell>
          <table:table-cell table:style-name="ce244" office:value-type="string">
            <text:p>Κλείδωμα Ορίων της Ζώνης Εργασίας</text:p>
          </table:table-cell>
          <table:table-cell table:style-name="ce222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Unlock</text:p>
          </table:table-cell>
          <table:table-cell table:style-name="ce330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6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3" office:value-type="string">
            <text:p>Destravar os Limitadores da Zona de Trabalho</text:p>
          </table:table-cell>
          <table:table-cell table:style-name="ce215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3" office:value-type="string">
            <text:p>Avaa työstöjakson rajat.</text:p>
          </table:table-cell>
          <table:table-cell table:style-name="ce230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39" office:value-type="string">
            <text:p>Çalışma Alanı Sınırlarının Kilidini Aç</text:p>
          </table:table-cell>
          <table:table-cell table:style-name="ce244" office:value-type="string">
            <text:p>Ξεκλείδωμα Ορίων της Ζώνης Εργασίας</text:p>
          </table:table-cell>
          <table:table-cell table:style-name="ce222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332" office:value-type="string">
            <office:annotation draw:style-name="gr8" draw:text-style-name="P1" svg:width="2.899cm" svg:height="1.781cm" svg:x="12.245cm" svg:y="146.666cm" draw:caption-point-x="-0.61cm" draw:caption-point-y="1.324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66" office:value-type="string">
            <text:p>Perspektivenraster</text:p>
          </table:table-cell>
          <table:table-cell table:style-name="ce176" office:value-type="string">
            <text:p>Cuadrícula de Perspectiva </text:p>
          </table:table-cell>
          <table:table-cell table:style-name="ce183" office:value-type="string">
            <text:p>Grade de Perspectiva</text:p>
          </table:table-cell>
          <table:table-cell table:style-name="ce372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3" office:value-type="string">
            <text:p>Perspektiiviruudukko</text:p>
          </table:table-cell>
          <table:table-cell table:style-name="ce229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83" office:value-type="string">
            <text:p>Perspektif Izgarası</text:p>
          </table:table-cell>
          <table:table-cell table:style-name="ce244" office:value-type="string">
            <text:p>Πλέγμα Προοπτικής</text:p>
          </table:table-cell>
          <table:table-cell table:style-name="ce222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330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6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3" office:value-type="string">
            <text:p>Brilho...</text:p>
          </table:table-cell>
          <table:table-cell table:style-name="ce215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3" office:value-type="string">
            <text:p>Kirkkaus...</text:p>
          </table:table-cell>
          <table:table-cell table:style-name="ce233"/>
          <table:table-cell table:style-name="ce135" office:value-type="string">
            <text:p>亮度</text:p>
          </table:table-cell>
          <table:table-cell table:style-name="ce239" office:value-type="string">
            <text:p>Parlaklık...</text:p>
          </table:table-cell>
          <table:table-cell table:style-name="ce244" office:value-type="string">
            <text:p>Φωτεινότητα...</text:p>
          </table:table-cell>
          <table:table-cell table:style-name="ce222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320" office:value-type="string">
            <text:p>mnuChronoConfigure</text:p>
          </table:table-cell>
          <table:table-cell table:style-name="ce322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73" office:value-type="string">
            <text:p>Konfigurieren</text:p>
          </table:table-cell>
          <table:table-cell table:style-name="ce176" office:value-type="string">
            <text:p>Configurar</text:p>
          </table:table-cell>
          <table:table-cell table:style-name="ce183" office:value-type="string">
            <text:p>Configurar</text:p>
          </table:table-cell>
          <table:table-cell table:style-name="ce217"/>
          <table:table-cell table:style-name="ce220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3" office:value-type="string">
            <text:p>Konfiguroi</text:p>
          </table:table-cell>
          <table:table-cell table:style-name="ce229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</text:p>
          </table:table-cell>
          <table:table-cell table:style-name="ce407" office:value-type="string">
            <text:p>Διευθέτηση</text:p>
          </table:table-cell>
          <table:table-cell table:style-name="ce222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hronoCountdown</text:p>
          </table:table-cell>
          <table:table-cell table:style-name="ce322"/>
          <table:table-cell table:style-name="ce338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66" office:value-type="string">
            <text:p>Countdown Modus</text:p>
          </table:table-cell>
          <table:table-cell table:style-name="ce176" office:value-type="string">
            <text:p>Modo Cuenta Atràs</text:p>
          </table:table-cell>
          <table:table-cell table:style-name="ce183" office:value-type="string">
            <text:p>Modo Contagem Regressiva</text:p>
          </table:table-cell>
          <table:table-cell table:style-name="ce217"/>
          <table:table-cell table:style-name="ce376" office:value-type="string">
            <text:p>Modalita' Conteggio a ritroso</text:p>
          </table:table-cell>
          <table:table-cell table:style-name="ce383" office:value-type="string">
            <text:p>Mod contorizare la zero</text:p>
          </table:table-cell>
          <table:table-cell table:style-name="ce387" office:value-type="string">
            <text:p>Aikalaskennan tila</text:p>
          </table:table-cell>
          <table:table-cell table:style-name="ce229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83" office:value-type="string">
            <text:p>Geriye doğru sayma Modu</text:p>
          </table:table-cell>
          <table:table-cell table:style-name="ce244" office:value-type="string">
            <text:p>Τρόπος Αντίστροφης Μέτρησης</text:p>
          </table:table-cell>
          <table:table-cell table:style-name="ce222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hronoDelete</text:p>
          </table:table-cell>
          <table:table-cell table:style-name="ce322"/>
          <table:table-cell table:style-name="ce164" office:value-type="string">
            <text:p>Delete Stopwatch</text:p>
          </table:table-cell>
          <table:table-cell table:style-name="ce153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66" office:value-type="string">
            <text:p>Lösche Stoppuhr</text:p>
          </table:table-cell>
          <table:table-cell table:style-name="ce176" office:value-type="string">
            <text:p>Borrar Cronómetro</text:p>
          </table:table-cell>
          <table:table-cell table:style-name="ce183" office:value-type="string">
            <text:p>Deletar Cronômetro</text:p>
          </table:table-cell>
          <table:table-cell table:style-name="ce217"/>
          <table:table-cell table:style-name="ce376" office:value-type="string">
            <text:p>Cancella Cronometro</text:p>
          </table:table-cell>
          <table:table-cell table:style-name="ce383" office:value-type="string">
            <text:p>Şterge Cronometru</text:p>
          </table:table-cell>
          <table:table-cell table:style-name="ce223" office:value-type="string">
            <text:p>Poista ajanotto</text:p>
          </table:table-cell>
          <table:table-cell table:style-name="ce229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83" office:value-type="string">
            <text:p>Kronometreyi Sil</text:p>
          </table:table-cell>
          <table:table-cell table:style-name="ce244" office:value-type="string">
            <text:p>Διαγραφή Χρονομέτρου</text:p>
          </table:table-cell>
          <table:table-cell table:style-name="ce222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hronoHide</text:p>
          </table:table-cell>
          <table:table-cell table:style-name="ce322"/>
          <table:table-cell table:style-name="ce164" office:value-type="string">
            <text:p>Hide Stopwatch</text:p>
          </table:table-cell>
          <table:table-cell table:style-name="ce153" office:value-type="string">
            <text:p>Masquer le Chronomètre</text:p>
          </table:table-cell>
          <table:table-cell table:style-name="ce255" office:value-type="string">
            <text:p>Verberg Stopwatch</text:p>
          </table:table-cell>
          <table:table-cell table:style-name="ce66" office:value-type="string">
            <text:p>Verstecke Stoppuhr</text:p>
          </table:table-cell>
          <table:table-cell table:style-name="ce176" office:value-type="string">
            <text:p>Ocultar Cronómetro</text:p>
          </table:table-cell>
          <table:table-cell table:style-name="ce183" office:value-type="string">
            <text:p>Esconder Cronômetro</text:p>
          </table:table-cell>
          <table:table-cell table:style-name="ce217"/>
          <table:table-cell table:style-name="ce376" office:value-type="string">
            <text:p>Nascondi Cronometro</text:p>
          </table:table-cell>
          <table:table-cell table:style-name="ce383" office:value-type="string">
            <text:p>Ascunde Cronometru</text:p>
          </table:table-cell>
          <table:table-cell table:style-name="ce223" office:value-type="string">
            <text:p>Piilota ajanotto</text:p>
          </table:table-cell>
          <table:table-cell table:style-name="ce229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83" office:value-type="string">
            <text:p>Kronemetreyi Gizle</text:p>
          </table:table-cell>
          <table:table-cell table:style-name="ce244" office:value-type="string">
            <text:p>Απόκρυψη Χρονομέτρου</text:p>
          </table:table-cell>
          <table:table-cell table:style-name="ce222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hronoStart</text:p>
          </table:table-cell>
          <table:table-cell table:style-name="ce322"/>
          <table:table-cell table:style-name="ce164" office:value-type="string">
            <text:p>Start Stopwatch</text:p>
          </table:table-cell>
          <table:table-cell table:style-name="ce153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66" office:value-type="string">
            <text:p>Starte Stoppuhr</text:p>
          </table:table-cell>
          <table:table-cell table:style-name="ce176" office:value-type="string">
            <text:p>Iniciar el cronómetro</text:p>
          </table:table-cell>
          <table:table-cell table:style-name="ce183" office:value-type="string">
            <text:p>Iniciar Cronômetro</text:p>
          </table:table-cell>
          <table:table-cell table:style-name="ce217"/>
          <table:table-cell table:style-name="ce376" office:value-type="string">
            <text:p>Attiva Cronometro</text:p>
          </table:table-cell>
          <table:table-cell table:style-name="ce383" office:value-type="string">
            <text:p>Start Cronometru</text:p>
          </table:table-cell>
          <table:table-cell table:style-name="ce223" office:value-type="string">
            <text:p>Käynnistä ajanotto</text:p>
          </table:table-cell>
          <table:table-cell table:style-name="ce229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83" office:value-type="string">
            <text:p>Kronometreyi Başlat</text:p>
          </table:table-cell>
          <table:table-cell table:style-name="ce244" office:value-type="string">
            <text:p>Εκκίνηση Χρονομέτρου</text:p>
          </table:table-cell>
          <table:table-cell table:style-name="ce222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hronoStop</text:p>
          </table:table-cell>
          <table:table-cell table:style-name="ce322"/>
          <table:table-cell table:style-name="ce164" office:value-type="string">
            <text:p>Stop Stopwatch</text:p>
          </table:table-cell>
          <table:table-cell table:style-name="ce153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66" office:value-type="string">
            <text:p>Stoppuhr anhalten</text:p>
          </table:table-cell>
          <table:table-cell table:style-name="ce176" office:value-type="string">
            <text:p>Detener el cronómetro</text:p>
          </table:table-cell>
          <table:table-cell table:style-name="ce183" office:value-type="string">
            <text:p>Parar Cronômetro</text:p>
          </table:table-cell>
          <table:table-cell table:style-name="ce217"/>
          <table:table-cell table:style-name="ce376" office:value-type="string">
            <text:p>Ferma Cronometro</text:p>
          </table:table-cell>
          <table:table-cell table:style-name="ce383" office:value-type="string">
            <text:p>Stop Cronometru</text:p>
          </table:table-cell>
          <table:table-cell table:style-name="ce223" office:value-type="string">
            <text:p>Pysäytä ajanotto</text:p>
          </table:table-cell>
          <table:table-cell table:style-name="ce229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83" office:value-type="string">
            <text:p>Kronometreyi Durdur</text:p>
          </table:table-cell>
          <table:table-cell table:style-name="ce244" office:value-type="string">
            <text:p>Διακοπή Χρονομέτρου</text:p>
          </table:table-cell>
          <table:table-cell table:style-name="ce222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330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73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3" office:value-type="string">
            <text:p>Fechar esta tela</text:p>
          </table:table-cell>
          <table:table-cell table:style-name="ce215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3" office:value-type="string">
            <text:p>Sulje tämä näyttö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39" office:value-type="string">
            <text:p>Bu Ekranı Kapa</text:p>
          </table:table-cell>
          <table:table-cell table:style-name="ce244" office:value-type="string">
            <text:p>Κλείσιμο αυτής της Οθόνης</text:p>
          </table:table-cell>
          <table:table-cell table:style-name="ce222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330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6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3" office:value-type="string">
            <text:p>Cores...</text:p>
          </table:table-cell>
          <table:table-cell table:style-name="ce215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3" office:value-type="string">
            <text:p>Värit...</text:p>
          </table:table-cell>
          <table:table-cell table:style-name="ce230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39" office:value-type="string">
            <text:p>Renkler...</text:p>
          </table:table-cell>
          <table:table-cell table:style-name="ce244" office:value-type="string">
            <text:p>Χρώματα…</text:p>
          </table:table-cell>
          <table:table-cell table:style-name="ce222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322"/>
          <table:table-cell table:style-name="ce143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73" office:value-type="string">
            <text:p>Farbe</text:p>
          </table:table-cell>
          <table:table-cell table:style-name="ce176" office:value-type="string">
            <text:p>Color</text:p>
          </table:table-cell>
          <table:table-cell table:style-name="ce183" office:value-type="string">
            <text:p>Cor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221" office:value-type="string">
            <text:p>Culoare</text:p>
          </table:table-cell>
          <table:table-cell table:style-name="ce225" office:value-type="string">
            <text:p>Väri</text:p>
          </table:table-cell>
          <table:table-cell table:style-name="ce229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83" office:value-type="string">
            <text:p>Renk</text:p>
          </table:table-cell>
          <table:table-cell table:style-name="ce244" office:value-type="string">
            <text:p>Χρώμα</text:p>
          </table:table-cell>
          <table:table-cell table:style-name="ce222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onfigureDrawing_ColorSize</text:p>
          </table:table-cell>
          <table:table-cell table:style-name="ce322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73" office:value-type="string">
            <text:p>Farbe und Größe</text:p>
          </table:table-cell>
          <table:table-cell table:style-name="ce176" office:value-type="string">
            <text:p>Color y talla...</text:p>
          </table:table-cell>
          <table:table-cell table:style-name="ce183" office:value-type="string">
            <text:p>Cor e Tamanho...</text:p>
          </table:table-cell>
          <table:table-cell table:style-name="ce217"/>
          <table:table-cell table:style-name="ce220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3" office:value-type="string">
            <text:p>Väri ja koko</text:p>
          </table:table-cell>
          <table:table-cell table:style-name="ce229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83" office:value-type="string">
            <text:p>Renk ve Büyüklük...</text:p>
          </table:table-cell>
          <table:table-cell table:style-name="ce244" office:value-type="string">
            <text:p>Χρώμα και Μέγεθος</text:p>
          </table:table-cell>
          <table:table-cell table:style-name="ce222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ConfigureFading</text:p>
          </table:table-cell>
          <table:table-cell table:style-name="ce322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73" office:value-type="string">
            <text:p>Nachleuchten</text:p>
          </table:table-cell>
          <table:table-cell table:style-name="ce176" office:value-type="string">
            <text:p>Persistencia...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220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83" office:value-type="string">
            <text:p>Kalıcılık...</text:p>
          </table:table-cell>
          <table:table-cell table:style-name="ce244" office:value-type="string">
            <text:p>Επιμονή…</text:p>
          </table:table-cell>
          <table:table-cell table:style-name="ce222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20" office:value-type="string">
            <text:p>mnuConfigureTrajectory</text:p>
          </table:table-cell>
          <table:table-cell table:style-name="ce322"/>
          <table:table-cell table:style-name="ce164" office:value-type="string">
            <text:p>Configure Path Display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66" office:value-type="string">
            <text:p>Konfiguriere Trajektorien Bildschirm</text:p>
          </table:table-cell>
          <table:table-cell table:style-name="ce176" office:value-type="string">
            <text:p>Configurar la visualización de la trayectoria</text:p>
          </table:table-cell>
          <table:table-cell table:style-name="ce183" office:value-type="string">
            <text:p>Configurar Exibição da Trajetória</text:p>
          </table:table-cell>
          <table:table-cell table:style-name="ce217"/>
          <table:table-cell table:style-name="ce376" office:value-type="string">
            <text:p>Configura vista Traiettoria</text:p>
          </table:table-cell>
          <table:table-cell table:style-name="ce383" office:value-type="string">
            <text:p>Configurează afişarea traiectoriei</text:p>
          </table:table-cell>
          <table:table-cell table:style-name="ce223" office:value-type="string">
            <text:p>Konfiguroi liikeradan näyttöä</text:p>
          </table:table-cell>
          <table:table-cell table:style-name="ce229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83" office:value-type="string">
            <text:p>Yol Görünümünü Ayarla</text:p>
          </table:table-cell>
          <table:table-cell table:style-name="ce244" office:value-type="string">
            <text:p>Διευθέτηση Απεικόνισης Διαδρομής</text:p>
          </table:table-cell>
          <table:table-cell table:style-name="ce222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Deinterlace</text:p>
          </table:table-cell>
          <table:table-cell table:style-name="ce322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73" office:value-type="string">
            <text:p>Deinterlace</text:p>
          </table:table-cell>
          <table:table-cell table:style-name="ce181" office:value-type="string">
            <text:p>Desentrelazado</text:p>
          </table:table-cell>
          <table:table-cell table:style-name="ce183" office:value-type="string">
            <text:p>Desentrelaçar</text:p>
          </table:table-cell>
          <table:table-cell table:style-name="ce217"/>
          <table:table-cell table:style-name="ce220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3" office:value-type="string">
            <text:p>Poista kuvien limitys</text:p>
          </table:table-cell>
          <table:table-cell table:style-name="ce229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83" office:value-type="string">
            <text:p>Deinterlace</text:p>
          </table:table-cell>
          <table:table-cell table:style-name="ce244" office:value-type="string">
            <text:p>Απόπλεξη</text:p>
          </table:table-cell>
          <table:table-cell table:style-name="ce222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330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66" office:value-type="string">
            <text:p>Löschen</text:p>
          </table:table-cell>
          <table:table-cell table:style-name="ce176" office:value-type="string">
            <text:p>Borrar</text:p>
          </table:table-cell>
          <table:table-cell table:style-name="ce183" office:value-type="string">
            <text:p>Apagar</text:p>
          </table:table-cell>
          <table:table-cell table:style-name="ce364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3" office:value-type="string">
            <text:p>Poista</text:p>
          </table:table-cell>
          <table:table-cell table:style-name="ce229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83" office:value-type="string">
            <text:p>Sil</text:p>
          </table:table-cell>
          <table:table-cell table:style-name="ce244" office:value-type="string">
            <text:p>Διαγραφή</text:p>
          </table:table-cell>
          <table:table-cell table:style-name="ce222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410" table:number-columns-repeated="234"/>
          <table:table-cell table:number-columns-repeated="772"/>
        </table:table-row>
        <table:table-row table:style-name="ro11">
          <table:table-cell table:style-name="ce320" office:value-type="string">
            <text:p>mnuDeleteEndOfTrajectory</text:p>
          </table:table-cell>
          <table:table-cell table:style-name="ce322"/>
          <table:table-cell table:style-name="ce164" office:value-type="string">
            <text:p>Delete Path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66" office:value-type="string">
            <text:p>Lösche Trajektorien nach diesem Punkt</text:p>
          </table:table-cell>
          <table:table-cell table:style-name="ce176" office:value-type="string">
            <text:p>Borrar la trayectoria a partir de este punto</text:p>
          </table:table-cell>
          <table:table-cell table:style-name="ce183" office:value-type="string">
            <text:p>Apagar a trajetória a partir deste ponto</text:p>
          </table:table-cell>
          <table:table-cell table:style-name="ce217"/>
          <table:table-cell table:style-name="ce376" office:value-type="string">
            <text:p>Cancella la Traiettoria dopo questo Punto</text:p>
          </table:table-cell>
          <table:table-cell table:style-name="ce383" office:value-type="string">
            <text:p>Şterge traiectoria după acest punct</text:p>
          </table:table-cell>
          <table:table-cell table:style-name="ce223" office:value-type="string">
            <text:p>Poista liikerata pisteestä eteenpäin</text:p>
          </table:table-cell>
          <table:table-cell table:style-name="ce229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83" office:value-type="string">
            <text:p>Bu noktadan sonraki Yolu Sil</text:p>
          </table:table-cell>
          <table:table-cell table:style-name="ce244" office:value-type="string">
            <text:p>Διαγραφή Διαδρομής μετά από αυτό το Σημείο</text:p>
          </table:table-cell>
          <table:table-cell table:style-name="ce222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DeleteTrajectory</text:p>
          </table:table-cell>
          <table:table-cell table:style-name="ce322"/>
          <table:table-cell table:style-name="ce164" office:value-type="string">
            <text:p>Delete all the Path</text:p>
          </table:table-cell>
          <table:table-cell table:style-name="ce153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66" office:value-type="string">
            <text:p>Lösche alle Trajektorien</text:p>
          </table:table-cell>
          <table:table-cell table:style-name="ce176" office:value-type="string">
            <text:p>Borrar toda la trayectoria</text:p>
          </table:table-cell>
          <table:table-cell table:style-name="ce183" office:value-type="string">
            <text:p>Apagar todas as trajetórias</text:p>
          </table:table-cell>
          <table:table-cell table:style-name="ce217"/>
          <table:table-cell table:style-name="ce376" office:value-type="string">
            <text:p>Cancella tutte le Traiettorie</text:p>
          </table:table-cell>
          <table:table-cell table:style-name="ce383" office:value-type="string">
            <text:p>Şterge toată traiectoria </text:p>
          </table:table-cell>
          <table:table-cell table:style-name="ce223" office:value-type="string">
            <text:p>Poista liikerata</text:p>
          </table:table-cell>
          <table:table-cell table:style-name="ce229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83" office:value-type="string">
            <text:p>Tüm Yolları sil</text:p>
          </table:table-cell>
          <table:table-cell table:style-name="ce244" office:value-type="string">
            <text:p>Διαγραφή όλων των Διαδρομών</text:p>
          </table:table-cell>
          <table:table-cell table:style-name="ce222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330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6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3" office:value-type="string">
            <text:p>Duas Telas de Captura</text:p>
          </table:table-cell>
          <table:table-cell table:style-name="ce215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3" office:value-type="string">
            <text:p>Kaksi kuvausnäyttöä</text:p>
          </table:table-cell>
          <table:table-cell table:style-name="ce230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39" office:value-type="string">
            <text:p>İki Görüntü Yakalama Ekranı</text:p>
          </table:table-cell>
          <table:table-cell table:style-name="ce244" office:value-type="string">
            <text:p>Δυο Οθόνες Αποτύπωσης</text:p>
          </table:table-cell>
          <table:table-cell table:style-name="ce222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woMixed</text:p>
          </table:table-cell>
          <table:table-cell table:style-name="ce322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174" office:value-type="string">
            <text:p>Aufnahme- und Wiedergabefenster</text:p>
          </table:table-cell>
          <table:table-cell table:style-name="ce176" office:value-type="string">
            <text:p>Una pantalla de captura y una pantalla de lectura</text:p>
          </table:table-cell>
          <table:table-cell table:style-name="ce183" office:value-type="string">
            <text:p>Uma Tela de Captura e uma de Reprodução</text:p>
          </table:table-cell>
          <table:table-cell table:style-name="ce217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3" office:value-type="string">
            <text:p>Yksi kuvausnäyttö ja yksi videonäyttö</text:p>
          </table:table-cell>
          <table:table-cell table:style-name="ce229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185" office:value-type="string">
            <text:p>Bir Görüntü Yakalama ekranı ve Bir Oynatma ekranı </text:p>
          </table:table-cell>
          <table:table-cell table:style-name="ce244" office:value-type="string">
            <text:p>Μια οθόνη Αποτύπωσης και μια Αναπαραγωγής</text:p>
          </table:table-cell>
          <table:table-cell table:style-name="ce222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330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66" office:value-type="string">
            <text:p>2x Wiedergabefenster</text:p>
          </table:table-cell>
          <table:table-cell table:style-name="ce176" office:value-type="string">
            <text:p>Dos pantallas de Lectura</text:p>
          </table:table-cell>
          <table:table-cell table:style-name="ce183" office:value-type="string">
            <text:p>Duas Telas de Reprodução</text:p>
          </table:table-cell>
          <table:table-cell table:style-name="ce215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3" office:value-type="string">
            <text:p>Kaksi video/analyysinäyttöä</text:p>
          </table:table-cell>
          <table:table-cell table:style-name="ce230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39" office:value-type="string">
            <text:p>İki Oynatma Ekranı</text:p>
          </table:table-cell>
          <table:table-cell table:style-name="ce244" office:value-type="string">
            <text:p>Δυο Οθόνες Αναπαραγωγής</text:p>
          </table:table-cell>
          <table:table-cell table:style-name="ce222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330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3" office:value-type="string">
            <text:p>Vain rajat...</text:p>
          </table:table-cell>
          <table:table-cell table:style-name="ce230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322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66" office:value-type="string">
            <text:p>Export als Tabelle</text:p>
          </table:table-cell>
          <table:table-cell table:style-name="ce176" office:value-type="string">
            <text:p>Exportar la hoja de cálculo</text:p>
          </table:table-cell>
          <table:table-cell table:style-name="ce183" office:value-type="string">
            <text:p>Exportar para Planilha</text:p>
          </table:table-cell>
          <table:table-cell table:style-name="ce217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3" office:value-type="string">
            <text:p>Vie taulukko-ohjelmaan</text:p>
          </table:table-cell>
          <table:table-cell table:style-name="ce229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185" office:value-type="string">
            <text:p>Spreadsheet'e export et</text:p>
          </table:table-cell>
          <table:table-cell table:style-name="ce244" office:value-type="string">
            <text:p>Εξαγωγή σε Λογιστικό φύλλο</text:p>
          </table:table-cell>
          <table:table-cell table:style-name="ce222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322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17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223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44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322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17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223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44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322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17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223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44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322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66" office:value-type="string">
            <text:p>Trajektorie in einfachen Text</text:p>
          </table:table-cell>
          <table:table-cell table:style-name="ce181" office:value-type="string">
            <text:p>Trayectoria en texto</text:p>
          </table:table-cell>
          <table:table-cell table:style-name="ce188" office:value-type="string">
            <text:p>Trajetória em texto simples</text:p>
          </table:table-cell>
          <table:table-cell table:style-name="ce217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391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22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330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6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61" office:value-type="string">
            <text:p>Fluidificar</text:p>
          </table:table-cell>
          <table:table-cell table:style-name="ce215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3" office:value-type="string">
            <text:p>Nesteytä...</text:p>
          </table:table-cell>
          <table:table-cell table:style-name="ce233"/>
          <table:table-cell table:style-name="ce135" office:value-type="string">
            <text:p>流动性</text:p>
          </table:table-cell>
          <table:table-cell table:style-name="ce239" office:value-type="string">
            <text:p>Sıvılaştır</text:p>
          </table:table-cell>
          <table:table-cell table:style-name="ce244" office:value-type="string">
            <text:p>Ρευστοποίηση</text:p>
          </table:table-cell>
          <table:table-cell table:style-name="ce222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322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66" office:value-type="string">
            <text:p>Bildformat</text:p>
          </table:table-cell>
          <table:table-cell table:style-name="ce176" office:value-type="string">
            <text:p>Formato de la imagen</text:p>
          </table:table-cell>
          <table:table-cell table:style-name="ce183" office:value-type="string">
            <text:p>Formato da Imagem</text:p>
          </table:table-cell>
          <table:table-cell table:style-name="ce217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3" office:value-type="string">
            <text:p>Kuvaformaatti</text:p>
          </table:table-cell>
          <table:table-cell table:style-name="ce229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83" office:value-type="string">
            <text:p>İmaj Formatı</text:p>
          </table:table-cell>
          <table:table-cell table:style-name="ce244" office:value-type="string">
            <text:p>Μορφή Εικόνας</text:p>
          </table:table-cell>
          <table:table-cell table:style-name="ce222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322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220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4" office:value-type="string">
            <text:p>Αυτόματη Ανίχνευση</text:p>
          </table:table-cell>
          <table:table-cell table:style-name="ce222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322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55" office:value-type="string">
            <text:p>4:3 erzwingen</text:p>
          </table:table-cell>
          <table:table-cell table:style-name="ce176" office:value-type="string">
            <text:p>Forzar 4:3</text:p>
          </table:table-cell>
          <table:table-cell table:style-name="ce183" office:value-type="string">
            <text:p>Forçar 4:3</text:p>
          </table:table-cell>
          <table:table-cell table:style-name="ce217"/>
          <table:table-cell table:style-name="ce220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4" office:value-type="string">
            <text:p>Εφαρμογή 4:3</text:p>
          </table:table-cell>
          <table:table-cell table:style-name="ce222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322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55" office:value-type="string">
            <text:p>16:9 erzwingen</text:p>
          </table:table-cell>
          <table:table-cell table:style-name="ce176" office:value-type="string">
            <text:p>Forzar 16:9</text:p>
          </table:table-cell>
          <table:table-cell table:style-name="ce183" office:value-type="string">
            <text:p>Forçar 16:9</text:p>
          </table:table-cell>
          <table:table-cell table:style-name="ce217"/>
          <table:table-cell table:style-name="ce220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83" office:value-type="string">
            <text:p>16:9'ü Zorla</text:p>
          </table:table-cell>
          <table:table-cell table:style-name="ce244" office:value-type="string">
            <text:p>Εφαρμογή 16:9</text:p>
          </table:table-cell>
          <table:table-cell table:style-name="ce222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322"/>
          <table:table-cell table:style-name="ce143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73" office:value-type="string">
            <text:p>Gehe zum Schlüsselbild</text:p>
          </table:table-cell>
          <table:table-cell table:style-name="ce176" office:value-type="string">
            <text:p>Ir a la Imagen Clave</text:p>
          </table:table-cell>
          <table:table-cell table:style-name="ce183" office:value-type="string">
            <text:p>Ir para o Quadro de Imagem</text:p>
          </table:table-cell>
          <table:table-cell table:style-name="ce217"/>
          <table:table-cell table:style-name="ce220" office:value-type="string">
            <text:p>Vai al Fotogramma dell'Immagine Chiave</text:p>
          </table:table-cell>
          <table:table-cell table:style-name="ce221" office:value-type="string">
            <text:p>Mergi la cadrul cheie </text:p>
          </table:table-cell>
          <table:table-cell table:style-name="ce225" office:value-type="string">
            <text:p>Mene avainkuvaan</text:p>
          </table:table-cell>
          <table:table-cell table:style-name="ce229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83" office:value-type="string">
            <text:p>Anahtar İmaja Git</text:p>
          </table:table-cell>
          <table:table-cell table:style-name="ce244" office:value-type="string">
            <text:p>Πήγαινε στην Βασική Εικόνα</text:p>
          </table:table-cell>
          <table:table-cell table:style-name="ce222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322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66" office:value-type="string">
            <text:p>Raster</text:p>
          </table:table-cell>
          <table:table-cell table:style-name="ce176" office:value-type="string">
            <text:p>Cuadrícula</text:p>
          </table:table-cell>
          <table:table-cell table:style-name="ce183" office:value-type="string">
            <text:p>Grade</text:p>
          </table:table-cell>
          <table:table-cell table:style-name="ce213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3" office:value-type="string">
            <text:p>Ruudukko</text:p>
          </table:table-cell>
          <table:table-cell table:style-name="ce229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83" office:value-type="string">
            <text:p>Izgara</text:p>
          </table:table-cell>
          <table:table-cell table:style-name="ce244" office:value-type="string">
            <text:p>Πλέγμα</text:p>
          </table:table-cell>
          <table:table-cell table:style-name="ce222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GridsHide</text:p>
          </table:table-cell>
          <table:table-cell table:style-name="ce322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66" office:value-type="string">
            <text:p>Ausblenden</text:p>
          </table:table-cell>
          <table:table-cell table:style-name="ce176" office:value-type="string">
            <text:p>Ocultar</text:p>
          </table:table-cell>
          <table:table-cell table:style-name="ce183" office:value-type="string">
            <text:p>Esconder</text:p>
          </table:table-cell>
          <table:table-cell table:style-name="ce217"/>
          <table:table-cell table:style-name="ce220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3" office:value-type="string">
            <text:p>Piilota</text:p>
          </table:table-cell>
          <table:table-cell table:style-name="ce229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83" office:value-type="string">
            <text:p>Gizle</text:p>
          </table:table-cell>
          <table:table-cell table:style-name="ce244" office:value-type="string">
            <text:p>Απόκρυψη</text:p>
          </table:table-cell>
          <table:table-cell table:style-name="ce222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129" office:value-type="string">
            <text:p>mnuHome</text:p>
          </table:table-cell>
          <table:table-cell table:style-name="ce134" office:value-type="string">
            <text:p>also on RootLang</text:p>
          </table:table-cell>
          <table:table-cell table:style-name="ce139" office:value-type="string">
            <text:p>File Explorer</text:p>
          </table:table-cell>
          <table:table-cell table:style-name="ce152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9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6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1" office:value-type="string">
            <text:p>Utforsk fil</text:p>
          </table:table-cell>
          <table:table-cell table:style-name="ce235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408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249" table:number-columns-repeated="1006"/>
        </table:table-row>
        <table:table-row table:style-name="ro10">
          <table:table-cell table:style-name="ce321" office:value-type="string">
            <text:p>mnuImportImage</text:p>
          </table:table-cell>
          <table:table-cell table:style-name="ce331"/>
          <table:table-cell table:style-name="ce339" office:value-type="string">
            <text:p>Import image…</text:p>
          </table:table-cell>
          <table:table-cell table:style-name="ce347" office:value-type="string">
            <text:p>Importer une image…</text:p>
          </table:table-cell>
          <table:table-cell table:style-name="ce255" office:value-type="string">
            <text:p>Importeer afbeelding…</text:p>
          </table:table-cell>
          <table:table-cell table:style-name="ce169" office:value-type="string">
            <text:p>Bild importieren</text:p>
          </table:table-cell>
          <table:table-cell table:style-name="ce179" office:value-type="string">
            <text:p>Importar una imagen…</text:p>
          </table:table-cell>
          <table:table-cell table:style-name="ce187" office:value-type="string">
            <text:p>Importar imagens...</text:p>
          </table:table-cell>
          <table:table-cell table:style-name="ce216"/>
          <table:table-cell table:style-name="ce339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4" office:value-type="string">
            <text:p>Tuo kuva...</text:p>
          </table:table-cell>
          <table:table-cell table:style-name="ce231"/>
          <table:table-cell table:style-name="ce399"/>
          <table:table-cell table:style-name="ce187" office:value-type="string">
            <text:p>İmaj import et...</text:p>
          </table:table-cell>
          <table:table-cell table:style-name="ce403" office:value-type="string">
            <text:p>Εισαγωγή εικόνας</text:p>
          </table:table-cell>
          <table:table-cell table:style-name="ce249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1" office:value-type="string">
            <text:p>mnuInvertAngle</text:p>
          </table:table-cell>
          <table:table-cell table:style-name="ce331"/>
          <table:table-cell table:style-name="ce339" office:value-type="string">
            <text:p>Invert angle</text:p>
          </table:table-cell>
          <table:table-cell table:style-name="ce347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169" office:value-type="string">
            <text:p>Winkel invertieren</text:p>
          </table:table-cell>
          <table:table-cell table:style-name="ce179" office:value-type="string">
            <text:p>Ángulo inverso</text:p>
          </table:table-cell>
          <table:table-cell table:style-name="ce187" office:value-type="string">
            <text:p>Inverter ângulo</text:p>
          </table:table-cell>
          <table:table-cell table:style-name="ce216"/>
          <table:table-cell table:style-name="ce339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4" office:value-type="string">
            <text:p>Vastakkainen kulma</text:p>
          </table:table-cell>
          <table:table-cell table:style-name="ce231"/>
          <table:table-cell table:style-name="ce399"/>
          <table:table-cell table:style-name="ce187" office:value-type="string">
            <text:p>Açıyı ters çevir</text:p>
          </table:table-cell>
          <table:table-cell table:style-name="ce403" office:value-type="string">
            <text:p>Αντιστροφή γωνίας</text:p>
          </table:table-cell>
          <table:table-cell table:style-name="ce249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411" table:number-columns-repeated="1005"/>
          <table:table-cell table:style-name="ce249"/>
        </table:table-row>
        <table:table-row table:style-name="ro11">
          <table:table-cell table:style-name="ce36" office:value-type="string">
            <text:p>mnuLoadAnalysis</text:p>
          </table:table-cell>
          <table:table-cell table:style-name="ce322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66" office:value-type="string">
            <text:p>Lade die Informationen der Schlüsselbilder...</text:p>
          </table:table-cell>
          <table:table-cell table:style-name="ce176" office:value-type="string">
            <text:p>Cargando datos claves de las imágenes …</text:p>
          </table:table-cell>
          <table:table-cell table:style-name="ce183" office:value-type="string">
            <text:p>Carregar Dados de Quadros de Imagens...</text:p>
          </table:table-cell>
          <table:table-cell table:style-name="ce213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3" office:value-type="string">
            <text:p>Lataa avainkuvien tiedot...</text:p>
          </table:table-cell>
          <table:table-cell table:style-name="ce229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83" office:value-type="string">
            <text:p>Anahtar İmaj Verisini Yükle...</text:p>
          </table:table-cell>
          <table:table-cell table:style-name="ce244" office:value-type="string">
            <text:p>Φόρτωση Δεδομένων Βασικών Εικόνων…</text:p>
          </table:table-cell>
          <table:table-cell table:style-name="ce222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410" table:number-columns-repeated="1005"/>
          <table:table-cell/>
        </table:table-row>
        <table:table-row table:style-name="ro27">
          <table:table-cell table:style-name="ce36" office:value-type="string">
            <text:p>mnuMagnification</text:p>
          </table:table-cell>
          <table:table-cell table:style-name="ce322" office:value-type="string">
            <text:p>will expand to "Zoom x1.5", "Zoom x1.75", etc.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64" office:value-type="string">
            <text:p>Zoom x{0:0.00}</text:p>
          </table:table-cell>
          <table:table-cell table:style-name="ce135" office:value-type="string">
            <text:p>放大 x{0:0.00}</text:p>
          </table:table-cell>
          <table:table-cell table:style-name="ce183" office:value-type="string">
            <text:p>Yaklaştır x{0:0.00}</text:p>
          </table:table-cell>
          <table:table-cell table:style-name="ce244" office:value-type="string">
            <text:p>Μεγέθυνση x{0:0.00}</text:p>
          </table:table-cell>
          <table:table-cell table:style-name="ce222" office:value-type="string">
            <text:p>Didinimas x{0:0.00}</text:p>
          </table:table-cell>
          <table:table-cell table:style-name="ce66" office:value-type="string">
            <text:p>Zooma x{0:0.00}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Magnifier150</text:p>
          </table:table-cell>
          <table:table-cell table:style-name="ce322"/>
          <table:table-cell table:style-name="ce338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217"/>
          <table:table-cell table:style-name="ce376" office:value-type="string">
            <text:p>Zoom x1.5</text:p>
          </table:table-cell>
          <table:table-cell table:style-name="ce383" office:value-type="string">
            <text:p>Zoom x1.5</text:p>
          </table:table-cell>
          <table:table-cell table:style-name="ce387" office:value-type="string">
            <text:p>Zoom x1.5</text:p>
          </table:table-cell>
          <table:table-cell table:style-name="ce229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83" office:value-type="string">
            <text:p>Yaklaştır x1.5</text:p>
          </table:table-cell>
          <table:table-cell table:style-name="ce244" office:value-type="string">
            <text:p>Μεγέθυνση x1.5</text:p>
          </table:table-cell>
          <table:table-cell table:style-name="ce222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Magnifier175</text:p>
          </table:table-cell>
          <table:table-cell table:style-name="ce322"/>
          <table:table-cell table:style-name="ce338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217"/>
          <table:table-cell table:style-name="ce376" office:value-type="string">
            <text:p>Zoom x1.75</text:p>
          </table:table-cell>
          <table:table-cell table:style-name="ce383" office:value-type="string">
            <text:p>Zoom x1.75</text:p>
          </table:table-cell>
          <table:table-cell table:style-name="ce387" office:value-type="string">
            <text:p>Zoom x1.75</text:p>
          </table:table-cell>
          <table:table-cell table:style-name="ce229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83" office:value-type="string">
            <text:p>Yaklaştır x1.75</text:p>
          </table:table-cell>
          <table:table-cell table:style-name="ce244" office:value-type="string">
            <text:p>Μεγέθυνση x1.75</text:p>
          </table:table-cell>
          <table:table-cell table:style-name="ce222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Magnifier200</text:p>
          </table:table-cell>
          <table:table-cell table:style-name="ce322"/>
          <table:table-cell table:style-name="ce338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217"/>
          <table:table-cell table:style-name="ce376" office:value-type="string">
            <text:p>Zoom x2</text:p>
          </table:table-cell>
          <table:table-cell table:style-name="ce383" office:value-type="string">
            <text:p>Zoom x2</text:p>
          </table:table-cell>
          <table:table-cell table:style-name="ce387" office:value-type="string">
            <text:p>Zoom x2</text:p>
          </table:table-cell>
          <table:table-cell table:style-name="ce229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83" office:value-type="string">
            <text:p>Yaklaştır x2</text:p>
          </table:table-cell>
          <table:table-cell table:style-name="ce244" office:value-type="string">
            <text:p>Μεγέθυνση x2</text:p>
          </table:table-cell>
          <table:table-cell table:style-name="ce222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Magnifier225</text:p>
          </table:table-cell>
          <table:table-cell table:style-name="ce322"/>
          <table:table-cell table:style-name="ce338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217"/>
          <table:table-cell table:style-name="ce376" office:value-type="string">
            <text:p>Zoom x2.25</text:p>
          </table:table-cell>
          <table:table-cell table:style-name="ce383" office:value-type="string">
            <text:p>Zoom x2.25</text:p>
          </table:table-cell>
          <table:table-cell table:style-name="ce387" office:value-type="string">
            <text:p>Zoom x2.25</text:p>
          </table:table-cell>
          <table:table-cell table:style-name="ce229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83" office:value-type="string">
            <text:p>Yaklaştır x2.25</text:p>
          </table:table-cell>
          <table:table-cell table:style-name="ce244" office:value-type="string">
            <text:p>Μεγέθυνση x2.25</text:p>
          </table:table-cell>
          <table:table-cell table:style-name="ce222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Magnifier250</text:p>
          </table:table-cell>
          <table:table-cell table:style-name="ce322"/>
          <table:table-cell table:style-name="ce338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217"/>
          <table:table-cell table:style-name="ce376" office:value-type="string">
            <text:p>Zoom x2.5</text:p>
          </table:table-cell>
          <table:table-cell table:style-name="ce383" office:value-type="string">
            <text:p>Zoom x2.5</text:p>
          </table:table-cell>
          <table:table-cell table:style-name="ce387" office:value-type="string">
            <text:p>Zoom x2.5</text:p>
          </table:table-cell>
          <table:table-cell table:style-name="ce229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83" office:value-type="string">
            <text:p>Yaklaştır x2.5</text:p>
          </table:table-cell>
          <table:table-cell table:style-name="ce244" office:value-type="string">
            <text:p>Μεγέθυνση x2.5</text:p>
          </table:table-cell>
          <table:table-cell table:style-name="ce222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322"/>
          <table:table-cell table:style-name="ce143" office:value-type="string">
            <text:p>Switch to Direct Zoom</text:p>
          </table:table-cell>
          <table:table-cell table:style-name="ce153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73" office:value-type="string">
            <text:p>Direkt Zoom</text:p>
          </table:table-cell>
          <table:table-cell table:style-name="ce176" office:value-type="string">
            <text:p>Cambiar a Zoom Directo</text:p>
          </table:table-cell>
          <table:table-cell table:style-name="ce183" office:value-type="string">
            <text:p>Mudar para Zoom Direto</text:p>
          </table:table-cell>
          <table:table-cell table:style-name="ce217"/>
          <table:table-cell table:style-name="ce220" office:value-type="string">
            <text:p>Passa a ZOOM diretto</text:p>
          </table:table-cell>
          <table:table-cell table:style-name="ce221" office:value-type="string">
            <text:p>Schimbă în <text:s/>Zoom Direct</text:p>
          </table:table-cell>
          <table:table-cell table:style-name="ce225" office:value-type="string">
            <text:p>Vaihda suoraan Zoomiin</text:p>
          </table:table-cell>
          <table:table-cell table:style-name="ce229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83" office:value-type="string">
            <text:p>Direkt Yakınlaşmaya Geç</text:p>
          </table:table-cell>
          <table:table-cell table:style-name="ce244" office:value-type="string">
            <text:p>Αλλαγή σε Απευθείας Μεγέθυνση</text:p>
          </table:table-cell>
          <table:table-cell table:style-name="ce222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MagnifierQuit</text:p>
          </table:table-cell>
          <table:table-cell table:style-name="ce322"/>
          <table:table-cell table:style-name="ce338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66" office:value-type="string">
            <text:p>Lupe schließen</text:p>
          </table:table-cell>
          <table:table-cell table:style-name="ce176" office:value-type="string">
            <text:p>Salir del modo lupa</text:p>
          </table:table-cell>
          <table:table-cell table:style-name="ce183" office:value-type="string">
            <text:p>Fechar Lupa</text:p>
          </table:table-cell>
          <table:table-cell table:style-name="ce217"/>
          <table:table-cell table:style-name="ce376" office:value-type="string">
            <text:p>Chiudi lente d'ingrandimento</text:p>
          </table:table-cell>
          <table:table-cell table:style-name="ce383" office:value-type="string">
            <text:p>Închide modul Lupă</text:p>
          </table:table-cell>
          <table:table-cell table:style-name="ce387" office:value-type="string">
            <text:p>Sulje suurennuslasi</text:p>
          </table:table-cell>
          <table:table-cell table:style-name="ce229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83" office:value-type="string">
            <text:p>Büyüteci Kapat</text:p>
          </table:table-cell>
          <table:table-cell table:style-name="ce244" office:value-type="string">
            <text:p>Κλείσιμο Μεγεθυντή</text:p>
          </table:table-cell>
          <table:table-cell table:style-name="ce222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322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66" office:value-type="string">
            <text:p>Spiegel</text:p>
          </table:table-cell>
          <table:table-cell table:style-name="ce176" office:value-type="string">
            <text:p>Espejo</text:p>
          </table:table-cell>
          <table:table-cell table:style-name="ce183" office:value-type="string">
            <text:p>Espelhar</text:p>
          </table:table-cell>
          <table:table-cell table:style-name="ce213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3" office:value-type="string">
            <text:p>Peili</text:p>
          </table:table-cell>
          <table:table-cell table:style-name="ce229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83" office:value-type="string">
            <text:p>Ayna</text:p>
          </table:table-cell>
          <table:table-cell table:style-name="ce244" office:value-type="string">
            <text:p>Καθρέφτης</text:p>
          </table:table-cell>
          <table:table-cell table:style-name="ce222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322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66" office:value-type="string">
            <text:p>1x Aufnahmefenster</text:p>
          </table:table-cell>
          <table:table-cell table:style-name="ce176" office:value-type="string">
            <text:p>Una pantalla de Captura de Video</text:p>
          </table:table-cell>
          <table:table-cell table:style-name="ce183" office:value-type="string">
            <text:p>Uma Tela de Captura</text:p>
          </table:table-cell>
          <table:table-cell table:style-name="ce213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3" office:value-type="string">
            <text:p>Yksi kuvausnäyttö</text:p>
          </table:table-cell>
          <table:table-cell table:style-name="ce229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83" office:value-type="string">
            <text:p>Bir Görüntü Yakalama Ekranı</text:p>
          </table:table-cell>
          <table:table-cell table:style-name="ce244" office:value-type="string">
            <text:p>Μια οθόνη Αποτύπωσης</text:p>
          </table:table-cell>
          <table:table-cell table:style-name="ce222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322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66" office:value-type="string">
            <text:p>1x Wiedergabefenster</text:p>
          </table:table-cell>
          <table:table-cell table:style-name="ce176" office:value-type="string">
            <text:p>Una pantalla de Lectura</text:p>
          </table:table-cell>
          <table:table-cell table:style-name="ce183" office:value-type="string">
            <text:p>Uma Tela de Reproduzir</text:p>
          </table:table-cell>
          <table:table-cell table:style-name="ce213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3" office:value-type="string">
            <text:p>Yksi video/analyysinäyttö</text:p>
          </table:table-cell>
          <table:table-cell table:style-name="ce229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83" office:value-type="string">
            <text:p>Bir Oynatma Ekranı</text:p>
          </table:table-cell>
          <table:table-cell table:style-name="ce244" office:value-type="string">
            <text:p>Μια οθόνη Αναπαραγωγής</text:p>
          </table:table-cell>
          <table:table-cell table:style-name="ce222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322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3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83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0" office:value-type="string">
            <text:p>mnuRestartTracking</text:p>
          </table:table-cell>
          <table:table-cell table:style-name="ce322"/>
          <table:table-cell table:style-name="ce164" office:value-type="string">
            <text:p>Restart Path Edition</text:p>
          </table:table-cell>
          <table:table-cell table:style-name="ce153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66" office:value-type="string">
            <text:p>Trajektorien-Editor neu starten</text:p>
          </table:table-cell>
          <table:table-cell table:style-name="ce176" office:value-type="string">
            <text:p>Reanudar la edición de la Trayectoria</text:p>
          </table:table-cell>
          <table:table-cell table:style-name="ce183" office:value-type="string">
            <text:p>Reiniciar Edição do Caminho</text:p>
          </table:table-cell>
          <table:table-cell table:style-name="ce217"/>
          <table:table-cell table:style-name="ce376" office:value-type="string">
            <text:p>Riprendi tracciatura Traiettoria</text:p>
          </table:table-cell>
          <table:table-cell table:style-name="ce383" office:value-type="string">
            <text:p>Restartează ediţia traiectoriei</text:p>
          </table:table-cell>
          <table:table-cell table:style-name="ce223" office:value-type="string">
            <text:p>Uudelleenkäynnistä liikeradan editointi</text:p>
          </table:table-cell>
          <table:table-cell table:style-name="ce229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83" office:value-type="string">
            <text:p>Yol Düzenlemesini Baştan Başlat</text:p>
          </table:table-cell>
          <table:table-cell table:style-name="ce244" office:value-type="string">
            <text:p>Επανεκκίνηση Έκδοσης Διαδρομής</text:p>
          </table:table-cell>
          <table:table-cell table:style-name="ce222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6" office:value-type="string">
            <text:p>mnuSave</text:p>
          </table:table-cell>
          <table:table-cell table:style-name="ce322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o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3" office:value-type="string">
            <text:p>Tallenna...</text:p>
          </table:table-cell>
          <table:table-cell table:style-name="ce229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83" office:value-type="string">
            <text:p>Kaydet...</text:p>
          </table:table-cell>
          <table:table-cell table:style-name="ce244" office:value-type="string">
            <text:p>Αποθήκευση…</text:p>
          </table:table-cell>
          <table:table-cell table:style-name="ce222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322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217"/>
          <table:table-cell table:style-name="ce220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3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83" office:value-type="string">
            <text:p>Ölçümü Kalibre Et...</text:p>
          </table:table-cell>
          <table:table-cell table:style-name="ce244" office:value-type="string">
            <text:p>Μέτρηση σφραγίδας…</text:p>
          </table:table-cell>
          <table:table-cell table:style-name="ce222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129" office:value-type="string">
            <text:p>mnuSendPic</text:p>
          </table:table-cell>
          <table:table-cell table:style-name="ce331"/>
          <table:table-cell table:style-name="ce339" office:value-type="string">
            <text:p>Send image to the other video</text:p>
          </table:table-cell>
          <table:table-cell table:style-name="ce347" office:value-type="string">
            <text:p>Envoyer l'image vers l'autre vidéo</text:p>
          </table:table-cell>
          <table:table-cell table:style-name="ce351" office:value-type="string">
            <text:p>Zend beeld naar de andere video</text:p>
          </table:table-cell>
          <table:table-cell table:style-name="ce169" office:value-type="string">
            <text:p>Bild ins andere Video senden</text:p>
          </table:table-cell>
          <table:table-cell table:style-name="ce179" office:value-type="string">
            <text:p>Enviar imagen a la otra pantalla</text:p>
          </table:table-cell>
          <table:table-cell table:style-name="ce169" office:value-type="string">
            <text:p>Enviar imagem para outro video</text:p>
          </table:table-cell>
          <table:table-cell table:style-name="ce216"/>
          <table:table-cell table:style-name="ce377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392" office:value-type="string">
            <text:p>Lähetä kuva toiseen videoon</text:p>
          </table:table-cell>
          <table:table-cell table:style-name="ce232"/>
          <table:table-cell table:style-name="ce399"/>
          <table:table-cell table:style-name="ce187" office:value-type="string">
            <text:p>İmajı diğer videoya gönder</text:p>
          </table:table-cell>
          <table:table-cell table:style-name="ce403" office:value-type="string">
            <text:p>Αποστολή εικόνας στο άλλο βίντεο</text:p>
          </table:table-cell>
          <table:table-cell table:style-name="ce249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27" office:value-type="string">
            <text:p>mnuSetCaptureSpeed</text:p>
          </table:table-cell>
          <table:table-cell table:style-name="ce327" office:value-type="string">
            <office:annotation draw:style-name="gr9" draw:text-style-name="P1" svg:width="9.869cm" svg:height="1.073cm" svg:x="12.245cm" svg:y="179.917cm" draw:caption-point-x="-0.61cm" draw:caption-point-y="1.32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46" office:value-type="string">
            <text:p>High-speed camera...</text:p>
          </table:table-cell>
          <table:table-cell table:style-name="ce254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174" office:value-type="string">
            <text:p>Hochgeschwindigkeitskamera</text:p>
          </table:table-cell>
          <table:table-cell table:style-name="ce181" office:value-type="string">
            <text:p>Especificar la velocidad de origen</text:p>
          </table:table-cell>
          <table:table-cell table:style-name="ce188" office:value-type="string">
            <text:p>Câmera de alta velocidade...</text:p>
          </table:table-cell>
          <table:table-cell table:style-name="ce373"/>
          <table:table-cell table:style-name="ce382" office:value-type="string">
            <text:p>Videocamera ad alta velocita'...</text:p>
          </table:table-cell>
          <table:table-cell table:style-name="ce386" office:value-type="string">
            <text:p>Cameră de mare viteză...</text:p>
          </table:table-cell>
          <table:table-cell table:style-name="ce393" office:value-type="string">
            <text:p>Suurnopeuskamera</text:p>
          </table:table-cell>
          <table:table-cell table:style-name="ce397" office:value-type="string">
            <text:p>Sett original fart</text:p>
          </table:table-cell>
          <table:table-cell table:style-name="ce400" office:value-type="string">
            <text:p>设置原始速度...</text:p>
          </table:table-cell>
          <table:table-cell table:style-name="ce188" office:value-type="string">
            <text:p>Yüksek-hızlı kamera...</text:p>
          </table:table-cell>
          <table:table-cell table:style-name="ce404" office:value-type="string">
            <text:p>Κάμερα Υψηλής–Ταχύτητας</text:p>
          </table:table-cell>
          <table:table-cell table:style-name="ce222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415" table:number-columns-repeated="1005"/>
          <table:table-cell/>
        </table:table-row>
        <table:table-row table:style-name="ro16">
          <table:table-cell table:style-name="ce35" office:value-type="string">
            <text:p>mnuSetSelectionEnd</text:p>
          </table:table-cell>
          <table:table-cell table:style-name="ce330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Setze das letzte Bild des Arbeitsbereichs auf das aktuelle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3" office:value-type="string">
            <text:p>Aseta työstöjakson viimeinen kuva nykyiseksi kuvaksi</text:p>
          </table:table-cell>
          <table:table-cell table:style-name="ce230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mnuSetSelectionStart</text:p>
          </table:table-cell>
          <table:table-cell table:style-name="ce330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Setze das erste Bild des Arbeitsbereichs auf das aktuelle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3" office:value-type="string">
            <text:p>Aseta työstöjakson ensimmäinen kuva nykyiseksi kuvaksi</text:p>
          </table:table-cell>
          <table:table-cell table:style-name="ce230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330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3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ShowCoordinates</text:p>
          </table:table-cell>
          <table:table-cell table:style-name="ce331"/>
          <table:table-cell table:style-name="ce339" office:value-type="string">
            <text:p>Display coordinates</text:p>
          </table:table-cell>
          <table:table-cell table:style-name="ce347" office:value-type="string">
            <text:p>Afficher les coordonnées</text:p>
          </table:table-cell>
          <table:table-cell table:style-name="ce255" office:value-type="string">
            <text:p>Toon coördinaten</text:p>
          </table:table-cell>
          <table:table-cell table:style-name="ce169" office:value-type="string">
            <text:p>Koordinaten anzeigen</text:p>
          </table:table-cell>
          <table:table-cell table:style-name="ce179" office:value-type="string">
            <text:p>Mostrar las coordenadas</text:p>
          </table:table-cell>
          <table:table-cell table:style-name="ce187" office:value-type="string">
            <text:p>Mostrar coordenadas</text:p>
          </table:table-cell>
          <table:table-cell table:style-name="ce216"/>
          <table:table-cell table:style-name="ce219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4" office:value-type="string">
            <text:p>Näytä koordinaatit</text:p>
          </table:table-cell>
          <table:table-cell table:style-name="ce231"/>
          <table:table-cell table:style-name="ce399"/>
          <table:table-cell table:style-name="ce187" office:value-type="string">
            <text:p>Koordinatları göster</text:p>
          </table:table-cell>
          <table:table-cell table:style-name="ce403" office:value-type="string">
            <text:p>Απεικόνηση συντεταγμένων</text:p>
          </table:table-cell>
          <table:table-cell table:style-name="ce408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322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66" office:value-type="string">
            <text:p>Messwert anzeigen</text:p>
          </table:table-cell>
          <table:table-cell table:style-name="ce176" office:value-type="string">
            <text:p>Mostar la medida</text:p>
          </table:table-cell>
          <table:table-cell table:style-name="ce183" office:value-type="string">
            <text:p>Mostrar Medida</text:p>
          </table:table-cell>
          <table:table-cell table:style-name="ce217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3" office:value-type="string">
            <text:p>Näytä mitta</text:p>
          </table:table-cell>
          <table:table-cell table:style-name="ce229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83" office:value-type="string">
            <text:p>Ölçümü Göster</text:p>
          </table:table-cell>
          <table:table-cell table:style-name="ce244" office:value-type="string">
            <text:p>Απεικόνιση Μέτρησης</text:p>
          </table:table-cell>
          <table:table-cell table:style-name="ce222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330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6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3" office:value-type="string">
            <text:p>Estabilizar</text:p>
          </table:table-cell>
          <table:table-cell table:style-name="ce215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3" office:value-type="string">
            <text:p>Stabiloi</text:p>
          </table:table-cell>
          <table:table-cell table:style-name="ce230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39" office:value-type="string">
            <text:p>Stabilize Et</text:p>
          </table:table-cell>
          <table:table-cell table:style-name="ce244" office:value-type="string">
            <text:p>Σταθεροποίηση</text:p>
          </table:table-cell>
          <table:table-cell table:style-name="ce222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322"/>
          <table:table-cell table:style-name="ce164" office:value-type="string">
            <text:p>End Path Edition </text:p>
          </table:table-cell>
          <table:table-cell table:style-name="ce153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73" office:value-type="string">
            <text:p>Beende Trajektorienbearbeitung</text:p>
          </table:table-cell>
          <table:table-cell table:style-name="ce176" office:value-type="string">
            <text:p>Terminar la ediciòn de la Trayectoria</text:p>
          </table:table-cell>
          <table:table-cell table:style-name="ce183" office:value-type="string">
            <text:p>Fim da Edição do Caminho</text:p>
          </table:table-cell>
          <table:table-cell table:style-name="ce217"/>
          <table:table-cell table:style-name="ce376" office:value-type="string">
            <text:p>Fine tracciatura Traiettoria</text:p>
          </table:table-cell>
          <table:table-cell table:style-name="ce383" office:value-type="string">
            <text:p>Termină ediţia traiectoriei</text:p>
          </table:table-cell>
          <table:table-cell table:style-name="ce223" office:value-type="string">
            <text:p>Lopeta liikeradan editointi</text:p>
          </table:table-cell>
          <table:table-cell table:style-name="ce229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83" office:value-type="string">
            <text:p>Yol Düzenlemesini Sonlandır</text:p>
          </table:table-cell>
          <table:table-cell table:style-name="ce244" office:value-type="string">
            <text:p>Τερματισμός Έκδοσης Διαδρομής</text:p>
          </table:table-cell>
          <table:table-cell table:style-name="ce222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6" office:value-type="string">
            <text:p>mnuSVGTools</text:p>
          </table:table-cell>
          <table:table-cell table:style-name="ce322"/>
          <table:table-cell table:style-name="ce164" office:value-type="string">
            <text:p>Observational reference</text:p>
          </table:table-cell>
          <table:table-cell table:style-name="ce153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56" office:value-type="string">
            <text:p>Referenzobjekt</text:p>
          </table:table-cell>
          <table:table-cell table:style-name="ce181" office:value-type="string">
            <text:p>Referencia de observación</text:p>
          </table:table-cell>
          <table:table-cell table:style-name="ce188" office:value-type="string">
            <text:p>Referência observação </text:p>
          </table:table-cell>
          <table:table-cell table:style-name="ce217"/>
          <table:table-cell table:style-name="ce376" office:value-type="string">
            <text:p>Riferimenti visivi</text:p>
          </table:table-cell>
          <table:table-cell table:style-name="ce383" office:value-type="string">
            <text:p>Referinţă pentru observaţie</text:p>
          </table:table-cell>
          <table:table-cell table:style-name="ce226" office:value-type="string">
            <text:p>Havaintoreferenssi</text:p>
          </table:table-cell>
          <table:table-cell table:style-name="ce233"/>
          <table:table-cell table:style-name="ce400"/>
          <table:table-cell table:style-name="ce188" office:value-type="string">
            <text:p>Gözlemsel referans</text:p>
          </table:table-cell>
          <table:table-cell table:style-name="ce404" office:value-type="string">
            <text:p>Εικόνες για χρήση ως σημείων αναφοράς</text:p>
          </table:table-cell>
          <table:table-cell table:style-name="ce222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330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en</text:p>
          </table:table-cell>
          <table:table-cell table:style-name="ce176" office:value-type="string">
            <text:p>Invertir los vídeos</text:p>
          </table:table-cell>
          <table:table-cell table:style-name="ce183" office:value-type="string">
            <text:p>Inverter a Posição dos Vídeos</text:p>
          </table:table-cell>
          <table:table-cell table:style-name="ce215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39" office:value-type="string">
            <text:p>Video Konumlarını Tersine Çevir</text:p>
          </table:table-cell>
          <table:table-cell table:style-name="ce244" office:value-type="string">
            <text:p>Εισαγωγή Θέσεων Video</text:p>
          </table:table-cell>
          <table:table-cell table:style-name="ce222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322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66" office:value-type="string">
            <text:p>Datei löschen</text:p>
          </table:table-cell>
          <table:table-cell table:style-name="ce176" office:value-type="string">
            <text:p>Borrar el fichero</text:p>
          </table:table-cell>
          <table:table-cell table:style-name="ce183" office:value-type="string">
            <text:p>Apagar arquivo</text:p>
          </table:table-cell>
          <table:table-cell table:style-name="ce217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3" office:value-type="string">
            <text:p>Poista tiedosto</text:p>
          </table:table-cell>
          <table:table-cell table:style-name="ce229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83" office:value-type="string">
            <text:p>Dosyayı sil</text:p>
          </table:table-cell>
          <table:table-cell table:style-name="ce244" office:value-type="string">
            <text:p>Διαγραφή αρχείων</text:p>
          </table:table-cell>
          <table:table-cell table:style-name="ce222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322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66" office:value-type="string">
            <text:p>Datei umbenennen</text:p>
          </table:table-cell>
          <table:table-cell table:style-name="ce176" office:value-type="string">
            <text:p>Renombrar el fichero</text:p>
          </table:table-cell>
          <table:table-cell table:style-name="ce183" office:value-type="string">
            <text:p>Renomear arquivo</text:p>
          </table:table-cell>
          <table:table-cell table:style-name="ce217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3" office:value-type="string">
            <text:p>Uudelleennimeä tiedosto</text:p>
          </table:table-cell>
          <table:table-cell table:style-name="ce229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83" office:value-type="string">
            <text:p>Dosya ismini değiştir</text:p>
          </table:table-cell>
          <table:table-cell table:style-name="ce244" office:value-type="string">
            <text:p>Μετονομασία αρχείου</text:p>
          </table:table-cell>
          <table:table-cell table:style-name="ce222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322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el vídeo</text:p>
          </table:table-cell>
          <table:table-cell table:style-name="ce183" office:value-type="string">
            <text:p>Reproduzir vídeo</text:p>
          </table:table-cell>
          <table:table-cell table:style-name="ce217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3" office:value-type="string">
            <text:p>Näytä video</text:p>
          </table:table-cell>
          <table:table-cell table:style-name="ce229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83" office:value-type="string">
            <text:p>Videoyu oynat</text:p>
          </table:table-cell>
          <table:table-cell table:style-name="ce24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5" office:value-type="string">
            <text:p>mnuToggleCommonCtrls</text:p>
          </table:table-cell>
          <table:table-cell table:style-name="ce330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6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3" office:value-type="string">
            <text:p>Mostrar/Esconder Controles em Comum</text:p>
          </table:table-cell>
          <table:table-cell table:style-name="ce215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3" office:value-type="string">
            <text:p>Näytä/Piilota yleiset toiminnot</text:p>
          </table:table-cell>
          <table:table-cell table:style-name="ce230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39" office:value-type="string">
            <text:p>Ortak Kontrolleri Göster/Gizle</text:p>
          </table:table-cell>
          <table:table-cell table:style-name="ce244" office:value-type="string">
            <text:p>Εμφάνιση/Απόκρυψη Κοινών στοιχείων Ελέγχου</text:p>
          </table:table-cell>
          <table:table-cell table:style-name="ce222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320" office:value-type="string">
            <text:p>mnuTrackTrajectory</text:p>
          </table:table-cell>
          <table:table-cell table:style-name="ce322"/>
          <table:table-cell table:style-name="ce164" office:value-type="string">
            <text:p>Track Path</text:p>
          </table:table-cell>
          <table:table-cell table:style-name="ce153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66" office:value-type="string">
            <text:p>Verfolge Trajektorien</text:p>
          </table:table-cell>
          <table:table-cell table:style-name="ce176" office:value-type="string">
            <text:p>Seguir la Trayectoria</text:p>
          </table:table-cell>
          <table:table-cell table:style-name="ce183" office:value-type="string">
            <text:p>Desenhar Caminho</text:p>
          </table:table-cell>
          <table:table-cell table:style-name="ce217"/>
          <table:table-cell table:style-name="ce376" office:value-type="string">
            <text:p>Traccia la Traiettoria</text:p>
          </table:table-cell>
          <table:table-cell table:style-name="ce383" office:value-type="string">
            <text:p>Urmăreşte traiectoria</text:p>
          </table:table-cell>
          <table:table-cell table:style-name="ce223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83" office:value-type="string">
            <text:p>İzlenen Yol</text:p>
          </table:table-cell>
          <table:table-cell table:style-name="ce244" office:value-type="string">
            <text:p>Ανίχνευση Διαδρομής</text:p>
          </table:table-cell>
          <table:table-cell table:style-name="ce222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330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66" office:value-type="string">
            <text:p>Ein unbekannter Fehler ist aufgetreten.</text:p>
          </table:table-cell>
          <table:table-cell table:style-name="ce176" office:value-type="string">
            <text:p>Se ha producido un error desconocido.</text:p>
          </table:table-cell>
          <table:table-cell table:style-name="ce183" office:value-type="string">
            <text:p>Ocorreu um Erro Desconhecido.</text:p>
          </table:table-cell>
          <table:table-cell table:style-name="ce215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3" office:value-type="string">
            <text:p>Tapahtui tuntematon virhe</text:p>
          </table:table-cell>
          <table:table-cell table:style-name="ce230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39" office:value-type="string">
            <text:p>Bilinmeyen bir Hata Meydana Geldi.</text:p>
          </table:table-cell>
          <table:table-cell table:style-name="ce244" office:value-type="string">
            <text:p>Ένα Άγνωστοι Σφάλμα Συνέβη</text:p>
          </table:table-cell>
          <table:table-cell table:style-name="ce222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330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6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3" office:value-type="string">
            <text:p>Kinovea - Erro ao Reproduzir.</text:p>
          </table:table-cell>
          <table:table-cell table:style-name="ce215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3" office:value-type="string">
            <text:p>Kinovea – esitysvirhe</text:p>
          </table:table-cell>
          <table:table-cell table:style-name="ce230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39" office:value-type="string">
            <text:p>Kinovea - Oynatma Hatası.</text:p>
          </table:table-cell>
          <table:table-cell table:style-name="ce244" office:value-type="string">
            <text:p>Kinovea - Σφάλμα Αναπαραγωγής.</text:p>
          </table:table-cell>
          <table:table-cell table:style-name="ce222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RecentlyUsedColors</text:p>
          </table:table-cell>
          <table:table-cell table:style-name="ce331"/>
          <table:table-cell table:style-name="ce339" office:value-type="string">
            <text:p>Recently used colors:</text:p>
          </table:table-cell>
          <table:table-cell table:style-name="ce347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169" office:value-type="string">
            <text:p>zuletzt verwendete Farben</text:p>
          </table:table-cell>
          <table:table-cell table:style-name="ce179" office:value-type="string">
            <text:p>Colores usados recientemente</text:p>
          </table:table-cell>
          <table:table-cell table:style-name="ce187" office:value-type="string">
            <text:p>Cores usadas recentemente:</text:p>
          </table:table-cell>
          <table:table-cell table:style-name="ce216"/>
          <table:table-cell table:style-name="ce219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4" office:value-type="string">
            <text:p>Äsken käytetyt värit:</text:p>
          </table:table-cell>
          <table:table-cell table:style-name="ce231"/>
          <table:table-cell table:style-name="ce399"/>
          <table:table-cell table:style-name="ce187" office:value-type="string">
            <text:p>Yeni kullanılmış renkler:</text:p>
          </table:table-cell>
          <table:table-cell table:style-name="ce403" office:value-type="string">
            <text:p>Πρόσφατα χρησιμοποιημένα χρώματα:</text:p>
          </table:table-cell>
          <table:table-cell table:style-name="ce408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411" table:number-columns-repeated="1005"/>
          <table:table-cell table:style-name="ce249"/>
        </table:table-row>
        <table:table-row table:style-name="ro16">
          <table:table-cell table:style-name="ce35" office:value-type="string">
            <text:p>SaveMovie_CodecNotFound</text:p>
          </table:table-cell>
          <table:table-cell table:style-name="ce330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6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Tipo de codificación no admitido.</text:p>
          </table:table-cell>
          <table:table-cell table:style-name="ce183" office:value-type="string">
            <text:p>Falha: Erro ao tentar salvar o arquivo: condificação não suportada.</text:p>
          </table:table-cell>
          <table:table-cell table:style-name="ce215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3" office:value-type="string">
            <text:p>Tiedoston tallennus epäonnistui: tiedosto on avoinna toisessa ikkunassa.</text:p>
          </table:table-cell>
          <table:table-cell table:style-name="ce230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39" office:value-type="string">
            <text:p>Hata: Dosya kaydedilemiyor : desteklenmeyen kodlama.</text:p>
          </table:table-cell>
          <table:table-cell table:style-name="ce244" office:value-type="string">
            <text:p>Αποτυχία: Αδύνατη η αποθήκευση αρχείου: μη υποστηριζόμενη κωδικοποίηση.</text:p>
          </table:table-cell>
          <table:table-cell table:style-name="ce222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CodecNotOpened</text:p>
          </table:table-cell>
          <table:table-cell table:style-name="ce330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6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3" office:value-type="string">
            <text:p>Falha: Erro ao tentar salvar o arquivo: problema durante a inicialização do condificador.</text:p>
          </table:table-cell>
          <table:table-cell table:style-name="ce215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394" office:value-type="string">
            <text:p>Virhe: Tiedoston avaus epäonnistui: ongelma dekooderin käynnistyksessä.</text:p>
          </table:table-cell>
          <table:table-cell table:style-name="ce230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39" office:value-type="string">
            <text:p>Hata: Dosya kaydedilemiyor : kodlayıcıyı başlatırken problem oluştu.</text:p>
          </table:table-cell>
          <table:table-cell table:style-name="ce24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2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330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255" office:value-type="string">
            <text:p>Kinovea - Fout bij opslaan.</text:p>
          </table:table-cell>
          <table:table-cell table:style-name="ce6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3" office:value-type="string">
            <text:p>Kinovea - Erro ao Salvar.</text:p>
          </table:table-cell>
          <table:table-cell table:style-name="ce215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3" office:value-type="string">
            <text:p>Kinovea – Tallennusvirhe</text:p>
          </table:table-cell>
          <table:table-cell table:style-name="ce230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39" office:value-type="string">
            <text:p>Kinovea - Kaydetme hatası.</text:p>
          </table:table-cell>
          <table:table-cell table:style-name="ce244" office:value-type="string">
            <text:p>Kinovea - Σφάλμα Αποθήκευσης.</text:p>
          </table:table-cell>
          <table:table-cell table:style-name="ce222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FileNotOpened</text:p>
          </table:table-cell>
          <table:table-cell table:style-name="ce330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6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escritura del archivo prohibida.</text:p>
          </table:table-cell>
          <table:table-cell table:style-name="ce183" office:value-type="string">
            <text:p>Falha: Erro ao tentar salvar o arquivo: não é possível salvá-lo.</text:p>
          </table:table-cell>
          <table:table-cell table:style-name="ce215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394" office:value-type="string">
            <text:p>Virhe: Tiedoston tallennus epäonnistui: tiedostoon kirjoittaminen ei onnistu.</text:p>
          </table:table-cell>
          <table:table-cell table:style-name="ce230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39" office:value-type="string">
            <text:p>Hata: Dosya kaydedilemiyor : Dosya üzerine yazılamıyor.</text:p>
          </table:table-cell>
          <table:table-cell table:style-name="ce244" office:value-type="string">
            <text:p>Αποτυχία: Αδύνατη η αποθήκευση αρχείου: Αδύνατη η εγγραφή στο αρχείο.</text:p>
          </table:table-cell>
          <table:table-cell table:style-name="ce222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SaveMovie_TranscodeNotFinished</text:p>
          </table:table-cell>
          <table:table-cell table:style-name="ce330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6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3" office:value-type="string">
            <text:p>Falha: Erro ao tentar salvar o arquivo: alguns erros ocorreram durante o processo de codificação.</text:p>
          </table:table-cell>
          <table:table-cell table:style-name="ce215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394" office:value-type="string">
            <text:p>Virhe: Tiedoston tallennus epäonnistui: koodauksen aikana tapahtui virhe</text:p>
          </table:table-cell>
          <table:table-cell table:style-name="ce230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39" office:value-type="string">
            <text:p>Hata: Dosya kaydedilemiyor : kodlama sırasında bir hata meydana geldi.</text:p>
          </table:table-cell>
          <table:table-cell table:style-name="ce24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2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SaveMovie_UnknownError</text:p>
          </table:table-cell>
          <table:table-cell table:style-name="ce330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6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3" office:value-type="string">
            <text:p>Falha: Erro ao tentar salvar o arquivo: erro desconhecido.</text:p>
          </table:table-cell>
          <table:table-cell table:style-name="ce215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394" office:value-type="string">
            <text:p>Virhe: Tiedoston tallennus epäonnistui: tuntematon virhe.</text:p>
          </table:table-cell>
          <table:table-cell table:style-name="ce230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39" office:value-type="string">
            <text:p>Hata: Dosya kaydedilemiyor : bilinmeyen hata.</text:p>
          </table:table-cell>
          <table:table-cell table:style-name="ce244" office:value-type="string">
            <text:p>Αποτυχία: Αδύνατη η αποθήκευση αρχείου: άγνωστο σφάλμα.</text:p>
          </table:table-cell>
          <table:table-cell table:style-name="ce222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330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6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3" office:value-type="string">
            <text:p>Vazio</text:p>
          </table:table-cell>
          <table:table-cell table:style-name="ce215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30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39" office:value-type="string">
            <text:p>Boş</text:p>
          </table:table-cell>
          <table:table-cell table:style-name="ce244" office:value-type="string">
            <text:p>Άδειο</text:p>
          </table:table-cell>
          <table:table-cell table:style-name="ce222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statusBufferFill</text:p>
          </table:table-cell>
          <table:table-cell table:style-name="ce331"/>
          <table:table-cell table:style-name="ce339" office:value-type="string">
            <text:p>Buffer: {0}%</text:p>
          </table:table-cell>
          <table:table-cell table:style-name="ce347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65" office:value-type="string">
            <text:p>Buffer: {0}%</text:p>
          </table:table-cell>
          <table:table-cell table:style-name="ce179" office:value-type="string">
            <text:p>Buffer: {0}%</text:p>
          </table:table-cell>
          <table:table-cell table:style-name="ce187" office:value-type="string">
            <text:p>Buffer: {0}%</text:p>
          </table:table-cell>
          <table:table-cell table:style-name="ce216"/>
          <table:table-cell table:style-name="ce339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339" office:value-type="string">
            <text:p>Puskuri: {0}%</text:p>
          </table:table-cell>
          <table:table-cell table:style-name="ce231"/>
          <table:table-cell table:style-name="ce399"/>
          <table:table-cell table:style-name="ce187" office:value-type="string">
            <text:p>Tampon bellek: {0}%</text:p>
          </table:table-cell>
          <table:table-cell table:style-name="ce403" office:value-type="string">
            <text:p>Ενδιάμεση μνήμη: {0}%</text:p>
          </table:table-cell>
          <table:table-cell table:style-name="ce408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411" table:number-columns-repeated="1005"/>
          <table:table-cell table:style-name="ce249"/>
        </table:table-row>
        <table:table-row table:style-name="ro11">
          <table:table-cell table:style-name="ce35" office:value-type="string">
            <text:p>TimeCodeFormat_Classic</text:p>
          </table:table-cell>
          <table:table-cell table:style-name="ce330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6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22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330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57" office:value-type="string">
            <text:p>Frames</text:p>
          </table:table-cell>
          <table:table-cell table:style-name="ce176" office:value-type="string">
            <text:p>Numeros de las imàgenes</text:p>
          </table:table-cell>
          <table:table-cell table:style-name="ce183" office:value-type="string">
            <text:p>Número de Quadros</text:p>
          </table:table-cell>
          <table:table-cell table:style-name="ce215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30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4" office:value-type="string">
            <text:p>Νούμερα Πλαισίων</text:p>
          </table:table-cell>
          <table:table-cell table:style-name="ce222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250" office:value-type="string">
            <text:p>TimeCodeFormat_Milliseconds</text:p>
          </table:table-cell>
          <table:table-cell table:style-name="ce332" office:value-type="string">
            <text:p>also on RootLang</text:p>
          </table:table-cell>
          <table:table-cell table:style-name="ce253" office:value-type="string">
            <text:p>Total milliseconds</text:p>
          </table:table-cell>
          <table:table-cell table:style-name="ce254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400"/>
          <table:table-cell table:style-name="ce188" office:value-type="string">
            <text:p>Toplam milisaniye</text:p>
          </table:table-cell>
          <table:table-cell table:style-name="ce404" office:value-type="string">
            <text:p>Σύνολο σε χιλιοστά δευτερολέπτου</text:p>
          </table:table-cell>
          <table:table-cell table:style-name="ce222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413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330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255" office:value-type="string">
            <text:p>Honderdsten van een minuut</text:p>
          </table:table-cell>
          <table:table-cell table:style-name="ce6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3" office:value-type="string">
            <text:p>Centésimos de um minuto</text:p>
          </table:table-cell>
          <table:table-cell table:style-name="ce215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30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4" office:value-type="string">
            <text:p>Εκατοστά του λεπτού</text:p>
          </table:table-cell>
          <table:table-cell table:style-name="ce222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330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30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39" office:value-type="string">
            <text:p>Bir saatin onbindesi</text:p>
          </table:table-cell>
          <table:table-cell table:style-name="ce244" office:value-type="string">
            <text:p>Δεκάκις Χιλιοστά της ώρας</text:p>
          </table:table-cell>
          <table:table-cell table:style-name="ce222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ast_Pause</text:p>
          </table:table-cell>
          <table:table-cell table:style-name="ce331"/>
          <table:table-cell table:style-name="ce339" office:value-type="string">
            <text:p>Pause</text:p>
          </table:table-cell>
          <table:table-cell table:style-name="ce347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169" office:value-type="string">
            <text:p>Pause</text:p>
          </table:table-cell>
          <table:table-cell table:style-name="ce179" office:value-type="string">
            <text:p>Pausa</text:p>
          </table:table-cell>
          <table:table-cell table:style-name="ce187" office:value-type="string">
            <text:p>Pausa</text:p>
          </table:table-cell>
          <table:table-cell table:style-name="ce216"/>
          <table:table-cell table:style-name="ce219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4" office:value-type="string">
            <text:p>Tauko</text:p>
          </table:table-cell>
          <table:table-cell table:style-name="ce231"/>
          <table:table-cell table:style-name="ce399"/>
          <table:table-cell table:style-name="ce187" office:value-type="string">
            <text:p>Duraklat</text:p>
          </table:table-cell>
          <table:table-cell table:style-name="ce403" office:value-type="string">
            <text:p>Παύση</text:p>
          </table:table-cell>
          <table:table-cell table:style-name="ce408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Zoom</text:p>
          </table:table-cell>
          <table:table-cell table:style-name="ce331"/>
          <table:table-cell table:style-name="ce339" office:value-type="string">
            <text:p>Zoom: {0}%</text:p>
          </table:table-cell>
          <table:table-cell table:style-name="ce339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65" office:value-type="string">
            <text:p>Zoom: {0}%</text:p>
          </table:table-cell>
          <table:table-cell table:style-name="ce179" office:value-type="string">
            <text:p>Zoom : {0}%</text:p>
          </table:table-cell>
          <table:table-cell table:style-name="ce187" office:value-type="string">
            <text:p>Zoom: {0}%</text:p>
          </table:table-cell>
          <table:table-cell table:style-name="ce216"/>
          <table:table-cell table:style-name="ce339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339" office:value-type="string">
            <text:p>Zoom: {0}%</text:p>
          </table:table-cell>
          <table:table-cell table:style-name="ce231"/>
          <table:table-cell table:style-name="ce399"/>
          <table:table-cell table:style-name="ce187" office:value-type="string">
            <text:p>Yaklaştır: {0}%</text:p>
          </table:table-cell>
          <table:table-cell table:style-name="ce403" office:value-type="string">
            <text:p>Μεχέθυνση: {0}%</text:p>
          </table:table-cell>
          <table:table-cell table:style-name="ce408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Disconnected</text:p>
          </table:table-cell>
          <table:table-cell table:style-name="ce331"/>
          <table:table-cell table:style-name="ce339" office:value-type="string">
            <text:p>Disconnected</text:p>
          </table:table-cell>
          <table:table-cell table:style-name="ce339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169" office:value-type="string">
            <text:p>getrennt</text:p>
          </table:table-cell>
          <table:table-cell table:style-name="ce179" office:value-type="string">
            <text:p>Desconectado</text:p>
          </table:table-cell>
          <table:table-cell table:style-name="ce187" office:value-type="string">
            <text:p>Desconectado</text:p>
          </table:table-cell>
          <table:table-cell table:style-name="ce216"/>
          <table:table-cell table:style-name="ce219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4" office:value-type="string">
            <text:p>Kytketty pois</text:p>
          </table:table-cell>
          <table:table-cell table:style-name="ce231"/>
          <table:table-cell table:style-name="ce399"/>
          <table:table-cell table:style-name="ce187" office:value-type="string">
            <text:p>Bağlantı koptu</text:p>
          </table:table-cell>
          <table:table-cell table:style-name="ce403" office:value-type="string">
            <text:p>Αποσύνδεση</text:p>
          </table:table-cell>
          <table:table-cell table:style-name="ce408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artRecord</text:p>
          </table:table-cell>
          <table:table-cell table:style-name="ce331"/>
          <table:table-cell table:style-name="ce339" office:value-type="string">
            <text:p>Recording started</text:p>
          </table:table-cell>
          <table:table-cell table:style-name="ce339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169" office:value-type="string">
            <text:p>Aufnahme gestartet</text:p>
          </table:table-cell>
          <table:table-cell table:style-name="ce179" office:value-type="string">
            <text:p>Grabación iniciada</text:p>
          </table:table-cell>
          <table:table-cell table:style-name="ce187" office:value-type="string">
            <text:p>Gravação iniciada</text:p>
          </table:table-cell>
          <table:table-cell table:style-name="ce216"/>
          <table:table-cell table:style-name="ce219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4" office:value-type="string">
            <text:p>Nauhoitus alkanut</text:p>
          </table:table-cell>
          <table:table-cell table:style-name="ce231"/>
          <table:table-cell table:style-name="ce399"/>
          <table:table-cell table:style-name="ce187" office:value-type="string">
            <text:p>Kayıt başladı</text:p>
          </table:table-cell>
          <table:table-cell table:style-name="ce403" office:value-type="string">
            <text:p>Η εγγραφή ξεκίνησε</text:p>
          </table:table-cell>
          <table:table-cell table:style-name="ce408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opRecord</text:p>
          </table:table-cell>
          <table:table-cell table:style-name="ce331"/>
          <table:table-cell table:style-name="ce339" office:value-type="string">
            <text:p>Recording stopped</text:p>
          </table:table-cell>
          <table:table-cell table:style-name="ce339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169" office:value-type="string">
            <text:p>Aufnahme gestoppt</text:p>
          </table:table-cell>
          <table:table-cell table:style-name="ce179" office:value-type="string">
            <text:p>Grabación detenida</text:p>
          </table:table-cell>
          <table:table-cell table:style-name="ce187" office:value-type="string">
            <text:p>Gravação interrompida</text:p>
          </table:table-cell>
          <table:table-cell table:style-name="ce216"/>
          <table:table-cell table:style-name="ce219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4" office:value-type="string">
            <text:p>Nauhoitus päättynyt</text:p>
          </table:table-cell>
          <table:table-cell table:style-name="ce231"/>
          <table:table-cell table:style-name="ce399"/>
          <table:table-cell table:style-name="ce187" office:value-type="string">
            <text:p>Kayıt durdu</text:p>
          </table:table-cell>
          <table:table-cell table:style-name="ce403" office:value-type="string">
            <text:p>Η εγγραφή σταμάτησε</text:p>
          </table:table-cell>
          <table:table-cell table:style-name="ce408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ImageSaved</text:p>
          </table:table-cell>
          <table:table-cell table:style-name="ce331"/>
          <table:table-cell table:style-name="ce339" office:value-type="string">
            <text:p>Image Saved</text:p>
          </table:table-cell>
          <table:table-cell table:style-name="ce339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169" office:value-type="string">
            <text:p>Bild gespeichert</text:p>
          </table:table-cell>
          <table:table-cell table:style-name="ce179" office:value-type="string">
            <text:p>Imagen grabada</text:p>
          </table:table-cell>
          <table:table-cell table:style-name="ce187" office:value-type="string">
            <text:p>Imagem salva</text:p>
          </table:table-cell>
          <table:table-cell table:style-name="ce216"/>
          <table:table-cell table:style-name="ce219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4" office:value-type="string">
            <text:p>Kuva tallennettu</text:p>
          </table:table-cell>
          <table:table-cell table:style-name="ce231"/>
          <table:table-cell table:style-name="ce399"/>
          <table:table-cell table:style-name="ce187" office:value-type="string">
            <text:p>İmaj kaydedildi</text:p>
          </table:table-cell>
          <table:table-cell table:style-name="ce403" office:value-type="string">
            <text:p>Η εικόνα σώθηκε</text:p>
          </table:table-cell>
          <table:table-cell table:style-name="ce408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330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6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3" office:value-type="string">
            <text:p>Adicionar um Quadro de Imagem</text:p>
          </table:table-cell>
          <table:table-cell table:style-name="ce215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30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39" office:value-type="string">
            <text:p>Anahtar İmaj Ekle</text:p>
          </table:table-cell>
          <table:table-cell table:style-name="ce244" office:value-type="string">
            <text:p>Προσθήκη Βασικής Εικόνας</text:p>
          </table:table-cell>
          <table:table-cell table:style-name="ce222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330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6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3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30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39" office:value-type="string">
            <text:p>Bir Önceki Kareye Git</text:p>
          </table:table-cell>
          <table:table-cell table:style-name="ce244" office:value-type="string">
            <text:p>Πήγαινε στο προηγούμενο Πλαίσιο</text:p>
          </table:table-cell>
          <table:table-cell table:style-name="ce222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330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6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3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30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39" office:value-type="string">
            <text:p>Renk Profili</text:p>
          </table:table-cell>
          <table:table-cell table:style-name="ce244" office:value-type="string">
            <text:p>Προφίλ Χρώματος…</text:p>
          </table:table-cell>
          <table:table-cell table:style-name="ce222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oolTip_CommonCtrl_DisableMerge</text:p>
          </table:table-cell>
          <table:table-cell table:style-name="ce322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66" office:value-type="string">
            <text:p>Bildüberlagerung deaktivieren</text:p>
          </table:table-cell>
          <table:table-cell table:style-name="ce176" office:value-type="string">
            <text:p>Desactivar la superposición de imágenes</text:p>
          </table:table-cell>
          <table:table-cell table:style-name="ce183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3" office:value-type="string">
            <text:p>Sulje kuvien päällekkäisyystoiminto</text:p>
          </table:table-cell>
          <table:table-cell table:style-name="ce229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83" office:value-type="string">
            <text:p>İmajların süperkonumlandırmasını İptal Et</text:p>
          </table:table-cell>
          <table:table-cell table:style-name="ce244" office:value-type="string">
            <text:p>Απενεργοποίηση επαλληλίας εικόνων</text:p>
          </table:table-cell>
          <table:table-cell table:style-name="ce222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410" table:number-columns-repeated="1005"/>
          <table:table-cell/>
        </table:table-row>
        <table:table-row table:style-name="ro11">
          <table:table-cell table:style-name="ce36" office:value-type="string">
            <text:p>ToolTip_CommonCtrl_EnableMerge</text:p>
          </table:table-cell>
          <table:table-cell table:style-name="ce322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66" office:value-type="string">
            <text:p>Bildüberlagerung aktivieren</text:p>
          </table:table-cell>
          <table:table-cell table:style-name="ce176" office:value-type="string">
            <text:p>Activar la superposición de imágenes</text:p>
          </table:table-cell>
          <table:table-cell table:style-name="ce183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3" office:value-type="string">
            <text:p>Mahdollista kuvien päällekkäisyys</text:p>
          </table:table-cell>
          <table:table-cell table:style-name="ce229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83" office:value-type="string">
            <text:p>İmajların süperkonumlandırmasını Aktive Et</text:p>
          </table:table-cell>
          <table:table-cell table:style-name="ce244" office:value-type="string">
            <text:p>Ενεργοποίηση επαλληλίας εικόνων</text:p>
          </table:table-cell>
          <table:table-cell table:style-name="ce222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129" office:value-type="string">
            <text:p>ToolTip_DevicePicker</text:p>
          </table:table-cell>
          <table:table-cell table:style-name="ce331"/>
          <table:table-cell table:style-name="ce339" office:value-type="string">
            <text:p>Select source</text:p>
          </table:table-cell>
          <table:table-cell table:style-name="ce347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169" office:value-type="string">
            <text:p>Quelle wählen</text:p>
          </table:table-cell>
          <table:table-cell table:style-name="ce179" office:value-type="string">
            <text:p>Seleccione la cámara</text:p>
          </table:table-cell>
          <table:table-cell table:style-name="ce187" office:value-type="string">
            <text:p>Selecionar dispositivo</text:p>
          </table:table-cell>
          <table:table-cell table:style-name="ce363"/>
          <table:table-cell table:style-name="ce219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4" office:value-type="string">
            <text:p>Valitse lähde</text:p>
          </table:table-cell>
          <table:table-cell table:style-name="ce231"/>
          <table:table-cell table:style-name="ce399"/>
          <table:table-cell table:style-name="ce187" office:value-type="string">
            <text:p>Kaynak seç</text:p>
          </table:table-cell>
          <table:table-cell table:style-name="ce403" office:value-type="string">
            <text:p>Επολογή πηγής</text:p>
          </table:table-cell>
          <table:table-cell table:style-name="ce408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330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6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3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30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39" office:value-type="string">
            <text:p>Açı</text:p>
          </table:table-cell>
          <table:table-cell table:style-name="ce244" office:value-type="string">
            <text:p>Γωνία</text:p>
          </table:table-cell>
          <table:table-cell table:style-name="ce222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320" office:value-type="string">
            <text:p>ToolTip_DrawingToolChrono</text:p>
          </table:table-cell>
          <table:table-cell table:style-name="ce322"/>
          <table:table-cell table:style-name="ce164" office:value-type="string">
            <text:p>Stopwatch</text:p>
          </table:table-cell>
          <table:table-cell table:style-name="ce153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66" office:value-type="string">
            <text:p>Stoppuhr/Zeitachse</text:p>
          </table:table-cell>
          <table:table-cell table:style-name="ce176" office:value-type="string">
            <text:p>Cronómetro</text:p>
          </table:table-cell>
          <table:table-cell table:style-name="ce183" office:value-type="string">
            <text:p>Cronômetro</text:p>
          </table:table-cell>
          <table:table-cell table:style-name="ce175"/>
          <table:table-cell table:style-name="ce376" office:value-type="string">
            <text:p>Cronometro</text:p>
          </table:table-cell>
          <table:table-cell table:style-name="ce383" office:value-type="string">
            <text:p>Cronometru</text:p>
          </table:table-cell>
          <table:table-cell table:style-name="ce223" office:value-type="string">
            <text:p>Ajanotto</text:p>
          </table:table-cell>
          <table:table-cell table:style-name="ce229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83" office:value-type="string">
            <text:p>Kronometre</text:p>
          </table:table-cell>
          <table:table-cell table:style-name="ce244" office:value-type="string">
            <text:p>Χρονόμετρο</text:p>
          </table:table-cell>
          <table:table-cell table:style-name="ce222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21" office:value-type="string">
            <text:p>ToolTip_DrawingToolCircle</text:p>
          </table:table-cell>
          <table:table-cell table:style-name="ce331"/>
          <table:table-cell table:style-name="ce339" office:value-type="string">
            <text:p>Circle</text:p>
          </table:table-cell>
          <table:table-cell table:style-name="ce348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169" office:value-type="string">
            <text:p>Kreis</text:p>
          </table:table-cell>
          <table:table-cell table:style-name="ce179" office:value-type="string">
            <text:p>Círculo</text:p>
          </table:table-cell>
          <table:table-cell table:style-name="ce187" office:value-type="string">
            <text:p>Circulo</text:p>
          </table:table-cell>
          <table:table-cell table:style-name="ce363"/>
          <table:table-cell table:style-name="ce381" office:value-type="string">
            <text:p>Cerchio</text:p>
          </table:table-cell>
          <table:table-cell table:style-name="ce383" office:value-type="string">
            <text:p>Cerc</text:p>
          </table:table-cell>
          <table:table-cell table:style-name="ce224" office:value-type="string">
            <text:p>Ympyrä</text:p>
          </table:table-cell>
          <table:table-cell table:style-name="ce231"/>
          <table:table-cell table:style-name="ce399"/>
          <table:table-cell table:style-name="ce187" office:value-type="string">
            <text:p>Daire</text:p>
          </table:table-cell>
          <table:table-cell table:style-name="ce403" office:value-type="string">
            <text:p>Κύκλος</text:p>
          </table:table-cell>
          <table:table-cell table:style-name="ce408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330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73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3" office:value-type="string">
            <text:p>Marcador em Cruz</text:p>
          </table:table-cell>
          <table:table-cell table:style-name="ce215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30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39" office:value-type="string">
            <text:p>Kesişme İşaretleyicisi</text:p>
          </table:table-cell>
          <table:table-cell table:style-name="ce244" office:value-type="string">
            <text:p>Σταυρός Σημάδι</text:p>
          </table:table-cell>
          <table:table-cell table:style-name="ce222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330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6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3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30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39" office:value-type="string">
            <text:p>Çizgi</text:p>
          </table:table-cell>
          <table:table-cell table:style-name="ce244" office:value-type="string">
            <text:p>Γραμμή</text:p>
          </table:table-cell>
          <table:table-cell table:style-name="ce222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330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6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3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30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39" office:value-type="string">
            <text:p>Kalem</text:p>
          </table:table-cell>
          <table:table-cell table:style-name="ce244" office:value-type="string">
            <text:p>Μολύβι</text:p>
          </table:table-cell>
          <table:table-cell table:style-name="ce222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330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6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3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30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39" office:value-type="string">
            <text:p>Taşı</text:p>
          </table:table-cell>
          <table:table-cell table:style-name="ce244" office:value-type="string">
            <text:p>Μετακίνηση</text:p>
          </table:table-cell>
          <table:table-cell table:style-name="ce222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330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6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3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30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39" office:value-type="string">
            <text:p>Metin</text:p>
          </table:table-cell>
          <table:table-cell table:style-name="ce244" office:value-type="string">
            <text:p>Κείμενο</text:p>
          </table:table-cell>
          <table:table-cell table:style-name="ce222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330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6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3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30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39" office:value-type="string">
            <text:p>Başa Geri Dön</text:p>
          </table:table-cell>
          <table:table-cell table:style-name="ce244" office:value-type="string">
            <text:p>Πήγαινε Πίσω στην Αρχή</text:p>
          </table:table-cell>
          <table:table-cell table:style-name="ce222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330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6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3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30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39" office:value-type="string">
            <text:p>Sona Atla</text:p>
          </table:table-cell>
          <table:table-cell table:style-name="ce244" office:value-type="string">
            <text:p>Πήδημα στο Τέλος</text:p>
          </table:table-cell>
          <table:table-cell table:style-name="ce222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320" office:value-type="string">
            <text:p>ToolTip_Magnifier</text:p>
          </table:table-cell>
          <table:table-cell table:style-name="ce322"/>
          <table:table-cell table:style-name="ce338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66" office:value-type="string">
            <text:p>Lupe</text:p>
          </table:table-cell>
          <table:table-cell table:style-name="ce176" office:value-type="string">
            <text:p>Lupa</text:p>
          </table:table-cell>
          <table:table-cell table:style-name="ce183" office:value-type="string">
            <text:p>Lupa</text:p>
          </table:table-cell>
          <table:table-cell table:style-name="ce175"/>
          <table:table-cell table:style-name="ce376" office:value-type="string">
            <text:p>Lente d'ingrandimento</text:p>
          </table:table-cell>
          <table:table-cell table:style-name="ce383" office:value-type="string">
            <text:p>Lupă</text:p>
          </table:table-cell>
          <table:table-cell table:style-name="ce387" office:value-type="string">
            <text:p>Suurennuslasi</text:p>
          </table:table-cell>
          <table:table-cell table:style-name="ce229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83" office:value-type="string">
            <text:p>Büyüteç</text:p>
          </table:table-cell>
          <table:table-cell table:style-name="ce244" office:value-type="string">
            <text:p>Μεγεθυντής</text:p>
          </table:table-cell>
          <table:table-cell table:style-name="ce222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330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6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3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30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39" office:value-type="string">
            <text:p>Bir Sonraki Kareye Git</text:p>
          </table:table-cell>
          <table:table-cell table:style-name="ce244" office:value-type="string">
            <text:p>Πήγαινε στο Επόμενο Πλαίσιο</text:p>
          </table:table-cell>
          <table:table-cell table:style-name="ce222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330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5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30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9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Loop</text:p>
          </table:table-cell>
          <table:table-cell table:style-name="ce330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6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3" office:value-type="string">
            <text:p>Mudar o modo de repetição ( Uma vez | Loop ) - Modo atual: Loop</text:p>
          </table:table-cell>
          <table:table-cell table:style-name="ce215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30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39" office:value-type="string">
            <text:p>Tekrarlama Modunu Değiştir ( Tek Sefer | Döngü ) - Geçerli Mod : Döngü</text:p>
          </table:table-cell>
          <table:table-cell table:style-name="ce244" office:value-type="string">
            <text:p>Αλλαγή Τρόπου Επανάληψης (Μια Φορά | Κύκλος) - Παρόν τρόπος : Κύκλος</text:p>
          </table:table-cell>
          <table:table-cell table:style-name="ce222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Once</text:p>
          </table:table-cell>
          <table:table-cell table:style-name="ce330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6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3" office:value-type="string">
            <text:p>Mudar o modo de repetição ( Uma vez | Loop ) - Modo atual: Uma vez</text:p>
          </table:table-cell>
          <table:table-cell table:style-name="ce215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30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39" office:value-type="string">
            <text:p>Tekrarlama Modunu Değiştir ( Tek Sefer | Döngü ) - Geçerli Mod : Tek Sefer</text:p>
          </table:table-cell>
          <table:table-cell table:style-name="ce244" office:value-type="string">
            <text:p>Αλλαγή Τρόπου Επανάληψης (Μια Φορά | Κύκλος) - Παρόν τρόπος : Μια Φορά</text:p>
          </table:table-cell>
          <table:table-cell table:style-name="ce222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330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agen </text:p>
          </table:table-cell>
          <table:table-cell table:style-name="ce183" office:value-type="string">
            <text:p>Salvar uma Sequência de Imagens</text:p>
          </table:table-cell>
          <table:table-cell table:style-name="ce215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30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ecordStart</text:p>
          </table:table-cell>
          <table:table-cell table:style-name="ce331"/>
          <table:table-cell table:style-name="ce339" office:value-type="string">
            <text:p>Start recording video</text:p>
          </table:table-cell>
          <table:table-cell table:style-name="ce347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169" office:value-type="string">
            <text:p>Aufnahme starten</text:p>
          </table:table-cell>
          <table:table-cell table:style-name="ce179" office:value-type="string">
            <text:p>Iniciar grabación</text:p>
          </table:table-cell>
          <table:table-cell table:style-name="ce187" office:value-type="string">
            <text:p>Iniciar gravação de video</text:p>
          </table:table-cell>
          <table:table-cell table:style-name="ce216"/>
          <table:table-cell table:style-name="ce219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4" office:value-type="string">
            <text:p>Käynnistä videon nauhoitus</text:p>
          </table:table-cell>
          <table:table-cell table:style-name="ce231"/>
          <table:table-cell table:style-name="ce399"/>
          <table:table-cell table:style-name="ce187" office:value-type="string">
            <text:p>Video kaydetmeye başla</text:p>
          </table:table-cell>
          <table:table-cell table:style-name="ce403" office:value-type="string">
            <text:p>Εκκίνηση εγγραφής βίντεο</text:p>
          </table:table-cell>
          <table:table-cell table:style-name="ce408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ecordStop</text:p>
          </table:table-cell>
          <table:table-cell table:style-name="ce331"/>
          <table:table-cell table:style-name="ce339" office:value-type="string">
            <text:p>Stop recording video</text:p>
          </table:table-cell>
          <table:table-cell table:style-name="ce347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169" office:value-type="string">
            <text:p>Aufnahme stoppen</text:p>
          </table:table-cell>
          <table:table-cell table:style-name="ce179" office:value-type="string">
            <text:p>Detener grabación</text:p>
          </table:table-cell>
          <table:table-cell table:style-name="ce187" office:value-type="string">
            <text:p>Parar gravação de video</text:p>
          </table:table-cell>
          <table:table-cell table:style-name="ce216"/>
          <table:table-cell table:style-name="ce219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4" office:value-type="string">
            <text:p>Lopeta videon nauhoitus</text:p>
          </table:table-cell>
          <table:table-cell table:style-name="ce231"/>
          <table:table-cell table:style-name="ce399"/>
          <table:table-cell table:style-name="ce187" office:value-type="string">
            <text:p>Video kaydetmeyi bitir</text:p>
          </table:table-cell>
          <table:table-cell table:style-name="ce403" office:value-type="string">
            <text:p>Παύση εγγραφής βίντεο</text:p>
          </table:table-cell>
          <table:table-cell table:style-name="ce408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411" table:number-columns-repeated="1005"/>
          <table:table-cell table:style-name="ce249"/>
        </table:table-row>
        <table:table-row table:style-name="ro11">
          <table:table-cell table:style-name="ce35" office:value-type="string">
            <text:p>ToolTip_ResetWorkingZone</text:p>
          </table:table-cell>
          <table:table-cell table:style-name="ce330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66" office:value-type="string">
            <text:p>Arbeitsbereich zurücksetzen</text:p>
          </table:table-cell>
          <table:table-cell table:style-name="ce176" office:value-type="string">
            <text:p>Reinicializar la zona de trabajo</text:p>
          </table:table-cell>
          <table:table-cell table:style-name="ce183" office:value-type="string">
            <text:p>Resetar a Zona de Trabalho ao comprimento do Vídeo</text:p>
          </table:table-cell>
          <table:table-cell table:style-name="ce215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30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39" office:value-type="string">
            <text:p>Çalışma Alanını Tam Videoya Geri Ayarla</text:p>
          </table:table-cell>
          <table:table-cell table:style-name="ce244" office:value-type="string">
            <text:p>Επαναφορά της Ζώνης Εργασίας σε Πλήρες Video</text:p>
          </table:table-cell>
          <table:table-cell table:style-name="ce222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ichText_Bold</text:p>
          </table:table-cell>
          <table:table-cell table:style-name="ce331"/>
          <table:table-cell table:style-name="ce339" office:value-type="string">
            <text:p>Bold</text:p>
          </table:table-cell>
          <table:table-cell table:style-name="ce347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169" office:value-type="string">
            <text:p>Fett</text:p>
          </table:table-cell>
          <table:table-cell table:style-name="ce179" office:value-type="string">
            <text:p>Negrita</text:p>
          </table:table-cell>
          <table:table-cell table:style-name="ce187" office:value-type="string">
            <text:p>Negrito</text:p>
          </table:table-cell>
          <table:table-cell table:style-name="ce216"/>
          <table:table-cell table:style-name="ce219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4" office:value-type="string">
            <text:p>Lihavoitu</text:p>
          </table:table-cell>
          <table:table-cell table:style-name="ce231"/>
          <table:table-cell table:style-name="ce399"/>
          <table:table-cell table:style-name="ce187" office:value-type="string">
            <text:p>Koyu</text:p>
          </table:table-cell>
          <table:table-cell table:style-name="ce403" office:value-type="string">
            <text:p>Έντονα</text:p>
          </table:table-cell>
          <table:table-cell table:style-name="ce408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Italic</text:p>
          </table:table-cell>
          <table:table-cell table:style-name="ce331"/>
          <table:table-cell table:style-name="ce339" office:value-type="string">
            <text:p>Italic</text:p>
          </table:table-cell>
          <table:table-cell table:style-name="ce347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169" office:value-type="string">
            <text:p>Kursiv</text:p>
          </table:table-cell>
          <table:table-cell table:style-name="ce179" office:value-type="string">
            <text:p>Cursiva</text:p>
          </table:table-cell>
          <table:table-cell table:style-name="ce187" office:value-type="string">
            <text:p>Itálico</text:p>
          </table:table-cell>
          <table:table-cell table:style-name="ce216"/>
          <table:table-cell table:style-name="ce219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4" office:value-type="string">
            <text:p>Kursivoitu</text:p>
          </table:table-cell>
          <table:table-cell table:style-name="ce231"/>
          <table:table-cell table:style-name="ce399"/>
          <table:table-cell table:style-name="ce187" office:value-type="string">
            <text:p>İtalik</text:p>
          </table:table-cell>
          <table:table-cell table:style-name="ce403" office:value-type="string">
            <text:p>Πλάγια</text:p>
          </table:table-cell>
          <table:table-cell table:style-name="ce408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Underline</text:p>
          </table:table-cell>
          <table:table-cell table:style-name="ce331"/>
          <table:table-cell table:style-name="ce339" office:value-type="string">
            <text:p>Underline</text:p>
          </table:table-cell>
          <table:table-cell table:style-name="ce347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169" office:value-type="string">
            <text:p>Unterstrichen</text:p>
          </table:table-cell>
          <table:table-cell table:style-name="ce179" office:value-type="string">
            <text:p>Subrayado</text:p>
          </table:table-cell>
          <table:table-cell table:style-name="ce187" office:value-type="string">
            <text:p>Sublinhado</text:p>
          </table:table-cell>
          <table:table-cell table:style-name="ce216"/>
          <table:table-cell table:style-name="ce219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4" office:value-type="string">
            <text:p>Alleviivattu</text:p>
          </table:table-cell>
          <table:table-cell table:style-name="ce231"/>
          <table:table-cell table:style-name="ce399"/>
          <table:table-cell table:style-name="ce187" office:value-type="string">
            <text:p>Altını çiz</text:p>
          </table:table-cell>
          <table:table-cell table:style-name="ce403" office:value-type="string">
            <text:p>Υπογραμμισμένα</text:p>
          </table:table-cell>
          <table:table-cell table:style-name="ce408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Strikeout</text:p>
          </table:table-cell>
          <table:table-cell table:style-name="ce331"/>
          <table:table-cell table:style-name="ce339" office:value-type="string">
            <text:p>Strikeout</text:p>
          </table:table-cell>
          <table:table-cell table:style-name="ce347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169" office:value-type="string">
            <text:p>Durchgestrichen</text:p>
          </table:table-cell>
          <table:table-cell table:style-name="ce179" office:value-type="string">
            <text:p>Tachado</text:p>
          </table:table-cell>
          <table:table-cell table:style-name="ce187" office:value-type="string">
            <text:p>Traçado</text:p>
          </table:table-cell>
          <table:table-cell table:style-name="ce216"/>
          <table:table-cell table:style-name="ce219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4" office:value-type="string">
            <text:p>Ylilyönti</text:p>
          </table:table-cell>
          <table:table-cell table:style-name="ce231"/>
          <table:table-cell table:style-name="ce399"/>
          <table:table-cell table:style-name="ce187" office:value-type="string">
            <text:p>Belirginleştir</text:p>
          </table:table-cell>
          <table:table-cell table:style-name="ce403" office:value-type="string">
            <text:p>Διεγραμμένα</text:p>
          </table:table-cell>
          <table:table-cell table:style-name="ce408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ForeColor</text:p>
          </table:table-cell>
          <table:table-cell table:style-name="ce331"/>
          <table:table-cell table:style-name="ce339" office:value-type="string">
            <text:p>Foreground color</text:p>
          </table:table-cell>
          <table:table-cell table:style-name="ce347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169" office:value-type="string">
            <text:p>Schriftfarbe</text:p>
          </table:table-cell>
          <table:table-cell table:style-name="ce179" office:value-type="string">
            <text:p>Color del texto</text:p>
          </table:table-cell>
          <table:table-cell table:style-name="ce187" office:value-type="string">
            <text:p>Cor do Primeiro Plano</text:p>
          </table:table-cell>
          <table:table-cell table:style-name="ce216"/>
          <table:table-cell table:style-name="ce219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4" office:value-type="string">
            <text:p>Edustan väritys</text:p>
          </table:table-cell>
          <table:table-cell table:style-name="ce231"/>
          <table:table-cell table:style-name="ce399"/>
          <table:table-cell table:style-name="ce187" office:value-type="string">
            <text:p>Önplan rengi</text:p>
          </table:table-cell>
          <table:table-cell table:style-name="ce403" office:value-type="string">
            <text:p>Χρώμα προσκήνιου</text:p>
          </table:table-cell>
          <table:table-cell table:style-name="ce408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BackColor</text:p>
          </table:table-cell>
          <table:table-cell table:style-name="ce331"/>
          <table:table-cell table:style-name="ce339" office:value-type="string">
            <text:p>Background color</text:p>
          </table:table-cell>
          <table:table-cell table:style-name="ce347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169" office:value-type="string">
            <text:p>Hintergrund</text:p>
          </table:table-cell>
          <table:table-cell table:style-name="ce179" office:value-type="string">
            <text:p>Color de fondo</text:p>
          </table:table-cell>
          <table:table-cell table:style-name="ce187" office:value-type="string">
            <text:p>Cor do Segundo Plano</text:p>
          </table:table-cell>
          <table:table-cell table:style-name="ce216"/>
          <table:table-cell table:style-name="ce219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4" office:value-type="string">
            <text:p>Taustan väritys</text:p>
          </table:table-cell>
          <table:table-cell table:style-name="ce231"/>
          <table:table-cell table:style-name="ce399"/>
          <table:table-cell table:style-name="ce187" office:value-type="string">
            <text:p>Arkaplan rengi</text:p>
          </table:table-cell>
          <table:table-cell table:style-name="ce403" office:value-type="string">
            <text:p>Χρώμα φόντου</text:p>
          </table:table-cell>
          <table:table-cell table:style-name="ce408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411" table:number-columns-repeated="1005"/>
          <table:table-cell table:style-name="ce249"/>
        </table:table-row>
        <table:table-row table:style-name="ro48">
          <table:table-cell table:style-name="ce36" office:value-type="string">
            <text:p>ToolTip_SaveDiaporama</text:p>
          </table:table-cell>
          <table:table-cell table:style-name="ce322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73" office:value-type="string">
            <text:p>Diashow aus den Schlüsselbildern speichern</text:p>
          </table:table-cell>
          <table:table-cell table:style-name="ce176" office:value-type="string">
            <text:p>Guardar una presentación de diapositivas de las imágenes claves</text:p>
          </table:table-cell>
          <table:table-cell table:style-name="ce183" office:value-type="string">
            <text:p>Salvar Slideshow a partir dos Quadros de Imagens</text:p>
          </table:table-cell>
          <table:table-cell table:style-name="ce368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3" office:value-type="string">
            <text:p>Tallenna diaesitys avainkuvista</text:p>
          </table:table-cell>
          <table:table-cell table:style-name="ce229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83" office:value-type="string">
            <text:p>Anahtar İmajlardan bir slayt gösterimi kaydet</text:p>
          </table:table-cell>
          <table:table-cell table:style-name="ce244" office:value-type="string">
            <text:p>Αποθήκευση προβολής-διαφανειών από τις Βασικές Εικόνες</text:p>
          </table:table-cell>
          <table:table-cell table:style-name="ce222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410" table:number-columns-repeated="1005"/>
          <table:table-cell/>
        </table:table-row>
        <table:table-row table:style-name="ro34">
          <table:table-cell table:style-name="ce36" office:value-type="string">
            <text:p>ToolTip_SavePausedVideo</text:p>
          </table:table-cell>
          <table:table-cell table:style-name="ce322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255" office:value-type="string">
            <text:p>Sla de video op met een pauze op elk Kernbeeld</text:p>
          </table:table-cell>
          <table:table-cell table:style-name="ce66" office:value-type="string">
            <text:p>Speichere Video mit einer Pause zwischen jedem Schlüsselbild</text:p>
          </table:table-cell>
          <table:table-cell table:style-name="ce176" office:value-type="string">
            <text:p>Grabar el vídeo con una pausa en cada imagen clave</text:p>
          </table:table-cell>
          <table:table-cell table:style-name="ce183" office:value-type="string">
            <text:p>Salvar vídeo com uma pausa em cada Quadro de Imagem.</text:p>
          </table:table-cell>
          <table:table-cell table:style-name="ce217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3" office:value-type="string">
            <text:p>Tallenna video tauolla jokaisen avainkuvan kohdalla</text:p>
          </table:table-cell>
          <table:table-cell table:style-name="ce229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83" office:value-type="string">
            <text:p>Videoyu her bir anahtar imaj üzerinde duraklama ile kaydet</text:p>
          </table:table-cell>
          <table:table-cell table:style-name="ce244" office:value-type="string">
            <text:p>Αποθήκευση video με παύση σε κάθε βασική εικόνα</text:p>
          </table:table-cell>
          <table:table-cell table:style-name="ce222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129" office:value-type="string">
            <text:p>ToolTip_SelectFolder</text:p>
          </table:table-cell>
          <table:table-cell table:style-name="ce331"/>
          <table:table-cell table:style-name="ce339" office:value-type="string">
            <text:p>Select directory</text:p>
          </table:table-cell>
          <table:table-cell table:style-name="ce347" office:value-type="string">
            <text:p>Choisir un dossier</text:p>
          </table:table-cell>
          <table:table-cell table:style-name="ce351" office:value-type="string">
            <text:p>Kies map</text:p>
          </table:table-cell>
          <table:table-cell table:style-name="ce169" office:value-type="string">
            <text:p>Verzeichnis wählen</text:p>
          </table:table-cell>
          <table:table-cell table:style-name="ce179" office:value-type="string">
            <text:p>Seleccione una carpeta</text:p>
          </table:table-cell>
          <table:table-cell table:style-name="ce187" office:value-type="string">
            <text:p>Selecionar pasta</text:p>
          </table:table-cell>
          <table:table-cell table:style-name="ce216"/>
          <table:table-cell table:style-name="ce219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4" office:value-type="string">
            <text:p>Valitse hakemisto</text:p>
          </table:table-cell>
          <table:table-cell table:style-name="ce231"/>
          <table:table-cell table:style-name="ce399"/>
          <table:table-cell table:style-name="ce187" office:value-type="string">
            <text:p>Klasör seç</text:p>
          </table:table-cell>
          <table:table-cell table:style-name="ce403" office:value-type="string">
            <text:p>Επιλογή Κατεύθυνσης Προορισμού</text:p>
          </table:table-cell>
          <table:table-cell table:style-name="ce408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411" table:number-columns-repeated="1005"/>
          <table:table-cell table:style-name="ce249"/>
        </table:table-row>
        <table:table-row table:style-name="ro16">
          <table:table-cell table:style-name="ce35" office:value-type="string">
            <text:p>ToolTip_SetHandlerLeft</text:p>
          </table:table-cell>
          <table:table-cell table:style-name="ce330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30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SetHandlerRight</text:p>
          </table:table-cell>
          <table:table-cell table:style-name="ce330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30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330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6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3" office:value-type="string">
            <text:p>Mostrar Comentários</text:p>
          </table:table-cell>
          <table:table-cell table:style-name="ce215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30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39" office:value-type="string">
            <text:p>Yorumları Göster</text:p>
          </table:table-cell>
          <table:table-cell table:style-name="ce244" office:value-type="string">
            <text:p>Εμφάνιση Σχολίων</text:p>
          </table:table-cell>
          <table:table-cell table:style-name="ce222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sldrSpeed</text:p>
          </table:table-cell>
          <table:table-cell table:style-name="ce330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6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3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30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39" office:value-type="string">
            <text:p>Oynatma Hızını Değiştir</text:p>
          </table:table-cell>
          <table:table-cell table:style-name="ce244" office:value-type="string">
            <text:p>Μεταβαλλόμενη Ταχύτητα Αναπαραγωγής</text:p>
          </table:table-cell>
          <table:table-cell table:style-name="ce222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ToolTip_SideBySideSnapshot</text:p>
          </table:table-cell>
          <table:table-cell table:style-name="ce331"/>
          <table:table-cell table:style-name="ce339" office:value-type="string">
            <text:p>Save both images to a composite image</text:p>
          </table:table-cell>
          <table:table-cell table:style-name="ce347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169" office:value-type="string">
            <text:p>Beide Bilder in einem Vergleichsbild speichern</text:p>
          </table:table-cell>
          <table:table-cell table:style-name="ce179" office:value-type="string">
            <text:p>Guardar los dos imagenes en una imagen compuesta</text:p>
          </table:table-cell>
          <table:table-cell table:style-name="ce187" office:value-type="string">
            <text:p>Salvar ambas as imagens em uma composição de imagem</text:p>
          </table:table-cell>
          <table:table-cell table:style-name="ce363"/>
          <table:table-cell table:style-name="ce219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4" office:value-type="string">
            <text:p>Tallenna kummatkin kuvat yhdistelmäkuvaan</text:p>
          </table:table-cell>
          <table:table-cell table:style-name="ce231"/>
          <table:table-cell table:style-name="ce399"/>
          <table:table-cell table:style-name="ce187" office:value-type="string">
            <text:p>İki imajı kompozit bir imaja kaydet</text:p>
          </table:table-cell>
          <table:table-cell table:style-name="ce403" office:value-type="string">
            <text:p>Αποθήκευση και των δύο εικόνων σαν μια σύνθετη εικόνα</text:p>
          </table:table-cell>
          <table:table-cell table:style-name="ce408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411" table:number-columns-repeated="1005"/>
          <table:table-cell table:style-name="ce249"/>
        </table:table-row>
        <table:table-row table:style-name="ro11">
          <table:table-cell table:style-name="ce129" office:value-type="string">
            <text:p>ToolTip_SideBySideVideo</text:p>
          </table:table-cell>
          <table:table-cell table:style-name="ce331"/>
          <table:table-cell table:style-name="ce339" office:value-type="string">
            <text:p>Save both videos into a composite video</text:p>
          </table:table-cell>
          <table:table-cell table:style-name="ce347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169" office:value-type="string">
            <text:p>Beide Videos in einem Vergleichsvideo speichern</text:p>
          </table:table-cell>
          <table:table-cell table:style-name="ce179" office:value-type="string">
            <text:p>Guardar los dos videos en una video compuesto</text:p>
          </table:table-cell>
          <table:table-cell table:style-name="ce187" office:value-type="string">
            <text:p>Salvar ambos os videos em uma composição de video</text:p>
          </table:table-cell>
          <table:table-cell table:style-name="ce363"/>
          <table:table-cell table:style-name="ce219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4" office:value-type="string">
            <text:p>Tallenna kummatkin videot yhdistelmävideoon</text:p>
          </table:table-cell>
          <table:table-cell table:style-name="ce231"/>
          <table:table-cell table:style-name="ce399"/>
          <table:table-cell table:style-name="ce187" office:value-type="string">
            <text:p>İki videoyu kompozit bir videoya kaydet</text:p>
          </table:table-cell>
          <table:table-cell table:style-name="ce403" office:value-type="string">
            <text:p>Αποθήκευση και των δύο βίντεο σαν ένα σύνθετο βίντεο</text:p>
          </table:table-cell>
          <table:table-cell table:style-name="ce408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411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330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6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3" office:value-type="string">
            <text:p>Ajustar a Zona de Trabalho</text:p>
          </table:table-cell>
          <table:table-cell table:style-name="ce215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30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39" office:value-type="string">
            <text:p>Çalışma Alanını Ayarla</text:p>
          </table:table-cell>
          <table:table-cell table:style-name="ce244" office:value-type="string">
            <text:p>Καθορισμός της Ζώνης Εργασίας</text:p>
          </table:table-cell>
          <table:table-cell table:style-name="ce222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330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30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322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Niveles automáticos...</text:p>
          </table:table-cell>
          <table:table-cell table:style-name="ce183" office:value-type="string">
            <text:p>Niveis automáticos...</text:p>
          </table:table-cell>
          <table:table-cell table:style-name="ce217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3" office:value-type="string">
            <text:p>Automaattiset tasot...</text:p>
          </table:table-cell>
          <table:table-cell table:style-name="ce229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83" office:value-type="string">
            <text:p>Oto Seviye...</text:p>
          </table:table-cell>
          <table:table-cell table:style-name="ce244" office:value-type="string">
            <text:p>Αυτόματα Επίπεδα…</text:p>
          </table:table-cell>
          <table:table-cell table:style-name="ce222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330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328" office:value-type="string">
            <text:p>VideoFilterMosaic_FriendlyName</text:p>
          </table:table-cell>
          <table:table-cell table:style-name="ce336" office:value-type="string">
            <office:annotation draw:style-name="gr10" draw:text-style-name="P1" svg:width="7.868cm" svg:height="2.304cm" svg:x="12.245cm" svg:y="237.82cm" draw:caption-point-x="-0.61cm" draw:caption-point-y="1.274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66" office:value-type="string">
            <text:p>Übersicht</text:p>
          </table:table-cell>
          <table:table-cell table:style-name="ce359" office:value-type="string">
            <text:p>Resumen</text:p>
          </table:table-cell>
          <table:table-cell table:style-name="ce188" office:value-type="string">
            <text:p>Visão geral...</text:p>
          </table:table-cell>
          <table:table-cell table:style-name="ce217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26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83" office:value-type="string">
            <text:p>Göz Atma...</text:p>
          </table:table-cell>
          <table:table-cell table:style-name="ce244" office:value-type="string">
            <text:p>Περίληψη…</text:p>
          </table:table-cell>
          <table:table-cell table:style-name="ce222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416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322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66" office:value-type="string">
            <text:p>Invers</text:p>
          </table:table-cell>
          <table:table-cell table:style-name="ce176" office:value-type="string">
            <text:p>Invertido...</text:p>
          </table:table-cell>
          <table:table-cell table:style-name="ce183" office:value-type="string">
            <text:p>Reverso...</text:p>
          </table:table-cell>
          <table:table-cell table:style-name="ce217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3" office:value-type="string">
            <text:p>Käänteinen...</text:p>
          </table:table-cell>
          <table:table-cell table:style-name="ce229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83" office:value-type="string">
            <text:p>Geri...</text:p>
          </table:table-cell>
          <table:table-cell table:style-name="ce244" office:value-type="string">
            <text:p>Αντιστροφή…</text:p>
          </table:table-cell>
          <table:table-cell table:style-name="ce222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410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322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66" office:value-type="string">
            <text:p>Autokontrast...</text:p>
          </table:table-cell>
          <table:table-cell table:style-name="ce176" office:value-type="string">
            <text:p>Contraste...</text:p>
          </table:table-cell>
          <table:table-cell table:style-name="ce183" office:value-type="string">
            <text:p>Contraste Automático...</text:p>
          </table:table-cell>
          <table:table-cell table:style-name="ce213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3" office:value-type="string">
            <text:p>Automaattinen tarkennus...</text:p>
          </table:table-cell>
          <table:table-cell table:style-name="ce229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83" office:value-type="string">
            <text:p>Oto Kontrast...</text:p>
          </table:table-cell>
          <table:table-cell table:style-name="ce244" office:value-type="string">
            <text:p>Αυτόματη Αντίθεση...</text:p>
          </table:table-cell>
          <table:table-cell table:style-name="ce222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410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currency-style style:name="N4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4/02/2012</text:date>, <text:time>13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2-04T13:28:52.20</dc:date>
    <meta:editing-cycles>520</meta:editing-cycles>
    <meta:editing-duration>PT119H17M37S</meta:editing-duration>
    <meta:document-statistic meta:table-count="6" meta:cell-count="7248" meta:object-count="0"/>
    <meta:user-defined meta:name="Info 1"/>
    <meta:user-defined meta:name="Info 2"/>
    <meta:user-defined meta:name="Info 3"/>
    <meta:user-defined meta:name="Info 4"/>
  </office:meta>
</office:document-meta>
</file>